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color="#3465a4" svg:stroke-opacity="100%" draw:fill-color="#729fcf" draw:opacity="50%" draw:textarea-horizontal-align="justify" draw:textarea-vertical-align="top" draw:auto-grow-height="false" fo:min-height="5.592cm" fo:min-width="4.707cm"/>
    </style:style>
    <style:style style:name="gr2" style:family="graphic" style:parent-style-name="standard">
      <style:graphic-properties draw:textarea-horizontal-align="justify" draw:textarea-vertical-align="middle" draw:auto-grow-height="false" fo:min-height="0.619cm" fo:min-width="3.356cm"/>
    </style:style>
    <style:style style:name="gr3" style:family="graphic" style:parent-style-name="standard">
      <style:graphic-properties svg:stroke-color="#00ffff" draw:fill-color="#99ffff" draw:textarea-horizontal-align="justify" draw:textarea-vertical-align="middle" draw:auto-grow-height="false" fo:min-height="0.619cm" fo:min-width="3.356cm"/>
    </style:style>
    <style:style style:name="gr4" style:family="graphic" style:parent-style-name="objectwithoutfill">
      <style:graphic-properties draw:marker-end="Symmetric_20_Arrow" draw:marker-end-width="0.3cm" draw:fill="none" draw:textarea-vertical-align="middle"/>
    </style:style>
    <style:style style:name="gr5" style:family="graphic" style:parent-style-name="standard">
      <style:graphic-properties svg:stroke-color="#009900" draw:fill-color="#99ff99" draw:opacity="50%" draw:textarea-horizontal-align="justify" draw:textarea-vertical-align="top" draw:auto-grow-height="false" fo:min-height="7.043cm" fo:min-width="5.596cm"/>
    </style:style>
    <style:style style:name="gr6" style:family="graphic" style:parent-style-name="standard">
      <style:graphic-properties draw:textarea-horizontal-align="justify" draw:textarea-vertical-align="middle" draw:auto-grow-height="false" fo:min-height="0.619cm" fo:min-width="3.669cm"/>
    </style:style>
    <style:style style:name="gr7" style:family="graphic" style:parent-style-name="standard">
      <style:graphic-properties draw:textarea-horizontal-align="justify" draw:textarea-vertical-align="middle" draw:auto-grow-height="false" fo:min-height="0.615cm" fo:min-width="3.669cm"/>
    </style:style>
    <style:style style:name="gr8" style:family="graphic" style:parent-style-name="standard">
      <style:graphic-properties svg:stroke-color="#ff3300" draw:fill-color="#ff9999" draw:textarea-horizontal-align="justify" draw:textarea-vertical-align="middle" draw:auto-grow-height="false" fo:min-height="0.615cm" fo:min-width="3.669cm"/>
    </style:style>
    <style:style style:name="gr9" style:family="graphic" style:parent-style-name="standard">
      <style:graphic-properties svg:stroke-color="#6600ff" draw:fill-color="#9999ff" draw:textarea-horizontal-align="justify" draw:textarea-vertical-align="middle" draw:auto-grow-height="false" fo:min-height="0.615cm" fo:min-width="3.669cm"/>
    </style:style>
    <style:style style:name="gr10" style:family="graphic" style:parent-style-name="standard">
      <style:graphic-properties svg:stroke-color="#009900" draw:fill-color="#99ff99" draw:opacity="50%" draw:textarea-horizontal-align="justify" draw:textarea-vertical-align="top" draw:auto-grow-height="false" fo:min-height="16.174cm" fo:min-width="11.265cm"/>
    </style:style>
    <style:style style:name="gr11" style:family="graphic" style:parent-style-name="standard">
      <style:graphic-properties draw:textarea-horizontal-align="justify" draw:textarea-vertical-align="middle" draw:auto-grow-height="false" fo:min-height="0.619cm" fo:min-width="4.677cm"/>
    </style:style>
    <style:style style:name="gr12" style:family="graphic" style:parent-style-name="standard">
      <style:graphic-properties svg:stroke-color="#009900" draw:fill-color="#99ff99" draw:textarea-horizontal-align="justify" draw:textarea-vertical-align="middle" draw:auto-grow-height="false" fo:min-height="0.955cm" fo:min-width="4.677cm"/>
    </style:style>
    <style:style style:name="gr13" style:family="graphic" style:parent-style-name="standard">
      <style:graphic-properties svg:stroke-color="#ffff00" draw:fill-color="#ffff99" draw:textarea-horizontal-align="justify" draw:textarea-vertical-align="middle" draw:auto-grow-height="false" fo:min-height="0.959cm" fo:min-width="4.677cm"/>
    </style:style>
    <style:style style:name="gr14" style:family="graphic" style:parent-style-name="standard">
      <style:graphic-properties draw:textarea-horizontal-align="justify" draw:textarea-vertical-align="middle" draw:auto-grow-height="false" fo:min-height="0.983cm" fo:min-width="4.677cm"/>
    </style:style>
    <style:style style:name="gr15" style:family="graphic" style:parent-style-name="standard">
      <style:graphic-properties svg:stroke-color="#009900" draw:fill-color="#99ff99" draw:textarea-horizontal-align="justify" draw:textarea-vertical-align="middle" draw:auto-grow-height="false" fo:min-height="0.619cm" fo:min-width="3.669cm"/>
    </style:style>
    <style:style style:name="gr16" style:family="graphic" style:parent-style-name="standard">
      <style:graphic-properties svg:stroke-color="#009900" draw:fill-color="#99ff99" draw:textarea-horizontal-align="justify" draw:textarea-vertical-align="middle" draw:auto-grow-height="false" fo:min-height="0.619cm" fo:min-width="4.677cm"/>
    </style:style>
    <style:style style:name="gr17" style:family="graphic" style:parent-style-name="standard">
      <style:graphic-properties svg:stroke-color="#ff3300" draw:fill-color="#ff9999" draw:textarea-horizontal-align="justify" draw:textarea-vertical-align="middle" draw:auto-grow-height="false" fo:min-height="0.619cm" fo:min-width="3.669cm"/>
    </style:style>
    <style:style style:name="gr18" style:family="graphic" style:parent-style-name="standard">
      <style:graphic-properties svg:stroke-color="#009900" draw:fill-color="#99ff99" draw:opacity="50%" draw:textarea-horizontal-align="justify" draw:textarea-vertical-align="top" draw:auto-grow-height="false" fo:min-height="15.117cm" fo:min-width="11.311cm"/>
    </style:style>
    <style:style style:name="gr19" style:family="graphic" style:parent-style-name="standard">
      <style:graphic-properties svg:stroke-color="#ff3300" draw:fill-color="#ff9999" draw:textarea-horizontal-align="justify" draw:textarea-vertical-align="middle" draw:auto-grow-height="false" fo:min-height="0.619cm" fo:min-width="4.13cm"/>
    </style:style>
    <style:style style:name="gr20" style:family="graphic" style:parent-style-name="standard">
      <style:graphic-properties svg:stroke-color="#009900" draw:fill-color="#99ff99" draw:textarea-horizontal-align="justify" draw:textarea-vertical-align="middle" draw:auto-grow-height="false" fo:min-height="0.995cm" fo:min-width="4.13cm"/>
    </style:style>
    <style:style style:name="gr21" style:family="graphic" style:parent-style-name="standard">
      <style:graphic-properties draw:textarea-horizontal-align="justify" draw:textarea-vertical-align="middle" draw:auto-grow-height="false" fo:min-height="0.619cm" fo:min-width="4.13cm"/>
    </style:style>
    <style:style style:name="gr22" style:family="graphic" style:parent-style-name="standard" style:list-style-name="L1">
      <style:graphic-properties svg:stroke-color="#993366" draw:fill-color="#cc99cc" draw:textarea-horizontal-align="justify" draw:textarea-vertical-align="middle" draw:auto-grow-height="false" fo:min-height="1.02cm" fo:min-width="4.13cm"/>
    </style:style>
    <style:style style:name="gr23" style:family="graphic" style:parent-style-name="standard">
      <style:graphic-properties svg:stroke-color="#993366" draw:fill-color="#cc99cc" draw:textarea-horizontal-align="justify" draw:textarea-vertical-align="middle" draw:auto-grow-height="false" fo:min-height="1.022cm" fo:min-width="4.13cm"/>
    </style:style>
    <style:style style:name="gr24" style:family="graphic" style:parent-style-name="standard">
      <style:graphic-properties svg:stroke-color="#009900" draw:fill-color="#99ff99" draw:opacity="50%" draw:textarea-horizontal-align="justify" draw:textarea-vertical-align="top" draw:auto-grow-height="false" fo:min-height="7.982cm" fo:min-width="6.231cm"/>
    </style:style>
    <style:style style:name="gr25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5cm" fo:min-width="3.669cm"/>
    </style:style>
    <style:style style:name="gr26" style:family="graphic" style:parent-style-name="standard">
      <style:graphic-properties svg:stroke-color="#cc6699" draw:fill-color="#ffcccc" draw:textarea-horizontal-align="justify" draw:textarea-vertical-align="middle" draw:auto-grow-height="false" fo:min-height="0.615cm" fo:min-width="3.669cm"/>
    </style:style>
    <style:style style:name="gr27" style:family="graphic" style:parent-style-name="standard">
      <style:graphic-properties svg:stroke-color="#009900" draw:fill-color="#99ff99" draw:opacity="50%" draw:textarea-horizontal-align="justify" draw:textarea-vertical-align="top" draw:auto-grow-height="false" fo:min-height="14.609cm" fo:min-width="10.041cm"/>
    </style:style>
    <style:style style:name="gr28" style:family="graphic" style:parent-style-name="standard">
      <style:graphic-properties svg:stroke-color="#6600ff" draw:fill-color="#9999ff" draw:textarea-horizontal-align="justify" draw:textarea-vertical-align="middle" draw:auto-grow-height="false" fo:min-height="0.619cm" fo:min-width="3.669cm"/>
    </style:style>
    <style:style style:name="gr29" style:family="graphic" style:parent-style-name="standard">
      <style:graphic-properties svg:stroke-color="#009900" draw:fill-color="#99ff99" draw:textarea-horizontal-align="justify" draw:textarea-vertical-align="middle" draw:auto-grow-height="false" fo:min-height="0.615cm" fo:min-width="3.669cm"/>
    </style:style>
    <style:style style:name="gr30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5cm" fo:min-width="3.669cm"/>
    </style:style>
    <style:style style:name="gr31" style:family="graphic" style:parent-style-name="standard">
      <style:graphic-properties svg:stroke-color="#ffff00" draw:fill-color="#ffff99" draw:textarea-horizontal-align="justify" draw:textarea-vertical-align="middle" draw:auto-grow-height="false" fo:min-height="0.852cm" fo:min-width="3.669cm"/>
    </style:style>
    <style:style style:name="gr32" style:family="graphic" style:parent-style-name="standard">
      <style:graphic-properties svg:stroke-color="#ff3300" draw:fill-color="#ff9999" draw:textarea-horizontal-align="justify" draw:textarea-vertical-align="middle" draw:auto-grow-height="false" fo:min-height="0.953cm" fo:min-width="3.669cm"/>
    </style:style>
    <style:style style:name="gr33" style:family="graphic" style:parent-style-name="standard" style:list-style-name="L1">
      <style:graphic-properties svg:stroke-color="#ff3300" draw:fill-color="#ff9999" draw:textarea-horizontal-align="justify" draw:textarea-vertical-align="middle" draw:auto-grow-height="false" fo:min-height="0.619cm" fo:min-width="3.669cm"/>
    </style:style>
    <style:style style:name="gr34" style:family="graphic" style:parent-style-name="standard">
      <style:graphic-properties svg:stroke-color="#009900" draw:fill-color="#99ff99" draw:opacity="50%" draw:textarea-horizontal-align="justify" draw:textarea-vertical-align="top" draw:auto-grow-height="false" fo:min-height="9.251cm" fo:min-width="5.396cm"/>
    </style:style>
    <style:style style:name="gr35" style:family="graphic" style:parent-style-name="standard">
      <style:graphic-properties svg:stroke-color="#009900" draw:fill-color="#99ff99" draw:textarea-horizontal-align="justify" draw:textarea-vertical-align="middle" draw:auto-grow-height="false" fo:min-height="0.893cm" fo:min-width="3.669cm"/>
    </style:style>
    <style:style style:name="gr36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5cm" fo:min-width="3.669cm"/>
    </style:style>
    <style:style style:name="gr37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5cm" fo:min-width="3.669cm"/>
    </style:style>
    <style:style style:name="gr38" style:family="graphic" style:parent-style-name="standard">
      <style:graphic-properties svg:stroke-color="#ffff00" draw:fill-color="#ffff99" draw:opacity="50%" draw:textarea-horizontal-align="justify" draw:textarea-vertical-align="top" draw:auto-grow-height="false" fo:min-height="16.112cm" fo:min-width="12.073cm"/>
    </style:style>
    <style:style style:name="gr39" style:family="graphic" style:parent-style-name="standard">
      <style:graphic-properties svg:stroke-color="#ff3300" draw:fill-color="#ff9999" draw:textarea-horizontal-align="justify" draw:textarea-vertical-align="middle" draw:auto-grow-height="false" fo:min-height="0.979cm" fo:min-width="4.13cm"/>
    </style:style>
    <style:style style:name="gr40" style:family="graphic" style:parent-style-name="standard">
      <style:graphic-properties svg:stroke-color="#666699" draw:fill-color="#ccccff" draw:textarea-horizontal-align="justify" draw:textarea-vertical-align="middle" draw:auto-grow-height="false" fo:min-height="0.619cm" fo:min-width="4.13cm"/>
    </style:style>
    <style:style style:name="gr41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9cm" fo:min-width="4.13cm"/>
    </style:style>
    <style:style style:name="gr42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9cm" fo:min-width="4.13cm"/>
    </style:style>
    <style:style style:name="gr43" style:family="graphic" style:parent-style-name="standard" style:list-style-name="L1">
      <style:graphic-properties svg:stroke-color="#996600" draw:fill-color="#ffffcc" draw:textarea-horizontal-align="justify" draw:textarea-vertical-align="middle" draw:auto-grow-height="false" fo:min-height="0.934cm" fo:min-width="4.13cm"/>
    </style:style>
    <style:style style:name="gr44" style:family="graphic" style:parent-style-name="standard" style:list-style-name="L1">
      <style:graphic-properties svg:stroke-color="#ff0000" draw:fill-color="#ee8262" draw:textarea-horizontal-align="justify" draw:textarea-vertical-align="middle" draw:auto-grow-height="false" fo:min-height="0.619cm" fo:min-width="4.13cm"/>
    </style:style>
    <style:style style:name="gr45" style:family="graphic" style:parent-style-name="standard" style:list-style-name="L1">
      <style:graphic-properties svg:stroke-color="#ffff00" draw:fill-color="#ffff99" draw:textarea-horizontal-align="justify" draw:textarea-vertical-align="middle" draw:auto-grow-height="false" fo:min-height="0.619cm" fo:min-width="4.13cm"/>
    </style:style>
    <style:style style:name="gr46" style:family="graphic" style:parent-style-name="standard" style:list-style-name="L2">
      <style:graphic-properties svg:stroke-color="#3465a4" draw:fill-color="#729fcf" draw:textarea-horizontal-align="justify" draw:textarea-vertical-align="middle" draw:auto-grow-height="false" fo:min-height="0.619cm" fo:min-width="4.13cm"/>
    </style:style>
    <style:style style:name="gr47" style:family="graphic" style:parent-style-name="standard" style:list-style-name="L1">
      <style:graphic-properties svg:stroke-color="#ffff00" draw:fill-color="#ffff99" draw:textarea-horizontal-align="justify" draw:textarea-vertical-align="middle" draw:auto-grow-height="false" fo:min-height="0.942cm" fo:min-width="4.13cm"/>
    </style:style>
    <style:style style:name="gr48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9cm" fo:min-width="4.13cm"/>
    </style:style>
    <style:style style:name="gr49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9cm" fo:min-width="4.13cm"/>
    </style:style>
    <style:style style:name="gr50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9cm" fo:min-width="4.13cm"/>
    </style:style>
    <style:style style:name="gr51" style:family="graphic" style:parent-style-name="standard" style:list-style-name="L1">
      <style:graphic-properties svg:stroke-color="#ffff00" draw:fill-color="#ffff99" draw:textarea-horizontal-align="justify" draw:textarea-vertical-align="middle" draw:auto-grow-height="false" fo:min-height="0.942cm" fo:min-width="4.13cm"/>
    </style:style>
    <style:style style:name="gr52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9cm" fo:min-width="4.13cm"/>
    </style:style>
    <style:style style:name="gr53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9cm" fo:min-width="4.13cm"/>
    </style:style>
    <style:style style:name="gr54" style:family="graphic" style:parent-style-name="standard" style:list-style-name="L1">
      <style:graphic-properties svg:stroke-color="#ffff00" draw:fill-color="#ffff99" draw:textarea-horizontal-align="justify" draw:textarea-vertical-align="middle" draw:auto-grow-height="false" fo:min-height="0.942cm" fo:min-width="4.13cm"/>
    </style:style>
    <style:style style:name="gr55" style:family="graphic" style:parent-style-name="standard" style:list-style-name="L2">
      <style:graphic-properties svg:stroke-color="#3465a4" draw:fill-color="#729fcf" draw:textarea-horizontal-align="justify" draw:textarea-vertical-align="middle" draw:auto-grow-height="false" fo:min-height="0.619cm" fo:min-width="4.13cm"/>
    </style:style>
    <style:style style:name="gr56" style:family="graphic" style:parent-style-name="standard">
      <style:graphic-properties svg:stroke-color="#009900" draw:fill-color="#99ff99" draw:opacity="50%" draw:textarea-horizontal-align="justify" draw:textarea-vertical-align="top" draw:auto-grow-height="false" fo:min-height="7.708cm" fo:min-width="10.676cm"/>
    </style:style>
    <style:style style:name="gr57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39cm" fo:min-width="3.669cm"/>
    </style:style>
    <style:style style:name="gr58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5cm" fo:min-width="3.669cm"/>
    </style:style>
    <style:style style:name="gr59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5cm" fo:min-width="3.669cm"/>
    </style:style>
    <style:style style:name="gr60" style:family="graphic" style:parent-style-name="standard">
      <style:graphic-properties draw:textarea-horizontal-align="justify" draw:textarea-vertical-align="middle" draw:auto-grow-height="false" fo:min-height="0.907cm" fo:min-width="3.669cm"/>
    </style:style>
    <style:style style:name="gr61" style:family="graphic" style:parent-style-name="standard">
      <style:graphic-properties svg:stroke-color="#cc6699" draw:fill-color="#ffcccc" draw:textarea-horizontal-align="justify" draw:textarea-vertical-align="middle" draw:auto-grow-height="false" fo:min-height="0.619cm" fo:min-width="3.669cm"/>
    </style:style>
    <style:style style:name="gr62" style:family="graphic" style:parent-style-name="standard">
      <style:graphic-properties svg:stroke-color="#ff9999" draw:fill-color="#ff3333" draw:textarea-horizontal-align="justify" draw:textarea-vertical-align="middle" draw:auto-grow-height="false" fo:min-height="0cm" fo:min-width="0cm"/>
    </style:style>
    <style:style style:name="gr63" style:family="graphic" style:parent-style-name="standard">
      <style:graphic-properties svg:stroke-color="#000000" draw:fill-color="#111111" draw:textarea-horizontal-align="justify" draw:textarea-vertical-align="middle" draw:auto-grow-height="false" fo:min-height="0cm" fo:min-width="0cm"/>
    </style:style>
    <style:style style:name="gr64" style:family="graphic" style:parent-style-name="standard">
      <style:graphic-properties svg:stroke-color="#66ff99" draw:fill-color="#009933" draw:textarea-horizontal-align="justify" draw:textarea-vertical-align="middle" draw:auto-grow-height="false" fo:min-height="0cm" fo:min-width="0cm"/>
    </style:style>
    <style:style style:name="gr65" style:family="graphic" style:parent-style-name="objectwithoutfill">
      <style:graphic-properties draw:fill="none" draw:textarea-vertical-align="middle"/>
    </style:style>
    <style:style style:name="gr66" style:family="graphic" style:parent-style-name="objectwithoutfill">
      <style:graphic-properties svg:stroke-color="#000000" draw:fill="none" draw:textarea-vertical-align="middle"/>
    </style:style>
    <style:style style:name="gr67" style:family="graphic" style:parent-style-name="standard">
      <style:graphic-properties draw:stroke="none" svg:stroke-color="#000000" draw:fill="none" draw:fill-color="#ffffff" fo:min-height="0.319cm"/>
    </style:style>
    <style:style style:name="gr68" style:family="graphic" style:parent-style-name="objectwithoutfill">
      <style:graphic-properties svg:stroke-color="#3399ff" draw:fill="none" draw:textarea-vertical-align="middle"/>
    </style:style>
    <style:style style:name="gr69" style:family="graphic" style:parent-style-name="standard">
      <style:graphic-properties draw:stroke="none" svg:stroke-color="#000000" draw:fill="none" draw:fill-color="#ffffff" fo:min-height="0.637cm"/>
    </style:style>
    <style:style style:name="gr70" style:family="graphic" style:parent-style-name="standard">
      <style:graphic-properties svg:stroke-color="#009900" draw:fill-color="#99ff99" draw:opacity="50%" draw:textarea-horizontal-align="justify" draw:textarea-vertical-align="top" draw:auto-grow-height="false" fo:min-height="9.783cm" fo:min-width="5.469cm"/>
    </style:style>
    <style:style style:name="gr71" style:family="graphic" style:parent-style-name="standard">
      <style:graphic-properties svg:stroke-color="#ff3300" draw:fill-color="#ff9999" draw:textarea-horizontal-align="justify" draw:textarea-vertical-align="middle" draw:auto-grow-height="false" fo:min-height="0.872cm" fo:min-width="3.669cm"/>
    </style:style>
    <style:style style:name="gr72" style:family="graphic" style:parent-style-name="standard" style:list-style-name="L1">
      <style:graphic-properties svg:stroke-color="#009900" draw:fill-color="#99ff99" draw:textarea-horizontal-align="justify" draw:textarea-vertical-align="middle" draw:auto-grow-height="false" fo:min-height="0.639cm" fo:min-width="3.669cm"/>
    </style:style>
    <style:style style:name="gr73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5cm" fo:min-width="3.669cm"/>
    </style:style>
    <style:style style:name="gr74" style:family="graphic" style:parent-style-name="standard" style:list-style-name="L1">
      <style:graphic-properties svg:stroke-color="#ff3300" draw:fill-color="#ff9999" draw:textarea-horizontal-align="justify" draw:textarea-vertical-align="middle" draw:auto-grow-height="false" fo:min-height="0.858cm" fo:min-width="3.669cm"/>
    </style:style>
    <style:style style:name="gr75" style:family="graphic" style:parent-style-name="standard" style:list-style-name="L1">
      <style:graphic-properties svg:stroke-color="#009900" draw:fill-color="#99ff99" draw:opacity="100%" draw:textarea-horizontal-align="justify" draw:textarea-vertical-align="middle" draw:auto-grow-height="false" fo:min-height="0.619cm" fo:min-width="3.669cm"/>
    </style:style>
    <style:style style:name="gr76" style:family="graphic" style:parent-style-name="standard">
      <style:graphic-properties svg:stroke-color="#009900" draw:fill-color="#99ff99" draw:opacity="50%" draw:textarea-horizontal-align="justify" draw:textarea-vertical-align="top" draw:auto-grow-height="false" fo:min-height="11.942cm" fo:min-width="5.469cm"/>
    </style:style>
    <style:style style:name="gr77" style:family="graphic" style:parent-style-name="standard">
      <style:graphic-properties svg:stroke-color="#009900" draw:fill-color="#99ff99" draw:textarea-horizontal-align="justify" draw:textarea-vertical-align="middle" draw:auto-grow-height="false" fo:min-height="0.872cm" fo:min-width="3.669cm"/>
    </style:style>
    <style:style style:name="gr78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39cm" fo:min-width="3.669cm"/>
    </style:style>
    <style:style style:name="gr79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5cm" fo:min-width="3.669cm"/>
    </style:style>
    <style:style style:name="gr80" style:family="graphic" style:parent-style-name="standard">
      <style:graphic-properties svg:stroke-color="#ffff00" draw:fill-color="#ffff99" draw:textarea-horizontal-align="justify" draw:textarea-vertical-align="middle" draw:auto-grow-height="false" fo:min-height="0.839cm" fo:min-width="3.669cm"/>
    </style:style>
    <style:style style:name="gr81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47cm" fo:min-width="3.669cm"/>
    </style:style>
    <style:style style:name="gr82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9cm" fo:min-width="3.669cm"/>
    </style:style>
    <style:style style:name="gr83" style:family="graphic" style:parent-style-name="standard" style:list-style-name="L1">
      <style:graphic-properties svg:stroke-color="#009900" draw:fill-color="#99ff99" draw:textarea-horizontal-align="justify" draw:textarea-vertical-align="middle" draw:auto-grow-height="false" fo:min-height="0.619cm" fo:min-width="3.669cm"/>
    </style:style>
    <style:style style:name="gr84" style:family="graphic" style:parent-style-name="standard" style:list-style-name="L1">
      <style:graphic-properties svg:stroke-color="#993366" draw:fill-color="#cc99cc" draw:textarea-horizontal-align="justify" draw:textarea-vertical-align="middle" draw:auto-grow-height="false" fo:min-height="1.02cm" fo:min-width="4.13cm"/>
    </style:style>
    <style:style style:name="gr85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5cm" fo:min-width="3.669cm"/>
    </style:style>
    <style:style style:name="gr86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5cm" fo:min-width="3.669cm"/>
    </style:style>
    <style:style style:name="gr87" style:family="graphic" style:parent-style-name="standard" style:list-style-name="L1">
      <style:graphic-properties svg:stroke-color="#ff3300" draw:fill-color="#ff9999" draw:textarea-horizontal-align="justify" draw:textarea-vertical-align="middle" draw:auto-grow-height="false" fo:min-height="0.619cm" fo:min-width="3.669cm"/>
    </style:style>
    <style:style style:name="gr88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5cm" fo:min-width="3.669cm"/>
    </style:style>
    <style:style style:name="gr89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5cm" fo:min-width="3.669cm"/>
    </style:style>
    <style:style style:name="gr90" style:family="graphic" style:parent-style-name="standard">
      <style:graphic-properties draw:fill-color="#cfe7f5" draw:opacity="50%" draw:textarea-horizontal-align="justify" draw:textarea-vertical-align="top" draw:auto-grow-height="false" fo:min-height="3.895cm" fo:min-width="3.818cm"/>
    </style:style>
    <style:style style:name="gr91" style:family="graphic" style:parent-style-name="standard">
      <style:graphic-properties draw:textarea-horizontal-align="justify" draw:textarea-vertical-align="middle" draw:auto-grow-height="false" fo:min-height="0.512cm" fo:min-width="3.31cm"/>
    </style:style>
    <style:style style:name="gr92" style:family="graphic" style:parent-style-name="standard">
      <style:graphic-properties draw:fill-color="#ccffff" draw:opacity="50%" draw:textarea-horizontal-align="justify" draw:textarea-vertical-align="top" draw:auto-grow-height="false" fo:min-height="7.37cm" fo:min-width="4.199cm"/>
    </style:style>
    <style:style style:name="gr93" style:family="graphic" style:parent-style-name="standard">
      <style:graphic-properties draw:textarea-horizontal-align="justify" draw:textarea-vertical-align="middle" draw:auto-grow-height="false" fo:min-height="1.02cm" fo:min-width="2.929cm"/>
    </style:style>
    <style:style style:name="gr94" style:family="graphic" style:parent-style-name="standard">
      <style:graphic-properties draw:textarea-horizontal-align="justify" draw:textarea-vertical-align="middle" draw:auto-grow-height="false" fo:min-height="0.512cm" fo:min-width="2.929cm"/>
    </style:style>
    <style:style style:name="gr95" style:family="graphic" style:parent-style-name="standard">
      <style:graphic-properties draw:fill-color="#cfe7f5" draw:opacity="50%" draw:textarea-horizontal-align="justify" draw:textarea-vertical-align="top" draw:auto-grow-height="false" fo:min-height="10.926cm" fo:min-width="4.834cm"/>
    </style:style>
    <style:style style:name="gr96" style:family="graphic" style:parent-style-name="standard" style:list-style-name="L1">
      <style:graphic-properties svg:stroke-color="#666699" draw:fill-color="#ccccff" draw:textarea-horizontal-align="justify" draw:textarea-vertical-align="middle" draw:auto-grow-height="false" fo:min-height="0.893cm" fo:min-width="4.048cm"/>
    </style:style>
    <style:style style:name="gr97" style:family="graphic" style:parent-style-name="standard">
      <style:graphic-properties draw:textarea-horizontal-align="justify" draw:textarea-vertical-align="middle" draw:auto-grow-height="false" fo:min-height="0.639cm" fo:min-width="4.048cm"/>
    </style:style>
    <style:style style:name="gr98" style:family="graphic" style:parent-style-name="standard">
      <style:graphic-properties svg:stroke-color="#666699" draw:fill-color="#ccccff" draw:textarea-horizontal-align="justify" draw:textarea-vertical-align="middle" draw:auto-grow-height="false" fo:min-height="0.639cm" fo:min-width="4.048cm"/>
    </style:style>
    <style:style style:name="gr99" style:family="graphic" style:parent-style-name="standard" style:list-style-name="L1">
      <style:graphic-properties svg:stroke-color="#666699" draw:fill-color="#ccccff" draw:textarea-horizontal-align="justify" draw:textarea-vertical-align="middle" draw:auto-grow-height="false" fo:min-height="0.639cm" fo:min-width="4.048cm"/>
    </style:style>
    <style:style style:name="gr100" style:family="graphic" style:parent-style-name="standard" style:list-style-name="L1">
      <style:graphic-properties svg:stroke-color="#666699" draw:fill-color="#ccccff" draw:textarea-horizontal-align="justify" draw:textarea-vertical-align="middle" draw:auto-grow-height="false" fo:min-height="0.639cm" fo:min-width="4.048cm"/>
    </style:style>
    <style:style style:name="gr101" style:family="graphic" style:parent-style-name="standard" style:list-style-name="L1">
      <style:graphic-properties svg:stroke-color="#666699" draw:fill-color="#ccccff" draw:textarea-horizontal-align="justify" draw:textarea-vertical-align="middle" draw:auto-grow-height="false" fo:min-height="0.639cm" fo:min-width="4.048cm"/>
    </style:style>
    <style:style style:name="gr102" style:family="graphic" style:parent-style-name="standard" style:list-style-name="L1">
      <style:graphic-properties svg:stroke-color="#666699" draw:fill-color="#ccccff" draw:textarea-horizontal-align="justify" draw:textarea-vertical-align="middle" draw:auto-grow-height="false" fo:min-height="0.639cm" fo:min-width="4.048cm"/>
    </style:style>
    <style:style style:name="gr103" style:family="graphic" style:parent-style-name="standard">
      <style:graphic-properties draw:fill-color="#ccffff" draw:opacity="50%" draw:textarea-horizontal-align="justify" draw:textarea-vertical-align="top" draw:auto-grow-height="false" fo:min-height="9.656cm" fo:min-width="5.85cm"/>
    </style:style>
    <style:style style:name="gr104" style:family="graphic" style:parent-style-name="standard">
      <style:graphic-properties draw:textarea-horizontal-align="justify" draw:textarea-vertical-align="middle" draw:auto-grow-height="false" fo:min-height="0.639cm" fo:min-width="4.17cm"/>
    </style:style>
    <style:style style:name="gr105" style:family="graphic" style:parent-style-name="standard">
      <style:graphic-properties svg:stroke-color="#ff3300" draw:fill-color="#ff9999" draw:textarea-horizontal-align="justify" draw:textarea-vertical-align="middle" draw:auto-grow-height="false" fo:min-height="0.639cm" fo:min-width="4.17cm"/>
    </style:style>
    <style:style style:name="gr106" style:family="graphic" style:parent-style-name="standard" style:list-style-name="L1">
      <style:graphic-properties svg:stroke-color="#ff3300" draw:fill-color="#ff9999" draw:textarea-horizontal-align="justify" draw:textarea-vertical-align="middle" draw:auto-grow-height="false" fo:min-height="0.639cm" fo:min-width="4.17cm"/>
    </style:style>
    <style:style style:name="gr107" style:family="graphic" style:parent-style-name="standard">
      <style:graphic-properties svg:stroke-color="#ff6600" draw:fill-color="#ffcc99" draw:textarea-horizontal-align="justify" draw:textarea-vertical-align="middle" draw:auto-grow-height="false" fo:min-height="0.954cm" fo:min-width="4.17cm"/>
    </style:style>
    <style:style style:name="gr108" style:family="graphic" style:parent-style-name="standard" style:list-style-name="L1">
      <style:graphic-properties svg:stroke-color="#ff3300" draw:fill-color="#ff9999" draw:textarea-horizontal-align="justify" draw:textarea-vertical-align="middle" draw:auto-grow-height="false" fo:min-height="0.639cm" fo:min-width="4.17cm"/>
    </style:style>
    <style:style style:name="gr109" style:family="graphic" style:parent-style-name="standard">
      <style:graphic-properties svg:stroke-color="#ff6600" draw:fill-color="#ffcc99" draw:opacity="50%" draw:textarea-horizontal-align="justify" draw:textarea-vertical-align="top" draw:auto-grow-height="false" fo:min-height="28.833cm" fo:min-width="16.391cm"/>
    </style:style>
    <style:style style:name="gr110" style:family="graphic" style:parent-style-name="standard">
      <style:graphic-properties svg:stroke-color="#666699" draw:fill-color="#ccccff" draw:opacity="100%" draw:textarea-horizontal-align="justify" draw:textarea-vertical-align="middle" draw:auto-grow-height="false" fo:min-height="1.013cm" fo:min-width="4.17cm"/>
    </style:style>
    <style:style style:name="gr111" style:family="graphic" style:parent-style-name="standard">
      <style:graphic-properties svg:stroke-color="#ff6600" draw:fill-color="#ffcc99" draw:textarea-horizontal-align="justify" draw:textarea-vertical-align="middle" draw:auto-grow-height="false" fo:min-height="0.639cm" fo:min-width="4.17cm"/>
    </style:style>
    <style:style style:name="gr112" style:family="graphic" style:parent-style-name="standard">
      <style:graphic-properties svg:stroke-color="#6600ff" draw:fill-color="#9999ff" draw:textarea-horizontal-align="justify" draw:textarea-vertical-align="middle" draw:auto-grow-height="false" fo:min-height="0.928cm" fo:min-width="4.17cm"/>
    </style:style>
    <style:style style:name="gr113" style:family="graphic" style:parent-style-name="standard" style:list-style-name="L1">
      <style:graphic-properties svg:stroke-color="#ff3300" draw:fill-color="#ff9999" draw:textarea-horizontal-align="justify" draw:textarea-vertical-align="middle" draw:auto-grow-height="false" fo:min-height="0.639cm" fo:min-width="4.17cm"/>
    </style:style>
    <style:style style:name="gr114" style:family="graphic" style:parent-style-name="standard" style:list-style-name="L1">
      <style:graphic-properties svg:stroke-color="#ff6600" draw:fill-color="#ffcc99" draw:textarea-horizontal-align="justify" draw:textarea-vertical-align="middle" draw:auto-grow-height="false" fo:min-height="0.639cm" fo:min-width="4.17cm"/>
    </style:style>
    <style:style style:name="gr115" style:family="graphic" style:parent-style-name="standard">
      <style:graphic-properties svg:stroke-color="#ffff00" draw:fill-color="#ffff99" draw:textarea-horizontal-align="justify" draw:textarea-vertical-align="middle" draw:auto-grow-height="false" fo:min-height="0.639cm" fo:min-width="4.17cm"/>
    </style:style>
    <style:style style:name="gr116" style:family="graphic" style:parent-style-name="standard" style:list-style-name="L1">
      <style:graphic-properties svg:stroke-color="#ff3300" draw:fill-color="#ff9999" draw:textarea-horizontal-align="justify" draw:textarea-vertical-align="middle" draw:auto-grow-height="false" fo:min-height="0.639cm" fo:min-width="4.17cm"/>
    </style:style>
    <style:style style:name="gr117" style:family="graphic" style:parent-style-name="standard">
      <style:graphic-properties svg:stroke-color="#6600ff" draw:fill-color="#9999ff" draw:textarea-horizontal-align="justify" draw:textarea-vertical-align="middle" draw:auto-grow-height="false" fo:min-height="0.606cm" fo:min-width="4.17cm"/>
    </style:style>
    <style:style style:name="gr118" style:family="graphic" style:parent-style-name="standard">
      <style:graphic-properties svg:stroke-color="#009900" draw:fill-color="#99ff99" draw:textarea-horizontal-align="justify" draw:textarea-vertical-align="middle" draw:auto-grow-height="false" fo:min-height="0.639cm" fo:min-width="4.17cm"/>
    </style:style>
    <style:style style:name="gr119" style:family="graphic" style:parent-style-name="standard">
      <style:graphic-properties draw:stroke="none" svg:stroke-color="#000000" draw:fill="none" draw:fill-color="#ffffff" fo:min-height="0.512cm"/>
    </style:style>
    <style:style style:name="gr120" style:family="graphic" style:parent-style-name="standard">
      <style:graphic-properties svg:stroke-color="#ffff00" draw:fill-color="#ffff99" draw:opacity="50%" draw:textarea-horizontal-align="justify" draw:textarea-vertical-align="top" draw:auto-grow-height="false" fo:min-height="17.201cm" fo:min-width="23.195cm"/>
    </style:style>
    <style:style style:name="gr121" style:family="graphic" style:parent-style-name="standard">
      <style:graphic-properties svg:stroke-color="#ff00cc" draw:fill-color="#ff99ff" draw:textarea-horizontal-align="justify" draw:textarea-vertical-align="middle" draw:auto-grow-height="false" fo:min-height="0.619cm" fo:min-width="4.13cm"/>
    </style:style>
    <style:style style:name="gr122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9cm" fo:min-width="4.13cm"/>
    </style:style>
    <style:style style:name="gr123" style:family="graphic" style:parent-style-name="standard" style:list-style-name="L1">
      <style:graphic-properties svg:stroke-color="#009933" draw:fill-color="#ccff99" draw:textarea-horizontal-align="justify" draw:textarea-vertical-align="middle" draw:auto-grow-height="false" fo:min-height="0.619cm" fo:min-width="4.13cm"/>
    </style:style>
    <style:style style:name="gr124" style:family="graphic" style:parent-style-name="standard" style:list-style-name="L1">
      <style:graphic-properties svg:stroke-color="#ff0000" draw:fill-color="#ee8262" draw:textarea-horizontal-align="justify" draw:textarea-vertical-align="middle" draw:auto-grow-height="false" fo:min-height="0.619cm" fo:min-width="4.13cm"/>
    </style:style>
    <style:style style:name="gr125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9cm" fo:min-width="4.13cm"/>
    </style:style>
    <style:style style:name="gr126" style:family="graphic" style:parent-style-name="standard" style:list-style-name="L1">
      <style:graphic-properties svg:stroke-color="#ff0000" draw:fill-color="#ee8262" draw:textarea-horizontal-align="justify" draw:textarea-vertical-align="middle" draw:auto-grow-height="false" fo:min-height="0.981cm" fo:min-width="4.13cm"/>
    </style:style>
    <style:style style:name="gr127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9cm" fo:min-width="4.13cm"/>
    </style:style>
    <style:style style:name="gr128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9cm" fo:min-width="4.13cm"/>
    </style:style>
    <style:style style:name="gr129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9cm" fo:min-width="4.13cm"/>
    </style:style>
    <style:style style:name="gr130" style:family="graphic" style:parent-style-name="standard" style:list-style-name="L1">
      <style:graphic-properties svg:stroke-color="#ffff00" draw:fill-color="#ffff99" draw:textarea-horizontal-align="justify" draw:textarea-vertical-align="middle" draw:auto-grow-height="false" fo:min-height="0.915cm" fo:min-width="4.13cm"/>
    </style:style>
    <style:style style:name="gr131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9cm" fo:min-width="4.13cm"/>
    </style:style>
    <style:style style:name="gr132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9cm" fo:min-width="4.13cm"/>
    </style:style>
    <style:style style:name="gr133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9cm" fo:min-width="4.13cm"/>
    </style:style>
    <style:style style:name="gr134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9cm" fo:min-width="4.13cm"/>
    </style:style>
    <style:style style:name="gr135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9cm" fo:min-width="4.13cm"/>
    </style:style>
    <style:style style:name="gr136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9cm" fo:min-width="4.13cm"/>
    </style:style>
    <style:style style:name="gr137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9cm" fo:min-width="4.13cm"/>
    </style:style>
    <style:style style:name="gr138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9cm" fo:min-width="4.13cm"/>
    </style:style>
    <style:style style:name="gr139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9cm" fo:min-width="4.13cm"/>
    </style:style>
    <style:style style:name="gr140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9cm" fo:min-width="4.13cm"/>
    </style:style>
    <style:style style:name="gr141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9cm" fo:min-width="4.13cm"/>
    </style:style>
    <style:style style:name="gr142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9cm" fo:min-width="4.13cm"/>
    </style:style>
    <style:style style:name="gr143" style:family="graphic" style:parent-style-name="objectwithoutfill">
      <style:graphic-properties svg:stroke-width="0.018cm" svg:stroke-color="#000000" draw:marker-start-width="0.227cm" draw:marker-end="Symmetric_20_Arrow" draw:marker-end-width="0.327cm" draw:fill="none" draw:textarea-vertical-align="middle" fo:padding-top="0.134cm" fo:padding-bottom="0.134cm" fo:padding-left="0.259cm" fo:padding-right="0.259cm"/>
    </style:style>
    <style:style style:name="gr144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9cm" fo:min-width="4.13cm"/>
    </style:style>
    <style:style style:name="gr145" style:family="graphic" style:parent-style-name="standard" style:list-style-name="L1">
      <style:graphic-properties svg:stroke-color="#ffff00" draw:fill-color="#ffff99" draw:textarea-horizontal-align="justify" draw:textarea-vertical-align="middle" draw:auto-grow-height="false" fo:min-height="0.619cm" fo:min-width="4.13cm"/>
    </style:style>
    <style:style style:name="gr146" style:family="graphic" style:parent-style-name="standard" style:list-style-name="L1">
      <style:graphic-properties svg:stroke-color="#ffff00" draw:fill-color="#ffff99" draw:textarea-horizontal-align="justify" draw:textarea-vertical-align="middle" draw:auto-grow-height="false" fo:min-height="0.619cm" fo:min-width="4.13cm"/>
    </style:style>
    <style:style style:name="gr147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9cm" fo:min-width="4.13cm"/>
    </style:style>
    <style:style style:name="gr148" style:family="graphic" style:parent-style-name="standard">
      <style:graphic-properties svg:stroke-color="#009900" draw:fill-color="#99ff99" draw:opacity="50%" draw:textarea-horizontal-align="justify" draw:textarea-vertical-align="top" draw:auto-grow-height="false" fo:min-height="26.674cm" fo:min-width="16.137cm"/>
    </style:style>
    <style:style style:name="gr149" style:family="graphic" style:parent-style-name="standard" style:list-style-name="L1">
      <style:graphic-properties svg:stroke-color="#009900" draw:fill-color="#99ff99" draw:textarea-horizontal-align="justify" draw:textarea-vertical-align="middle" draw:auto-grow-height="false" fo:min-height="0.956cm" fo:min-width="3.669cm"/>
    </style:style>
    <style:style style:name="gr150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5cm" fo:min-width="3.669cm"/>
    </style:style>
    <style:style style:name="gr151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39cm" fo:min-width="3.669cm"/>
    </style:style>
    <style:style style:name="gr152" style:family="graphic" style:parent-style-name="standard" style:list-style-name="L1">
      <style:graphic-properties svg:stroke-color="#3465a4" draw:fill-color="#729fcf" draw:opacity="100%" draw:textarea-horizontal-align="justify" draw:textarea-vertical-align="middle" draw:auto-grow-height="false" fo:min-height="0.619cm" fo:min-width="3.669cm"/>
    </style:style>
    <style:style style:name="gr153" style:family="graphic" style:parent-style-name="standard" style:list-style-name="L1">
      <style:graphic-properties svg:stroke-color="#3465a4" draw:fill-color="#729fcf" draw:opacity="100%" draw:textarea-horizontal-align="justify" draw:textarea-vertical-align="middle" draw:auto-grow-height="false" fo:min-height="0.619cm" fo:min-width="3.669cm"/>
    </style:style>
    <style:style style:name="gr154" style:family="graphic" style:parent-style-name="standard" style:list-style-name="L1">
      <style:graphic-properties svg:stroke-color="#3465a4" draw:fill-color="#729fcf" draw:opacity="100%" draw:textarea-horizontal-align="justify" draw:textarea-vertical-align="middle" draw:auto-grow-height="false" fo:min-height="0.619cm" fo:min-width="3.669cm"/>
    </style:style>
    <style:style style:name="gr155" style:family="graphic" style:parent-style-name="standard" style:list-style-name="L1">
      <style:graphic-properties svg:stroke-color="#3465a4" draw:fill-color="#729fcf" draw:opacity="100%" draw:textarea-horizontal-align="justify" draw:textarea-vertical-align="middle" draw:auto-grow-height="false" fo:min-height="0.619cm" fo:min-width="3.669cm"/>
    </style:style>
    <style:style style:name="gr156" style:family="graphic" style:parent-style-name="standard" style:list-style-name="L1">
      <style:graphic-properties svg:stroke-color="#3465a4" draw:fill-color="#729fcf" draw:opacity="100%" draw:textarea-horizontal-align="justify" draw:textarea-vertical-align="middle" draw:auto-grow-height="false" fo:min-height="0.619cm" fo:min-width="3.669cm"/>
    </style:style>
    <style:style style:name="gr157" style:family="graphic" style:parent-style-name="standard" style:list-style-name="L1">
      <style:graphic-properties svg:stroke-color="#3465a4" draw:fill-color="#729fcf" draw:opacity="100%" draw:textarea-horizontal-align="justify" draw:textarea-vertical-align="middle" draw:auto-grow-height="false" fo:min-height="0.619cm" fo:min-width="3.669cm"/>
    </style:style>
    <style:style style:name="gr158" style:family="graphic" style:parent-style-name="standard" style:list-style-name="L1">
      <style:graphic-properties svg:stroke-color="#3465a4" draw:fill-color="#729fcf" draw:opacity="100%" draw:textarea-horizontal-align="justify" draw:textarea-vertical-align="middle" draw:auto-grow-height="false" fo:min-height="0.619cm" fo:min-width="3.669cm"/>
    </style:style>
    <style:style style:name="gr159" style:family="graphic" style:parent-style-name="standard" style:list-style-name="L1">
      <style:graphic-properties svg:stroke-color="#3465a4" draw:fill-color="#729fcf" draw:opacity="100%" draw:textarea-horizontal-align="justify" draw:textarea-vertical-align="middle" draw:auto-grow-height="false" fo:min-height="0.619cm" fo:min-width="3.669cm"/>
    </style:style>
    <style:style style:name="gr160" style:family="graphic" style:parent-style-name="standard" style:list-style-name="L1">
      <style:graphic-properties svg:stroke-color="#3465a4" draw:fill-color="#729fcf" draw:opacity="100%" draw:textarea-horizontal-align="justify" draw:textarea-vertical-align="middle" draw:auto-grow-height="false" fo:min-height="0.619cm" fo:min-width="3.669cm"/>
    </style:style>
    <style:style style:name="gr161" style:family="graphic" style:parent-style-name="standard" style:list-style-name="L1">
      <style:graphic-properties svg:stroke-color="#3465a4" draw:fill-color="#729fcf" draw:opacity="100%" draw:textarea-horizontal-align="justify" draw:textarea-vertical-align="middle" draw:auto-grow-height="false" fo:min-height="0.619cm" fo:min-width="3.669cm"/>
    </style:style>
    <style:style style:name="gr162" style:family="graphic" style:parent-style-name="standard" style:list-style-name="L1">
      <style:graphic-properties svg:stroke-color="#3465a4" draw:fill-color="#729fcf" draw:opacity="100%" draw:textarea-horizontal-align="justify" draw:textarea-vertical-align="middle" draw:auto-grow-height="false" fo:min-height="0.619cm" fo:min-width="3.669cm"/>
    </style:style>
    <style:style style:name="gr163" style:family="graphic" style:parent-style-name="standard" style:list-style-name="L1">
      <style:graphic-properties svg:stroke-color="#3465a4" draw:fill-color="#729fcf" draw:opacity="100%" draw:textarea-horizontal-align="justify" draw:textarea-vertical-align="middle" draw:auto-grow-height="false" fo:min-height="0.619cm" fo:min-width="3.669cm"/>
    </style:style>
    <style:style style:name="gr164" style:family="graphic" style:parent-style-name="standard" style:list-style-name="L1">
      <style:graphic-properties svg:stroke-color="#3465a4" draw:fill-color="#729fcf" draw:opacity="100%" draw:textarea-horizontal-align="justify" draw:textarea-vertical-align="middle" draw:auto-grow-height="false" fo:min-height="0.619cm" fo:min-width="3.669cm"/>
    </style:style>
    <style:style style:name="gr165" style:family="graphic" style:parent-style-name="standard" style:list-style-name="L1">
      <style:graphic-properties svg:stroke-color="#3465a4" draw:fill-color="#729fcf" draw:opacity="100%" draw:textarea-horizontal-align="justify" draw:textarea-vertical-align="middle" draw:auto-grow-height="false" fo:min-height="0.619cm" fo:min-width="3.669cm"/>
    </style:style>
    <style:style style:name="gr166" style:family="graphic" style:parent-style-name="standard" style:list-style-name="L1">
      <style:graphic-properties svg:stroke-color="#3465a4" draw:fill-color="#729fcf" draw:opacity="100%" draw:textarea-horizontal-align="justify" draw:textarea-vertical-align="middle" draw:auto-grow-height="false" fo:min-height="0.619cm" fo:min-width="3.669cm"/>
    </style:style>
    <style:style style:name="gr167" style:family="graphic" style:parent-style-name="standard" style:list-style-name="L1">
      <style:graphic-properties svg:stroke-color="#3465a4" draw:fill-color="#729fcf" draw:opacity="100%" draw:textarea-horizontal-align="justify" draw:textarea-vertical-align="middle" draw:auto-grow-height="false" fo:min-height="0.619cm" fo:min-width="3.669cm"/>
    </style:style>
    <style:style style:name="gr168" style:family="graphic" style:parent-style-name="standard" style:list-style-name="L1">
      <style:graphic-properties svg:stroke-color="#3465a4" draw:fill-color="#729fcf" draw:opacity="100%" draw:textarea-horizontal-align="justify" draw:textarea-vertical-align="middle" draw:auto-grow-height="false" fo:min-height="0.619cm" fo:min-width="3.669cm"/>
    </style:style>
    <style:style style:name="gr169" style:family="graphic" style:parent-style-name="standard">
      <style:graphic-properties svg:stroke-color="#000000" draw:fill="none" draw:textarea-horizontal-align="justify" draw:textarea-vertical-align="middle" draw:auto-grow-height="false" fo:min-height="9.529cm" fo:min-width="14.232cm"/>
    </style:style>
    <style:style style:name="gr170" style:family="graphic" style:parent-style-name="standard">
      <style:graphic-properties svg:stroke-color="#666666" draw:fill-color="#dddddd" draw:opacity="70%" draw:textarea-horizontal-align="justify" draw:textarea-vertical-align="middle" draw:auto-grow-height="false" fo:min-height="5.14cm" fo:min-width="4.89cm"/>
    </style:style>
    <style:style style:name="gr171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72" style:family="graphic" style:parent-style-name="standard">
      <style:graphic-properties draw:stroke="none" svg:stroke-color="#000000" draw:fill="none" draw:fill-color="#ffffff" fo:min-height="0.548cm"/>
    </style:style>
    <style:style style:name="gr173" style:family="graphic" style:parent-style-name="standard">
      <style:graphic-properties svg:stroke-color="#666666" draw:fill-color="#cccccc" draw:opacity="70%" draw:textarea-horizontal-align="justify" draw:textarea-vertical-align="middle" draw:auto-grow-height="false" fo:min-height="0.29cm" fo:min-width="0.04cm"/>
    </style:style>
    <style:style style:name="gr174" style:family="graphic" style:parent-style-name="standard">
      <style:graphic-properties draw:stroke="none" svg:stroke-color="#000000" draw:fill="none" draw:fill-color="#ffffff" fo:min-height="1.095cm"/>
    </style:style>
    <style:style style:name="gr175" style:family="graphic" style:parent-style-name="standard">
      <style:graphic-properties svg:stroke-color="#009933" draw:fill-color="#00cc33" draw:textarea-horizontal-align="justify" draw:textarea-vertical-align="middle" draw:auto-grow-height="false" fo:min-height="0cm" fo:min-width="0cm"/>
    </style:style>
    <style:style style:name="gr176" style:family="graphic" style:parent-style-name="standard">
      <style:graphic-properties svg:stroke-color="#cc0000" draw:fill-color="#ff0000" draw:textarea-horizontal-align="justify" draw:textarea-vertical-align="middle" draw:auto-grow-height="false" fo:min-height="0cm" fo:min-width="0cm"/>
    </style:style>
    <style:style style:name="gr177" style:family="graphic" style:parent-style-name="standard">
      <style:graphic-properties draw:stroke="none" svg:stroke-color="#000000" draw:fill="none" draw:fill-color="#ffffff" fo:min-height="1.106cm"/>
    </style:style>
    <style:style style:name="gr178" style:family="graphic" style:parent-style-name="standard">
      <style:graphic-properties draw:stroke="none" svg:stroke-color="#000000" draw:fill="none" draw:fill-color="#ffffff" fo:min-height="0.412cm"/>
    </style:style>
    <style:style style:name="gr179" style:family="graphic" style:parent-style-name="standard">
      <style:graphic-properties draw:stroke="none" svg:stroke-color="#000000" draw:fill="none" draw:fill-color="#ffffff" fo:min-height="1.154cm"/>
    </style:style>
    <style:style style:name="gr180" style:family="graphic" style:parent-style-name="standard">
      <style:graphic-properties svg:stroke-color="#000000" draw:fill-color="#00cc33" draw:textarea-horizontal-align="justify" draw:textarea-vertical-align="middle" draw:auto-grow-height="false" fo:min-height="0cm" fo:min-width="0cm"/>
    </style:style>
    <style:style style:name="gr181" style:family="graphic" style:parent-style-name="standard">
      <style:graphic-properties draw:stroke="none" draw:fill-color="#cccccc" draw:textarea-horizontal-align="justify" draw:textarea-vertical-align="middle" draw:auto-grow-height="false" fo:min-height="2.417cm" fo:min-width="2.548cm"/>
    </style:style>
    <style:style style:name="gr182" style:family="graphic" style:parent-style-name="objectwithoutfill">
      <style:graphic-properties draw:marker-end="Arrow" draw:marker-end-width="0.3cm" draw:fill="none" draw:textarea-vertical-align="middle"/>
    </style:style>
    <style:style style:name="gr183" style:family="graphic" style:parent-style-name="standard">
      <style:graphic-properties draw:stroke="none" svg:stroke-color="#000000" draw:fill="none" draw:fill-color="#ffffff" fo:min-height="0.439cm"/>
    </style:style>
    <style:style style:name="gr184" style:family="graphic" style:parent-style-name="standard">
      <style:graphic-properties draw:stroke="none" svg:stroke-color="#000000" draw:fill="none" draw:fill-color="#ffffff" fo:min-height="0.463cm"/>
    </style:style>
    <style:style style:name="gr185" style:family="graphic" style:parent-style-name="standard">
      <style:graphic-properties draw:stroke="none" draw:textarea-horizontal-align="justify" draw:textarea-vertical-align="middle" draw:auto-grow-height="false" fo:min-height="2.722cm" fo:min-width="2.802cm"/>
    </style:style>
    <style:style style:name="gr186" style:family="graphic" style:parent-style-name="standard">
      <style:graphic-properties draw:stroke="none" svg:stroke-color="#000000" draw:fill="none" draw:fill-color="#ffffff" fo:min-height="0.357cm"/>
    </style:style>
    <style:style style:name="gr187" style:family="graphic" style:parent-style-name="standard">
      <style:graphic-properties draw:stroke="none" svg:stroke-color="#000000" draw:fill="none" draw:fill-color="#ffffff" draw:textarea-vertical-align="middle" fo:min-height="0.639cm"/>
    </style:style>
    <style:style style:name="gr188" style:family="graphic" style:parent-style-name="standard">
      <style:graphic-properties svg:stroke-color="#000000" draw:fill-color="#666666" draw:textarea-horizontal-align="justify" draw:textarea-vertical-align="middle" draw:auto-grow-height="false" fo:min-height="0cm" fo:min-width="0cm"/>
    </style:style>
    <style:style style:name="gr189" style:family="graphic" style:parent-style-name="standard">
      <style:graphic-properties svg:stroke-color="#000000" draw:fill-color="#ff0000" draw:textarea-horizontal-align="justify" draw:textarea-vertical-align="middle" draw:auto-grow-height="false" fo:min-height="0cm" fo:min-width="0cm"/>
    </style:style>
    <style:style style:name="gr190" style:family="graphic" style:parent-style-name="standard">
      <style:graphic-properties draw:stroke="none" svg:stroke-color="#000000" draw:fill="none" draw:fill-color="#ffffff" fo:min-height="0.906cm"/>
    </style:style>
    <style:style style:name="gr191" style:family="graphic" style:parent-style-name="standard">
      <style:graphic-properties svg:stroke-color="#dddddd" draw:fill="solid" draw:fill-color="#dddddd" draw:textarea-horizontal-align="justify" draw:textarea-vertical-align="middle" draw:auto-grow-height="false" fo:min-height="1.02cm" fo:min-width="0.77cm"/>
    </style:style>
    <style:style style:name="gr192" style:family="graphic" style:parent-style-name="standard">
      <style:graphic-properties svg:stroke-color="#b2b2b2" draw:fill="solid" draw:fill-color="#b2b2b2" draw:textarea-horizontal-align="justify" draw:textarea-vertical-align="middle" draw:auto-grow-height="false" fo:min-height="1.02cm" fo:min-width="0.77cm"/>
    </style:style>
    <style:style style:name="gr193" style:family="graphic" style:parent-style-name="standard">
      <style:graphic-properties svg:stroke-color="#808080" draw:fill="solid" draw:fill-color="#808080" draw:textarea-horizontal-align="justify" draw:textarea-vertical-align="middle" draw:auto-grow-height="false" fo:min-height="1.02cm" fo:min-width="0.77cm"/>
    </style:style>
    <style:style style:name="gr194" style:family="graphic" style:parent-style-name="standard">
      <style:graphic-properties draw:stroke="none" draw:fill-color="#dddddd" draw:textarea-horizontal-align="justify" draw:textarea-vertical-align="middle" draw:auto-grow-height="false" fo:min-height="1.782cm" fo:min-width="2.294cm"/>
    </style:style>
    <style:style style:name="gr195" style:family="graphic" style:parent-style-name="standard">
      <style:graphic-properties svg:stroke-color="#999999" draw:marker-end="Small_20_Arrow" draw:fill="none" draw:textarea-horizontal-align="justify" draw:textarea-vertical-align="middle" draw:auto-grow-height="false" fo:min-height="0.004cm" fo:min-width="0cm"/>
    </style:style>
    <style:style style:name="gr196" style:family="graphic" style:parent-style-name="standard">
      <style:graphic-properties svg:stroke-color="#999999" draw:marker-end="Small_20_Arrow" draw:fill="solid" draw:fill-color="#33ff99" draw:textarea-horizontal-align="justify" draw:textarea-vertical-align="middle" draw:auto-grow-height="false" fo:min-height="0.004cm" fo:min-width="0cm"/>
    </style:style>
    <style:style style:name="gr197" style:family="graphic" style:parent-style-name="objectwithoutfill">
      <style:graphic-properties draw:marker-end="Triangle_20_unfilled" draw:marker-end-width="0.3cm" draw:fill="none" draw:textarea-vertical-align="middle"/>
    </style:style>
    <style:style style:name="gr198" style:family="graphic" style:parent-style-name="standard">
      <style:graphic-properties svg:stroke-color="#999999" draw:marker-end="Small_20_Arrow" draw:fill="solid" draw:fill-color="#ff6600" draw:textarea-horizontal-align="justify" draw:textarea-vertical-align="middle" draw:auto-grow-height="false" fo:min-height="0.004cm" fo:min-width="0cm"/>
    </style:style>
    <style:style style:name="gr199" style:family="graphic" style:parent-style-name="standard">
      <style:graphic-properties draw:stroke="none" draw:fill-color="#dddddd" draw:textarea-horizontal-align="justify" draw:textarea-vertical-align="middle" draw:auto-grow-height="false" fo:min-height="3.412cm" fo:min-width="4.534cm"/>
    </style:style>
    <style:style style:name="gr200" style:family="graphic" style:parent-style-name="objectwithoutfill">
      <style:graphic-properties svg:stroke-color="#009933" draw:marker-end="Triangle_20_unfilled" draw:marker-end-width="0.3cm" draw:fill="none" draw:textarea-vertical-align="middle"/>
    </style:style>
    <style:style style:name="gr201" style:family="graphic" style:parent-style-name="standard">
      <style:graphic-properties svg:stroke-color="#999999" draw:marker-end="Small_20_Arrow" draw:fill="none" draw:textarea-horizontal-align="justify" draw:textarea-vertical-align="middle" draw:auto-grow-height="false" fo:min-height="0.208cm" fo:min-width="0cm"/>
    </style:style>
    <style:style style:name="gr202" style:family="graphic" style:parent-style-name="standard">
      <style:graphic-properties svg:stroke-color="#999999" draw:marker-end="Small_20_Arrow" draw:fill="none" draw:textarea-horizontal-align="justify" draw:textarea-vertical-align="middle" draw:auto-grow-height="false" fo:min-height="0.207cm" fo:min-width="0cm"/>
    </style:style>
    <style:style style:name="gr203" style:family="graphic" style:parent-style-name="standard">
      <style:graphic-properties draw:stroke="none" svg:stroke-color="#000000" draw:fill="none" draw:fill-color="#ffffff" fo:min-height="0.424cm"/>
    </style:style>
    <style:style style:name="gr204" style:family="graphic" style:parent-style-name="objectwithoutfill">
      <style:graphic-properties svg:stroke-color="#009933" draw:marker-end="" draw:marker-end-width="0.3cm" draw:fill="none" draw:textarea-vertical-align="middle"/>
    </style:style>
    <style:style style:name="gr205" style:family="graphic" style:parent-style-name="objectwithoutfill">
      <style:graphic-properties svg:stroke-color="#ff3333" draw:marker-end="" draw:marker-end-width="0.3cm" draw:fill="none" draw:textarea-vertical-align="middle"/>
    </style:style>
    <style:style style:name="gr206" style:family="graphic" style:parent-style-name="objectwithoutfill">
      <style:graphic-properties svg:stroke-color="#0066cc" draw:marker-end="" draw:marker-end-width="0.3cm" draw:fill="none" draw:textarea-vertical-align="middle"/>
    </style:style>
    <style:style style:name="gr207" style:family="graphic" style:parent-style-name="standard">
      <style:graphic-properties draw:stroke="none" svg:stroke-color="#000000" draw:fill="none" draw:fill-color="#ffffff" fo:min-height="0.239cm"/>
    </style:style>
    <style:style style:name="gr208" style:family="graphic" style:parent-style-name="standard">
      <style:graphic-properties svg:stroke-color="#ff9900" draw:fill="none" draw:textarea-vertical-align="middle" draw:auto-grow-height="false" fo:min-height="0cm" fo:min-width="0cm"/>
    </style:style>
    <style:style style:name="gr209" style:family="graphic" style:parent-style-name="objectwithoutfill">
      <style:graphic-properties svg:stroke-color="#0066cc" draw:marker-end="Triangle_20_unfilled" draw:marker-end-width="0.3cm" draw:fill="none" draw:textarea-vertical-align="middle"/>
    </style:style>
    <style:style style:name="gr210" style:family="graphic" style:parent-style-name="standard">
      <style:graphic-properties svg:stroke-color="#999999" draw:marker-end="Small_20_Arrow" draw:fill="solid" draw:fill-color="#3399ff" draw:opacity="50%" draw:textarea-horizontal-align="justify" draw:textarea-vertical-align="middle" draw:auto-grow-height="false" fo:min-height="0.207cm" fo:min-width="0cm"/>
    </style:style>
    <style:style style:name="gr211" style:family="graphic" style:parent-style-name="standard">
      <style:graphic-properties svg:stroke-color="#999999" draw:marker-end="Small_20_Arrow" draw:fill="solid" draw:fill-color="#3399ff" draw:opacity="50%" draw:textarea-horizontal-align="justify" draw:textarea-vertical-align="middle" draw:auto-grow-height="false" fo:min-height="0.208cm" fo:min-width="0cm"/>
    </style:style>
    <style:style style:name="P1" style:family="paragraph">
      <style:paragraph-properties fo:text-align="start"/>
    </style:style>
    <style:style style:name="P2" style:family="paragraph">
      <loext:graphic-properties draw:fill-color="#729fcf" draw:opacity="50%"/>
      <style:paragraph-properties fo:text-align="start"/>
      <style:text-properties style:font-name="Liberation Sans" fo:font-size="10pt" style:letter-kerning="true" style:font-name-asian="Noto Sans CJK SC Regular" style:font-size-asian="10pt" style:font-name-complex="FreeSans" style:font-size-complex="1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-color="#99ffff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99ff99" draw:opacity="50%"/>
      <style:paragraph-properties fo:text-align="start"/>
      <style:text-properties fo:font-size="10.5pt" style:font-size-asian="10.5pt" style:font-size-complex="10.5pt"/>
    </style:style>
    <style:style style:name="P8" style:family="paragraph">
      <loext:graphic-properties draw:fill-color="#ff9999"/>
      <style:paragraph-properties fo:text-align="center"/>
      <style:text-properties fo:font-size="10pt" style:font-size-asian="10pt" style:font-size-complex="10pt"/>
    </style:style>
    <style:style style:name="P9" style:family="paragraph">
      <loext:graphic-properties draw:fill-color="#9999ff"/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-color="#99ff99"/>
      <style:paragraph-properties fo:text-align="center"/>
      <style:text-properties fo:font-size="10pt" style:font-size-asian="10pt" style:font-size-complex="10pt"/>
    </style:style>
    <style:style style:name="P11" style:family="paragraph">
      <loext:graphic-properties draw:fill-color="#ffff99"/>
      <style:paragraph-properties fo:text-align="center"/>
      <style:text-properties fo:font-size="10pt" style:font-size-asian="10pt" style:font-size-complex="10pt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loext:graphic-properties draw:fill-color="#99ff99"/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14" style:family="paragraph">
      <loext:graphic-properties draw:fill-color="#cc99cc"/>
      <style:paragraph-properties fo:margin-left="0cm" fo:margin-right="0cm" fo:text-align="center" fo:text-indent="0cm"/>
      <style:text-properties style:font-name="Liberation Sans" fo:font-size="10pt" style:letter-kerning="true" style:font-name-asian="Noto Sans CJK SC Regular" style:font-size-asian="10pt" style:font-name-complex="FreeSans" style:font-size-complex="10pt"/>
    </style:style>
    <style:style style:name="P15" style:family="paragraph">
      <loext:graphic-properties draw:fill-color="#cc99cc"/>
      <style:paragraph-properties fo:text-align="center"/>
      <style:text-properties fo:font-size="10pt" style:font-size-asian="10pt" style:font-size-complex="10pt"/>
    </style:style>
    <style:style style:name="P16" style:family="paragraph">
      <loext:graphic-properties draw:fill="none"/>
      <style:paragraph-properties fo:text-align="start"/>
    </style:style>
    <style:style style:name="P17" style:family="paragraph">
      <loext:graphic-properties draw:fill-color="#729fcf"/>
      <style:paragraph-properties fo:margin-left="0cm" fo:margin-right="0cm" fo:text-align="center" fo:text-indent="0cm"/>
      <style:text-properties style:font-name="Liberation Sans" fo:font-size="10pt" style:letter-kerning="true" style:font-name-asian="Noto Sans CJK SC Regular" style:font-size-asian="10pt" style:font-name-complex="FreeSans" style:font-size-complex="10pt"/>
    </style:style>
    <style:style style:name="P18" style:family="paragraph">
      <loext:graphic-properties draw:fill-color="#ffcccc"/>
      <style:paragraph-properties fo:text-align="center"/>
      <style:text-properties fo:font-size="10pt" style:font-size-asian="10pt" style:font-size-complex="10pt"/>
    </style:style>
    <style:style style:name="P19" style:family="paragraph">
      <loext:graphic-properties draw:fill-color="#9999ff"/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20" style:family="paragraph">
      <loext:graphic-properties draw:fill-color="#ff9999"/>
      <style:paragraph-properties fo:margin-left="0cm" fo:margin-right="0cm" fo:text-align="center" fo:text-indent="0cm"/>
      <style:text-properties style:font-name="Liberation Sans" fo:font-size="10pt" style:letter-kerning="true" style:font-name-asian="Noto Sans CJK SC Regular" style:font-size-asian="10pt" style:font-name-complex="FreeSans" style:font-size-complex="10pt"/>
    </style:style>
    <style:style style:name="P21" style:family="paragraph">
      <loext:graphic-properties draw:fill-color="#ffff99" draw:opacity="50%"/>
      <style:paragraph-properties fo:text-align="start"/>
      <style:text-properties fo:font-size="10pt" style:font-size-asian="10pt" style:font-size-complex="10pt"/>
    </style:style>
    <style:style style:name="P22" style:family="paragraph">
      <loext:graphic-properties draw:fill-color="#ccccff"/>
      <style:paragraph-properties fo:text-align="center"/>
      <style:text-properties fo:font-size="10pt" style:font-size-asian="10pt" style:font-size-complex="10pt"/>
    </style:style>
    <style:style style:name="P23" style:family="paragraph">
      <loext:graphic-properties draw:fill-color="#ffffcc"/>
      <style:paragraph-properties fo:margin-left="0cm" fo:margin-right="0cm" fo:text-align="center" fo:text-indent="0cm"/>
      <style:text-properties style:font-name="Liberation Sans" fo:font-size="10pt" style:letter-kerning="true" style:font-name-asian="Noto Sans CJK SC Regular" style:font-size-asian="10pt" style:font-name-complex="FreeSans" style:font-size-complex="10pt"/>
    </style:style>
    <style:style style:name="P24" style:family="paragraph">
      <loext:graphic-properties draw:fill-color="#ee8262"/>
      <style:paragraph-properties fo:margin-left="0cm" fo:margin-right="0cm" fo:text-align="center" fo:text-indent="0cm"/>
      <style:text-properties style:font-name="Liberation Sans" fo:font-size="10pt" style:letter-kerning="true" style:font-name-asian="Noto Sans CJK SC Regular" style:font-size-asian="10pt" style:font-name-complex="FreeSans" style:font-size-complex="10pt"/>
    </style:style>
    <style:style style:name="P25" style:family="paragraph">
      <loext:graphic-properties draw:fill-color="#ffff99"/>
      <style:paragraph-properties fo:margin-left="0cm" fo:margin-right="0cm" fo:text-align="center" fo:text-indent="0cm"/>
      <style:text-properties style:font-name="Liberation Sans" fo:font-size="10pt" style:letter-kerning="true" style:font-name-asian="Noto Sans CJK SC Regular" style:font-size-asian="10pt" style:font-name-complex="FreeSans" style:font-size-complex="10pt"/>
    </style:style>
    <style:style style:name="P26" style:family="paragraph">
      <loext:graphic-properties draw:fill-color="#ff3333"/>
      <style:paragraph-properties fo:text-align="center"/>
    </style:style>
    <style:style style:name="P27" style:family="paragraph">
      <loext:graphic-properties draw:fill-color="#111111"/>
      <style:paragraph-properties fo:text-align="center"/>
    </style:style>
    <style:style style:name="P28" style:family="paragraph">
      <loext:graphic-properties draw:fill-color="#009933"/>
      <style:paragraph-properties fo:text-align="center"/>
    </style:style>
    <style:style style:name="P29" style:family="paragraph">
      <loext:graphic-properties draw:fill="none" draw:fill-color="#ffffff"/>
      <style:text-properties fo:font-size="8pt" style:font-size-asian="8pt" style:font-size-complex="8pt"/>
    </style:style>
    <style:style style:name="P30" style:family="paragraph">
      <loext:graphic-properties draw:fill-color="#99ff99"/>
      <style:paragraph-properties fo:margin-left="0cm" fo:margin-right="0cm" fo:text-align="center" fo:text-indent="0cm"/>
      <style:text-properties style:font-name="Liberation Sans" fo:font-size="10pt" style:letter-kerning="true" style:font-name-asian="Noto Sans CJK SC Regular" style:font-size-asian="10pt" style:font-name-complex="FreeSans" style:font-size-complex="10pt"/>
    </style:style>
    <style:style style:name="P31" style:family="paragraph">
      <loext:graphic-properties draw:fill-color="#99ff99" draw:opacity="100%"/>
      <style:paragraph-properties fo:margin-left="0cm" fo:margin-right="0cm" fo:text-align="center" fo:text-indent="0cm"/>
      <style:text-properties style:font-name="Liberation Sans" fo:font-size="10pt" style:letter-kerning="true" style:font-name-asian="Noto Sans CJK SC Regular" style:font-size-asian="10pt" style:font-name-complex="FreeSans" style:font-size-complex="10pt"/>
    </style:style>
    <style:style style:name="P32" style:family="paragraph">
      <loext:graphic-properties draw:fill-color="#cfe7f5" draw:opacity="50%"/>
      <style:paragraph-properties fo:text-align="start"/>
      <style:text-properties fo:font-size="10.5pt" style:font-size-asian="10.5pt" style:font-size-complex="10.5pt"/>
    </style:style>
    <style:style style:name="P33" style:family="paragraph">
      <style:paragraph-properties fo:text-align="center"/>
      <style:text-properties fo:font-size="10.5pt" style:font-size-asian="10.5pt" style:font-size-complex="10.5pt"/>
    </style:style>
    <style:style style:name="P34" style:family="paragraph">
      <loext:graphic-properties draw:fill-color="#ccffff" draw:opacity="50%"/>
      <style:paragraph-properties fo:text-align="start"/>
      <style:text-properties fo:font-size="10.5pt" style:font-size-asian="10.5pt" style:font-size-complex="10.5pt"/>
    </style:style>
    <style:style style:name="P35" style:family="paragraph">
      <loext:graphic-properties draw:fill-color="#ccccff"/>
      <style:paragraph-properties fo:margin-left="0cm" fo:margin-right="0cm" fo:text-align="center" fo:text-indent="0cm"/>
      <style:text-properties style:font-name="Liberation Sans" fo:font-size="10.5pt" style:letter-kerning="true" style:font-name-asian="Noto Sans CJK SC Regular" style:font-size-asian="10.5pt" style:font-name-complex="FreeSans" style:font-size-complex="10.5pt"/>
    </style:style>
    <style:style style:name="P36" style:family="paragraph">
      <loext:graphic-properties draw:fill-color="#ccccff"/>
      <style:paragraph-properties fo:text-align="center"/>
      <style:text-properties fo:font-size="10.5pt" style:font-size-asian="10.5pt" style:font-size-complex="10.5pt"/>
    </style:style>
    <style:style style:name="P37" style:family="paragraph">
      <loext:graphic-properties draw:fill-color="#ff9999"/>
      <style:paragraph-properties fo:text-align="center"/>
      <style:text-properties fo:font-size="10.5pt" style:font-size-asian="10.5pt" style:font-size-complex="10.5pt"/>
    </style:style>
    <style:style style:name="P38" style:family="paragraph">
      <loext:graphic-properties draw:fill-color="#ff9999"/>
      <style:paragraph-properties fo:margin-left="0cm" fo:margin-right="0cm" fo:text-align="center" fo:text-indent="0cm"/>
      <style:text-properties style:font-name="Liberation Sans" fo:font-size="10.5pt" style:letter-kerning="true" style:font-name-asian="Noto Sans CJK SC Regular" style:font-size-asian="10.5pt" style:font-name-complex="FreeSans" style:font-size-complex="10.5pt"/>
    </style:style>
    <style:style style:name="P39" style:family="paragraph">
      <loext:graphic-properties draw:fill-color="#ffcc99"/>
      <style:paragraph-properties fo:text-align="center"/>
      <style:text-properties fo:font-size="10.5pt" style:font-size-asian="10.5pt" style:font-size-complex="10.5pt"/>
    </style:style>
    <style:style style:name="P40" style:family="paragraph">
      <loext:graphic-properties draw:fill-color="#ffcc99" draw:opacity="50%"/>
      <style:paragraph-properties fo:text-align="start"/>
      <style:text-properties fo:font-size="10.5pt" style:font-size-asian="10.5pt" style:font-size-complex="10.5pt"/>
    </style:style>
    <style:style style:name="P41" style:family="paragraph">
      <loext:graphic-properties draw:fill-color="#ccccff" draw:opacity="100%"/>
      <style:paragraph-properties fo:text-align="center"/>
      <style:text-properties fo:font-size="10.5pt" style:font-size-asian="10.5pt" style:font-size-complex="10.5pt"/>
    </style:style>
    <style:style style:name="P42" style:family="paragraph">
      <loext:graphic-properties draw:fill-color="#ffcc99"/>
      <style:paragraph-properties fo:margin-left="0cm" fo:margin-right="0cm" fo:text-align="center" fo:text-indent="0cm"/>
      <style:text-properties fo:font-size="10.5pt" style:font-size-asian="10.5pt" style:font-size-complex="10.5pt"/>
    </style:style>
    <style:style style:name="P43" style:family="paragraph">
      <loext:graphic-properties draw:fill-color="#9999ff"/>
      <style:paragraph-properties fo:text-align="center"/>
      <style:text-properties fo:font-size="10.5pt" style:font-size-asian="10.5pt" style:font-size-complex="10.5pt"/>
    </style:style>
    <style:style style:name="P44" style:family="paragraph">
      <loext:graphic-properties draw:fill-color="#ffcc99"/>
      <style:paragraph-properties fo:margin-left="0cm" fo:margin-right="0cm" fo:text-align="center" fo:text-indent="0cm"/>
      <style:text-properties style:font-name="Liberation Sans" fo:font-size="10.5pt" style:letter-kerning="true" style:font-name-asian="Noto Sans CJK SC Regular" style:font-size-asian="10.5pt" style:font-name-complex="FreeSans" style:font-size-complex="10.5pt"/>
    </style:style>
    <style:style style:name="P45" style:family="paragraph">
      <loext:graphic-properties draw:fill-color="#ffff99"/>
      <style:paragraph-properties fo:margin-left="0cm" fo:margin-right="0cm" fo:text-align="center" fo:text-indent="0cm"/>
      <style:text-properties fo:font-size="10.5pt" style:font-size-asian="10.5pt" style:font-size-complex="10.5pt"/>
    </style:style>
    <style:style style:name="P46" style:family="paragraph">
      <loext:graphic-properties draw:fill-color="#99ff99"/>
      <style:paragraph-properties fo:text-align="center"/>
      <style:text-properties fo:font-size="10.5pt" style:font-size-asian="10.5pt" style:font-size-complex="10.5pt"/>
    </style:style>
    <style:style style:name="P47" style:family="paragraph">
      <loext:graphic-properties draw:fill="none" draw:fill-color="#ffffff"/>
      <style:text-properties fo:font-size="9pt" style:font-size-asian="9pt" style:font-size-complex="9pt"/>
    </style:style>
    <style:style style:name="P48" style:family="paragraph">
      <loext:graphic-properties draw:fill-color="#ff99ff"/>
      <style:paragraph-properties fo:text-align="center"/>
      <style:text-properties fo:font-size="10pt" style:font-size-asian="10pt" style:font-size-complex="10pt"/>
    </style:style>
    <style:style style:name="P49" style:family="paragraph">
      <loext:graphic-properties draw:fill-color="#ccff99"/>
      <style:paragraph-properties fo:margin-left="0cm" fo:margin-right="0cm" fo:text-align="center" fo:text-indent="0cm"/>
      <style:text-properties style:font-name="Liberation Sans" fo:font-size="10pt" style:letter-kerning="true" style:font-name-asian="Noto Sans CJK SC Regular" style:font-size-asian="10pt" style:font-name-complex="FreeSans" style:font-size-complex="10pt"/>
    </style:style>
    <style:style style:name="P50" style:family="paragraph">
      <loext:graphic-properties draw:fill-color="#729fcf" draw:opacity="100%"/>
      <style:paragraph-properties fo:margin-left="0cm" fo:margin-right="0cm" fo:text-align="center" fo:text-indent="0cm"/>
      <style:text-properties style:font-name="Liberation Sans" fo:font-size="10pt" style:letter-kerning="true" style:font-name-asian="Noto Sans CJK SC Regular" style:font-size-asian="10pt" style:font-name-complex="FreeSans" style:font-size-complex="10pt"/>
    </style:style>
    <style:style style:name="P51" style:family="paragraph">
      <loext:graphic-properties draw:fill-color="#729fcf" draw:opacity="100%"/>
      <style:paragraph-properties fo:margin-left="0cm" fo:margin-right="0cm" fo:text-align="center" fo:text-indent="0cm"/>
      <style:text-properties fo:color="#33ff99" style:font-name="Liberation Sans" fo:font-size="10pt" style:letter-kerning="true" style:font-name-asian="Noto Sans CJK SC Regular" style:font-size-asian="10pt" style:font-name-complex="FreeSans" style:font-size-complex="10pt"/>
    </style:style>
    <style:style style:name="P52" style:family="paragraph">
      <loext:graphic-properties draw:fill-color="#dddddd" draw:opacity="70%"/>
      <style:paragraph-properties fo:text-align="center"/>
    </style:style>
    <style:style style:name="P53" style:family="paragraph">
      <loext:graphic-properties draw:fill-color="#000000"/>
      <style:paragraph-properties fo:text-align="center"/>
    </style:style>
    <style:style style:name="P54" style:family="paragraph">
      <loext:graphic-properties draw:fill="none" draw:fill-color="#ffffff"/>
      <style:text-properties fo:font-size="10.5pt" style:font-size-asian="10.5pt" style:font-size-complex="10.5pt"/>
    </style:style>
    <style:style style:name="P55" style:family="paragraph">
      <loext:graphic-properties draw:fill-color="#cccccc" draw:opacity="70%"/>
      <style:paragraph-properties fo:text-align="center"/>
    </style:style>
    <style:style style:name="P56" style:family="paragraph">
      <loext:graphic-properties draw:fill-color="#00cc33"/>
      <style:paragraph-properties fo:text-align="center"/>
    </style:style>
    <style:style style:name="P57" style:family="paragraph">
      <loext:graphic-properties draw:fill-color="#ff0000"/>
      <style:paragraph-properties fo:text-align="center"/>
    </style:style>
    <style:style style:name="P58" style:family="paragraph">
      <loext:graphic-properties draw:fill-color="#cccccc"/>
      <style:paragraph-properties fo:text-align="center"/>
    </style:style>
    <style:style style:name="P59" style:family="paragraph">
      <loext:graphic-properties draw:fill="none" draw:fill-color="#ffffff"/>
      <style:text-properties fo:color="#ff6600" fo:font-size="9pt" style:font-size-asian="9pt" style:font-size-complex="9pt"/>
    </style:style>
    <style:style style:name="P60" style:family="paragraph">
      <loext:graphic-properties draw:fill="none" draw:fill-color="#ffffff"/>
      <style:paragraph-properties fo:text-align="center"/>
      <style:text-properties fo:font-size="11pt" style:font-size-asian="11pt" style:font-size-complex="11pt"/>
    </style:style>
    <style:style style:name="P61" style:family="paragraph">
      <loext:graphic-properties draw:fill-color="#666666"/>
      <style:paragraph-properties fo:text-align="center"/>
    </style:style>
    <style:style style:name="P62" style:family="paragraph">
      <loext:graphic-properties draw:fill="solid" draw:fill-color="#dddddd"/>
      <style:paragraph-properties fo:text-align="center"/>
      <style:text-properties fo:font-size="6pt" style:font-size-asian="6pt" style:font-size-complex="6pt"/>
    </style:style>
    <style:style style:name="P63" style:family="paragraph">
      <loext:graphic-properties draw:fill="solid" draw:fill-color="#b2b2b2"/>
      <style:paragraph-properties fo:text-align="center"/>
      <style:text-properties fo:font-size="6pt" style:font-size-asian="6pt" style:font-size-complex="6pt"/>
    </style:style>
    <style:style style:name="P64" style:family="paragraph">
      <loext:graphic-properties draw:fill="solid" draw:fill-color="#808080"/>
      <style:paragraph-properties fo:text-align="center"/>
      <style:text-properties fo:font-size="6pt" style:font-size-asian="6pt" style:font-size-complex="6pt"/>
    </style:style>
    <style:style style:name="P65" style:family="paragraph">
      <loext:graphic-properties draw:fill="solid" draw:fill-color="#b2b2b2"/>
      <style:paragraph-properties fo:text-align="center"/>
      <style:text-properties fo:font-size="8pt" style:font-size-asian="8pt" style:font-size-complex="8pt"/>
    </style:style>
    <style:style style:name="P66" style:family="paragraph">
      <loext:graphic-properties draw:fill-color="#dddddd"/>
      <style:paragraph-properties fo:text-align="center"/>
    </style:style>
    <style:style style:name="P67" style:family="paragraph">
      <loext:graphic-properties draw:fill="solid" draw:fill-color="#33ff99"/>
      <style:paragraph-properties fo:text-align="center"/>
    </style:style>
    <style:style style:name="P68" style:family="paragraph">
      <loext:graphic-properties draw:fill="solid" draw:fill-color="#ff6600"/>
      <style:paragraph-properties fo:text-align="center"/>
    </style:style>
    <style:style style:name="P69" style:family="paragraph">
      <loext:graphic-properties draw:fill="none" draw:fill-color="#ffffff"/>
      <style:text-properties fo:color="#0066cc" fo:font-size="6pt" style:font-size-asian="6pt" style:font-size-complex="6pt"/>
    </style:style>
    <style:style style:name="P70" style:family="paragraph">
      <loext:graphic-properties draw:fill="none" draw:fill-color="#ffffff"/>
      <style:text-properties fo:color="#009933" fo:font-size="6pt" style:font-size-asian="6pt" style:font-size-complex="6pt"/>
    </style:style>
    <style:style style:name="P71" style:family="paragraph">
      <loext:graphic-properties draw:fill="none"/>
      <style:paragraph-properties fo:text-align="center"/>
      <style:text-properties fo:color="#ff9900"/>
    </style:style>
    <style:style style:name="P72" style:family="paragraph">
      <loext:graphic-properties draw:fill="none" draw:fill-color="#ffffff"/>
      <style:text-properties fo:color="#ff9900" fo:font-size="6pt" style:font-size-asian="6pt" style:font-size-complex="6pt"/>
    </style:style>
    <style:style style:name="P73" style:family="paragraph">
      <loext:graphic-properties draw:fill="solid" draw:fill-color="#3399ff" draw:opacity="50%"/>
      <style:paragraph-properties fo:text-align="center"/>
    </style:style>
    <style:style style:name="T1" style:family="text">
      <style:text-properties style:font-name="Liberation Sans" fo:font-size="10pt" style:letter-kerning="true" style:font-name-asian="Noto Sans CJK SC Regular" style:font-size-asian="10pt" style:font-name-complex="FreeSans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font-name="Liberation Sans" fo:font-size="10.5pt" style:letter-kerning="true" style:font-name-asian="Noto Sans CJK SC Regular" style:font-size-asian="10.5pt" style:font-name-complex="FreeSans" style:font-size-complex="10.5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color="#33ff99" style:font-name="Liberation Sans" fo:font-size="10pt" style:letter-kerning="true" style:font-name-asian="Noto Sans CJK SC Regular" style:font-size-asian="10pt" style:font-name-complex="FreeSans" style:font-size-complex="10pt"/>
    </style:style>
    <style:style style:name="T8" style:family="text">
      <style:text-properties fo:color="#cc00cc" fo:font-size="10pt" style:font-size-asian="10pt" style:font-size-complex="10pt"/>
    </style:style>
    <style:style style:name="T9" style:family="text">
      <style:text-properties fo:color="#ffff00" style:font-name="Liberation Sans" fo:font-size="10pt" style:letter-kerning="true" style:font-name-asian="Noto Sans CJK SC Regular" style:font-size-asian="10pt" style:font-name-complex="FreeSans" style:font-size-complex="10pt"/>
    </style:style>
    <style:style style:name="T10" style:family="text">
      <style:text-properties fo:color="#cc00cc" style:font-name="Liberation Sans" fo:font-size="10pt" style:letter-kerning="true" style:font-name-asian="Noto Sans CJK SC Regular" style:font-size-asian="10pt" style:font-name-complex="FreeSans" style:font-size-complex="10pt"/>
    </style:style>
    <style:style style:name="T11" style:family="text">
      <style:text-properties fo:color="#cfe7f5" style:font-name="Liberation Sans" fo:font-size="10pt" style:letter-kerning="true" style:font-name-asian="Noto Sans CJK SC Regular" style:font-size-asian="10pt" style:font-name-complex="FreeSans" style:font-size-complex="10pt"/>
    </style:style>
    <style:style style:name="T12" style:family="text">
      <style:text-properties fo:color="#33ff99" fo:font-size="10pt" style:font-size-asian="10pt" style:font-size-complex="10pt"/>
    </style:style>
    <style:style style:name="T13" style:family="text">
      <style:text-properties fo:color="#ff6600" fo:font-size="9pt" style:font-size-asian="9pt" style:font-size-complex="9pt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fo:font-size="6pt" style:font-size-asian="6pt" style:font-size-complex="6pt"/>
    </style:style>
    <style:style style:name="T16" style:family="text">
      <style:text-properties fo:color="#0066cc" fo:font-size="6pt" style:font-size-asian="6pt" style:font-size-complex="6pt"/>
    </style:style>
    <style:style style:name="T17" style:family="text">
      <style:text-properties fo:color="#009933" fo:font-size="6pt" style:font-size-asian="6pt" style:font-size-complex="6pt"/>
    </style:style>
    <style:style style:name="T18" style:family="text">
      <style:text-properties fo:color="#ff9900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207cm" svg:height="5.842cm" svg:x="1.889cm" svg:y="1.254cm">
          <text:p text:style-name="P1"><text:span text:style-name="T1">SpaSolver::Compute(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3.856cm" svg:height="0.869cm" svg:x="2.622cm" svg:y="1.897cm">
          <text:p text:style-name="P3"><text:span text:style-name="T2">S</text:span><text:span text:style-name="T2">p</text:span><text:span text:style-name="T2">a</text:span><text:span text:style-name="T2">S</text:span><text:span text:style-name="T2">o</text:span><text:span text:style-name="T2">l</text:span><text:span text:style-name="T2">v</text:span><text:span text:style-name="T2">e</text:span><text:span text:style-name="T2">r:</text:span><text:span text:style-name="T2">:</text:span></text:p>
          <text:p text:style-name="P3"><text:span text:style-name="T2">c</text:span><text:span text:style-name="T2">o</text:span><text:span text:style-name="T2">rr</text:span><text:span text:style-name="T2">e</text:span><text:span text:style-name="T2">c</text:span><text:span text:style-name="T2">ti</text:span><text:span text:style-name="T2">o</text:span><text:span text:style-name="T2">n</text:span><text:span text:style-name="T2">s</text:span><text:span text:style-name="T2">.</text:span><text:span text:style-name="T2">c</text:span><text:span text:style-name="T2">l</text:span><text:span text:style-name="T2">e</text:span><text:span text:style-name="T2">a</text:span><text:span text:style-name="T2">r(</text:span><text:span text:style-name="T2">)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2" draw:id="id2" draw:layer="layout" svg:width="3.856cm" svg:height="0.869cm" svg:x="2.622cm" svg:y="3.297cm">
          <text:p text:style-name="P3"><text:span text:style-name="T2">sba::SysSPA2d::</text:span></text:p>
          <text:p text:style-name="P3"><text:span text:style-name="T2">doSPA()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3" draw:id="id3" draw:layer="layout" svg:width="3.856cm" svg:height="0.869cm" svg:x="2.622cm" svg:y="4.697cm">
          <text:p text:style-name="P3"><text:span text:style-name="T2">sba::SysSPA2</text:span><text:span text:style-name="T2">d::</text:span></text:p>
          <text:p text:style-name="P3"><text:span text:style-name="T2">getNodes(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4" draw:id="id4" draw:layer="layout" svg:width="3.856cm" svg:height="0.869cm" svg:x="2.622cm" svg:y="5.997cm">
          <text:p text:style-name="P3"><text:span text:style-name="T2">Sp</text:span><text:span text:style-name="T2">aS</text:span><text:span text:style-name="T2">olv</text:span><text:span text:style-name="T2">er:</text:span><text:span text:style-name="T2">:</text:span></text:p>
          <text:p text:style-name="P3"><text:span text:style-name="T2">cor</text:span><text:span text:style-name="T2">rec</text:span><text:span text:style-name="T2">tio</text:span><text:span text:style-name="T2">ns.</text:span><text:span text:style-name="T2">pu</text:span><text:span text:style-name="T2">sh</text:span><text:span text:style-name="T2">_b</text:span><text:span text:style-name="T2">ac</text:span><text:span text:style-name="T2">k()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draw:type="line" svg:x1="4.55cm" svg:y1="2.766cm" svg:x2="4.55cm" svg:y2="3.297cm" draw:start-shape="id1" draw:start-glue-point="2" draw:end-shape="id2" draw:end-glue-point="0" svg:d="M4550 2766v531" svg:viewBox="0 0 1 532">
          <text:p/>
        </draw:connector>
        <draw:connector draw:style-name="gr4" draw:text-style-name="P6" draw:layer="layout" draw:type="line" svg:x1="4.55cm" svg:y1="4.166cm" svg:x2="4.55cm" svg:y2="4.697cm" draw:start-shape="id2" draw:start-glue-point="2" draw:end-shape="id3" svg:d="M4550 4166v531" svg:viewBox="0 0 1 532">
          <text:p/>
        </draw:connector>
        <draw:connector draw:style-name="gr4" draw:text-style-name="P6" draw:layer="layout" draw:type="line" svg:x1="4.55cm" svg:y1="5.566cm" svg:x2="4.55cm" svg:y2="5.997cm" draw:start-shape="id3" draw:start-glue-point="2" draw:end-shape="id4" draw:end-glue-point="0" svg:d="M4550 5566v431" svg:viewBox="0 0 1 432">
          <text:p/>
        </draw:connector>
        <draw:connector draw:style-name="gr4" draw:text-style-name="P6" draw:layer="layout" svg:x1="6.478cm" svg:y1="6.431cm" svg:x2="6.478cm" svg:y2="5.131cm" draw:start-shape="id4" draw:start-glue-point="1" draw:end-shape="id3" draw:end-glue-point="1" svg:d="M6478 6431h501v-1300h-501" svg:viewBox="0 0 502 1301">
          <text:p/>
        </draw:connector>
        <draw:g>
          <draw:custom-shape draw:style-name="gr5" draw:text-style-name="P7" draw:layer="layout" svg:width="6.096cm" svg:height="7.293cm" svg:x="1.508cm" svg:y="7.604cm">
            <text:p text:style-name="P1"><text:span text:style-name="T3">M</text:span><text:span text:style-name="T3">a</text:span><text:span text:style-name="T3">p</text:span><text:span text:style-name="T3">p</text:span><text:span text:style-name="T3">e</text:span><text:span text:style-name="T3">r</text:span><text:span text:style-name="T3">G</text:span><text:span text:style-name="T3">r</text:span><text:span text:style-name="T3">a</text:span><text:span text:style-name="T3">p</text:span><text:span text:style-name="T3">h</text:span><text:span text:style-name="T3">:</text:span><text:span text:style-name="T3">:</text:span><text:span text:style-name="T3">C</text:span><text:span text:style-name="T3">o</text:span><text:span text:style-name="T3">r</text:span><text:span text:style-name="T3">r</text:span><text:span text:style-name="T3">e</text:span><text:span text:style-name="T3">c</text:span><text:span text:style-name="T3">t</text:span><text:span text:style-name="T3">P</text:span><text:span text:style-name="T3">o</text:span><text:span text:style-name="T3">s</text:span><text:span text:style-name="T3">e</text:span><text:span text:style-name="T3">s</text:span><text:span text:style-name="T3">(</text:span><text:span text:style-name="T3">)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4" xml:id="id8" draw:id="id8" draw:layer="layout" svg:width="4.169cm" svg:height="0.869cm" svg:x="2.524cm" svg:y="8.261cm">
            <text:p text:style-name="P3"><text:span text:style-name="T2">SpaSolver::</text:span></text:p>
            <text:p text:style-name="P3"><text:span text:style-name="T2">Compute()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4" xml:id="id6" draw:id="id6" draw:layer="layout" svg:width="4.169cm" svg:height="0.865cm" svg:x="2.524cm" svg:y="9.633cm">
            <text:p text:style-name="P3"><text:span text:style-name="T2">Sp</text:span><text:span text:style-name="T2">aS</text:span><text:span text:style-name="T2">olv</text:span><text:span text:style-name="T2">er:</text:span><text:span text:style-name="T2">:</text:span></text:p>
            <text:p text:style-name="P3"><text:span text:style-name="T2">Ge</text:span><text:span text:style-name="T2">tC</text:span><text:span text:style-name="T2">orr</text:span><text:span text:style-name="T2">ect</text:span><text:span text:style-name="T2">ion</text:span><text:span text:style-name="T2">s()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8" xml:id="id5" draw:id="id5" draw:layer="layout" svg:width="4.169cm" svg:height="0.865cm" svg:x="2.524cm" svg:y="12.41cm">
            <text:p text:style-name="P3"><text:span text:style-name="T2">Lo</text:span><text:span text:style-name="T2">cal</text:span><text:span text:style-name="T2">ize</text:span><text:span text:style-name="T2">dR</text:span><text:span text:style-name="T2">an</text:span><text:span text:style-name="T2">ge</text:span><text:span text:style-name="T2">Sc</text:span><text:span text:style-name="T2">an:</text:span><text:span text:style-name="T2">:</text:span></text:p>
            <text:p text:style-name="P3"><text:span text:style-name="T2">Se</text:span><text:span text:style-name="T2">tS</text:span><text:span text:style-name="T2">en</text:span><text:span text:style-name="T2">sor</text:span><text:span text:style-name="T2">Po</text:span><text:span text:style-name="T2">se(</text:span><text:span text:style-name="T2">po</text:span><text:span text:style-name="T2">se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svg:x1="6.693cm" svg:y1="12.842cm" svg:x2="6.693cm" svg:y2="10.065cm" draw:start-shape="id5" draw:start-glue-point="1" draw:end-shape="id6" draw:end-glue-point="1" svg:d="M6693 12842h500v-2777h-500" svg:viewBox="0 0 501 2778">
            <text:p/>
          </draw:connector>
          <draw:connector draw:style-name="gr4" draw:text-style-name="P6" draw:layer="layout" draw:type="line" svg:x1="4.608cm" svg:y1="10.498cm" svg:x2="4.608cm" svg:y2="11.01cm" draw:start-shape="id6" draw:start-glue-point="2" draw:end-shape="id7" svg:d="M4608 10498v512" svg:viewBox="0 0 1 513">
            <text:p/>
          </draw:connector>
          <draw:connector draw:style-name="gr4" draw:text-style-name="P6" draw:layer="layout" draw:type="line" svg:x1="4.608cm" svg:y1="9.13cm" svg:x2="4.608cm" svg:y2="9.633cm" draw:start-shape="id8" draw:start-glue-point="2" draw:end-shape="id6" draw:end-glue-point="0" svg:d="M4608 9130v503" svg:viewBox="0 0 1 504">
            <text:p/>
          </draw:connector>
          <draw:custom-shape draw:style-name="gr6" draw:text-style-name="P4" xml:id="id9" draw:id="id9" draw:layer="layout" svg:width="4.169cm" svg:height="0.869cm" svg:x="2.524cm" svg:y="13.778cm">
            <text:p text:style-name="P3"><text:span text:style-name="T2">Sp</text:span><text:span text:style-name="T2">aS</text:span><text:span text:style-name="T2">olv</text:span><text:span text:style-name="T2">er:</text:span><text:span text:style-name="T2">:</text:span></text:p>
            <text:p text:style-name="P3"><text:span text:style-name="T2">Cl</text:span><text:span text:style-name="T2">ear</text:span><text:span text:style-name="T2">(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4.608cm" svg:y1="13.275cm" svg:x2="4.608cm" svg:y2="13.778cm" draw:start-shape="id5" draw:start-glue-point="2" draw:end-shape="id9" draw:end-glue-point="0" svg:d="M4608 13275v503" svg:viewBox="0 0 1 504">
            <text:p/>
          </draw:connector>
          <draw:custom-shape draw:style-name="gr9" draw:text-style-name="P9" xml:id="id7" draw:id="id7" draw:layer="layout" svg:width="4.169cm" svg:height="0.865cm" svg:x="2.524cm" svg:y="11.01cm">
            <text:p text:style-name="P3"><text:span text:style-name="T2">Ma</text:span><text:span text:style-name="T2">pp</text:span><text:span text:style-name="T2">er</text:span><text:span text:style-name="T2">Se</text:span><text:span text:style-name="T2">ns</text:span><text:span text:style-name="T2">or</text:span><text:span text:style-name="T2">Ma</text:span><text:span text:style-name="T2">na</text:span><text:span text:style-name="T2">ger</text:span><text:span text:style-name="T2">::</text:span></text:p>
            <text:p text:style-name="P3"><text:span text:style-name="T2">Ge</text:span><text:span text:style-name="T2">tS</text:span><text:span text:style-name="T2">ca</text:span><text:span text:style-name="T2">n(I</text:span><text:span text:style-name="T2">D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4.608cm" svg:y1="11.875cm" svg:x2="4.608cm" svg:y2="12.41cm" draw:start-shape="id7" draw:start-glue-point="2" draw:end-shape="id5" draw:end-glue-point="0" svg:d="M4608 11875v535" svg:viewBox="0 0 1 536">
            <text:p/>
          </draw:connector>
        </draw:g>
        <draw:g>
          <draw:custom-shape draw:style-name="gr10" draw:text-style-name="P7" draw:layer="layout" svg:width="11.765cm" svg:height="16.424cm" svg:x="8.031cm" svg:y="1.34cm">
            <text:p text:style-name="P1"><text:span text:style-name="T3">MapperGraph::TryClo</text:span><text:span text:style-name="T3">seLoop()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4" xml:id="id10" draw:id="id10" draw:layer="layout" svg:width="5.177cm" svg:height="0.869cm" svg:x="8.865cm" svg:y="2.062cm">
            <text:p text:style-name="P3"><text:span text:style-name="T2">loopClosed = false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0" xml:id="id11" draw:id="id11" draw:layer="layout" svg:width="5.177cm" svg:height="1.205cm" svg:x="8.865cm" svg:y="3.226cm">
            <text:p text:style-name="P3"><text:span text:style-name="T2">ca</text:span><text:span text:style-name="T2">ndi</text:span><text:span text:style-name="T2">dat</text:span><text:span text:style-name="T2">eC</text:span><text:span text:style-name="T2">hai</text:span><text:span text:style-name="T2">n </text:span><text:span text:style-name="T2">= </text:span></text:p>
            <text:p text:style-name="P3"><text:span text:style-name="T2">Ma</text:span><text:span text:style-name="T2">pp</text:span><text:span text:style-name="T2">er</text:span><text:span text:style-name="T2">Gr</text:span><text:span text:style-name="T2">ap</text:span><text:span text:style-name="T2">h::</text:span></text:p>
            <text:p text:style-name="P3"><text:span text:style-name="T2">Fin</text:span><text:span text:style-name="T2">dP</text:span><text:span text:style-name="T2">os</text:span><text:span text:style-name="T2">sib</text:span><text:span text:style-name="T2">leL</text:span><text:span text:style-name="T2">oo</text:span><text:span text:style-name="T2">pC</text:span><text:span text:style-name="T2">los</text:span><text:span text:style-name="T2">ure</text:span><text:span text:style-name="T2">()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4" xml:id="id12" draw:id="id12" draw:layer="layout" svg:width="5.177cm" svg:height="0.869cm" svg:x="8.865cm" svg:y="4.762cm">
            <text:p text:style-name="P3"><text:span text:style-name="T2">!candidateChain.empty()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1" xml:id="id13" draw:id="id13" draw:layer="layout" svg:width="5.177cm" svg:height="1.209cm" svg:x="8.865cm" svg:y="5.962cm">
            <text:p text:style-name="P3"><text:span text:style-name="T2">co</text:span><text:span text:style-name="T2">ars</text:span><text:span text:style-name="T2">eR</text:span><text:span text:style-name="T2">es</text:span><text:span text:style-name="T2">po</text:span><text:span text:style-name="T2">ns</text:span><text:span text:style-name="T2">e </text:span><text:span text:style-name="T2">=</text:span></text:p>
            <text:p text:style-name="P3"><text:span text:style-name="T2">Sc</text:span><text:span text:style-name="T2">an</text:span><text:span text:style-name="T2">Ma</text:span><text:span text:style-name="T2">tch</text:span><text:span text:style-name="T2">er:</text:span><text:span text:style-name="T2">:</text:span></text:p>
            <text:p text:style-name="P3"><text:span text:style-name="T2">Ma</text:span><text:span text:style-name="T2">tch</text:span><text:span text:style-name="T2">Sc</text:span><text:span text:style-name="T2">an(</text:span><text:span text:style-name="T2">)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4" xml:id="id14" draw:id="id14" draw:layer="layout" svg:width="5.177cm" svg:height="1.233cm" svg:x="8.865cm" svg:y="7.562cm">
            <text:p text:style-name="P3"><text:span text:style-name="T2">if </text:span><text:span text:style-name="T2">(co</text:span><text:span text:style-name="T2">ars</text:span><text:span text:style-name="T2">eR</text:span><text:span text:style-name="T2">es</text:span><text:span text:style-name="T2">po</text:span><text:span text:style-name="T2">ns</text:span><text:span text:style-name="T2">e </text:span><text:span text:style-name="T2">&gt; </text:span><text:span text:style-name="T2">thr</text:span><text:span text:style-name="T2">es</text:span><text:span text:style-name="T2">hol</text:span><text:span text:style-name="T2">d </text:span></text:p>
            <text:p text:style-name="P3"><text:span text:style-name="T2">&amp;&amp; </text:span><text:span text:style-name="T2">co</text:span><text:span text:style-name="T2">var</text:span><text:span text:style-name="T2">ian</text:span><text:span text:style-name="T2">ce(</text:span><text:span text:style-name="T2">0, </text:span><text:span text:style-name="T2">0) </text:span><text:span text:style-name="T2">&lt; </text:span><text:span text:style-name="T2">thr</text:span><text:span text:style-name="T2">es</text:span><text:span text:style-name="T2">hol</text:span><text:span text:style-name="T2">d </text:span></text:p>
            <text:p text:style-name="P3"><text:span text:style-name="T2">&amp;&amp; </text:span><text:span text:style-name="T2">co</text:span><text:span text:style-name="T2">var</text:span><text:span text:style-name="T2">ian</text:span><text:span text:style-name="T2">ce(</text:span><text:span text:style-name="T2">1, </text:span><text:span text:style-name="T2">1) </text:span><text:span text:style-name="T2">&lt; </text:span><text:span text:style-name="T2">thr</text:span><text:span text:style-name="T2">es</text:span><text:span text:style-name="T2">hol</text:span><text:span text:style-name="T2">d)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4" xml:id="id16" draw:id="id16" draw:layer="layout" svg:width="5.177cm" svg:height="0.869cm" svg:x="8.865cm" svg:y="10.762cm">
            <text:p text:style-name="P3"><text:span text:style-name="T2">if </text:span><text:span text:style-name="T2">(fin</text:span><text:span text:style-name="T2">eR</text:span><text:span text:style-name="T2">es</text:span><text:span text:style-name="T2">po</text:span><text:span text:style-name="T2">ns</text:span><text:span text:style-name="T2">e </text:span><text:span text:style-name="T2">&lt; </text:span><text:span text:style-name="T2">thr</text:span><text:span text:style-name="T2">es</text:span><text:span text:style-name="T2">hol</text:span><text:span text:style-name="T2">d)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3" xml:id="id19" draw:id="id19" draw:layer="layout" svg:width="4.169cm" svg:height="0.869cm" svg:x="14.873cm" svg:y="14.362cm">
            <text:p text:style-name="P12"><text:span text:style-name="T1">Ma</text:span><text:span text:style-name="T1">pp</text:span><text:span text:style-name="T1">er</text:span><text:span text:style-name="T1">Gr</text:span><text:span text:style-name="T1">ap</text:span><text:span text:style-name="T1">h::</text:span></text:p>
            <text:p text:style-name="P12"><text:span text:style-name="T1">Co</text:span><text:span text:style-name="T1">rre</text:span><text:span text:style-name="T1">ct</text:span><text:span text:style-name="T1">Po</text:span><text:span text:style-name="T1">se</text:span><text:span text:style-name="T1">s()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4" xml:id="id20" draw:id="id20" draw:layer="layout" svg:width="4.169cm" svg:height="0.869cm" svg:x="14.873cm" svg:y="15.562cm">
            <text:p text:style-name="P3"><text:span text:style-name="T2">loopClosed = true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3" xml:id="id21" draw:id="id21" draw:layer="layout" svg:width="5.177cm" svg:height="0.869cm" svg:x="8.865cm" svg:y="16.762cm">
            <text:p text:style-name="P12"><text:span text:style-name="T1">MapperGraph::</text:span></text:p>
            <text:p text:style-name="P12"><text:span text:style-name="T1">FindPossibleLoopClosu</text:span><text:span text:style-name="T1">re(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11.453cm" svg:y1="2.931cm" svg:x2="11.453cm" svg:y2="3.226cm" draw:start-shape="id10" draw:start-glue-point="2" draw:end-shape="id11" draw:end-glue-point="0" svg:d="M11453 2931v295" svg:viewBox="0 0 1 296">
            <text:p/>
          </draw:connector>
          <draw:connector draw:style-name="gr4" draw:text-style-name="P6" draw:layer="layout" draw:type="line" svg:x1="11.453cm" svg:y1="4.431cm" svg:x2="11.453cm" svg:y2="4.762cm" draw:start-shape="id11" draw:start-glue-point="2" draw:end-shape="id12" draw:end-glue-point="0" svg:d="M11453 4431v331" svg:viewBox="0 0 1 332">
            <text:p/>
          </draw:connector>
          <draw:connector draw:style-name="gr4" draw:text-style-name="P6" draw:layer="layout" draw:type="line" svg:x1="11.453cm" svg:y1="5.631cm" svg:x2="11.453cm" svg:y2="5.962cm" draw:start-shape="id12" draw:start-glue-point="2" draw:end-shape="id13" draw:end-glue-point="0" svg:d="M11453 5631v331" svg:viewBox="0 0 1 332">
            <text:p/>
          </draw:connector>
          <draw:connector draw:style-name="gr4" draw:text-style-name="P6" draw:layer="layout" draw:type="line" svg:x1="11.453cm" svg:y1="7.171cm" svg:x2="11.453cm" svg:y2="7.562cm" draw:start-shape="id13" draw:start-glue-point="2" draw:end-shape="id14" draw:end-glue-point="0" svg:d="M11453 7171v391" svg:viewBox="0 0 1 392">
            <text:p/>
          </draw:connector>
          <draw:custom-shape draw:style-name="gr13" draw:text-style-name="P11" xml:id="id15" draw:id="id15" draw:layer="layout" svg:width="5.177cm" svg:height="1.209cm" svg:x="8.865cm" svg:y="9.162cm">
            <text:p text:style-name="P3"><text:span text:style-name="T2">fineResponse =</text:span></text:p>
            <text:p text:style-name="P3"><text:span text:style-name="T2">ScanMatcher::</text:span></text:p>
            <text:p text:style-name="P3"><text:span text:style-name="T2">MatchScan(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11.453cm" svg:y1="8.795cm" svg:x2="11.453cm" svg:y2="9.162cm" draw:start-shape="id14" draw:start-glue-point="2" draw:end-shape="id15" draw:end-glue-point="0" svg:d="M11453 8795v367" svg:viewBox="0 0 1 368">
            <text:p/>
          </draw:connector>
          <draw:custom-shape draw:style-name="gr17" draw:text-style-name="P8" xml:id="id17" draw:id="id17" draw:layer="layout" svg:width="4.169cm" svg:height="0.869cm" svg:x="14.873cm" svg:y="11.962cm">
            <text:p text:style-name="P3"><text:span text:style-name="T2">LocalizedRangeScan::</text:span></text:p>
            <text:p text:style-name="P3"><text:span text:style-name="T2">SetSensorPose(bestPose)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3" xml:id="id18" draw:id="id18" draw:layer="layout" svg:width="4.169cm" svg:height="0.869cm" svg:x="14.873cm" svg:y="13.162cm">
            <text:p text:style-name="P12"><text:span text:style-name="T1">MapperGraph::</text:span></text:p>
            <text:p text:style-name="P12"><text:span text:style-name="T1">LinkChainToScan(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11.453cm" svg:y1="10.371cm" svg:x2="11.453cm" svg:y2="10.762cm" draw:start-shape="id15" draw:start-glue-point="2" draw:end-shape="id16" draw:end-glue-point="0" svg:d="M11453 10371v391" svg:viewBox="0 0 1 392">
            <text:p/>
          </draw:connector>
          <draw:connector draw:style-name="gr4" draw:text-style-name="P6" draw:layer="layout" draw:type="line" svg:x1="16.957cm" svg:y1="12.831cm" svg:x2="16.957cm" svg:y2="13.162cm" draw:start-shape="id17" draw:start-glue-point="2" draw:end-shape="id18" svg:d="M16957 12831v331" svg:viewBox="0 0 1 332">
            <text:p/>
          </draw:connector>
          <draw:connector draw:style-name="gr4" draw:text-style-name="P6" draw:layer="layout" draw:type="line" svg:x1="16.957cm" svg:y1="14.031cm" svg:x2="16.957cm" svg:y2="14.362cm" draw:start-shape="id18" draw:start-glue-point="2" draw:end-shape="id19" draw:end-glue-point="0" svg:d="M16957 14031v331" svg:viewBox="0 0 1 332">
            <text:p/>
          </draw:connector>
          <draw:connector draw:style-name="gr4" draw:text-style-name="P6" draw:layer="layout" draw:type="line" svg:x1="16.957cm" svg:y1="15.231cm" svg:x2="16.957cm" svg:y2="15.562cm" draw:start-shape="id19" draw:start-glue-point="2" draw:end-shape="id20" draw:end-glue-point="0" svg:d="M16957 15231v331" svg:viewBox="0 0 1 332">
            <text:p/>
          </draw:connector>
          <draw:connector draw:style-name="gr4" draw:text-style-name="P6" draw:layer="layout" svg:x1="14.042cm" svg:y1="11.196cm" svg:x2="16.957cm" svg:y2="11.962cm" draw:start-shape="id16" draw:start-glue-point="1" draw:end-shape="id17" draw:end-glue-point="0" svg:d="M14042 11196h2915v766" svg:viewBox="0 0 2916 767">
            <text:p/>
          </draw:connector>
          <draw:connector draw:style-name="gr4" draw:text-style-name="P6" draw:layer="layout" svg:x1="8.865cm" svg:y1="17.196cm" svg:x2="8.865cm" svg:y2="5.196cm" draw:start-shape="id21" draw:start-glue-point="3" draw:end-shape="id12" draw:end-glue-point="3" svg:d="M8865 17196h-502v-12000h502" svg:viewBox="0 0 503 12001">
            <text:p/>
          </draw:connector>
          <draw:connector draw:style-name="gr4" draw:text-style-name="P6" draw:layer="layout" draw:type="line" svg:x1="11.453cm" svg:y1="11.631cm" svg:x2="11.453cm" svg:y2="16.762cm" draw:start-shape="id16" draw:start-glue-point="2" draw:end-shape="id21" draw:end-glue-point="0" svg:d="M11453 11631v5131" svg:viewBox="0 0 1 5132">
            <text:p/>
          </draw:connector>
          <draw:connector draw:style-name="gr4" draw:text-style-name="P6" draw:layer="layout" svg:x1="16.957cm" svg:y1="16.431cm" svg:x2="14.042cm" svg:y2="17.196cm" draw:start-shape="id20" draw:start-glue-point="2" draw:end-shape="id21" svg:d="M16957 16431v765h-2915" svg:viewBox="0 0 2916 766">
            <text:p/>
          </draw:connector>
          <draw:custom-shape draw:style-name="gr6" draw:text-style-name="P4" xml:id="id22" draw:id="id22" draw:layer="layout" svg:width="4.169cm" svg:height="0.869cm" svg:x="14.773cm" svg:y="4.762cm">
            <text:p text:style-name="P3"><text:span text:style-name="T2">return loopClosed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14.042cm" svg:y1="5.196cm" svg:x2="14.773cm" svg:y2="5.196cm" draw:start-shape="id12" draw:start-glue-point="1" draw:end-shape="id22" draw:end-glue-point="3" svg:d="M14042 5196h731" svg:viewBox="0 0 732 1">
            <text:p/>
          </draw:connector>
          <draw:connector draw:style-name="gr4" draw:text-style-name="P6" draw:layer="layout" draw:line-skew="5cm" svg:x1="14.042cm" svg:y1="8.178cm" svg:x2="14.042cm" svg:y2="17.196cm" draw:start-shape="id14" draw:start-glue-point="1" draw:end-shape="id21" svg:d="M14042 8178h5500v9018h-5500" svg:viewBox="0 0 5501 9019">
            <text:p/>
          </draw:connector>
        </draw:g>
      </draw:page>
      <draw:page draw:name="page2" draw:style-name="dp1" draw:master-page-name="Default">
        <draw:g>
          <draw:custom-shape draw:style-name="gr18" draw:text-style-name="P7" draw:layer="layout" svg:width="11.811cm" svg:height="15.367cm" svg:x="1cm" svg:y="1.381cm">
            <text:p text:style-name="P1"><text:span text:style-name="T3">MapperGraph::FindPossibl</text:span><text:span text:style-name="T3">eLoopClosure()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8" xml:id="id23" draw:id="id23" draw:layer="layout" svg:width="4.63cm" svg:height="0.869cm" svg:x="1.749cm" svg:y="1.962cm">
            <text:p text:style-name="P3"><text:span text:style-name="T2">LocalizedRangeScan::</text:span></text:p>
            <text:p text:style-name="P3"><text:span text:style-name="T2">GetReferencePose()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10" xml:id="id24" draw:id="id24" draw:layer="layout" svg:width="4.63cm" svg:height="1.245cm" svg:x="1.749cm" svg:y="3.286cm">
            <text:p text:style-name="P3"><text:span text:style-name="T1">nearLinkedScans = </text:span></text:p>
            <text:p text:style-name="P3"><text:span text:style-name="T1">MapperGraph</text:span><text:span text:style-name="T2">::</text:span></text:p>
            <text:p text:style-name="P3"><text:span text:style-name="T2">FindNearLinkedScans()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4" xml:id="id26" draw:id="id26" draw:layer="layout" svg:width="4.63cm" svg:height="0.869cm" svg:x="1.749cm" svg:y="6.662cm">
            <text:p text:style-name="P3"><text:span text:style-name="T2">for (rStartNum : nScans)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14" xml:id="id27" draw:id="id27" draw:layer="layout" svg:width="4.63cm" svg:height="1.27cm" svg:x="1.749cm" svg:y="7.985cm">
            <text:p text:style-name="P12"><text:span text:style-name="T1">pC</text:span><text:span text:style-name="T1">an</text:span><text:span text:style-name="T1">did</text:span><text:span text:style-name="T1">ate</text:span><text:span text:style-name="T1">Sc</text:span><text:span text:style-name="T1">an </text:span><text:span text:style-name="T1">= </text:span></text:p>
            <text:p text:style-name="P12"><text:span text:style-name="T1">Sc</text:span><text:span text:style-name="T1">an</text:span><text:span text:style-name="T1">Ma</text:span><text:span text:style-name="T1">na</text:span><text:span text:style-name="T1">ger</text:span><text:span text:style-name="T1">::</text:span></text:p>
            <text:p text:style-name="P12"><text:span text:style-name="T1">Ge</text:span><text:span text:style-name="T1">tS</text:span><text:span text:style-name="T1">ca</text:span><text:span text:style-name="T1">n()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8" xml:id="id28" draw:id="id28" draw:layer="layout" svg:width="4.63cm" svg:height="0.869cm" svg:x="1.749cm" svg:y="9.662cm">
            <text:p text:style-name="P3"><text:span text:style-name="T2">LocalizedRangeScan::</text:span></text:p>
            <text:p text:style-name="P3"><text:span text:style-name="T2">GetReferencePose()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4" xml:id="id29" draw:id="id29" draw:layer="layout" svg:width="4.63cm" svg:height="0.869cm" svg:x="1.749cm" svg:y="10.962cm">
            <text:p text:style-name="P3"><text:span text:style-name="T2">If </text:span><text:span text:style-name="T2">(sq</text:span><text:span text:style-name="T2">uar</text:span><text:span text:style-name="T2">ed</text:span><text:span text:style-name="T2">Di</text:span><text:span text:style-name="T2">sta</text:span><text:span text:style-name="T2">nc</text:span><text:span text:style-name="T2">e </text:span><text:span text:style-name="T2">&lt; </text:span><text:span text:style-name="T2">thr</text:span><text:span text:style-name="T2">es</text:span><text:span text:style-name="T2">hol</text:span><text:span text:style-name="T2">d)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4" xml:id="id30" draw:id="id30" draw:layer="layout" svg:width="4.63cm" svg:height="0.869cm" svg:x="1.749cm" svg:y="12.362cm">
            <text:p text:style-name="P3"><text:span text:style-name="T2">if (pCandidateScan </text:span></text:p>
            <text:p text:style-name="P3"><text:span text:style-name="T2">in nearLinkedScans)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4" xml:id="id31" draw:id="id31" draw:layer="layout" svg:width="4.63cm" svg:height="0.869cm" svg:x="1.749cm" svg:y="13.662cm">
            <text:p text:style-name="P3"><text:span text:style-name="T2">ch</text:span><text:span text:style-name="T2">ain</text:span><text:span text:style-name="T2">.cl</text:span><text:span text:style-name="T2">ear</text:span><text:span text:style-name="T2">(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4.064cm" svg:y1="2.831cm" svg:x2="4.064cm" svg:y2="3.286cm" draw:start-shape="id23" draw:start-glue-point="2" draw:end-shape="id24" draw:end-glue-point="0" svg:d="M4064 2831v455" svg:viewBox="0 0 1 456">
            <text:p/>
          </draw:connector>
          <draw:custom-shape draw:style-name="gr23" draw:text-style-name="P15" xml:id="id25" draw:id="id25" draw:layer="layout" svg:width="4.63cm" svg:height="1.272cm" svg:x="1.749cm" svg:y="4.962cm">
            <text:p text:style-name="P3"><text:span text:style-name="T2">nS</text:span><text:span text:style-name="T2">ca</text:span><text:span text:style-name="T2">ns</text:span><text:span text:style-name="T2">=</text:span></text:p>
            <text:p text:style-name="P3"><text:span text:style-name="T2">Sc</text:span><text:span text:style-name="T2">an</text:span><text:span text:style-name="T2">Ma</text:span><text:span text:style-name="T2">na</text:span><text:span text:style-name="T2">ger</text:span><text:span text:style-name="T2">::</text:span></text:p>
            <text:p text:style-name="P3"><text:span text:style-name="T2">Ge</text:span><text:span text:style-name="T2">tS</text:span><text:span text:style-name="T2">ca</text:span><text:span text:style-name="T2">ns(</text:span><text:span text:style-name="T2">).si</text:span><text:span text:style-name="T2">ze(</text:span><text:span text:style-name="T2">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16" draw:layer="layout" draw:type="line" svg:x1="4.064cm" svg:y1="4.531cm" svg:x2="4.064cm" svg:y2="4.962cm" draw:start-shape="id24" draw:start-glue-point="2" draw:end-shape="id25" draw:end-glue-point="0" svg:d="M4064 4531v431" svg:viewBox="0 0 1 432">
            <text:p/>
          </draw:connector>
          <draw:connector draw:style-name="gr4" draw:text-style-name="P16" draw:layer="layout" draw:type="line" svg:x1="4.064cm" svg:y1="6.234cm" svg:x2="4.064cm" svg:y2="6.662cm" draw:start-shape="id25" draw:start-glue-point="2" draw:end-shape="id26" draw:end-glue-point="0" svg:d="M4064 6234v428" svg:viewBox="0 0 1 429">
            <text:p/>
          </draw:connector>
          <draw:connector draw:style-name="gr4" draw:text-style-name="P16" draw:layer="layout" draw:type="line" svg:x1="4.064cm" svg:y1="7.531cm" svg:x2="4.064cm" svg:y2="7.985cm" draw:start-shape="id26" draw:start-glue-point="2" draw:end-shape="id27" draw:end-glue-point="0" svg:d="M4064 7531v454" svg:viewBox="0 0 1 455">
            <text:p/>
          </draw:connector>
          <draw:connector draw:style-name="gr4" draw:text-style-name="P16" draw:layer="layout" draw:type="line" svg:x1="4.064cm" svg:y1="9.255cm" svg:x2="4.064cm" svg:y2="9.662cm" draw:start-shape="id27" draw:start-glue-point="2" draw:end-shape="id28" draw:end-glue-point="0" svg:d="M4064 9255v407" svg:viewBox="0 0 1 408">
            <text:p/>
          </draw:connector>
          <draw:connector draw:style-name="gr4" draw:text-style-name="P16" draw:layer="layout" draw:type="line" svg:x1="4.064cm" svg:y1="10.531cm" svg:x2="4.064cm" svg:y2="10.962cm" draw:start-shape="id28" draw:start-glue-point="2" draw:end-shape="id29" draw:end-glue-point="0" svg:d="M4064 10531v431" svg:viewBox="0 0 1 432">
            <text:p/>
          </draw:connector>
          <draw:connector draw:style-name="gr4" draw:text-style-name="P16" draw:layer="layout" draw:type="line" svg:x1="4.064cm" svg:y1="11.831cm" svg:x2="4.064cm" svg:y2="12.362cm" draw:start-shape="id29" draw:start-glue-point="2" draw:end-shape="id30" draw:end-glue-point="0" svg:d="M4064 11831v531" svg:viewBox="0 0 1 532">
            <text:p/>
          </draw:connector>
          <draw:connector draw:style-name="gr4" draw:text-style-name="P16" draw:layer="layout" draw:type="line" svg:x1="4.064cm" svg:y1="13.231cm" svg:x2="4.064cm" svg:y2="13.662cm" draw:start-shape="id30" draw:start-glue-point="2" draw:end-shape="id31" draw:end-glue-point="0" svg:d="M4064 13231v431" svg:viewBox="0 0 1 432">
            <text:p/>
          </draw:connector>
          <draw:connector draw:style-name="gr4" draw:text-style-name="P16" draw:layer="layout" svg:x1="6.379cm" svg:y1="12.796cm" svg:x2="6.379cm" svg:y2="15.396cm" draw:start-shape="id30" draw:start-glue-point="1" draw:end-shape="id32" draw:end-glue-point="1" svg:d="M6379 12796h501v2600h-501" svg:viewBox="0 0 502 2601">
            <text:p/>
          </draw:connector>
          <draw:connector draw:style-name="gr4" draw:text-style-name="P16" draw:layer="layout" svg:x1="6.379cm" svg:y1="11.396cm" svg:x2="9.964cm" svg:y2="12.362cm" draw:start-shape="id29" draw:start-glue-point="1" draw:end-shape="id33" draw:end-glue-point="0" svg:d="M6379 11396h3585v966" svg:viewBox="0 0 3586 967">
            <text:p/>
          </draw:connector>
          <draw:connector draw:style-name="gr4" draw:text-style-name="P16" draw:layer="layout" svg:x1="7.649cm" svg:y1="12.796cm" svg:x2="7.649cm" svg:y2="15.396cm" draw:start-shape="id33" draw:start-glue-point="3" draw:end-shape="id34" draw:end-glue-point="3" svg:d="M7649 12796h-501v2600h501" svg:viewBox="0 0 502 2601">
            <text:p/>
          </draw:connector>
          <draw:connector draw:style-name="gr4" draw:text-style-name="P16" draw:layer="layout" svg:x1="1.749cm" svg:y1="15.396cm" svg:x2="1.749cm" svg:y2="7.096cm" draw:start-shape="id32" draw:start-glue-point="3" draw:end-shape="id26" draw:end-glue-point="3" svg:d="M1749 15396h-501v-8300h501" svg:viewBox="0 0 502 8301">
            <text:p/>
          </draw:connector>
          <draw:custom-shape draw:style-name="gr21" draw:text-style-name="P4" xml:id="id32" draw:id="id32" draw:layer="layout" svg:width="4.63cm" svg:height="0.869cm" svg:x="1.749cm" svg:y="14.962cm">
            <text:p text:style-name="P3"><text:span text:style-name="T2">c</text:span><text:span text:style-name="T2">h</text:span><text:span text:style-name="T2">a</text:span><text:span text:style-name="T2">i</text:span><text:span text:style-name="T2">n</text:span><text:span text:style-name="T2">.</text:span><text:span text:style-name="T2">p</text:span><text:span text:style-name="T2">u</text:span><text:span text:style-name="T2">s</text:span><text:span text:style-name="T2">h</text:span><text:span text:style-name="T2">_</text:span><text:span text:style-name="T2">b</text:span><text:span text:style-name="T2">a</text:span><text:span text:style-name="T2">c</text:span><text:span text:style-name="T2">k</text:span></text:p>
            <text:p text:style-name="P3"><text:span text:style-name="T2">(</text:span><text:span text:style-name="T2">p</text:span><text:span text:style-name="T2">C</text:span><text:span text:style-name="T2">a</text:span><text:span text:style-name="T2">n</text:span><text:span text:style-name="T2">d</text:span><text:span text:style-name="T2">i</text:span><text:span text:style-name="T2">d</text:span><text:span text:style-name="T2">a</text:span><text:span text:style-name="T2">t</text:span><text:span text:style-name="T2">e</text:span><text:span text:style-name="T2">S</text:span><text:span text:style-name="T2">c</text:span><text:span text:style-name="T2">a</text:span><text:span text:style-name="T2">n</text:span><text:span text:style-name="T2">)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4" xml:id="id35" draw:id="id35" draw:layer="layout" svg:width="4.63cm" svg:height="0.869cm" svg:x="7.649cm" svg:y="6.662cm">
            <text:p text:style-name="P3"><text:span text:style-name="T2">return chain</text:span></text:p>
            <draw:enhanced-geometry svg:viewBox="0 0 21600 21600" draw:type="rectangle" draw:enhanced-path="M 0 0 L 21600 0 21600 21600 0 21600 0 0 Z N"/>
          </draw:custom-shape>
          <draw:connector draw:style-name="gr4" draw:text-style-name="P16" draw:layer="layout" draw:type="line" svg:x1="6.379cm" svg:y1="7.096cm" svg:x2="7.649cm" svg:y2="7.096cm" draw:start-shape="id26" draw:start-glue-point="1" draw:end-shape="id35" draw:end-glue-point="3" svg:d="M6379 7096h1270" svg:viewBox="0 0 1271 1">
            <text:p/>
          </draw:connector>
          <draw:custom-shape draw:style-name="gr21" draw:text-style-name="P4" xml:id="id33" draw:id="id33" draw:layer="layout" svg:width="4.63cm" svg:height="0.869cm" svg:x="7.649cm" svg:y="12.362cm">
            <text:p text:style-name="P3"><text:span text:style-name="T2">if (chain.size() &gt;= </text:span><text:span text:style-name="T2">threshold)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4" xml:id="id36" draw:id="id36" draw:layer="layout" svg:width="4.63cm" svg:height="0.869cm" svg:x="7.649cm" svg:y="13.662cm">
            <text:p text:style-name="P3"><text:span text:style-name="T2">return chai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4" xml:id="id34" draw:id="id34" draw:layer="layout" svg:width="4.63cm" svg:height="0.869cm" svg:x="7.649cm" svg:y="14.962cm">
            <text:p text:style-name="P3"><text:span text:style-name="T2">chain.clear(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16" draw:layer="layout" svg:x1="1.749cm" svg:y1="14.096cm" svg:x2="1.749cm" svg:y2="7.096cm" draw:start-shape="id31" draw:start-glue-point="3" draw:end-shape="id26" draw:end-glue-point="3" svg:d="M1749 14096h-501v-7000h501" svg:viewBox="0 0 502 7001">
            <text:p/>
          </draw:connector>
          <draw:connector draw:style-name="gr4" draw:text-style-name="P16" draw:layer="layout" draw:type="line" svg:x1="9.964cm" svg:y1="13.231cm" svg:x2="9.964cm" svg:y2="13.662cm" draw:start-shape="id33" draw:start-glue-point="2" draw:end-shape="id36" draw:end-glue-point="0" svg:d="M9964 13231v431" svg:viewBox="0 0 1 432">
            <text:p/>
          </draw:connector>
          <draw:connector draw:style-name="gr4" draw:text-style-name="P16" draw:layer="layout" svg:x1="9.964cm" svg:y1="15.831cm" svg:x2="1.749cm" svg:y2="7.096cm" draw:start-shape="id34" draw:start-glue-point="2" draw:end-shape="id26" draw:end-glue-point="3" svg:d="M9964 15831v500h-8716v-9235h501" svg:viewBox="0 0 8717 9236">
            <text:p/>
          </draw:connector>
        </draw:g>
        <draw:g>
          <draw:custom-shape draw:style-name="gr24" draw:text-style-name="P7" draw:layer="layout" svg:width="6.731cm" svg:height="8.232cm" svg:x="15.422cm" svg:y="1.404cm">
            <text:p text:style-name="P1"><text:span text:style-name="T3">M</text:span><text:span text:style-name="T3">a</text:span><text:span text:style-name="T3">p</text:span><text:span text:style-name="T3">p</text:span><text:span text:style-name="T3">e</text:span><text:span text:style-name="T3">r</text:span><text:span text:style-name="T3">G</text:span><text:span text:style-name="T3">r</text:span><text:span text:style-name="T3">a</text:span><text:span text:style-name="T3">p</text:span><text:span text:style-name="T3">h</text:span><text:span text:style-name="T3">:</text:span><text:span text:style-name="T3">:</text:span><text:span text:style-name="T3">A</text:span><text:span text:style-name="T3">d</text:span><text:span text:style-name="T3">d</text:span><text:span text:style-name="T3">V</text:span><text:span text:style-name="T3">e</text:span><text:span text:style-name="T3">r</text:span><text:span text:style-name="T3">t</text:span><text:span text:style-name="T3">e</text:span><text:span text:style-name="T3">x</text:span><text:span text:style-name="T3">(</text:span><text:span text:style-name="T3">)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4" xml:id="id41" draw:id="id41" draw:layer="layout" svg:width="4.169cm" svg:height="0.869cm" svg:x="16.738cm" svg:y="2.061cm">
            <text:p text:style-name="P3"><text:span text:style-name="T2">if </text:span><text:span text:style-name="T2">(p</text:span><text:span text:style-name="T2">Sc</text:span><text:span text:style-name="T2">an </text:span><text:span text:style-name="T2">!= </text:span><text:span text:style-name="T2">NU</text:span><text:span text:style-name="T2">LL)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4" xml:id="id39" draw:id="id39" draw:layer="layout" svg:width="4.169cm" svg:height="0.865cm" svg:x="16.738cm" svg:y="3.333cm">
            <text:p text:style-name="P3"><text:span text:style-name="T2">pv</text:span><text:span text:style-name="T2">ert</text:span><text:span text:style-name="T2">ex </text:span><text:span text:style-name="T2">= </text:span></text:p>
            <text:p text:style-name="P3"><text:span text:style-name="T2">ne</text:span><text:span text:style-name="T2">w </text:span><text:span text:style-name="T2">Ve</text:span><text:span text:style-name="T2">rte</text:span><text:span text:style-name="T2">x&lt;</text:span><text:span text:style-name="T2">Lo</text:span><text:span text:style-name="T2">cal</text:span><text:span text:style-name="T2">ize</text:span><text:span text:style-name="T2">dR</text:span><text:span text:style-name="T2">an</text:span><text:span text:style-name="T2">ge</text:span><text:span text:style-name="T2">Sc</text:span><text:span text:style-name="T2">an</text:span><text:span text:style-name="T2">&gt;(</text:span><text:span text:style-name="T2">pS</text:span><text:span text:style-name="T2">ca</text:span><text:span text:style-name="T2">n)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7" xml:id="id37" draw:id="id37" draw:layer="layout" svg:width="4.169cm" svg:height="0.865cm" svg:x="16.738cm" svg:y="5.91cm">
            <text:p text:style-name="P12"><text:span text:style-name="T1">if </text:span><text:span text:style-name="T1">(m</text:span><text:span text:style-name="T1">_o</text:span><text:span text:style-name="T1">pti</text:span><text:span text:style-name="T1">mi</text:span><text:span text:style-name="T1">zer </text:span><text:span text:style-name="T1">!= </text:span><text:span text:style-name="T1">NU</text:span><text:span text:style-name="T1">LL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svg:x1="20.907cm" svg:y1="6.342cm" svg:x2="20.907cm" svg:y2="8.912cm" draw:start-shape="id37" draw:start-glue-point="1" draw:end-shape="id38" draw:end-glue-point="1" svg:d="M20907 6342h500v2570h-500" svg:viewBox="0 0 501 2571">
            <text:p/>
          </draw:connector>
          <draw:connector draw:style-name="gr4" draw:text-style-name="P6" draw:layer="layout" draw:type="line" svg:x1="18.822cm" svg:y1="4.198cm" svg:x2="18.822cm" svg:y2="4.61cm" draw:start-shape="id39" draw:start-glue-point="2" draw:end-shape="id40" svg:d="M18822 4198v412" svg:viewBox="0 0 1 413">
            <text:p/>
          </draw:connector>
          <draw:connector draw:style-name="gr4" draw:text-style-name="P6" draw:layer="layout" draw:type="line" svg:x1="18.822cm" svg:y1="2.93cm" svg:x2="18.822cm" svg:y2="3.333cm" draw:start-shape="id41" draw:start-glue-point="2" draw:end-shape="id39" draw:end-glue-point="0" svg:d="M18822 2930v403" svg:viewBox="0 0 1 404">
            <text:p/>
          </draw:connector>
          <draw:custom-shape draw:style-name="gr6" draw:text-style-name="P4" xml:id="id42" draw:id="id42" draw:layer="layout" svg:width="4.169cm" svg:height="0.869cm" svg:x="16.738cm" svg:y="7.178cm">
            <text:p text:style-name="P3"><text:span text:style-name="T2">SpaSolver::</text:span></text:p>
            <text:p text:style-name="P3"><text:span text:style-name="T2">AddNode(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18.822cm" svg:y1="6.775cm" svg:x2="18.822cm" svg:y2="7.178cm" draw:start-shape="id37" draw:start-glue-point="2" draw:end-shape="id42" draw:end-glue-point="0" svg:d="M18822 6775v403" svg:viewBox="0 0 1 404">
            <text:p/>
          </draw:connector>
          <draw:custom-shape draw:style-name="gr26" draw:text-style-name="P18" xml:id="id40" draw:id="id40" draw:layer="layout" svg:width="4.169cm" svg:height="0.865cm" svg:x="16.738cm" svg:y="4.61cm">
            <text:p text:style-name="P3"><text:span text:style-name="T2">Graph&lt;LocalizedRan</text:span><text:span text:style-name="T2">geScan&gt;::</text:span></text:p>
            <text:p text:style-name="P3"><text:span text:style-name="T2">AddVertex(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18.822cm" svg:y1="5.475cm" svg:x2="18.822cm" svg:y2="5.91cm" draw:start-shape="id40" draw:start-glue-point="2" draw:end-shape="id37" draw:end-glue-point="0" svg:d="M18822 5475v435" svg:viewBox="0 0 1 436">
            <text:p/>
          </draw:connector>
          <draw:custom-shape draw:style-name="gr6" draw:text-style-name="P4" xml:id="id38" draw:id="id38" draw:layer="layout" svg:width="4.169cm" svg:height="0.869cm" svg:x="16.738cm" svg:y="8.478cm">
            <text:p text:style-name="P3"><text:span text:style-name="T2">return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svg:x1="20.907cm" svg:y1="2.495cm" svg:x2="20.907cm" svg:y2="8.912cm" draw:start-shape="id41" draw:start-glue-point="1" draw:end-shape="id38" draw:end-glue-point="1" svg:d="M20907 2495h500v6417h-500" svg:viewBox="0 0 501 6418">
            <text:p/>
          </draw:connector>
          <draw:connector draw:style-name="gr4" draw:text-style-name="P6" draw:layer="layout" draw:type="line" svg:x1="18.822cm" svg:y1="8.047cm" svg:x2="18.822cm" svg:y2="8.478cm" draw:start-shape="id42" draw:start-glue-point="2" draw:end-shape="id38" draw:end-glue-point="0" svg:d="M18822 8047v431" svg:viewBox="0 0 1 432">
            <text:p/>
          </draw:connector>
        </draw:g>
        <draw:g>
          <draw:custom-shape draw:style-name="gr27" draw:text-style-name="P7" draw:layer="layout" svg:width="10.541cm" svg:height="14.859cm" svg:x="14.208cm" svg:y="11.314cm">
            <text:p text:style-name="P1"><text:span text:style-name="T3">MapperGraph::Add</text:span><text:span text:style-name="T3">Edges()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9" xml:id="id46" draw:id="id46" draw:layer="layout" svg:width="4.169cm" svg:height="0.869cm" svg:x="19.652cm" svg:y="11.561cm">
            <text:p text:style-name="P3"><text:span text:style-name="T2">if (MapperSensorManager::</text:span></text:p>
            <text:p text:style-name="P3"><text:span text:style-name="T2">GetLastScan() != NULL)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10" xml:id="id45" draw:id="id45" draw:layer="layout" svg:width="4.169cm" svg:height="0.865cm" svg:x="19.652cm" svg:y="12.833cm">
            <text:p text:style-name="P3"><text:span text:style-name="T2">MapperGraph::</text:span></text:p>
            <text:p text:style-name="P3"><text:span text:style-name="T2">LinkScans()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17" xml:id="id47" draw:id="id47" draw:layer="layout" svg:width="4.169cm" svg:height="0.865cm" svg:x="19.652cm" svg:y="15.41cm">
            <text:p text:style-name="P12"><text:span text:style-name="T1">for (devices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svg:x1="19.652cm" svg:y1="14.542cm" svg:x2="16.536cm" svg:y2="15.444cm" draw:start-shape="id43" draw:start-glue-point="3" draw:end-shape="id44" draw:end-glue-point="0" svg:d="M19652 14542h-3116v902" svg:viewBox="0 0 3117 903">
            <text:p/>
          </draw:connector>
          <draw:connector draw:style-name="gr4" draw:text-style-name="P6" draw:layer="layout" draw:type="line" svg:x1="21.736cm" svg:y1="13.698cm" svg:x2="21.736cm" svg:y2="14.11cm" draw:start-shape="id45" draw:start-glue-point="2" draw:end-shape="id43" svg:d="M21736 13698v412" svg:viewBox="0 0 1 413">
            <text:p/>
          </draw:connector>
          <draw:connector draw:style-name="gr4" draw:text-style-name="P6" draw:layer="layout" draw:type="line" svg:x1="21.736cm" svg:y1="12.43cm" svg:x2="21.736cm" svg:y2="12.833cm" draw:start-shape="id46" draw:start-glue-point="2" draw:end-shape="id45" draw:end-glue-point="0" svg:d="M21736 12430v403" svg:viewBox="0 0 1 404">
            <text:p/>
          </draw:connector>
          <draw:custom-shape draw:style-name="gr31" draw:text-style-name="P11" xml:id="id48" draw:id="id48" draw:layer="layout" svg:width="4.169cm" svg:height="1.102cm" svg:x="19.652cm" svg:y="16.678cm">
            <text:p text:style-name="P3"><text:span text:style-name="T2">response = </text:span></text:p>
            <text:p text:style-name="P3"><text:span text:style-name="T2">ScanMatcher::</text:span></text:p>
            <text:p text:style-name="P3"><text:span text:style-name="T2">MatchScan(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21.736cm" svg:y1="16.275cm" svg:x2="21.736cm" svg:y2="16.678cm" draw:start-shape="id47" draw:start-glue-point="2" draw:end-shape="id48" draw:end-glue-point="0" svg:d="M21736 16275v403" svg:viewBox="0 0 1 404">
            <text:p/>
          </draw:connector>
          <draw:custom-shape draw:style-name="gr9" draw:text-style-name="P19" xml:id="id43" draw:id="id43" draw:layer="layout" svg:width="4.169cm" svg:height="0.865cm" svg:x="19.652cm" svg:y="14.11cm">
            <text:p text:style-name="P12"><text:span text:style-name="T1">if (MapperSensorManager::</text:span></text:p>
            <text:p text:style-name="P12"><text:span text:style-name="T1">GetLastScan() == NULL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21.736cm" svg:y1="14.975cm" svg:x2="21.736cm" svg:y2="15.41cm" draw:start-shape="id43" draw:start-glue-point="2" draw:end-shape="id47" draw:end-glue-point="0" svg:d="M21736 14975v435" svg:viewBox="0 0 1 436">
            <text:p/>
          </draw:connector>
          <draw:custom-shape draw:style-name="gr15" draw:text-style-name="P13" xml:id="id49" draw:id="id49" draw:layer="layout" svg:width="4.169cm" svg:height="0.869cm" svg:x="19.652cm" svg:y="18.178cm">
            <text:p text:style-name="P12"><text:span text:style-name="T1">MapperGraph::</text:span></text:p>
            <text:p text:style-name="P12"><text:span text:style-name="T1">LinkScans(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svg:x1="23.821cm" svg:y1="11.995cm" svg:x2="23.821cm" svg:y2="14.542cm" draw:start-shape="id46" draw:start-glue-point="1" draw:end-shape="id43" draw:end-glue-point="1" svg:d="M23821 11995h541v2547h-541" svg:viewBox="0 0 542 2548">
            <text:p/>
          </draw:connector>
          <draw:connector draw:style-name="gr4" draw:text-style-name="P6" draw:layer="layout" draw:type="line" svg:x1="21.736cm" svg:y1="17.78cm" svg:x2="21.736cm" svg:y2="18.178cm" draw:start-shape="id48" draw:start-glue-point="2" draw:end-shape="id49" draw:end-glue-point="0" svg:d="M21736 17780v398" svg:viewBox="0 0 1 399">
            <text:p/>
          </draw:connector>
          <draw:custom-shape draw:style-name="gr6" draw:text-style-name="P4" xml:id="id50" draw:id="id50" draw:layer="layout" svg:width="4.169cm" svg:height="0.869cm" svg:x="19.652cm" svg:y="19.478cm">
            <text:p text:style-name="P3"><text:span text:style-name="T2">if (response &gt; threshold)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4" xml:id="id51" draw:id="id51" draw:layer="layout" svg:width="4.169cm" svg:height="0.869cm" svg:x="19.652cm" svg:y="20.778cm">
            <text:p text:style-name="P3"><text:span text:style-name="T2">add means/covariances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8" xml:id="id44" draw:id="id44" draw:layer="layout" svg:width="4.169cm" svg:height="1.203cm" svg:x="14.452cm" svg:y="15.444cm">
            <text:p text:style-name="P3"><text:span text:style-name="T2">scanPose = </text:span></text:p>
            <text:p text:style-name="P3"><text:span text:style-name="T2">LocalizedRangeScan::</text:span></text:p>
            <text:p text:style-name="P3"><text:span text:style-name="T2">GetSensorPose()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4" xml:id="id53" draw:id="id53" draw:layer="layout" svg:width="4.169cm" svg:height="0.869cm" svg:x="14.452cm" svg:y="17.078cm">
            <text:p text:style-name="P3"><text:span text:style-name="T2">add means/covariances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3" xml:id="id54" draw:id="id54" draw:layer="layout" svg:width="4.169cm" svg:height="0.869cm" svg:x="14.452cm" svg:y="18.378cm">
            <text:p text:style-name="P12"><text:span text:style-name="T1">MapperGraph::</text:span></text:p>
            <text:p text:style-name="P12"><text:span text:style-name="T1">LinkChainToScan()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3" xml:id="id52" draw:id="id52" draw:layer="layout" svg:width="4.169cm" svg:height="0.869cm" svg:x="14.452cm" svg:y="19.778cm">
            <text:p text:style-name="P12"><text:span text:style-name="T1">MapperGraph::</text:span></text:p>
            <text:p text:style-name="P12"><text:span text:style-name="T1">LinkNearChains()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4" xml:id="id56" draw:id="id56" draw:layer="layout" svg:width="4.169cm" svg:height="0.869cm" svg:x="14.452cm" svg:y="21.178cm">
            <text:p text:style-name="P3"><text:span text:style-name="T2">If (!means.empty())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3" xml:id="id57" draw:id="id57" draw:layer="layout" svg:width="4.169cm" svg:height="0.869cm" svg:x="14.452cm" svg:y="22.478cm">
            <text:p text:style-name="P12"><text:span text:style-name="T1">MapperGraph::</text:span></text:p>
            <text:p text:style-name="P12"><text:span text:style-name="T1">ComputeWeightedMean()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20" xml:id="id58" draw:id="id58" draw:layer="layout" svg:width="4.169cm" svg:height="0.869cm" svg:x="14.452cm" svg:y="23.678cm">
            <text:p text:style-name="P12"><text:span text:style-name="T1">LocalizedRangeScan::</text:span></text:p>
            <text:p text:style-name="P12"><text:span text:style-name="T1">SetSensorPose(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21.736cm" svg:y1="19.047cm" svg:x2="21.736cm" svg:y2="19.478cm" draw:start-shape="id49" draw:start-glue-point="2" draw:end-shape="id50" draw:end-glue-point="0" svg:d="M21736 19047v431" svg:viewBox="0 0 1 432">
            <text:p/>
          </draw:connector>
          <draw:connector draw:style-name="gr4" draw:text-style-name="P6" draw:layer="layout" draw:type="line" svg:x1="21.736cm" svg:y1="20.347cm" svg:x2="21.736cm" svg:y2="20.778cm" draw:start-shape="id50" draw:start-glue-point="2" draw:end-shape="id51" draw:end-glue-point="0" svg:d="M21736 20347v431" svg:viewBox="0 0 1 432">
            <text:p/>
          </draw:connector>
          <draw:connector draw:style-name="gr4" draw:text-style-name="P6" draw:layer="layout" svg:x1="23.821cm" svg:y1="19.912cm" svg:x2="23.821cm" svg:y2="15.842cm" draw:start-shape="id50" draw:start-glue-point="1" draw:end-shape="id47" draw:end-glue-point="1" svg:d="M23821 19912h500v-4070h-500" svg:viewBox="0 0 501 4071">
            <text:p/>
          </draw:connector>
          <draw:connector draw:style-name="gr4" draw:text-style-name="P6" draw:layer="layout" svg:x1="23.821cm" svg:y1="21.212cm" svg:x2="23.821cm" svg:y2="15.842cm" draw:start-shape="id51" draw:start-glue-point="1" draw:end-shape="id47" draw:end-glue-point="1" svg:d="M23821 21212h500v-5370h-500" svg:viewBox="0 0 501 5371">
            <text:p/>
          </draw:connector>
          <draw:connector draw:style-name="gr4" draw:text-style-name="P6" draw:layer="layout" svg:x1="19.652cm" svg:y1="15.842cm" svg:x2="18.621cm" svg:y2="20.212cm" draw:start-shape="id47" draw:start-glue-point="3" draw:end-shape="id52" svg:d="M19652 15842h-516v4370h-515" svg:viewBox="0 0 1032 4371">
            <text:p/>
          </draw:connector>
          <draw:connector draw:style-name="gr4" draw:text-style-name="P6" draw:layer="layout" draw:type="line" svg:x1="16.536cm" svg:y1="16.647cm" svg:x2="16.536cm" svg:y2="17.078cm" draw:start-shape="id44" draw:start-glue-point="2" draw:end-shape="id53" draw:end-glue-point="0" svg:d="M16536 16647v431" svg:viewBox="0 0 1 432">
            <text:p/>
          </draw:connector>
          <draw:connector draw:style-name="gr4" draw:text-style-name="P6" xml:id="id55" draw:id="id55" draw:layer="layout" draw:type="line" svg:x1="16.536cm" svg:y1="18.378cm" svg:x2="16.536cm" svg:y2="18.378cm" draw:start-shape="id54" draw:start-glue-point="0" draw:end-shape="id54" draw:end-glue-point="0" svg:d="M16536 18378z" svg:viewBox="0 0 1 1">
            <text:p/>
          </draw:connector>
          <draw:connector draw:style-name="gr4" draw:text-style-name="P6" draw:layer="layout" draw:type="line" svg:x1="16.536cm" svg:y1="17.947cm" svg:x2="16.536cm" svg:y2="18.378cm" draw:start-shape="id53" draw:start-glue-point="2" draw:end-shape="id55" draw:end-glue-point="0" svg:d="M16536 17947v431" svg:viewBox="0 0 1 432">
            <text:p/>
          </draw:connector>
          <draw:connector draw:style-name="gr4" draw:text-style-name="P6" draw:layer="layout" draw:type="line" svg:x1="16.536cm" svg:y1="19.247cm" svg:x2="16.536cm" svg:y2="19.778cm" draw:start-shape="id54" draw:start-glue-point="2" draw:end-shape="id52" draw:end-glue-point="0" svg:d="M16536 19247v531" svg:viewBox="0 0 1 532">
            <text:p/>
          </draw:connector>
          <draw:connector draw:style-name="gr4" draw:text-style-name="P6" draw:layer="layout" draw:type="line" svg:x1="16.536cm" svg:y1="20.647cm" svg:x2="16.536cm" svg:y2="21.178cm" draw:start-shape="id52" draw:start-glue-point="2" draw:end-shape="id56" draw:end-glue-point="0" svg:d="M16536 20647v531" svg:viewBox="0 0 1 532">
            <text:p/>
          </draw:connector>
          <draw:connector draw:style-name="gr4" draw:text-style-name="P6" draw:layer="layout" draw:type="line" svg:x1="16.536cm" svg:y1="22.047cm" svg:x2="16.536cm" svg:y2="22.478cm" draw:start-shape="id56" draw:start-glue-point="2" draw:end-shape="id57" draw:end-glue-point="0" svg:d="M16536 22047v431" svg:viewBox="0 0 1 432">
            <text:p/>
          </draw:connector>
          <draw:connector draw:style-name="gr4" draw:text-style-name="P6" draw:layer="layout" draw:type="line" svg:x1="16.536cm" svg:y1="23.347cm" svg:x2="16.536cm" svg:y2="23.678cm" draw:start-shape="id57" draw:start-glue-point="2" draw:end-shape="id58" draw:end-glue-point="0" svg:d="M16536 23347v331" svg:viewBox="0 0 1 332">
            <text:p/>
          </draw:connector>
          <draw:connector draw:style-name="gr4" draw:text-style-name="P6" draw:layer="layout" svg:x1="18.621cm" svg:y1="21.612cm" svg:x2="18.621cm" svg:y2="25.412cm" draw:start-shape="id56" draw:start-glue-point="1" draw:end-shape="id59" draw:end-glue-point="1" svg:d="M18621 21612h500v3800h-500" svg:viewBox="0 0 501 3801">
            <text:p/>
          </draw:connector>
          <draw:custom-shape draw:style-name="gr6" draw:text-style-name="P4" xml:id="id59" draw:id="id59" draw:layer="layout" svg:width="4.169cm" svg:height="0.869cm" svg:x="14.452cm" svg:y="24.978cm">
            <text:p text:style-name="P3"><text:span text:style-name="T2">return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16.536cm" svg:y1="24.547cm" svg:x2="16.536cm" svg:y2="24.978cm" draw:start-shape="id58" draw:start-glue-point="2" draw:end-shape="id59" draw:end-glue-point="0" svg:d="M16536 24547v431" svg:viewBox="0 0 1 432">
            <text:p/>
          </draw:connector>
        </draw:g>
        <draw:g>
          <draw:custom-shape draw:style-name="gr34" draw:text-style-name="P7" draw:layer="layout" svg:width="5.896cm" svg:height="9.501cm" svg:x="4.375cm" svg:y="18.804cm">
            <text:p text:style-name="P1"><text:span text:style-name="T3">MapperGraph::LinkScans()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4" xml:id="id64" draw:id="id64" draw:layer="layout" svg:width="4.169cm" svg:height="0.869cm" svg:x="5.052cm" svg:y="19.461cm">
            <text:p text:style-name="P3"><text:span text:style-name="T2">isNewEdge = true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10" xml:id="id62" draw:id="id62" draw:layer="layout" svg:width="4.169cm" svg:height="1.143cm" svg:x="5.052cm" svg:y="20.685cm">
            <text:p text:style-name="P3"><text:span text:style-name="T2">pEdge = </text:span></text:p>
            <text:p text:style-name="P3"><text:span text:style-name="T2">MapperGraph::</text:span></text:p>
            <text:p text:style-name="P3"><text:span text:style-name="T2">AddEdge(isNewEdge)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17" xml:id="id65" draw:id="id65" draw:layer="layout" svg:width="4.169cm" svg:height="0.865cm" svg:x="5.052cm" svg:y="23.41cm">
            <text:p text:style-name="P12"><text:span text:style-name="T1">Edge::</text:span></text:p>
            <text:p text:style-name="P12"><text:span text:style-name="T1">SetLabel(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svg:x1="9.221cm" svg:y1="25.112cm" svg:x2="9.221cm" svg:y2="27.612cm" draw:start-shape="id60" draw:start-glue-point="1" draw:end-shape="id61" draw:end-glue-point="1" svg:d="M9221 25112h500v2500h-500" svg:viewBox="0 0 501 2501">
            <text:p/>
          </draw:connector>
          <draw:connector draw:style-name="gr4" draw:text-style-name="P6" draw:layer="layout" draw:type="line" svg:x1="7.136cm" svg:y1="21.828cm" svg:x2="7.136cm" svg:y2="22.21cm" draw:start-shape="id62" draw:start-glue-point="2" draw:end-shape="id63" svg:d="M7136 21828v382" svg:viewBox="0 0 1 383">
            <text:p/>
          </draw:connector>
          <draw:connector draw:style-name="gr4" draw:text-style-name="P6" draw:layer="layout" draw:type="line" svg:x1="7.136cm" svg:y1="20.33cm" svg:x2="7.136cm" svg:y2="20.685cm" draw:start-shape="id64" draw:start-glue-point="2" draw:end-shape="id62" draw:end-glue-point="0" svg:d="M7136 20330v355" svg:viewBox="0 0 1 356">
            <text:p/>
          </draw:connector>
          <draw:custom-shape draw:style-name="gr6" draw:text-style-name="P4" xml:id="id60" draw:id="id60" draw:layer="layout" svg:width="4.169cm" svg:height="0.869cm" svg:x="5.052cm" svg:y="24.678cm">
            <text:p text:style-name="P3"><text:span text:style-name="T2">if (m_optimizer != NULL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7.136cm" svg:y1="24.275cm" svg:x2="7.136cm" svg:y2="24.678cm" draw:start-shape="id65" draw:start-glue-point="2" draw:end-shape="id60" draw:end-glue-point="0" svg:d="M7136 24275v403" svg:viewBox="0 0 1 404">
            <text:p/>
          </draw:connector>
          <draw:custom-shape draw:style-name="gr37" draw:text-style-name="P17" xml:id="id63" draw:id="id63" draw:layer="layout" svg:width="4.169cm" svg:height="0.865cm" svg:x="5.052cm" svg:y="22.21cm">
            <text:p text:style-name="P12"><text:span text:style-name="T1">if (isNewEdge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7.136cm" svg:y1="23.075cm" svg:x2="7.136cm" svg:y2="23.41cm" draw:start-shape="id63" draw:start-glue-point="2" draw:end-shape="id65" draw:end-glue-point="0" svg:d="M7136 23075v335" svg:viewBox="0 0 1 336">
            <text:p/>
          </draw:connector>
          <draw:custom-shape draw:style-name="gr6" draw:text-style-name="P4" xml:id="id66" draw:id="id66" draw:layer="layout" svg:width="4.169cm" svg:height="0.869cm" svg:x="5.052cm" svg:y="25.878cm">
            <text:p text:style-name="P3"><text:span text:style-name="T2">SpaSolver::</text:span></text:p>
            <text:p text:style-name="P3"><text:span text:style-name="T2">AddConstraint(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svg:x1="9.221cm" svg:y1="22.642cm" svg:x2="9.221cm" svg:y2="27.612cm" draw:start-shape="id63" draw:start-glue-point="1" draw:end-shape="id61" draw:end-glue-point="1" svg:d="M9221 22642h500v4970h-500" svg:viewBox="0 0 501 4971">
            <text:p/>
          </draw:connector>
          <draw:connector draw:style-name="gr4" draw:text-style-name="P6" draw:layer="layout" draw:type="line" svg:x1="7.136cm" svg:y1="25.547cm" svg:x2="7.136cm" svg:y2="25.878cm" draw:start-shape="id60" draw:start-glue-point="2" draw:end-shape="id66" draw:end-glue-point="0" svg:d="M7136 25547v331" svg:viewBox="0 0 1 332">
            <text:p/>
          </draw:connector>
          <draw:custom-shape draw:style-name="gr6" draw:text-style-name="P4" xml:id="id61" draw:id="id61" draw:layer="layout" svg:width="4.169cm" svg:height="0.869cm" svg:x="5.052cm" svg:y="27.178cm">
            <text:p text:style-name="P3"><text:span text:style-name="T2">return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7.136cm" svg:y1="26.747cm" svg:x2="7.136cm" svg:y2="27.178cm" draw:start-shape="id66" draw:start-glue-point="2" draw:end-shape="id61" draw:end-glue-point="0" svg:d="M7136 26747v431" svg:viewBox="0 0 1 432">
            <text:p/>
          </draw:connector>
        </draw:g>
      </draw:page>
      <draw:page draw:name="page3" draw:style-name="dp1" draw:master-page-name="Default">
        <draw:g>
          <draw:custom-shape draw:style-name="gr38" draw:text-style-name="P21" draw:layer="layout" svg:width="12.573cm" svg:height="16.362cm" svg:x="1.508cm" svg:y="1.275cm">
            <text:p text:style-name="P1"><text:span text:style-name="T2">ScanMatcher::MatchScan()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8" xml:id="id67" draw:id="id67" draw:layer="layout" svg:width="4.63cm" svg:height="1.229cm" svg:x="2.849cm" svg:y="1.902cm">
            <text:p text:style-name="P3"><text:span text:style-name="T2">scanPose = </text:span></text:p>
            <text:p text:style-name="P3"><text:span text:style-name="T2">LocalizedRangeScan::</text:span></text:p>
            <text:p text:style-name="P3"><text:span text:style-name="T2">GetSensorPose()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22" xml:id="id68" draw:id="id68" draw:layer="layout" svg:width="4.63cm" svg:height="0.869cm" svg:x="2.849cm" svg:y="3.495cm">
            <text:p text:style-name="P3"><text:span text:style-name="T2">if (LaserRangeFinder::</text:span></text:p>
            <text:p text:style-name="P3"><text:span text:style-name="T2">GetNumberOfRangeReadings() == 0)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17" xml:id="id69" draw:id="id69" draw:layer="layout" svg:width="4.63cm" svg:height="0.869cm" svg:x="8.661cm" svg:y="4.695cm">
            <text:p text:style-name="P12"><text:span text:style-name="T1">rMean = scanPose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17" xml:id="id70" draw:id="id70" draw:layer="layout" svg:width="4.63cm" svg:height="0.869cm" svg:x="8.661cm" svg:y="5.895cm">
            <text:p text:style-name="P12"><text:span text:style-name="T1">rCovariance = constant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23" xml:id="id71" draw:id="id71" draw:layer="layout" svg:width="4.63cm" svg:height="1.184cm" svg:x="2.861cm" svg:y="4.695cm">
            <text:p text:style-name="P12"><text:span text:style-name="T1">roi = </text:span></text:p>
            <text:p text:style-name="P12"><text:span text:style-name="T1">CorrelationGrid::</text:span></text:p>
            <text:p text:style-name="P12"><text:span text:style-name="T1">GetROI()</text:span></text:p>
            <draw:enhanced-geometry svg:viewBox="0 0 21600 21600" draw:type="rectangle" draw:enhanced-path="M 0 0 L 21600 0 21600 21600 0 21600 0 0 Z N"/>
          </draw:custom-shape>
          <draw:custom-shape draw:style-name="gr44" draw:text-style-name="P24" xml:id="id72" draw:id="id72" draw:layer="layout" svg:width="4.63cm" svg:height="0.869cm" svg:x="2.861cm" svg:y="6.224cm">
            <text:p text:style-name="P12"><text:span text:style-name="T1">CoordinateConverter::</text:span></text:p>
            <text:p text:style-name="P12"><text:span text:style-name="T1">SetOffset()</text:span></text:p>
            <draw:enhanced-geometry svg:viewBox="0 0 21600 21600" draw:type="rectangle" draw:enhanced-path="M 0 0 L 21600 0 21600 21600 0 21600 0 0 Z N"/>
          </draw:custom-shape>
          <draw:custom-shape draw:style-name="gr45" draw:text-style-name="P25" xml:id="id73" draw:id="id73" draw:layer="layout" svg:width="4.63cm" svg:height="0.869cm" svg:x="2.861cm" svg:y="7.424cm">
            <text:p text:style-name="P12"><text:span text:style-name="T1">ScanMatcher::</text:span></text:p>
            <text:p text:style-name="P12"><text:span text:style-name="T1">AddScans(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5.164cm" svg:y1="3.131cm" svg:x2="5.164cm" svg:y2="3.495cm" draw:start-shape="id67" draw:start-glue-point="2" draw:end-shape="id68" draw:end-glue-point="0" svg:d="M5164 3131v364" svg:viewBox="0 0 1 365">
            <text:p/>
          </draw:connector>
          <draw:connector draw:style-name="gr4" draw:text-style-name="P6" draw:layer="layout" draw:type="line" svg:x1="10.976cm" svg:y1="5.564cm" svg:x2="10.976cm" svg:y2="5.895cm" draw:start-shape="id69" draw:start-glue-point="2" draw:end-shape="id70" svg:d="M10976 5564v331" svg:viewBox="0 0 1 332">
            <text:p/>
          </draw:connector>
          <draw:custom-shape draw:style-name="gr46" draw:text-style-name="P17" xml:id="id83" draw:id="id83" draw:layer="layout" svg:width="4.63cm" svg:height="0.869cm" svg:x="8.661cm" svg:y="7.095cm">
            <text:p text:style-name="P12"><text:span text:style-name="T1">return 0.0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svg:x1="2.849cm" svg:y1="3.929cm" svg:x2="2.861cm" svg:y2="5.287cm" draw:start-shape="id68" draw:start-glue-point="3" draw:end-shape="id71" draw:end-glue-point="3" svg:d="M2849 3929h-1096v1358h1108" svg:viewBox="0 0 1109 1359">
            <text:p/>
          </draw:connector>
          <draw:connector draw:style-name="gr4" draw:text-style-name="P6" draw:layer="layout" draw:type="line" svg:x1="5.176cm" svg:y1="5.879cm" svg:x2="5.176cm" svg:y2="6.224cm" draw:start-shape="id71" draw:start-glue-point="2" draw:end-shape="id72" draw:end-glue-point="0" svg:d="M5176 5879v345" svg:viewBox="0 0 1 346">
            <text:p/>
          </draw:connector>
          <draw:connector draw:style-name="gr4" draw:text-style-name="P6" draw:layer="layout" draw:type="line" svg:x1="5.176cm" svg:y1="7.093cm" svg:x2="5.176cm" svg:y2="7.424cm" draw:start-shape="id72" draw:start-glue-point="2" draw:end-shape="id73" draw:end-glue-point="0" svg:d="M5176 7093v331" svg:viewBox="0 0 1 332">
            <text:p/>
          </draw:connector>
          <draw:custom-shape draw:style-name="gr47" draw:text-style-name="P25" xml:id="id74" draw:id="id74" draw:layer="layout" svg:width="4.63cm" svg:height="1.192cm" svg:x="2.861cm" svg:y="8.624cm">
            <text:p text:style-name="P12"><text:span text:style-name="T1">bestResponse = </text:span></text:p>
            <text:p text:style-name="P12"><text:span text:style-name="T1">ScanMatcher::</text:span></text:p>
            <text:p text:style-name="P12"><text:span text:style-name="T1">CorrelateScan(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5.176cm" svg:y1="8.293cm" svg:x2="5.176cm" svg:y2="8.624cm" draw:start-shape="id73" draw:start-glue-point="2" draw:end-shape="id74" draw:end-glue-point="0" svg:d="M5176 8293v331" svg:viewBox="0 0 1 332">
            <text:p/>
          </draw:connector>
          <draw:custom-shape draw:style-name="gr48" draw:text-style-name="P17" xml:id="id75" draw:id="id75" draw:layer="layout" svg:width="4.63cm" svg:height="0.869cm" svg:x="2.861cm" svg:y="10.195cm">
            <text:p text:style-name="P12"><text:span text:style-name="T1">if UseResponseExpansion</text:span></text:p>
            <draw:enhanced-geometry svg:viewBox="0 0 21600 21600" draw:type="rectangle" draw:enhanced-path="M 0 0 L 21600 0 21600 21600 0 21600 0 0 Z N"/>
          </draw:custom-shape>
          <draw:custom-shape draw:style-name="gr49" draw:text-style-name="P17" xml:id="id76" draw:id="id76" draw:layer="layout" svg:width="4.63cm" svg:height="0.869cm" svg:x="2.861cm" svg:y="11.395cm">
            <text:p text:style-name="P12"><text:span text:style-name="T1">if (bestResponse == 0.0)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17" xml:id="id77" draw:id="id77" draw:layer="layout" svg:width="4.63cm" svg:height="0.869cm" svg:x="2.861cm" svg:y="12.595cm">
            <text:p text:style-name="P12"><text:span text:style-name="T1">for (0 : 3)</text:span></text:p>
            <draw:enhanced-geometry svg:viewBox="0 0 21600 21600" draw:type="rectangle" draw:enhanced-path="M 0 0 L 21600 0 21600 21600 0 21600 0 0 Z N"/>
          </draw:custom-shape>
          <draw:custom-shape draw:style-name="gr51" draw:text-style-name="P25" xml:id="id78" draw:id="id78" draw:layer="layout" svg:width="4.63cm" svg:height="1.192cm" svg:x="2.861cm" svg:y="13.824cm">
            <text:p text:style-name="P12"><text:span text:style-name="T1">bestResponse = </text:span></text:p>
            <text:p text:style-name="P12"><text:span text:style-name="T1">ScanMatcher::</text:span></text:p>
            <text:p text:style-name="P12"><text:span text:style-name="T1">CorrelateScan()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17" xml:id="id79" draw:id="id79" draw:layer="layout" svg:width="4.63cm" svg:height="0.869cm" svg:x="2.861cm" svg:y="15.395cm">
            <text:p text:style-name="P12"><text:span text:style-name="T1">if (bestResponse != 0.0)</text:span></text:p>
            <draw:enhanced-geometry svg:viewBox="0 0 21600 21600" draw:type="rectangle" draw:enhanced-path="M 0 0 L 21600 0 21600 21600 0 21600 0 0 Z N"/>
          </draw:custom-shape>
          <draw:custom-shape draw:style-name="gr53" draw:text-style-name="P17" xml:id="id80" draw:id="id80" draw:layer="layout" svg:width="4.63cm" svg:height="0.869cm" svg:x="8.561cm" svg:y="13.795cm">
            <text:p text:style-name="P12"><text:span text:style-name="T1">if doRefineMatch</text:span></text:p>
            <draw:enhanced-geometry svg:viewBox="0 0 21600 21600" draw:type="rectangle" draw:enhanced-path="M 0 0 L 21600 0 21600 21600 0 21600 0 0 Z N"/>
          </draw:custom-shape>
          <draw:custom-shape draw:style-name="gr54" draw:text-style-name="P25" xml:id="id81" draw:id="id81" draw:layer="layout" svg:width="4.63cm" svg:height="1.192cm" svg:x="8.561cm" svg:y="15.024cm">
            <text:p text:style-name="P12"><text:span text:style-name="T1">bestResponse = </text:span></text:p>
            <text:p text:style-name="P12"><text:span text:style-name="T1">ScanMatcher::</text:span></text:p>
            <text:p text:style-name="P12"><text:span text:style-name="T1">CorrelateScan(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5.176cm" svg:y1="9.816cm" svg:x2="5.176cm" svg:y2="10.195cm" draw:start-shape="id74" draw:start-glue-point="2" draw:end-shape="id75" draw:end-glue-point="0" svg:d="M5176 9816v379" svg:viewBox="0 0 1 380">
            <text:p/>
          </draw:connector>
          <draw:connector draw:style-name="gr4" draw:text-style-name="P6" draw:layer="layout" draw:type="line" svg:x1="5.176cm" svg:y1="11.064cm" svg:x2="5.176cm" svg:y2="11.395cm" draw:start-shape="id75" draw:start-glue-point="2" draw:end-shape="id76" draw:end-glue-point="0" svg:d="M5176 11064v331" svg:viewBox="0 0 1 332">
            <text:p/>
          </draw:connector>
          <draw:connector draw:style-name="gr4" draw:text-style-name="P6" draw:layer="layout" draw:type="line" svg:x1="5.176cm" svg:y1="12.264cm" svg:x2="5.176cm" svg:y2="12.595cm" draw:start-shape="id76" draw:start-glue-point="2" draw:end-shape="id77" draw:end-glue-point="0" svg:d="M5176 12264v331" svg:viewBox="0 0 1 332">
            <text:p/>
          </draw:connector>
          <draw:connector draw:style-name="gr4" draw:text-style-name="P6" draw:layer="layout" draw:type="line" svg:x1="5.176cm" svg:y1="13.464cm" svg:x2="5.176cm" svg:y2="13.824cm" draw:start-shape="id77" draw:start-glue-point="2" draw:end-shape="id78" draw:end-glue-point="0" svg:d="M5176 13464v360" svg:viewBox="0 0 1 361">
            <text:p/>
          </draw:connector>
          <draw:connector draw:style-name="gr4" draw:text-style-name="P6" draw:layer="layout" draw:type="line" svg:x1="5.176cm" svg:y1="15.016cm" svg:x2="5.176cm" svg:y2="15.395cm" draw:start-shape="id78" draw:start-glue-point="2" draw:end-shape="id79" draw:end-glue-point="0" svg:d="M5176 15016v379" svg:viewBox="0 0 1 380">
            <text:p/>
          </draw:connector>
          <draw:connector draw:style-name="gr4" draw:text-style-name="P6" draw:layer="layout" draw:type="line" svg:x1="10.876cm" svg:y1="14.664cm" svg:x2="10.876cm" svg:y2="15.024cm" draw:start-shape="id80" draw:start-glue-point="2" draw:end-shape="id81" draw:end-glue-point="0" svg:d="M10876 14664v360" svg:viewBox="0 0 1 361">
            <text:p/>
          </draw:connector>
          <draw:connector draw:style-name="gr4" draw:text-style-name="P6" draw:layer="layout" svg:x1="7.491cm" svg:y1="10.629cm" svg:x2="10.876cm" svg:y2="13.795cm" draw:start-shape="id75" draw:start-glue-point="1" draw:end-shape="id80" draw:end-glue-point="0" svg:d="M7491 10629h3385v3166" svg:viewBox="0 0 3386 3167">
            <text:p/>
          </draw:connector>
          <draw:connector draw:style-name="gr4" draw:text-style-name="P6" draw:layer="layout" svg:x1="7.491cm" svg:y1="11.829cm" svg:x2="10.876cm" svg:y2="13.795cm" draw:start-shape="id76" draw:start-glue-point="1" draw:end-shape="id80" draw:end-glue-point="0" svg:d="M7491 11829h3385v1966" svg:viewBox="0 0 3386 1967">
            <text:p/>
          </draw:connector>
          <draw:connector draw:style-name="gr4" draw:text-style-name="P6" draw:layer="layout" svg:x1="2.861cm" svg:y1="15.829cm" svg:x2="2.861cm" svg:y2="13.029cm" draw:start-shape="id79" draw:start-glue-point="3" draw:end-shape="id77" svg:d="M2861 15829h-501v-2800h501" svg:viewBox="0 0 502 2801">
            <text:p/>
          </draw:connector>
          <draw:connector draw:style-name="gr4" draw:text-style-name="P6" draw:layer="layout" svg:x1="7.491cm" svg:y1="13.029cm" svg:x2="10.876cm" svg:y2="13.795cm" draw:start-shape="id77" draw:start-glue-point="1" draw:end-shape="id80" draw:end-glue-point="0" svg:d="M7491 13029h3385v766" svg:viewBox="0 0 3386 767">
            <text:p/>
          </draw:connector>
          <draw:custom-shape draw:style-name="gr55" draw:text-style-name="P17" xml:id="id82" draw:id="id82" draw:layer="layout" svg:width="4.63cm" svg:height="0.869cm" svg:x="8.561cm" svg:y="16.595cm">
            <text:p text:style-name="P12"><text:span text:style-name="T1">return bestResponse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10.876cm" svg:y1="16.216cm" svg:x2="10.876cm" svg:y2="16.595cm" draw:start-shape="id81" draw:start-glue-point="2" draw:end-shape="id82" draw:end-glue-point="0" svg:d="M10876 16216v379" svg:viewBox="0 0 1 380">
            <text:p/>
          </draw:connector>
          <draw:connector draw:style-name="gr4" draw:text-style-name="P6" draw:layer="layout" svg:x1="13.191cm" svg:y1="14.229cm" svg:x2="13.191cm" svg:y2="17.029cm" draw:start-shape="id80" draw:start-glue-point="1" draw:end-shape="id82" draw:end-glue-point="1" svg:d="M13191 14229h501v2800h-501" svg:viewBox="0 0 502 2801">
            <text:p/>
          </draw:connector>
          <draw:connector draw:style-name="gr4" draw:text-style-name="P6" draw:layer="layout" svg:x1="7.479cm" svg:y1="3.929cm" svg:x2="10.976cm" svg:y2="4.695cm" draw:start-shape="id68" draw:start-glue-point="1" draw:end-shape="id69" draw:end-glue-point="0" svg:d="M7479 3929h3497v766" svg:viewBox="0 0 3498 767">
            <text:p/>
          </draw:connector>
          <draw:connector draw:style-name="gr4" draw:text-style-name="P6" draw:layer="layout" draw:type="line" svg:x1="10.976cm" svg:y1="6.764cm" svg:x2="10.976cm" svg:y2="7.095cm" draw:start-shape="id70" draw:start-glue-point="2" draw:end-shape="id83" draw:end-glue-point="0" svg:d="M10976 6764v331" svg:viewBox="0 0 1 332">
            <text:p/>
          </draw:connector>
          <draw:connector draw:style-name="gr4" draw:text-style-name="P6" draw:layer="layout" svg:x1="5.176cm" svg:y1="16.264cm" svg:x2="10.876cm" svg:y2="13.795cm" draw:start-shape="id79" draw:start-glue-point="2" draw:end-shape="id80" draw:end-glue-point="0" svg:d="M5176 16264v500h2850v-3471h2850v502" svg:viewBox="0 0 5701 3472">
            <text:p/>
          </draw:connector>
        </draw:g>
        <draw:g>
          <draw:custom-shape draw:style-name="gr56" draw:text-style-name="P7" draw:layer="layout" svg:width="11.176cm" svg:height="7.958cm" svg:x="2.333cm" svg:y="19.204cm">
            <text:p text:style-name="P1"><text:span text:style-name="T3">MapperGraph::AddEdge()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4" xml:id="id87" draw:id="id87" draw:layer="layout" svg:width="4.169cm" svg:height="0.869cm" svg:x="8.052cm" svg:y="19.461cm">
            <text:p text:style-name="P3"><text:span text:style-name="T2">Vertex source,target</text:span></text:p>
            <draw:enhanced-geometry svg:viewBox="0 0 21600 21600" draw:type="rectangle" draw:enhanced-path="M 0 0 L 21600 0 21600 21600 0 21600 0 0 Z N"/>
          </draw:custom-shape>
          <draw:custom-shape draw:style-name="gr57" draw:text-style-name="P17" xml:id="id84" draw:id="id84" draw:layer="layout" svg:width="4.169cm" svg:height="0.889cm" svg:x="8.052cm" svg:y="20.685cm">
            <text:p text:style-name="P12"><text:span text:style-name="T1">for (source→Vertex::GetEdges())</text:span></text:p>
            <draw:enhanced-geometry svg:viewBox="0 0 21600 21600" draw:type="rectangle" draw:enhanced-path="M 0 0 L 21600 0 21600 21600 0 21600 0 0 Z N"/>
          </draw:custom-shape>
          <draw:custom-shape draw:style-name="gr58" draw:text-style-name="P17" xml:id="id88" draw:id="id88" draw:layer="layout" svg:width="4.169cm" svg:height="0.865cm" svg:x="8.052cm" svg:y="23.11cm">
            <text:p text:style-name="P12"><text:span text:style-name="T1">isNewEdge = false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svg:x1="8.052cm" svg:y1="21.129cm" svg:x2="5.236cm" svg:y2="21.878cm" draw:start-shape="id84" draw:start-glue-point="3" draw:end-shape="id85" draw:end-glue-point="0" svg:d="M8052 21129h-2816v749" svg:viewBox="0 0 2817 750">
            <text:p/>
          </draw:connector>
          <draw:connector draw:style-name="gr4" draw:text-style-name="P6" draw:layer="layout" draw:type="line" svg:x1="10.136cm" svg:y1="21.574cm" svg:x2="10.136cm" svg:y2="21.91cm" draw:start-shape="id84" draw:start-glue-point="2" draw:end-shape="id86" svg:d="M10136 21574v336" svg:viewBox="0 0 1 337">
            <text:p/>
          </draw:connector>
          <draw:connector draw:style-name="gr4" draw:text-style-name="P6" draw:layer="layout" draw:type="line" svg:x1="10.136cm" svg:y1="20.33cm" svg:x2="10.136cm" svg:y2="20.685cm" draw:start-shape="id87" draw:start-glue-point="2" draw:end-shape="id84" draw:end-glue-point="0" svg:d="M10136 20330v355" svg:viewBox="0 0 1 356">
            <text:p/>
          </draw:connector>
          <draw:custom-shape draw:style-name="gr6" draw:text-style-name="P4" xml:id="id89" draw:id="id89" draw:layer="layout" svg:width="4.169cm" svg:height="0.869cm" svg:x="8.052cm" svg:y="24.378cm">
            <text:p text:style-name="P3"><text:span text:style-name="T2">return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10.136cm" svg:y1="23.975cm" svg:x2="10.136cm" svg:y2="24.378cm" draw:start-shape="id88" draw:start-glue-point="2" draw:end-shape="id89" draw:end-glue-point="0" svg:d="M10136 23975v403" svg:viewBox="0 0 1 404">
            <text:p/>
          </draw:connector>
          <draw:custom-shape draw:style-name="gr59" draw:text-style-name="P17" xml:id="id86" draw:id="id86" draw:layer="layout" svg:width="4.169cm" svg:height="0.865cm" svg:x="8.052cm" svg:y="21.91cm">
            <text:p text:style-name="P12"><text:span text:style-name="T1">if (edge→Edge::GetTarget()</text:span></text:p>
            <text:p text:style-name="P12"><text:span text:style-name="T1"><text:s/></text:span><text:span text:style-name="T1">== target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10.136cm" svg:y1="22.775cm" svg:x2="10.136cm" svg:y2="23.11cm" draw:start-shape="id86" draw:start-glue-point="2" draw:end-shape="id88" draw:end-glue-point="0" svg:d="M10136 22775v335" svg:viewBox="0 0 1 336">
            <text:p/>
          </draw:connector>
          <draw:custom-shape draw:style-name="gr60" draw:text-style-name="P4" xml:id="id85" draw:id="id85" draw:layer="layout" svg:width="4.169cm" svg:height="1.157cm" svg:x="3.152cm" svg:y="21.878cm">
            <text:p text:style-name="P3"><text:span text:style-name="T2">pEdge = </text:span></text:p>
            <text:p text:style-name="P3"><text:span text:style-name="T2">new Edge&lt;LocalizedRangeScan&gt;</text:span></text:p>
            <text:p text:style-name="P3"><text:span text:style-name="T2">(source,target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svg:x1="12.221cm" svg:y1="22.342cm" svg:x2="12.221cm" svg:y2="21.129cm" draw:start-shape="id86" draw:start-glue-point="1" draw:end-shape="id84" draw:end-glue-point="1" svg:d="M12221 22342h980v-1213h-980" svg:viewBox="0 0 981 1214">
            <text:p/>
          </draw:connector>
          <draw:custom-shape draw:style-name="gr61" draw:text-style-name="P18" xml:id="id90" draw:id="id90" draw:layer="layout" svg:width="4.169cm" svg:height="0.869cm" svg:x="3.152cm" svg:y="23.378cm">
            <text:p text:style-name="P3"><text:span text:style-name="T2">Graph&lt;LocalizedRangeScan&gt;::</text:span></text:p>
            <text:p text:style-name="P3"><text:span text:style-name="T2">AddEdge(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5.236cm" svg:y1="23.035cm" svg:x2="5.236cm" svg:y2="23.378cm" draw:start-shape="id85" draw:start-glue-point="2" draw:end-shape="id90" draw:end-glue-point="0" svg:d="M5236 23035v343" svg:viewBox="0 0 1 344">
            <text:p/>
          </draw:connector>
          <draw:custom-shape draw:style-name="gr6" draw:text-style-name="P4" xml:id="id91" draw:id="id91" draw:layer="layout" svg:width="4.169cm" svg:height="0.869cm" svg:x="3.152cm" svg:y="24.678cm">
            <text:p text:style-name="P3"><text:span text:style-name="T2">isNewEdge = true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4" xml:id="id92" draw:id="id92" draw:layer="layout" svg:width="4.169cm" svg:height="0.869cm" svg:x="3.152cm" svg:y="25.978cm">
            <text:p text:style-name="P3"><text:span text:style-name="T2">return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5.236cm" svg:y1="24.247cm" svg:x2="5.236cm" svg:y2="24.678cm" draw:start-shape="id90" draw:start-glue-point="2" draw:end-shape="id91" draw:end-glue-point="0" svg:d="M5236 24247v431" svg:viewBox="0 0 1 432">
            <text:p/>
          </draw:connector>
          <draw:connector draw:style-name="gr4" draw:text-style-name="P6" draw:layer="layout" draw:type="line" svg:x1="5.236cm" svg:y1="25.547cm" svg:x2="5.236cm" svg:y2="25.978cm" draw:start-shape="id91" draw:start-glue-point="2" draw:end-shape="id92" draw:end-glue-point="0" svg:d="M5236 25547v431" svg:viewBox="0 0 1 432">
            <text:p/>
          </draw:connector>
        </draw:g>
        <draw:g>
          <draw:custom-shape draw:style-name="gr62" draw:text-style-name="P26" xml:id="id94" draw:id="id94" draw:layer="layout" svg:width="0.127cm" svg:height="0.127cm" svg:x="4.367cm" svg:y="28.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27" xml:id="id96" draw:id="id96" draw:layer="layout" svg:width="0.127cm" svg:height="0.127cm" svg:x="4.367cm" svg:y="29.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27" xml:id="id95" draw:id="id95" draw:layer="layout" svg:width="0.127cm" svg:height="0.127cm" svg:x="2.467cm" svg:y="29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27" xml:id="id93" draw:id="id93" draw:layer="layout" svg:width="0.127cm" svg:height="0.127cm" svg:x="3.167cm" svg:y="28.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28" xml:id="id97" draw:id="id97" draw:layer="layout" svg:width="0.127cm" svg:height="0.127cm" svg:x="6.067cm" svg:y="28.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5" draw:text-style-name="P6" draw:layer="layout" draw:type="line" svg:x1="3.294cm" svg:y1="28.504cm" svg:x2="4.367cm" svg:y2="28.704cm" draw:start-shape="id93" draw:start-glue-point="10" draw:end-shape="id94" draw:end-glue-point="6" svg:d="M3294 28504l1073 200" svg:viewBox="0 0 1074 201">
            <text:p/>
          </draw:connector>
          <draw:connector draw:style-name="gr65" draw:text-style-name="P6" draw:layer="layout" draw:type="line" svg:x1="2.576cm" svg:y1="29.358cm" svg:x2="4.385cm" svg:y2="28.749cm" draw:start-shape="id95" draw:start-glue-point="11" draw:end-shape="id94" draw:end-glue-point="7" svg:d="M2576 29358l1809-609" svg:viewBox="0 0 1810 610">
            <text:p/>
          </draw:connector>
          <draw:connector draw:style-name="gr65" draw:text-style-name="P6" draw:layer="layout" draw:type="line" svg:x1="4.431cm" svg:y1="28.767cm" svg:x2="4.431cm" svg:y2="29.967cm" draw:start-shape="id94" draw:start-glue-point="8" draw:end-shape="id96" draw:end-glue-point="8" svg:d="M4431 28767v1200" svg:viewBox="0 0 1 1201">
            <text:p/>
          </draw:connector>
          <draw:connector draw:style-name="gr66" draw:text-style-name="P6" draw:layer="layout" draw:type="line" svg:x1="4.494cm" svg:y1="28.704cm" svg:x2="6.067cm" svg:y2="28.704cm" draw:start-shape="id94" draw:start-glue-point="10" draw:end-shape="id97" draw:end-glue-point="6" svg:d="M4494 28704h1573" svg:viewBox="0 0 1574 1">
            <text:p/>
          </draw:connector>
          <draw:frame draw:style-name="gr67" draw:text-style-name="P29" draw:layer="layout" svg:width="1.57cm" svg:height="0.569cm" svg:x="3.94cm" svg:y="28.086cm">
            <draw:text-box>
              <text:p><text:span text:style-name="T4">vSource</text:span></text:p>
            </draw:text-box>
          </draw:frame>
          <draw:frame draw:style-name="gr67" draw:text-style-name="P29" draw:layer="layout" svg:width="1.57cm" svg:height="0.569cm" svg:x="5.64cm" svg:y="28.087cm">
            <draw:text-box>
              <text:p><text:span text:style-name="T4">vTarget</text:span></text:p>
            </draw:text-box>
          </draw:frame>
          <draw:frame draw:style-name="gr67" draw:text-style-name="P29" draw:layer="layout" svg:width="1.038cm" svg:height="0.569cm" svg:x="2.74cm" svg:y="27.887cm">
            <draw:text-box>
              <text:p><text:span text:style-name="T4">v1</text:span></text:p>
            </draw:text-box>
          </draw:frame>
          <draw:frame draw:style-name="gr67" draw:text-style-name="P29" draw:layer="layout" svg:width="1.038cm" svg:height="0.569cm" svg:x="1.74cm" svg:y="29.088cm">
            <draw:text-box>
              <text:p><text:span text:style-name="T4">v2</text:span></text:p>
            </draw:text-box>
          </draw:frame>
          <draw:frame draw:style-name="gr67" draw:text-style-name="P29" draw:layer="layout" svg:width="1.038cm" svg:height="0.569cm" svg:x="4.04cm" svg:y="29.989cm">
            <draw:text-box>
              <text:p><text:span text:style-name="T4">v3</text:span></text:p>
            </draw:text-box>
          </draw:frame>
          <draw:frame draw:style-name="gr67" draw:text-style-name="P29" draw:layer="layout" svg:width="1.57cm" svg:height="0.569cm" svg:x="4.74cm" svg:y="28.888cm">
            <draw:text-box>
              <text:p><text:span text:style-name="T4">oldEdge</text:span></text:p>
            </draw:text-box>
          </draw:frame>
        </draw:g>
        <draw:g>
          <draw:custom-shape draw:style-name="gr62" draw:text-style-name="P26" xml:id="id99" draw:id="id99" draw:layer="layout" svg:width="0.127cm" svg:height="0.127cm" svg:x="11.567cm" svg:y="28.6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27" xml:id="id101" draw:id="id101" draw:layer="layout" svg:width="0.127cm" svg:height="0.127cm" svg:x="11.567cm" svg:y="29.8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27" xml:id="id100" draw:id="id100" draw:layer="layout" svg:width="0.127cm" svg:height="0.127cm" svg:x="9.667cm" svg:y="29.3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27" xml:id="id98" draw:id="id98" draw:layer="layout" svg:width="0.127cm" svg:height="0.127cm" svg:x="10.367cm" svg:y="28.4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28" xml:id="id102" draw:id="id102" draw:layer="layout" svg:width="0.127cm" svg:height="0.127cm" svg:x="13.267cm" svg:y="28.6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5" draw:text-style-name="P6" draw:layer="layout" draw:type="line" svg:x1="10.494cm" svg:y1="28.505cm" svg:x2="11.567cm" svg:y2="28.705cm" draw:start-shape="id98" draw:start-glue-point="10" draw:end-shape="id99" draw:end-glue-point="6" svg:d="M10494 28505l1073 200" svg:viewBox="0 0 1074 201">
            <text:p/>
          </draw:connector>
          <draw:connector draw:style-name="gr65" draw:text-style-name="P6" draw:layer="layout" draw:type="line" svg:x1="9.776cm" svg:y1="29.359cm" svg:x2="11.585cm" svg:y2="28.75cm" draw:start-shape="id100" draw:start-glue-point="11" draw:end-shape="id99" draw:end-glue-point="7" svg:d="M9776 29359l1809-609" svg:viewBox="0 0 1810 610">
            <text:p/>
          </draw:connector>
          <draw:connector draw:style-name="gr65" draw:text-style-name="P6" draw:layer="layout" draw:type="line" svg:x1="11.631cm" svg:y1="28.768cm" svg:x2="11.631cm" svg:y2="29.968cm" draw:start-shape="id99" draw:start-glue-point="8" draw:end-shape="id101" draw:end-glue-point="8" svg:d="M11631 28768v1200" svg:viewBox="0 0 1 1201">
            <text:p/>
          </draw:connector>
          <draw:connector draw:style-name="gr68" draw:text-style-name="P6" draw:layer="layout" draw:type="line" svg:x1="11.694cm" svg:y1="28.705cm" svg:x2="13.267cm" svg:y2="28.705cm" draw:start-shape="id99" draw:start-glue-point="10" draw:end-shape="id102" draw:end-glue-point="6" svg:d="M11694 28705h1573" svg:viewBox="0 0 1574 1">
            <text:p/>
          </draw:connector>
          <draw:frame draw:style-name="gr67" draw:text-style-name="P29" draw:layer="layout" svg:width="1.57cm" svg:height="0.569cm" svg:x="11.14cm" svg:y="28.087cm">
            <draw:text-box>
              <text:p><text:span text:style-name="T4">vSource</text:span></text:p>
            </draw:text-box>
          </draw:frame>
          <draw:frame draw:style-name="gr67" draw:text-style-name="P29" draw:layer="layout" svg:width="1.57cm" svg:height="0.569cm" svg:x="12.84cm" svg:y="28.088cm">
            <draw:text-box>
              <text:p><text:span text:style-name="T4">vTarget</text:span></text:p>
            </draw:text-box>
          </draw:frame>
          <draw:frame draw:style-name="gr67" draw:text-style-name="P29" draw:layer="layout" svg:width="1.038cm" svg:height="0.569cm" svg:x="9.94cm" svg:y="27.888cm">
            <draw:text-box>
              <text:p><text:span text:style-name="T4">v1</text:span></text:p>
            </draw:text-box>
          </draw:frame>
          <draw:frame draw:style-name="gr67" draw:text-style-name="P29" draw:layer="layout" svg:width="1.038cm" svg:height="0.569cm" svg:x="8.94cm" svg:y="29.089cm">
            <draw:text-box>
              <text:p><text:span text:style-name="T4">v2</text:span></text:p>
            </draw:text-box>
          </draw:frame>
          <draw:frame draw:style-name="gr67" draw:text-style-name="P29" draw:layer="layout" svg:width="1.038cm" svg:height="0.569cm" svg:x="11.24cm" svg:y="29.99cm">
            <draw:text-box>
              <text:p><text:span text:style-name="T4">v3</text:span></text:p>
            </draw:text-box>
          </draw:frame>
          <draw:frame draw:style-name="gr69" draw:text-style-name="P29" draw:layer="layout" svg:width="1.778cm" svg:height="0.887cm" svg:x="11.795cm" svg:y="28.889cm">
            <draw:text-box>
              <text:p><text:span text:style-name="T4">newEdge</text:span></text:p>
            </draw:text-box>
          </draw:frame>
        </draw:g>
        <draw:frame draw:style-name="gr67" draw:text-style-name="P29" draw:layer="layout" svg:width="1.57cm" svg:height="0.569cm" svg:x="4.74cm" svg:y="28.889cm">
          <draw:text-box>
            <text:p><text:span text:style-name="T4">oldEdge</text:span></text:p>
          </draw:text-box>
        </draw:frame>
        <draw:g>
          <draw:custom-shape draw:style-name="gr70" draw:text-style-name="P7" draw:layer="layout" svg:width="5.969cm" svg:height="10.033cm" svg:x="17.65cm" svg:y="1.846cm">
            <text:p text:style-name="P1"><text:span text:style-name="T3">MapperGraph::LinkChainToScan()</text:span></text:p>
            <draw:enhanced-geometry svg:viewBox="0 0 21600 21600" draw:type="rectangle" draw:enhanced-path="M 0 0 L 21600 0 21600 21600 0 21600 0 0 Z N"/>
          </draw:custom-shape>
          <draw:custom-shape draw:style-name="gr71" draw:text-style-name="P8" xml:id="id105" draw:id="id105" draw:layer="layout" svg:width="4.169cm" svg:height="1.122cm" svg:x="18.452cm" svg:y="2.608cm">
            <text:p text:style-name="P3"><text:span text:style-name="T2">pose1 = </text:span></text:p>
            <text:p text:style-name="P3"><text:span text:style-name="T2">LocalizedRangeScan::</text:span></text:p>
            <text:p text:style-name="P3"><text:span text:style-name="T2">GetReferencePose()</text:span></text:p>
            <draw:enhanced-geometry svg:viewBox="0 0 21600 21600" draw:type="rectangle" draw:enhanced-path="M 0 0 L 21600 0 21600 21600 0 21600 0 0 Z N"/>
          </draw:custom-shape>
          <draw:custom-shape draw:style-name="gr72" draw:text-style-name="P30" xml:id="id103" draw:id="id103" draw:layer="layout" svg:width="4.169cm" svg:height="0.889cm" svg:x="18.452cm" svg:y="4.085cm">
            <text:p text:style-name="P12"><text:span text:style-name="T1">MapperGraph::</text:span></text:p>
            <text:p text:style-name="P12"><text:span text:style-name="T1">GetClosestScanToPose()</text:span></text:p>
            <draw:enhanced-geometry svg:viewBox="0 0 21600 21600" draw:type="rectangle" draw:enhanced-path="M 0 0 L 21600 0 21600 21600 0 21600 0 0 Z N"/>
          </draw:custom-shape>
          <draw:custom-shape draw:style-name="gr73" draw:text-style-name="P17" xml:id="id106" draw:id="id106" draw:layer="layout" svg:width="4.169cm" svg:height="0.865cm" svg:x="18.452cm" svg:y="6.81cm">
            <text:p text:style-name="P12"><text:span text:style-name="T1">squareDist <text:s/>= </text:span></text:p>
            <text:p text:style-name="P12"><text:span text:style-name="T1">square(pose1-pose2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20.536cm" svg:y1="4.974cm" svg:x2="20.536cm" svg:y2="5.31cm" draw:start-shape="id103" draw:start-glue-point="2" draw:end-shape="id104" svg:d="M20536 4974v336" svg:viewBox="0 0 1 337">
            <text:p/>
          </draw:connector>
          <draw:connector draw:style-name="gr4" draw:text-style-name="P6" draw:layer="layout" draw:type="line" svg:x1="20.536cm" svg:y1="3.73cm" svg:x2="20.536cm" svg:y2="4.085cm" draw:start-shape="id105" draw:start-glue-point="2" draw:end-shape="id103" draw:end-glue-point="0" svg:d="M20536 3730v355" svg:viewBox="0 0 1 356">
            <text:p/>
          </draw:connector>
          <draw:custom-shape draw:style-name="gr6" draw:text-style-name="P4" xml:id="id107" draw:id="id107" draw:layer="layout" svg:width="4.169cm" svg:height="0.869cm" svg:x="18.452cm" svg:y="8.078cm">
            <text:p text:style-name="P3"><text:span text:style-name="T2">if (squareDist &lt; threshold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20.536cm" svg:y1="7.675cm" svg:x2="20.536cm" svg:y2="8.078cm" draw:start-shape="id106" draw:start-glue-point="2" draw:end-shape="id107" draw:end-glue-point="0" svg:d="M20536 7675v403" svg:viewBox="0 0 1 404">
            <text:p/>
          </draw:connector>
          <draw:custom-shape draw:style-name="gr74" draw:text-style-name="P20" xml:id="id104" draw:id="id104" draw:layer="layout" svg:width="4.169cm" svg:height="1.108cm" svg:x="18.452cm" svg:y="5.31cm">
            <text:p text:style-name="P12"><text:span text:style-name="T1">pose2 = </text:span></text:p>
            <text:p text:style-name="P12"><text:span text:style-name="T1">LocalizedRangeScan::</text:span></text:p>
            <text:p text:style-name="P12"><text:span text:style-name="T1">GetReferencePose(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20.536cm" svg:y1="6.418cm" svg:x2="20.536cm" svg:y2="6.81cm" draw:start-shape="id104" draw:start-glue-point="2" draw:end-shape="id106" draw:end-glue-point="0" svg:d="M20536 6418v392" svg:viewBox="0 0 1 393">
            <text:p/>
          </draw:connector>
          <draw:connector draw:style-name="gr4" draw:text-style-name="P6" draw:layer="layout" svg:x1="22.621cm" svg:y1="8.512cm" svg:x2="22.621cm" svg:y2="11.112cm" draw:start-shape="id107" draw:start-glue-point="1" draw:end-shape="id108" svg:d="M22621 8512h500v2600h-500" svg:viewBox="0 0 501 2601">
            <text:p/>
          </draw:connector>
          <draw:custom-shape draw:style-name="gr75" draw:text-style-name="P31" xml:id="id109" draw:id="id109" draw:layer="layout" svg:width="4.169cm" svg:height="0.869cm" svg:x="18.452cm" svg:y="9.378cm">
            <text:p text:style-name="P12"><text:span text:style-name="T1">MapperGraph::</text:span></text:p>
            <text:p text:style-name="P12"><text:span text:style-name="T1">LinkScans()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4" xml:id="id108" draw:id="id108" draw:layer="layout" svg:width="4.169cm" svg:height="0.869cm" svg:x="18.452cm" svg:y="10.678cm">
            <text:p text:style-name="P3"><text:span text:style-name="T2">return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20.536cm" svg:y1="8.947cm" svg:x2="20.536cm" svg:y2="9.378cm" draw:start-shape="id107" draw:start-glue-point="2" draw:end-shape="id109" draw:end-glue-point="0" svg:d="M20536 8947v431" svg:viewBox="0 0 1 432">
            <text:p/>
          </draw:connector>
          <draw:connector draw:style-name="gr4" draw:text-style-name="P6" draw:layer="layout" draw:type="line" svg:x1="20.536cm" svg:y1="10.247cm" svg:x2="20.536cm" svg:y2="10.678cm" draw:start-shape="id109" draw:start-glue-point="2" draw:end-shape="id108" draw:end-glue-point="0" svg:d="M20536 10247v431" svg:viewBox="0 0 1 432">
            <text:p/>
          </draw:connector>
        </draw:g>
        <draw:g>
          <draw:custom-shape draw:style-name="gr76" draw:text-style-name="P7" draw:layer="layout" svg:width="5.969cm" svg:height="12.192cm" svg:x="17.51cm" svg:y="14.589cm">
            <text:p text:style-name="P1"><text:span text:style-name="T3">MapperGraph::LinkNearChains()</text:span></text:p>
            <draw:enhanced-geometry svg:viewBox="0 0 21600 21600" draw:type="rectangle" draw:enhanced-path="M 0 0 L 21600 0 21600 21600 0 21600 0 0 Z N"/>
          </draw:custom-shape>
          <draw:custom-shape draw:style-name="gr77" draw:text-style-name="P10" xml:id="id112" draw:id="id112" draw:layer="layout" svg:width="4.169cm" svg:height="1.122cm" svg:x="18.452cm" svg:y="15.308cm">
            <text:p text:style-name="P3"><text:span text:style-name="T2">nearChains = </text:span></text:p>
            <text:p text:style-name="P3"><text:span text:style-name="T2">MapperGraph::</text:span></text:p>
            <text:p text:style-name="P3"><text:span text:style-name="T2">FindNearChains()</text:span></text:p>
            <draw:enhanced-geometry svg:viewBox="0 0 21600 21600" draw:type="rectangle" draw:enhanced-path="M 0 0 L 21600 0 21600 21600 0 21600 0 0 Z N"/>
          </draw:custom-shape>
          <draw:custom-shape draw:style-name="gr78" draw:text-style-name="P17" xml:id="id110" draw:id="id110" draw:layer="layout" svg:width="4.169cm" svg:height="0.889cm" svg:x="18.452cm" svg:y="16.785cm">
            <text:p text:style-name="P12"><text:span text:style-name="T1">for (nearChains)</text:span></text:p>
            <draw:enhanced-geometry svg:viewBox="0 0 21600 21600" draw:type="rectangle" draw:enhanced-path="M 0 0 L 21600 0 21600 21600 0 21600 0 0 Z N"/>
          </draw:custom-shape>
          <draw:custom-shape draw:style-name="gr79" draw:text-style-name="P17" xml:id="id113" draw:id="id113" draw:layer="layout" svg:width="4.169cm" svg:height="0.865cm" svg:x="18.452cm" svg:y="19.31cm">
            <text:p text:style-name="P12"><text:span text:style-name="T1">continue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20.536cm" svg:y1="17.674cm" svg:x2="20.536cm" svg:y2="18.01cm" draw:start-shape="id110" draw:start-glue-point="2" draw:end-shape="id111" svg:d="M20536 17674v336" svg:viewBox="0 0 1 337">
            <text:p/>
          </draw:connector>
          <draw:connector draw:style-name="gr4" draw:text-style-name="P6" draw:layer="layout" draw:type="line" svg:x1="20.536cm" svg:y1="16.43cm" svg:x2="20.536cm" svg:y2="16.785cm" draw:start-shape="id112" draw:start-glue-point="2" draw:end-shape="id110" draw:end-glue-point="0" svg:d="M20536 16430v355" svg:viewBox="0 0 1 356">
            <text:p/>
          </draw:connector>
          <draw:custom-shape draw:style-name="gr80" draw:text-style-name="P11" xml:id="id114" draw:id="id114" draw:layer="layout" svg:width="4.169cm" svg:height="1.089cm" svg:x="18.452cm" svg:y="20.558cm">
            <text:p text:style-name="P3"><text:span text:style-name="T2">response = </text:span></text:p>
            <text:p text:style-name="P3"><text:span text:style-name="T2">ScanMatcher::</text:span></text:p>
            <text:p text:style-name="P3"><text:span text:style-name="T2">MatchScan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6" draw:layer="layout" draw:type="line" svg:x1="20.536cm" svg:y1="20.175cm" svg:x2="20.536cm" svg:y2="20.558cm" draw:start-shape="id113" draw:start-glue-point="2" draw:end-shape="id114" draw:end-glue-point="0" svg:d="M20536 20175v383" svg:viewBox="0 0 1 384">
            <text:p/>
          </draw:connector>
          <draw:custom-shape draw:style-name="gr81" draw:text-style-name="P17" xml:id="id111" draw:id="id111" draw:layer="layout" svg:width="4.169cm" svg:height="0.897cm" svg:x="18.452cm" svg:y="18.01cm">
            <text:p text:style-name="P12"><text:span text:style-name="T1">if (chains,size() &lt; threshold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20.536cm" svg:y1="18.907cm" svg:x2="20.536cm" svg:y2="19.31cm" draw:start-shape="id111" draw:start-glue-point="2" draw:end-shape="id113" draw:end-glue-point="0" svg:d="M20536 18907v403" svg:viewBox="0 0 1 404">
            <text:p/>
          </draw:connector>
          <draw:connector draw:style-name="gr4" draw:text-style-name="P6" draw:layer="layout" svg:x1="22.621cm" svg:y1="22.512cm" svg:x2="22.621cm" svg:y2="17.229cm" draw:start-shape="id115" draw:start-glue-point="1" draw:end-shape="id110" draw:end-glue-point="1" svg:d="M22621 22512h500v-5283h-500" svg:viewBox="0 0 501 5284">
            <text:p/>
          </draw:connector>
          <draw:custom-shape draw:style-name="gr82" draw:text-style-name="P17" xml:id="id115" draw:id="id115" draw:layer="layout" svg:width="4.169cm" svg:height="0.869cm" svg:x="18.452cm" svg:y="22.078cm">
            <text:p text:style-name="P12"><text:span text:style-name="T1">if (response &gt; threshold)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4" xml:id="id116" draw:id="id116" draw:layer="layout" svg:width="4.169cm" svg:height="0.869cm" svg:x="18.452cm" svg:y="23.278cm">
            <text:p text:style-name="P3"><text:span text:style-name="T2">add means/covariances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20.536cm" svg:y1="21.647cm" svg:x2="20.536cm" svg:y2="22.078cm" draw:start-shape="id114" draw:start-glue-point="2" draw:end-shape="id115" draw:end-glue-point="0" svg:d="M20536 21647v431" svg:viewBox="0 0 1 432">
            <text:p/>
          </draw:connector>
          <draw:connector draw:style-name="gr4" draw:text-style-name="P6" draw:layer="layout" draw:type="line" svg:x1="20.536cm" svg:y1="22.947cm" svg:x2="20.536cm" svg:y2="23.278cm" draw:start-shape="id115" draw:start-glue-point="2" draw:end-shape="id116" draw:end-glue-point="0" svg:d="M20536 22947v331" svg:viewBox="0 0 1 332">
            <text:p/>
          </draw:connector>
          <draw:custom-shape draw:style-name="gr83" draw:text-style-name="P30" xml:id="id117" draw:id="id117" draw:layer="layout" svg:width="4.169cm" svg:height="0.869cm" svg:x="18.452cm" svg:y="24.478cm">
            <text:p text:style-name="P12"><text:span text:style-name="T1">MapperGraph::</text:span></text:p>
            <text:p text:style-name="P12"><text:span text:style-name="T1">LinkChainToScan(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20.536cm" svg:y1="24.147cm" svg:x2="20.536cm" svg:y2="24.478cm" draw:start-shape="id116" draw:start-glue-point="2" draw:end-shape="id117" draw:end-glue-point="0" svg:d="M20536 24147v331" svg:viewBox="0 0 1 332">
            <text:p/>
          </draw:connector>
          <draw:custom-shape draw:style-name="gr6" draw:text-style-name="P4" xml:id="id118" draw:id="id118" draw:layer="layout" svg:width="4.169cm" svg:height="0.869cm" svg:x="18.452cm" svg:y="25.678cm">
            <text:p text:style-name="P3"><text:span text:style-name="T2">return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svg:x1="18.452cm" svg:y1="17.229cm" svg:x2="18.452cm" svg:y2="26.112cm" draw:start-shape="id110" draw:start-glue-point="3" draw:end-shape="id118" draw:end-glue-point="3" svg:d="M18452 17229h-502v8883h502" svg:viewBox="0 0 503 8884">
            <text:p/>
          </draw:connector>
        </draw:g>
      </draw:page>
      <draw:page draw:name="page4" draw:style-name="dp1" draw:master-page-name="Default">
        <draw:g>
          <draw:custom-shape draw:style-name="gr18" draw:text-style-name="P7" draw:layer="layout" svg:width="11.811cm" svg:height="15.367cm" svg:x="1cm" svg:y="1.381cm">
            <text:p text:style-name="P1"><text:span text:style-name="T3">MapperGraph::FindPossibleLoopClosure()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8" xml:id="id119" draw:id="id119" draw:layer="layout" svg:width="4.63cm" svg:height="0.869cm" svg:x="1.749cm" svg:y="1.962cm">
            <text:p text:style-name="P3"><text:span text:style-name="T2">LocalizedRangeScan::</text:span></text:p>
            <text:p text:style-name="P3"><text:span text:style-name="T2">GetReferencePose()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10" xml:id="id120" draw:id="id120" draw:layer="layout" svg:width="4.63cm" svg:height="1.245cm" svg:x="1.749cm" svg:y="3.286cm">
            <text:p text:style-name="P3"><text:span text:style-name="T1">nearLinkedScans = </text:span></text:p>
            <text:p text:style-name="P3"><text:span text:style-name="T1">MapperGraph</text:span><text:span text:style-name="T2">::</text:span></text:p>
            <text:p text:style-name="P3"><text:span text:style-name="T2">FindNearLinkedScans()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4" xml:id="id122" draw:id="id122" draw:layer="layout" svg:width="4.63cm" svg:height="0.869cm" svg:x="1.749cm" svg:y="6.662cm">
            <text:p text:style-name="P3"><text:span text:style-name="T2">for (rStartNum : nScans)</text:span></text:p>
            <draw:enhanced-geometry svg:viewBox="0 0 21600 21600" draw:type="rectangle" draw:enhanced-path="M 0 0 L 21600 0 21600 21600 0 21600 0 0 Z N"/>
          </draw:custom-shape>
          <draw:custom-shape draw:style-name="gr84" draw:text-style-name="P14" xml:id="id123" draw:id="id123" draw:layer="layout" svg:width="4.63cm" svg:height="1.27cm" svg:x="1.749cm" svg:y="7.985cm">
            <text:p text:style-name="P12"><text:span text:style-name="T1">pCandidateScan = </text:span></text:p>
            <text:p text:style-name="P12"><text:span text:style-name="T1">ScanManager::</text:span></text:p>
            <text:p text:style-name="P12"><text:span text:style-name="T1">GetScan()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8" xml:id="id124" draw:id="id124" draw:layer="layout" svg:width="4.63cm" svg:height="0.869cm" svg:x="1.749cm" svg:y="9.662cm">
            <text:p text:style-name="P3"><text:span text:style-name="T2">LocalizedRangeScan::</text:span></text:p>
            <text:p text:style-name="P3"><text:span text:style-name="T2">GetReferencePose()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4" xml:id="id125" draw:id="id125" draw:layer="layout" svg:width="4.63cm" svg:height="0.869cm" svg:x="1.749cm" svg:y="10.962cm">
            <text:p text:style-name="P3"><text:span text:style-name="T2">If (squaredDistance &lt; threshold)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4" xml:id="id126" draw:id="id126" draw:layer="layout" svg:width="4.63cm" svg:height="0.869cm" svg:x="1.749cm" svg:y="12.362cm">
            <text:p text:style-name="P3"><text:span text:style-name="T2">if (pCandidateScan </text:span></text:p>
            <text:p text:style-name="P3"><text:span text:style-name="T2">in nearLinkedScans)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4" xml:id="id127" draw:id="id127" draw:layer="layout" svg:width="4.63cm" svg:height="0.869cm" svg:x="1.749cm" svg:y="13.662cm">
            <text:p text:style-name="P3"><text:span text:style-name="T2">chain.clear(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4.064cm" svg:y1="2.831cm" svg:x2="4.064cm" svg:y2="3.286cm" draw:start-shape="id119" draw:start-glue-point="2" draw:end-shape="id120" draw:end-glue-point="0" svg:d="M4064 2831v455" svg:viewBox="0 0 1 456">
            <text:p/>
          </draw:connector>
          <draw:custom-shape draw:style-name="gr23" draw:text-style-name="P15" xml:id="id121" draw:id="id121" draw:layer="layout" svg:width="4.63cm" svg:height="1.272cm" svg:x="1.749cm" svg:y="4.962cm">
            <text:p text:style-name="P3"><text:span text:style-name="T2">nScans=</text:span></text:p>
            <text:p text:style-name="P3"><text:span text:style-name="T2">ScanManager::</text:span></text:p>
            <text:p text:style-name="P3"><text:span text:style-name="T2">GetScans().size(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16" draw:layer="layout" draw:type="line" svg:x1="4.064cm" svg:y1="4.531cm" svg:x2="4.064cm" svg:y2="4.962cm" draw:start-shape="id120" draw:start-glue-point="2" draw:end-shape="id121" draw:end-glue-point="0" svg:d="M4064 4531v431" svg:viewBox="0 0 1 432">
            <text:p/>
          </draw:connector>
          <draw:connector draw:style-name="gr4" draw:text-style-name="P16" draw:layer="layout" draw:type="line" svg:x1="4.064cm" svg:y1="6.234cm" svg:x2="4.064cm" svg:y2="6.662cm" draw:start-shape="id121" draw:start-glue-point="2" draw:end-shape="id122" draw:end-glue-point="0" svg:d="M4064 6234v428" svg:viewBox="0 0 1 429">
            <text:p/>
          </draw:connector>
          <draw:connector draw:style-name="gr4" draw:text-style-name="P16" draw:layer="layout" draw:type="line" svg:x1="4.064cm" svg:y1="7.531cm" svg:x2="4.064cm" svg:y2="7.985cm" draw:start-shape="id122" draw:start-glue-point="2" draw:end-shape="id123" draw:end-glue-point="0" svg:d="M4064 7531v454" svg:viewBox="0 0 1 455">
            <text:p/>
          </draw:connector>
          <draw:connector draw:style-name="gr4" draw:text-style-name="P16" draw:layer="layout" draw:type="line" svg:x1="4.064cm" svg:y1="9.255cm" svg:x2="4.064cm" svg:y2="9.662cm" draw:start-shape="id123" draw:start-glue-point="2" draw:end-shape="id124" draw:end-glue-point="0" svg:d="M4064 9255v407" svg:viewBox="0 0 1 408">
            <text:p/>
          </draw:connector>
          <draw:connector draw:style-name="gr4" draw:text-style-name="P16" draw:layer="layout" draw:type="line" svg:x1="4.064cm" svg:y1="10.531cm" svg:x2="4.064cm" svg:y2="10.962cm" draw:start-shape="id124" draw:start-glue-point="2" draw:end-shape="id125" draw:end-glue-point="0" svg:d="M4064 10531v431" svg:viewBox="0 0 1 432">
            <text:p/>
          </draw:connector>
          <draw:connector draw:style-name="gr4" draw:text-style-name="P16" draw:layer="layout" draw:type="line" svg:x1="4.064cm" svg:y1="11.831cm" svg:x2="4.064cm" svg:y2="12.362cm" draw:start-shape="id125" draw:start-glue-point="2" draw:end-shape="id126" draw:end-glue-point="0" svg:d="M4064 11831v531" svg:viewBox="0 0 1 532">
            <text:p/>
          </draw:connector>
          <draw:connector draw:style-name="gr4" draw:text-style-name="P16" draw:layer="layout" draw:type="line" svg:x1="4.064cm" svg:y1="13.231cm" svg:x2="4.064cm" svg:y2="13.662cm" draw:start-shape="id126" draw:start-glue-point="2" draw:end-shape="id127" draw:end-glue-point="0" svg:d="M4064 13231v431" svg:viewBox="0 0 1 432">
            <text:p/>
          </draw:connector>
          <draw:connector draw:style-name="gr4" draw:text-style-name="P16" draw:layer="layout" svg:x1="6.379cm" svg:y1="12.796cm" svg:x2="6.379cm" svg:y2="15.396cm" draw:start-shape="id126" draw:start-glue-point="1" draw:end-shape="id128" draw:end-glue-point="1" svg:d="M6379 12796h501v2600h-501" svg:viewBox="0 0 502 2601">
            <text:p/>
          </draw:connector>
          <draw:connector draw:style-name="gr4" draw:text-style-name="P16" draw:layer="layout" svg:x1="6.379cm" svg:y1="11.396cm" svg:x2="9.964cm" svg:y2="12.362cm" draw:start-shape="id125" draw:start-glue-point="1" draw:end-shape="id129" draw:end-glue-point="0" svg:d="M6379 11396h3585v966" svg:viewBox="0 0 3586 967">
            <text:p/>
          </draw:connector>
          <draw:connector draw:style-name="gr4" draw:text-style-name="P16" draw:layer="layout" svg:x1="7.649cm" svg:y1="12.796cm" svg:x2="7.649cm" svg:y2="15.396cm" draw:start-shape="id129" draw:start-glue-point="3" draw:end-shape="id130" draw:end-glue-point="3" svg:d="M7649 12796h-501v2600h501" svg:viewBox="0 0 502 2601">
            <text:p/>
          </draw:connector>
          <draw:connector draw:style-name="gr4" draw:text-style-name="P16" draw:layer="layout" svg:x1="1.749cm" svg:y1="15.396cm" svg:x2="1.749cm" svg:y2="7.096cm" draw:start-shape="id128" draw:start-glue-point="3" draw:end-shape="id122" draw:end-glue-point="3" svg:d="M1749 15396h-501v-8300h501" svg:viewBox="0 0 502 8301">
            <text:p/>
          </draw:connector>
          <draw:custom-shape draw:style-name="gr21" draw:text-style-name="P4" xml:id="id128" draw:id="id128" draw:layer="layout" svg:width="4.63cm" svg:height="0.869cm" svg:x="1.749cm" svg:y="14.962cm">
            <text:p text:style-name="P3"><text:span text:style-name="T2">chain.push_back</text:span></text:p>
            <text:p text:style-name="P3"><text:span text:style-name="T2">(pCandidateScan)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4" xml:id="id131" draw:id="id131" draw:layer="layout" svg:width="4.63cm" svg:height="0.869cm" svg:x="7.649cm" svg:y="6.662cm">
            <text:p text:style-name="P3"><text:span text:style-name="T2">return chain</text:span></text:p>
            <draw:enhanced-geometry svg:viewBox="0 0 21600 21600" draw:type="rectangle" draw:enhanced-path="M 0 0 L 21600 0 21600 21600 0 21600 0 0 Z N"/>
          </draw:custom-shape>
          <draw:connector draw:style-name="gr4" draw:text-style-name="P16" draw:layer="layout" draw:type="line" svg:x1="6.379cm" svg:y1="7.096cm" svg:x2="7.649cm" svg:y2="7.096cm" draw:start-shape="id122" draw:start-glue-point="1" draw:end-shape="id131" draw:end-glue-point="3" svg:d="M6379 7096h1270" svg:viewBox="0 0 1271 1">
            <text:p/>
          </draw:connector>
          <draw:custom-shape draw:style-name="gr21" draw:text-style-name="P4" xml:id="id129" draw:id="id129" draw:layer="layout" svg:width="4.63cm" svg:height="0.869cm" svg:x="7.649cm" svg:y="12.362cm">
            <text:p text:style-name="P3"><text:span text:style-name="T2">if (chain.size() &gt;= threshold)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4" xml:id="id132" draw:id="id132" draw:layer="layout" svg:width="4.63cm" svg:height="0.869cm" svg:x="7.649cm" svg:y="13.662cm">
            <text:p text:style-name="P3"><text:span text:style-name="T2">return chai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4" xml:id="id130" draw:id="id130" draw:layer="layout" svg:width="4.63cm" svg:height="0.869cm" svg:x="7.649cm" svg:y="14.962cm">
            <text:p text:style-name="P3"><text:span text:style-name="T2">chain.clear(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16" draw:layer="layout" svg:x1="1.749cm" svg:y1="14.096cm" svg:x2="1.749cm" svg:y2="7.096cm" draw:start-shape="id127" draw:start-glue-point="3" draw:end-shape="id122" draw:end-glue-point="3" svg:d="M1749 14096h-501v-7000h501" svg:viewBox="0 0 502 7001">
            <text:p/>
          </draw:connector>
          <draw:connector draw:style-name="gr4" draw:text-style-name="P16" draw:layer="layout" draw:type="line" svg:x1="9.964cm" svg:y1="13.231cm" svg:x2="9.964cm" svg:y2="13.662cm" draw:start-shape="id129" draw:start-glue-point="2" draw:end-shape="id132" draw:end-glue-point="0" svg:d="M9964 13231v431" svg:viewBox="0 0 1 432">
            <text:p/>
          </draw:connector>
          <draw:connector draw:style-name="gr4" draw:text-style-name="P16" draw:layer="layout" svg:x1="9.964cm" svg:y1="15.831cm" svg:x2="1.749cm" svg:y2="7.096cm" draw:start-shape="id130" draw:start-glue-point="2" draw:end-shape="id122" draw:end-glue-point="3" svg:d="M9964 15831v500h-8716v-9235h501" svg:viewBox="0 0 8717 9236">
            <text:p/>
          </draw:connector>
        </draw:g>
        <draw:g>
          <draw:custom-shape draw:style-name="gr24" draw:text-style-name="P7" draw:layer="layout" svg:width="6.731cm" svg:height="8.232cm" svg:x="15.422cm" svg:y="1.404cm">
            <text:p text:style-name="P1"><text:span text:style-name="T3">MapperGraph::AddVertex()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4" xml:id="id137" draw:id="id137" draw:layer="layout" svg:width="4.169cm" svg:height="0.869cm" svg:x="16.738cm" svg:y="2.061cm">
            <text:p text:style-name="P3"><text:span text:style-name="T2">if (pScan != NULL)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4" xml:id="id135" draw:id="id135" draw:layer="layout" svg:width="4.169cm" svg:height="0.865cm" svg:x="16.738cm" svg:y="3.333cm">
            <text:p text:style-name="P3"><text:span text:style-name="T2">pvertex = </text:span></text:p>
            <text:p text:style-name="P3"><text:span text:style-name="T2">new Vertex&lt;LocalizedRangeScan&gt;(pScan)</text:span></text:p>
            <draw:enhanced-geometry svg:viewBox="0 0 21600 21600" draw:type="rectangle" draw:enhanced-path="M 0 0 L 21600 0 21600 21600 0 21600 0 0 Z N"/>
          </draw:custom-shape>
          <draw:custom-shape draw:style-name="gr85" draw:text-style-name="P17" xml:id="id133" draw:id="id133" draw:layer="layout" svg:width="4.169cm" svg:height="0.865cm" svg:x="16.738cm" svg:y="5.91cm">
            <text:p text:style-name="P12"><text:span text:style-name="T1">if (m_optimizer != NULL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svg:x1="20.907cm" svg:y1="6.342cm" svg:x2="20.907cm" svg:y2="8.912cm" draw:start-shape="id133" draw:start-glue-point="1" draw:end-shape="id134" draw:end-glue-point="1" svg:d="M20907 6342h500v2570h-500" svg:viewBox="0 0 501 2571">
            <text:p/>
          </draw:connector>
          <draw:connector draw:style-name="gr4" draw:text-style-name="P6" draw:layer="layout" draw:type="line" svg:x1="18.822cm" svg:y1="4.198cm" svg:x2="18.822cm" svg:y2="4.61cm" draw:start-shape="id135" draw:start-glue-point="2" draw:end-shape="id136" svg:d="M18822 4198v412" svg:viewBox="0 0 1 413">
            <text:p/>
          </draw:connector>
          <draw:connector draw:style-name="gr4" draw:text-style-name="P6" draw:layer="layout" draw:type="line" svg:x1="18.822cm" svg:y1="2.93cm" svg:x2="18.822cm" svg:y2="3.333cm" draw:start-shape="id137" draw:start-glue-point="2" draw:end-shape="id135" draw:end-glue-point="0" svg:d="M18822 2930v403" svg:viewBox="0 0 1 404">
            <text:p/>
          </draw:connector>
          <draw:custom-shape draw:style-name="gr6" draw:text-style-name="P4" xml:id="id138" draw:id="id138" draw:layer="layout" svg:width="4.169cm" svg:height="0.869cm" svg:x="16.738cm" svg:y="7.178cm">
            <text:p text:style-name="P3"><text:span text:style-name="T2">SpaSolver::</text:span></text:p>
            <text:p text:style-name="P3"><text:span text:style-name="T2">AddNode(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18.822cm" svg:y1="6.775cm" svg:x2="18.822cm" svg:y2="7.178cm" draw:start-shape="id133" draw:start-glue-point="2" draw:end-shape="id138" draw:end-glue-point="0" svg:d="M18822 6775v403" svg:viewBox="0 0 1 404">
            <text:p/>
          </draw:connector>
          <draw:custom-shape draw:style-name="gr26" draw:text-style-name="P18" xml:id="id136" draw:id="id136" draw:layer="layout" svg:width="4.169cm" svg:height="0.865cm" svg:x="16.738cm" svg:y="4.61cm">
            <text:p text:style-name="P3"><text:span text:style-name="T2">Graph&lt;LocalizedRangeScan&gt;::</text:span></text:p>
            <text:p text:style-name="P3"><text:span text:style-name="T2">AddVertex(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18.822cm" svg:y1="5.475cm" svg:x2="18.822cm" svg:y2="5.91cm" draw:start-shape="id136" draw:start-glue-point="2" draw:end-shape="id133" draw:end-glue-point="0" svg:d="M18822 5475v435" svg:viewBox="0 0 1 436">
            <text:p/>
          </draw:connector>
          <draw:custom-shape draw:style-name="gr6" draw:text-style-name="P4" xml:id="id134" draw:id="id134" draw:layer="layout" svg:width="4.169cm" svg:height="0.869cm" svg:x="16.738cm" svg:y="8.478cm">
            <text:p text:style-name="P3"><text:span text:style-name="T2">return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svg:x1="20.907cm" svg:y1="2.495cm" svg:x2="20.907cm" svg:y2="8.912cm" draw:start-shape="id137" draw:start-glue-point="1" draw:end-shape="id134" draw:end-glue-point="1" svg:d="M20907 2495h500v6417h-500" svg:viewBox="0 0 501 6418">
            <text:p/>
          </draw:connector>
          <draw:connector draw:style-name="gr4" draw:text-style-name="P6" draw:layer="layout" draw:type="line" svg:x1="18.822cm" svg:y1="8.047cm" svg:x2="18.822cm" svg:y2="8.478cm" draw:start-shape="id138" draw:start-glue-point="2" draw:end-shape="id134" draw:end-glue-point="0" svg:d="M18822 8047v431" svg:viewBox="0 0 1 432">
            <text:p/>
          </draw:connector>
        </draw:g>
        <draw:g>
          <draw:custom-shape draw:style-name="gr27" draw:text-style-name="P7" draw:layer="layout" svg:width="10.541cm" svg:height="14.859cm" svg:x="14.208cm" svg:y="11.314cm">
            <text:p text:style-name="P1"><text:span text:style-name="T3">MapperGraph::AddEdges()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9" xml:id="id142" draw:id="id142" draw:layer="layout" svg:width="4.169cm" svg:height="0.869cm" svg:x="19.652cm" svg:y="11.561cm">
            <text:p text:style-name="P3"><text:span text:style-name="T2">if (MapperSensorManager::</text:span></text:p>
            <text:p text:style-name="P3"><text:span text:style-name="T2">GetLastScan() != NULL)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10" xml:id="id141" draw:id="id141" draw:layer="layout" svg:width="4.169cm" svg:height="0.865cm" svg:x="19.652cm" svg:y="12.833cm">
            <text:p text:style-name="P3"><text:span text:style-name="T2">MapperGraph::</text:span></text:p>
            <text:p text:style-name="P3"><text:span text:style-name="T2">LinkScans()</text:span></text:p>
            <draw:enhanced-geometry svg:viewBox="0 0 21600 21600" draw:type="rectangle" draw:enhanced-path="M 0 0 L 21600 0 21600 21600 0 21600 0 0 Z N"/>
          </draw:custom-shape>
          <draw:custom-shape draw:style-name="gr86" draw:text-style-name="P17" xml:id="id143" draw:id="id143" draw:layer="layout" svg:width="4.169cm" svg:height="0.865cm" svg:x="19.652cm" svg:y="15.41cm">
            <text:p text:style-name="P12"><text:span text:style-name="T1">for (devices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svg:x1="19.652cm" svg:y1="14.542cm" svg:x2="16.536cm" svg:y2="15.444cm" draw:start-shape="id139" draw:start-glue-point="3" draw:end-shape="id140" draw:end-glue-point="0" svg:d="M19652 14542h-3116v902" svg:viewBox="0 0 3117 903">
            <text:p/>
          </draw:connector>
          <draw:connector draw:style-name="gr4" draw:text-style-name="P6" draw:layer="layout" draw:type="line" svg:x1="21.736cm" svg:y1="13.698cm" svg:x2="21.736cm" svg:y2="14.11cm" draw:start-shape="id141" draw:start-glue-point="2" draw:end-shape="id139" svg:d="M21736 13698v412" svg:viewBox="0 0 1 413">
            <text:p/>
          </draw:connector>
          <draw:connector draw:style-name="gr4" draw:text-style-name="P6" draw:layer="layout" draw:type="line" svg:x1="21.736cm" svg:y1="12.43cm" svg:x2="21.736cm" svg:y2="12.833cm" draw:start-shape="id142" draw:start-glue-point="2" draw:end-shape="id141" draw:end-glue-point="0" svg:d="M21736 12430v403" svg:viewBox="0 0 1 404">
            <text:p/>
          </draw:connector>
          <draw:custom-shape draw:style-name="gr31" draw:text-style-name="P11" xml:id="id144" draw:id="id144" draw:layer="layout" svg:width="4.169cm" svg:height="1.102cm" svg:x="19.652cm" svg:y="16.678cm">
            <text:p text:style-name="P3"><text:span text:style-name="T2">response = </text:span></text:p>
            <text:p text:style-name="P3"><text:span text:style-name="T2">ScanMatcher::</text:span></text:p>
            <text:p text:style-name="P3"><text:span text:style-name="T2">MatchScan(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21.736cm" svg:y1="16.275cm" svg:x2="21.736cm" svg:y2="16.678cm" draw:start-shape="id143" draw:start-glue-point="2" draw:end-shape="id144" draw:end-glue-point="0" svg:d="M21736 16275v403" svg:viewBox="0 0 1 404">
            <text:p/>
          </draw:connector>
          <draw:custom-shape draw:style-name="gr9" draw:text-style-name="P19" xml:id="id139" draw:id="id139" draw:layer="layout" svg:width="4.169cm" svg:height="0.865cm" svg:x="19.652cm" svg:y="14.11cm">
            <text:p text:style-name="P12"><text:span text:style-name="T1">if (MapperSensorManager::</text:span></text:p>
            <text:p text:style-name="P12"><text:span text:style-name="T1">GetLastScan() == NULL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21.736cm" svg:y1="14.975cm" svg:x2="21.736cm" svg:y2="15.41cm" draw:start-shape="id139" draw:start-glue-point="2" draw:end-shape="id143" draw:end-glue-point="0" svg:d="M21736 14975v435" svg:viewBox="0 0 1 436">
            <text:p/>
          </draw:connector>
          <draw:custom-shape draw:style-name="gr15" draw:text-style-name="P13" xml:id="id145" draw:id="id145" draw:layer="layout" svg:width="4.169cm" svg:height="0.869cm" svg:x="19.652cm" svg:y="18.178cm">
            <text:p text:style-name="P12"><text:span text:style-name="T1">MapperGraph::</text:span></text:p>
            <text:p text:style-name="P12"><text:span text:style-name="T1">LinkScans(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svg:x1="23.821cm" svg:y1="11.995cm" svg:x2="23.821cm" svg:y2="14.542cm" draw:start-shape="id142" draw:start-glue-point="1" draw:end-shape="id139" draw:end-glue-point="1" svg:d="M23821 11995h541v2547h-541" svg:viewBox="0 0 542 2548">
            <text:p/>
          </draw:connector>
          <draw:connector draw:style-name="gr4" draw:text-style-name="P6" draw:layer="layout" draw:type="line" svg:x1="21.736cm" svg:y1="17.78cm" svg:x2="21.736cm" svg:y2="18.178cm" draw:start-shape="id144" draw:start-glue-point="2" draw:end-shape="id145" draw:end-glue-point="0" svg:d="M21736 17780v398" svg:viewBox="0 0 1 399">
            <text:p/>
          </draw:connector>
          <draw:custom-shape draw:style-name="gr6" draw:text-style-name="P4" xml:id="id146" draw:id="id146" draw:layer="layout" svg:width="4.169cm" svg:height="0.869cm" svg:x="19.652cm" svg:y="19.478cm">
            <text:p text:style-name="P3"><text:span text:style-name="T2">if (response &gt; threshold)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4" xml:id="id147" draw:id="id147" draw:layer="layout" svg:width="4.169cm" svg:height="0.869cm" svg:x="19.652cm" svg:y="20.778cm">
            <text:p text:style-name="P3"><text:span text:style-name="T2">add means/covariances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8" xml:id="id140" draw:id="id140" draw:layer="layout" svg:width="4.169cm" svg:height="1.203cm" svg:x="14.452cm" svg:y="15.444cm">
            <text:p text:style-name="P3"><text:span text:style-name="T2">scanPose = </text:span></text:p>
            <text:p text:style-name="P3"><text:span text:style-name="T2">LocalizedRangeScan::</text:span></text:p>
            <text:p text:style-name="P3"><text:span text:style-name="T2">GetSensorPose()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4" xml:id="id149" draw:id="id149" draw:layer="layout" svg:width="4.169cm" svg:height="0.869cm" svg:x="14.452cm" svg:y="17.078cm">
            <text:p text:style-name="P3"><text:span text:style-name="T2">add means/covariances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3" xml:id="id150" draw:id="id150" draw:layer="layout" svg:width="4.169cm" svg:height="0.869cm" svg:x="14.452cm" svg:y="18.378cm">
            <text:p text:style-name="P12"><text:span text:style-name="T1">MapperGraph::</text:span></text:p>
            <text:p text:style-name="P12"><text:span text:style-name="T1">LinkChainToScan()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3" xml:id="id148" draw:id="id148" draw:layer="layout" svg:width="4.169cm" svg:height="0.869cm" svg:x="14.452cm" svg:y="19.778cm">
            <text:p text:style-name="P12"><text:span text:style-name="T1">MapperGraph::</text:span></text:p>
            <text:p text:style-name="P12"><text:span text:style-name="T1">LinkNearChains()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4" xml:id="id152" draw:id="id152" draw:layer="layout" svg:width="4.169cm" svg:height="0.869cm" svg:x="14.452cm" svg:y="21.178cm">
            <text:p text:style-name="P3"><text:span text:style-name="T2">If (!means.empty())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3" xml:id="id153" draw:id="id153" draw:layer="layout" svg:width="4.169cm" svg:height="0.869cm" svg:x="14.452cm" svg:y="22.478cm">
            <text:p text:style-name="P12"><text:span text:style-name="T1">MapperGraph::</text:span></text:p>
            <text:p text:style-name="P12"><text:span text:style-name="T1">ComputeWeightedMean()</text:span></text:p>
            <draw:enhanced-geometry svg:viewBox="0 0 21600 21600" draw:type="rectangle" draw:enhanced-path="M 0 0 L 21600 0 21600 21600 0 21600 0 0 Z N"/>
          </draw:custom-shape>
          <draw:custom-shape draw:style-name="gr87" draw:text-style-name="P20" xml:id="id154" draw:id="id154" draw:layer="layout" svg:width="4.169cm" svg:height="0.869cm" svg:x="14.452cm" svg:y="23.678cm">
            <text:p text:style-name="P12"><text:span text:style-name="T1">LocalizedRangeScan::</text:span></text:p>
            <text:p text:style-name="P12"><text:span text:style-name="T1">SetSensorPose(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21.736cm" svg:y1="19.047cm" svg:x2="21.736cm" svg:y2="19.478cm" draw:start-shape="id145" draw:start-glue-point="2" draw:end-shape="id146" draw:end-glue-point="0" svg:d="M21736 19047v431" svg:viewBox="0 0 1 432">
            <text:p/>
          </draw:connector>
          <draw:connector draw:style-name="gr4" draw:text-style-name="P6" draw:layer="layout" draw:type="line" svg:x1="21.736cm" svg:y1="20.347cm" svg:x2="21.736cm" svg:y2="20.778cm" draw:start-shape="id146" draw:start-glue-point="2" draw:end-shape="id147" draw:end-glue-point="0" svg:d="M21736 20347v431" svg:viewBox="0 0 1 432">
            <text:p/>
          </draw:connector>
          <draw:connector draw:style-name="gr4" draw:text-style-name="P6" draw:layer="layout" svg:x1="23.821cm" svg:y1="19.912cm" svg:x2="23.821cm" svg:y2="15.842cm" draw:start-shape="id146" draw:start-glue-point="1" draw:end-shape="id143" draw:end-glue-point="1" svg:d="M23821 19912h500v-4070h-500" svg:viewBox="0 0 501 4071">
            <text:p/>
          </draw:connector>
          <draw:connector draw:style-name="gr4" draw:text-style-name="P6" draw:layer="layout" svg:x1="23.821cm" svg:y1="21.212cm" svg:x2="23.821cm" svg:y2="15.842cm" draw:start-shape="id147" draw:start-glue-point="1" draw:end-shape="id143" draw:end-glue-point="1" svg:d="M23821 21212h500v-5370h-500" svg:viewBox="0 0 501 5371">
            <text:p/>
          </draw:connector>
          <draw:connector draw:style-name="gr4" draw:text-style-name="P6" draw:layer="layout" svg:x1="19.652cm" svg:y1="15.842cm" svg:x2="18.621cm" svg:y2="20.212cm" draw:start-shape="id143" draw:start-glue-point="3" draw:end-shape="id148" svg:d="M19652 15842h-516v4370h-515" svg:viewBox="0 0 1032 4371">
            <text:p/>
          </draw:connector>
          <draw:connector draw:style-name="gr4" draw:text-style-name="P6" draw:layer="layout" draw:type="line" svg:x1="16.536cm" svg:y1="16.647cm" svg:x2="16.536cm" svg:y2="17.078cm" draw:start-shape="id140" draw:start-glue-point="2" draw:end-shape="id149" draw:end-glue-point="0" svg:d="M16536 16647v431" svg:viewBox="0 0 1 432">
            <text:p/>
          </draw:connector>
          <draw:connector draw:style-name="gr4" draw:text-style-name="P6" xml:id="id151" draw:id="id151" draw:layer="layout" draw:type="line" svg:x1="16.536cm" svg:y1="18.378cm" svg:x2="16.536cm" svg:y2="18.378cm" draw:start-shape="id150" draw:start-glue-point="0" draw:end-shape="id150" draw:end-glue-point="0" svg:d="M16536 18378z" svg:viewBox="0 0 1 1">
            <text:p/>
          </draw:connector>
          <draw:connector draw:style-name="gr4" draw:text-style-name="P6" draw:layer="layout" draw:type="line" svg:x1="16.536cm" svg:y1="17.947cm" svg:x2="16.536cm" svg:y2="18.378cm" draw:start-shape="id149" draw:start-glue-point="2" draw:end-shape="id151" draw:end-glue-point="0" svg:d="M16536 17947v431" svg:viewBox="0 0 1 432">
            <text:p/>
          </draw:connector>
          <draw:connector draw:style-name="gr4" draw:text-style-name="P6" draw:layer="layout" draw:type="line" svg:x1="16.536cm" svg:y1="19.247cm" svg:x2="16.536cm" svg:y2="19.778cm" draw:start-shape="id150" draw:start-glue-point="2" draw:end-shape="id148" draw:end-glue-point="0" svg:d="M16536 19247v531" svg:viewBox="0 0 1 532">
            <text:p/>
          </draw:connector>
          <draw:connector draw:style-name="gr4" draw:text-style-name="P6" draw:layer="layout" draw:type="line" svg:x1="16.536cm" svg:y1="20.647cm" svg:x2="16.536cm" svg:y2="21.178cm" draw:start-shape="id148" draw:start-glue-point="2" draw:end-shape="id152" draw:end-glue-point="0" svg:d="M16536 20647v531" svg:viewBox="0 0 1 532">
            <text:p/>
          </draw:connector>
          <draw:connector draw:style-name="gr4" draw:text-style-name="P6" draw:layer="layout" draw:type="line" svg:x1="16.536cm" svg:y1="22.047cm" svg:x2="16.536cm" svg:y2="22.478cm" draw:start-shape="id152" draw:start-glue-point="2" draw:end-shape="id153" draw:end-glue-point="0" svg:d="M16536 22047v431" svg:viewBox="0 0 1 432">
            <text:p/>
          </draw:connector>
          <draw:connector draw:style-name="gr4" draw:text-style-name="P6" draw:layer="layout" draw:type="line" svg:x1="16.536cm" svg:y1="23.347cm" svg:x2="16.536cm" svg:y2="23.678cm" draw:start-shape="id153" draw:start-glue-point="2" draw:end-shape="id154" draw:end-glue-point="0" svg:d="M16536 23347v331" svg:viewBox="0 0 1 332">
            <text:p/>
          </draw:connector>
          <draw:connector draw:style-name="gr4" draw:text-style-name="P6" draw:layer="layout" svg:x1="18.621cm" svg:y1="21.612cm" svg:x2="18.621cm" svg:y2="25.412cm" draw:start-shape="id152" draw:start-glue-point="1" draw:end-shape="id155" draw:end-glue-point="1" svg:d="M18621 21612h500v3800h-500" svg:viewBox="0 0 501 3801">
            <text:p/>
          </draw:connector>
          <draw:custom-shape draw:style-name="gr6" draw:text-style-name="P4" xml:id="id155" draw:id="id155" draw:layer="layout" svg:width="4.169cm" svg:height="0.869cm" svg:x="14.452cm" svg:y="24.978cm">
            <text:p text:style-name="P3"><text:span text:style-name="T2">return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16.536cm" svg:y1="24.547cm" svg:x2="16.536cm" svg:y2="24.978cm" draw:start-shape="id154" draw:start-glue-point="2" draw:end-shape="id155" draw:end-glue-point="0" svg:d="M16536 24547v431" svg:viewBox="0 0 1 432">
            <text:p/>
          </draw:connector>
        </draw:g>
        <draw:g>
          <draw:custom-shape draw:style-name="gr34" draw:text-style-name="P7" draw:layer="layout" svg:width="5.896cm" svg:height="9.501cm" svg:x="4.375cm" svg:y="18.804cm">
            <text:p text:style-name="P1"><text:span text:style-name="T3">MapperGraph::LinkScans()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4" xml:id="id160" draw:id="id160" draw:layer="layout" svg:width="4.169cm" svg:height="0.869cm" svg:x="5.052cm" svg:y="19.461cm">
            <text:p text:style-name="P3"><text:span text:style-name="T2">isNewEdge = true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10" xml:id="id158" draw:id="id158" draw:layer="layout" svg:width="4.169cm" svg:height="1.143cm" svg:x="5.052cm" svg:y="20.685cm">
            <text:p text:style-name="P3"><text:span text:style-name="T2">pEdge = </text:span></text:p>
            <text:p text:style-name="P3"><text:span text:style-name="T2">MapperGraph::</text:span></text:p>
            <text:p text:style-name="P3"><text:span text:style-name="T2">AddEdge(isNewEdge)</text:span></text:p>
            <draw:enhanced-geometry svg:viewBox="0 0 21600 21600" draw:type="rectangle" draw:enhanced-path="M 0 0 L 21600 0 21600 21600 0 21600 0 0 Z N"/>
          </draw:custom-shape>
          <draw:custom-shape draw:style-name="gr88" draw:text-style-name="P17" xml:id="id161" draw:id="id161" draw:layer="layout" svg:width="4.169cm" svg:height="0.865cm" svg:x="5.052cm" svg:y="23.41cm">
            <text:p text:style-name="P12"><text:span text:style-name="T1">Edge::</text:span></text:p>
            <text:p text:style-name="P12"><text:span text:style-name="T1">SetLabel(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svg:x1="9.221cm" svg:y1="25.112cm" svg:x2="9.221cm" svg:y2="27.612cm" draw:start-shape="id156" draw:start-glue-point="1" draw:end-shape="id157" draw:end-glue-point="1" svg:d="M9221 25112h500v2500h-500" svg:viewBox="0 0 501 2501">
            <text:p/>
          </draw:connector>
          <draw:connector draw:style-name="gr4" draw:text-style-name="P6" draw:layer="layout" draw:type="line" svg:x1="7.136cm" svg:y1="21.828cm" svg:x2="7.136cm" svg:y2="22.21cm" draw:start-shape="id158" draw:start-glue-point="2" draw:end-shape="id159" svg:d="M7136 21828v382" svg:viewBox="0 0 1 383">
            <text:p/>
          </draw:connector>
          <draw:connector draw:style-name="gr4" draw:text-style-name="P6" draw:layer="layout" draw:type="line" svg:x1="7.136cm" svg:y1="20.33cm" svg:x2="7.136cm" svg:y2="20.685cm" draw:start-shape="id160" draw:start-glue-point="2" draw:end-shape="id158" draw:end-glue-point="0" svg:d="M7136 20330v355" svg:viewBox="0 0 1 356">
            <text:p/>
          </draw:connector>
          <draw:custom-shape draw:style-name="gr6" draw:text-style-name="P4" xml:id="id156" draw:id="id156" draw:layer="layout" svg:width="4.169cm" svg:height="0.869cm" svg:x="5.052cm" svg:y="24.678cm">
            <text:p text:style-name="P3"><text:span text:style-name="T2">if (m_optimizer != NULL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7.136cm" svg:y1="24.275cm" svg:x2="7.136cm" svg:y2="24.678cm" draw:start-shape="id161" draw:start-glue-point="2" draw:end-shape="id156" draw:end-glue-point="0" svg:d="M7136 24275v403" svg:viewBox="0 0 1 404">
            <text:p/>
          </draw:connector>
          <draw:custom-shape draw:style-name="gr89" draw:text-style-name="P17" xml:id="id159" draw:id="id159" draw:layer="layout" svg:width="4.169cm" svg:height="0.865cm" svg:x="5.052cm" svg:y="22.21cm">
            <text:p text:style-name="P12"><text:span text:style-name="T1">if (isNewEdge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7.136cm" svg:y1="23.075cm" svg:x2="7.136cm" svg:y2="23.41cm" draw:start-shape="id159" draw:start-glue-point="2" draw:end-shape="id161" draw:end-glue-point="0" svg:d="M7136 23075v335" svg:viewBox="0 0 1 336">
            <text:p/>
          </draw:connector>
          <draw:custom-shape draw:style-name="gr6" draw:text-style-name="P4" xml:id="id162" draw:id="id162" draw:layer="layout" svg:width="4.169cm" svg:height="0.869cm" svg:x="5.052cm" svg:y="25.878cm">
            <text:p text:style-name="P3"><text:span text:style-name="T2">SpaSolver::</text:span></text:p>
            <text:p text:style-name="P3"><text:span text:style-name="T2">AddConstraint(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svg:x1="9.221cm" svg:y1="22.642cm" svg:x2="9.221cm" svg:y2="27.612cm" draw:start-shape="id159" draw:start-glue-point="1" draw:end-shape="id157" draw:end-glue-point="1" svg:d="M9221 22642h500v4970h-500" svg:viewBox="0 0 501 4971">
            <text:p/>
          </draw:connector>
          <draw:connector draw:style-name="gr4" draw:text-style-name="P6" draw:layer="layout" draw:type="line" svg:x1="7.136cm" svg:y1="25.547cm" svg:x2="7.136cm" svg:y2="25.878cm" draw:start-shape="id156" draw:start-glue-point="2" draw:end-shape="id162" draw:end-glue-point="0" svg:d="M7136 25547v331" svg:viewBox="0 0 1 332">
            <text:p/>
          </draw:connector>
          <draw:custom-shape draw:style-name="gr6" draw:text-style-name="P4" xml:id="id157" draw:id="id157" draw:layer="layout" svg:width="4.169cm" svg:height="0.869cm" svg:x="5.052cm" svg:y="27.178cm">
            <text:p text:style-name="P3"><text:span text:style-name="T2">return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7.136cm" svg:y1="26.747cm" svg:x2="7.136cm" svg:y2="27.178cm" draw:start-shape="id162" draw:start-glue-point="2" draw:end-shape="id157" draw:end-glue-point="0" svg:d="M7136 26747v431" svg:viewBox="0 0 1 432">
            <text:p/>
          </draw:connector>
        </draw:g>
      </draw:page>
      <draw:page draw:name="page5" draw:style-name="dp1" draw:master-page-name="Default">
        <draw:g>
          <draw:custom-shape draw:style-name="gr90" draw:text-style-name="P32" draw:layer="layout" svg:width="4.318cm" svg:height="4.145cm" svg:x="1.713cm" svg:y="1.697cm">
            <text:p text:style-name="P1"><text:span text:style-name="T3">SlamKarto::SlamKarto()</text:span></text:p>
            <draw:enhanced-geometry svg:viewBox="0 0 21600 21600" draw:type="rectangle" draw:enhanced-path="M 0 0 L 21600 0 21600 21600 0 21600 0 0 Z N"/>
          </draw:custom-shape>
          <draw:custom-shape draw:style-name="gr91" draw:text-style-name="P33" xml:id="id163" draw:id="id163" draw:layer="layout" svg:width="3.81cm" svg:height="0.762cm" svg:x="1.913cm" svg:y="2.411cm">
            <text:p text:style-name="P3"><text:span text:style-name="T3">SlamKarto::</text:span></text:p>
            <text:p text:style-name="P3"><text:span text:style-name="T3">laserCallback()</text:span></text:p>
            <draw:enhanced-geometry svg:viewBox="0 0 21600 21600" draw:type="rectangle" draw:enhanced-path="M 0 0 L 21600 0 21600 21600 0 21600 0 0 Z N"/>
          </draw:custom-shape>
          <draw:custom-shape draw:style-name="gr91" draw:text-style-name="P33" xml:id="id164" draw:id="id164" draw:layer="layout" svg:width="3.81cm" svg:height="0.762cm" svg:x="1.913cm" svg:y="3.625cm">
            <text:p text:style-name="P3"><text:span text:style-name="T3">mapper_ = </text:span></text:p>
            <text:p text:style-name="P3"><text:span text:style-name="T3">new karto::Mapper()</text:span></text:p>
            <draw:enhanced-geometry svg:viewBox="0 0 21600 21600" draw:type="rectangle" draw:enhanced-path="M 0 0 L 21600 0 21600 21600 0 21600 0 0 Z N"/>
          </draw:custom-shape>
          <draw:custom-shape draw:style-name="gr91" draw:text-style-name="P33" xml:id="id165" draw:id="id165" draw:layer="layout" svg:width="3.81cm" svg:height="0.762cm" svg:x="1.913cm" svg:y="4.839cm">
            <text:p text:style-name="P3"><text:span text:style-name="T3">solver_ = </text:span></text:p>
            <text:p text:style-name="P3"><text:span text:style-name="T3">new SpaSolver(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3.818cm" svg:y1="3.173cm" svg:x2="3.818cm" svg:y2="3.625cm" draw:start-shape="id163" draw:start-glue-point="2" draw:end-shape="id164" draw:end-glue-point="0" svg:d="M3818 3173v452" svg:viewBox="0 0 1 453">
            <text:p/>
          </draw:connector>
          <draw:connector draw:style-name="gr4" draw:text-style-name="P6" draw:layer="layout" draw:type="line" svg:x1="3.818cm" svg:y1="4.387cm" svg:x2="3.818cm" svg:y2="4.839cm" draw:start-shape="id164" draw:start-glue-point="2" draw:end-shape="id165" draw:end-glue-point="0" svg:d="M3818 4387v452" svg:viewBox="0 0 1 453">
            <text:p/>
          </draw:connector>
        </draw:g>
        <draw:g>
          <draw:custom-shape draw:style-name="gr92" draw:text-style-name="P34" draw:layer="layout" svg:width="4.699cm" svg:height="7.62cm" svg:x="1.485cm" svg:y="6.354cm">
            <text:p text:style-name="P1"><text:span text:style-name="T3">SlamKarto::laserCallback()</text:span></text:p>
            <draw:enhanced-geometry svg:viewBox="0 0 21600 21600" draw:type="rectangle" draw:enhanced-path="M 0 0 L 21600 0 21600 21600 0 21600 0 0 Z N"/>
          </draw:custom-shape>
          <draw:custom-shape draw:style-name="gr93" draw:text-style-name="P33" xml:id="id166" draw:id="id166" draw:layer="layout" svg:width="3.429cm" svg:height="1.27cm" svg:x="1.866cm" svg:y="6.989cm">
            <text:p text:style-name="P3"><text:span text:style-name="T3">laser = </text:span></text:p>
            <text:p text:style-name="P3"><text:span text:style-name="T3">SlamKarto::</text:span></text:p>
            <text:p text:style-name="P3"><text:span text:style-name="T3">getLaser()</text:span></text:p>
            <draw:enhanced-geometry svg:viewBox="0 0 21600 21600" draw:type="rectangle" draw:enhanced-path="M 0 0 L 21600 0 21600 21600 0 21600 0 0 Z N"/>
          </draw:custom-shape>
          <draw:custom-shape draw:style-name="gr94" draw:text-style-name="P33" xml:id="id168" draw:id="id168" draw:layer="layout" svg:width="3.429cm" svg:height="0.762cm" svg:x="1.866cm" svg:y="9.711cm">
            <text:p text:style-name="P3"><text:span text:style-name="T3">SlamKarto::</text:span></text:p>
            <text:p text:style-name="P3"><text:span text:style-name="T3">addScan()</text:span></text:p>
            <draw:enhanced-geometry svg:viewBox="0 0 21600 21600" draw:type="rectangle" draw:enhanced-path="M 0 0 L 21600 0 21600 21600 0 21600 0 0 Z N"/>
          </draw:custom-shape>
          <draw:custom-shape draw:style-name="gr94" draw:text-style-name="P33" xml:id="id170" draw:id="id170" draw:layer="layout" svg:width="3.429cm" svg:height="0.762cm" svg:x="1.866cm" svg:y="11.925cm">
            <text:p text:style-name="P3"><text:span text:style-name="T3">SlamKarto::</text:span></text:p>
            <text:p text:style-name="P3"><text:span text:style-name="T3">updateMap()</text:span></text:p>
            <draw:enhanced-geometry svg:viewBox="0 0 21600 21600" draw:type="rectangle" draw:enhanced-path="M 0 0 L 21600 0 21600 21600 0 21600 0 0 Z N"/>
          </draw:custom-shape>
          <draw:custom-shape draw:style-name="gr94" draw:text-style-name="P33" xml:id="id167" draw:id="id167" draw:layer="layout" svg:width="3.429cm" svg:height="0.762cm" svg:x="1.866cm" svg:y="8.611cm">
            <text:p text:style-name="P3"><text:span text:style-name="T3">if (!laser)</text:span></text:p>
            <draw:enhanced-geometry svg:viewBox="0 0 21600 21600" draw:type="rectangle" draw:enhanced-path="M 0 0 L 21600 0 21600 21600 0 21600 0 0 Z N"/>
          </draw:custom-shape>
          <draw:custom-shape draw:style-name="gr94" draw:text-style-name="P33" xml:id="id171" draw:id="id171" draw:layer="layout" svg:width="3.429cm" svg:height="0.762cm" svg:x="1.866cm" svg:y="13.039cm">
            <text:p text:style-name="P3"><text:span text:style-name="T3">return</text:span></text:p>
            <draw:enhanced-geometry svg:viewBox="0 0 21600 21600" draw:type="rectangle" draw:enhanced-path="M 0 0 L 21600 0 21600 21600 0 21600 0 0 Z N"/>
          </draw:custom-shape>
          <draw:custom-shape draw:style-name="gr94" draw:text-style-name="P33" xml:id="id169" draw:id="id169" draw:layer="layout" svg:width="3.429cm" svg:height="0.762cm" svg:x="1.866cm" svg:y="10.825cm">
            <text:p text:style-name="P3"><text:span text:style-name="T3">if (update map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3.58cm" svg:y1="8.259cm" svg:x2="3.58cm" svg:y2="8.611cm" draw:start-shape="id166" draw:start-glue-point="2" draw:end-shape="id167" draw:end-glue-point="0" svg:d="M3580 8259v352" svg:viewBox="0 0 1 353">
            <text:p/>
          </draw:connector>
          <draw:connector draw:style-name="gr4" draw:text-style-name="P6" draw:layer="layout" draw:type="line" svg:x1="3.58cm" svg:y1="9.373cm" svg:x2="3.58cm" svg:y2="9.711cm" draw:start-shape="id167" draw:start-glue-point="2" draw:end-shape="id168" draw:end-glue-point="0" svg:d="M3580 9373v338" svg:viewBox="0 0 1 339">
            <text:p/>
          </draw:connector>
          <draw:connector draw:style-name="gr4" draw:text-style-name="P6" draw:layer="layout" draw:type="line" svg:x1="3.58cm" svg:y1="10.473cm" svg:x2="3.58cm" svg:y2="10.825cm" draw:start-shape="id168" draw:start-glue-point="2" draw:end-shape="id169" draw:end-glue-point="0" svg:d="M3580 10473v352" svg:viewBox="0 0 1 353">
            <text:p/>
          </draw:connector>
          <draw:connector draw:style-name="gr4" draw:text-style-name="P6" draw:layer="layout" draw:type="line" svg:x1="3.58cm" svg:y1="11.587cm" svg:x2="3.58cm" svg:y2="11.925cm" draw:start-shape="id169" draw:start-glue-point="2" draw:end-shape="id170" draw:end-glue-point="0" svg:d="M3580 11587v338" svg:viewBox="0 0 1 339">
            <text:p/>
          </draw:connector>
          <draw:connector draw:style-name="gr4" draw:text-style-name="P6" draw:layer="layout" draw:type="line" svg:x1="3.58cm" svg:y1="12.687cm" svg:x2="3.58cm" svg:y2="13.039cm" draw:start-shape="id170" draw:start-glue-point="2" draw:end-shape="id171" draw:end-glue-point="0" svg:d="M3580 12687v352" svg:viewBox="0 0 1 353">
            <text:p/>
          </draw:connector>
          <draw:connector draw:style-name="gr4" draw:text-style-name="P6" draw:layer="layout" svg:x1="5.295cm" svg:y1="8.992cm" svg:x2="5.295cm" svg:y2="13.42cm" draw:start-shape="id167" draw:start-glue-point="1" draw:end-shape="id171" svg:d="M5295 8992h500v4428h-500" svg:viewBox="0 0 501 4429">
            <text:p/>
          </draw:connector>
          <draw:connector draw:style-name="gr4" draw:text-style-name="P6" draw:layer="layout" svg:x1="5.295cm" svg:y1="11.206cm" svg:x2="5.295cm" svg:y2="13.42cm" draw:start-shape="id169" draw:start-glue-point="1" draw:end-shape="id171" draw:end-glue-point="1" svg:d="M5295 11206h500v2214h-500" svg:viewBox="0 0 501 2215">
            <text:p/>
          </draw:connector>
        </draw:g>
        <draw:g>
          <draw:custom-shape draw:style-name="gr95" draw:text-style-name="P32" draw:layer="layout" svg:width="5.334cm" svg:height="11.176cm" svg:x="1.235cm" svg:y="15.1cm">
            <text:p text:style-name="P1"><text:span text:style-name="T3">SlamKarto::getLaser()</text:span></text:p>
            <draw:enhanced-geometry svg:viewBox="0 0 21600 21600" draw:type="rectangle" draw:enhanced-path="M 0 0 L 21600 0 21600 21600 0 21600 0 0 Z N"/>
          </draw:custom-shape>
          <draw:custom-shape draw:style-name="gr96" draw:text-style-name="P35" xml:id="id172" draw:id="id172" draw:layer="layout" svg:width="4.548cm" svg:height="1.143cm" svg:x="1.616cm" svg:y="15.862cm">
            <text:p text:style-name="P12"><text:span text:style-name="T5">laser = </text:span></text:p>
            <text:p text:style-name="P12"><text:span text:style-name="T5">LaserRangeFinder::</text:span></text:p>
            <text:p text:style-name="P12"><text:span text:style-name="T5">CreateLaserRangeFinder()</text:span></text:p>
            <draw:enhanced-geometry svg:viewBox="0 0 21600 21600" draw:type="rectangle" draw:enhanced-path="M 0 0 L 21600 0 21600 21600 0 21600 0 0 Z N"/>
          </draw:custom-shape>
          <draw:custom-shape draw:style-name="gr97" draw:text-style-name="P33" xml:id="id173" draw:id="id173" draw:layer="layout" svg:width="4.548cm" svg:height="0.889cm" svg:x="1.638cm" svg:y="17.416cm">
            <text:p text:style-name="P3"><text:span text:style-name="T3">Sensor::</text:span></text:p>
            <text:p text:style-name="P3"><text:span text:style-name="T3">SetOffsetPose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8" draw:text-style-name="P36" xml:id="id174" draw:id="id174" draw:layer="layout" svg:width="4.548cm" svg:height="0.889cm" svg:x="1.638cm" svg:y="18.716cm">
            <text:p text:style-name="P3"><text:span text:style-name="T3">LaserRangeFinder::</text:span></text:p>
            <text:p text:style-name="P3"><text:span text:style-name="T3">SetMinimumRange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9" draw:text-style-name="P35" xml:id="id175" draw:id="id175" draw:layer="layout" svg:width="4.548cm" svg:height="0.889cm" svg:x="1.638cm" svg:y="20.016cm">
            <text:p text:style-name="P12"><text:span text:style-name="T5">LaserRangeFinder::</text:span></text:p>
            <text:p text:style-name="P12"><text:span text:style-name="T5">SetMaximumRange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0" draw:text-style-name="P35" xml:id="id176" draw:id="id176" draw:layer="layout" svg:width="4.548cm" svg:height="0.889cm" svg:x="1.638cm" svg:y="21.316cm">
            <text:p text:style-name="P12"><text:span text:style-name="T5">LaserRangeFinder::</text:span></text:p>
            <text:p text:style-name="P12"><text:span text:style-name="T5">SetMinimumAngle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1" draw:text-style-name="P35" xml:id="id177" draw:id="id177" draw:layer="layout" svg:width="4.548cm" svg:height="0.889cm" svg:x="1.638cm" svg:y="22.616cm">
            <text:p text:style-name="P12"><text:span text:style-name="T5">LaserRangeFinder::</text:span></text:p>
            <text:p text:style-name="P12"><text:span text:style-name="T5">SetMaximumAngle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2" draw:text-style-name="P35" xml:id="id178" draw:id="id178" draw:layer="layout" svg:width="4.548cm" svg:height="0.889cm" svg:x="1.638cm" svg:y="23.916cm">
            <text:p text:style-name="P12"><text:span text:style-name="T5">LaserRangeFinder::</text:span></text:p>
            <text:p text:style-name="P12"><text:span text:style-name="T5">SetAngularResolution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7" draw:text-style-name="P33" xml:id="id179" draw:id="id179" draw:layer="layout" svg:width="4.548cm" svg:height="0.889cm" svg:x="1.64cm" svg:y="25.216cm">
            <text:p text:style-name="P3"><text:span text:style-name="T3">return las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6" draw:layer="layout" draw:type="line" svg:x1="3.89cm" svg:y1="17.005cm" svg:x2="3.912cm" svg:y2="17.416cm" draw:start-shape="id172" draw:start-glue-point="2" draw:end-shape="id173" draw:end-glue-point="0" svg:d="M3890 17005l22 411" svg:viewBox="0 0 23 412">
            <text:p/>
          </draw:connector>
          <draw:connector draw:style-name="gr4" draw:text-style-name="P6" draw:layer="layout" draw:type="line" svg:x1="3.912cm" svg:y1="18.305cm" svg:x2="3.912cm" svg:y2="18.716cm" draw:start-shape="id173" draw:start-glue-point="2" draw:end-shape="id174" draw:end-glue-point="0" svg:d="M3912 18305v411" svg:viewBox="0 0 1 412">
            <text:p/>
          </draw:connector>
          <draw:connector draw:style-name="gr4" draw:text-style-name="P6" draw:layer="layout" draw:type="line" svg:x1="3.912cm" svg:y1="19.605cm" svg:x2="3.912cm" svg:y2="20.016cm" draw:start-shape="id174" draw:start-glue-point="2" draw:end-shape="id175" draw:end-glue-point="0" svg:d="M3912 19605v411" svg:viewBox="0 0 1 412">
            <text:p/>
          </draw:connector>
          <draw:connector draw:style-name="gr4" draw:text-style-name="P6" draw:layer="layout" draw:type="line" svg:x1="3.912cm" svg:y1="20.905cm" svg:x2="3.912cm" svg:y2="21.316cm" draw:start-shape="id175" draw:start-glue-point="2" draw:end-shape="id176" draw:end-glue-point="0" svg:d="M3912 20905v411" svg:viewBox="0 0 1 412">
            <text:p/>
          </draw:connector>
          <draw:connector draw:style-name="gr4" draw:text-style-name="P6" draw:layer="layout" draw:type="line" svg:x1="3.912cm" svg:y1="22.205cm" svg:x2="3.912cm" svg:y2="22.616cm" draw:start-shape="id176" draw:start-glue-point="2" draw:end-shape="id177" draw:end-glue-point="0" svg:d="M3912 22205v411" svg:viewBox="0 0 1 412">
            <text:p/>
          </draw:connector>
          <draw:connector draw:style-name="gr4" draw:text-style-name="P6" draw:layer="layout" draw:type="line" svg:x1="3.912cm" svg:y1="23.505cm" svg:x2="3.912cm" svg:y2="23.916cm" draw:start-shape="id177" draw:start-glue-point="2" draw:end-shape="id178" draw:end-glue-point="0" svg:d="M3912 23505v411" svg:viewBox="0 0 1 412">
            <text:p/>
          </draw:connector>
          <draw:connector draw:style-name="gr4" draw:text-style-name="P6" draw:layer="layout" draw:type="line" svg:x1="3.912cm" svg:y1="24.805cm" svg:x2="3.914cm" svg:y2="25.216cm" draw:start-shape="id178" draw:start-glue-point="2" draw:end-shape="id179" draw:end-glue-point="0" svg:d="M3912 24805l2 411" svg:viewBox="0 0 3 412">
            <text:p/>
          </draw:connector>
        </draw:g>
        <draw:g>
          <draw:custom-shape draw:style-name="gr103" draw:text-style-name="P34" draw:layer="layout" svg:width="6.35cm" svg:height="9.906cm" svg:x="6.9cm" svg:y="1.685cm">
            <text:p text:style-name="P1"><text:span text:style-name="T3">SlamKarto::addScan()</text:span></text:p>
            <draw:enhanced-geometry svg:viewBox="0 0 21600 21600" draw:type="rectangle" draw:enhanced-path="M 0 0 L 21600 0 21600 21600 0 21600 0 0 Z N"/>
          </draw:custom-shape>
          <draw:custom-shape draw:style-name="gr104" draw:text-style-name="P33" xml:id="id180" draw:id="id180" draw:layer="layout" svg:width="4.67cm" svg:height="0.889cm" svg:x="7.662cm" svg:y="2.32cm">
            <text:p text:style-name="P3"><text:span text:style-name="T3">if (SlamKarto::</text:span></text:p>
            <text:p text:style-name="P3"><text:span text:style-name="T3">getOdomPose()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4" draw:text-style-name="P33" xml:id="id181" draw:id="id181" draw:layer="layout" svg:width="4.67cm" svg:height="0.889cm" svg:x="7.662cm" svg:y="3.62cm">
            <text:p text:style-name="P3"><text:span text:style-name="T3">range_scan = </text:span></text:p>
            <text:p text:style-name="P3"><text:span text:style-name="T3">new karto::LocalizedRangeScan()</text:span></text:p>
            <draw:enhanced-geometry svg:viewBox="0 0 21600 21600" draw:type="rectangle" draw:enhanced-path="M 0 0 L 21600 0 21600 21600 0 21600 0 0 Z N"/>
          </draw:custom-shape>
          <draw:custom-shape draw:style-name="gr105" draw:text-style-name="P37" xml:id="id182" draw:id="id182" draw:layer="layout" svg:width="4.67cm" svg:height="0.889cm" svg:x="7.691cm" svg:y="4.92cm">
            <text:p text:style-name="P3"><text:span text:style-name="T3">LocalizedRangeScan::</text:span></text:p>
            <text:p text:style-name="P3"><text:span text:style-name="T3">SetOdometricPose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6" draw:text-style-name="P38" xml:id="id184" draw:id="id184" draw:layer="layout" svg:width="4.67cm" svg:height="0.889cm" svg:x="7.691cm" svg:y="6.22cm">
            <text:p text:style-name="P12"><text:span text:style-name="T5">LocalizedRangeScan::</text:span></text:p>
            <text:p text:style-name="P12"><text:span text:style-name="T5">SetCorrectedPose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7" draw:text-style-name="P39" xml:id="id185" draw:id="id185" draw:layer="layout" svg:width="4.67cm" svg:height="1.204cm" svg:x="7.691cm" svg:y="7.52cm">
            <text:p text:style-name="P3"><text:span text:style-name="T3">processed = </text:span></text:p>
            <text:p text:style-name="P3"><text:span text:style-name="T3">Mapper::</text:span></text:p>
            <text:p text:style-name="P3"><text:span text:style-name="T3">Process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8" draw:text-style-name="P38" xml:id="id186" draw:id="id186" draw:layer="layout" svg:width="4.67cm" svg:height="0.889cm" svg:x="7.691cm" svg:y="9.152cm">
            <text:p text:style-name="P12"><text:span text:style-name="T5">LocalizedRangeScan::</text:span></text:p>
            <text:p text:style-name="P12"><text:span text:style-name="T5">GetCorrectedPose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4" draw:text-style-name="P33" xml:id="id183" draw:id="id183" draw:layer="layout" svg:width="4.67cm" svg:height="0.889cm" svg:x="7.691cm" svg:y="10.452cm">
            <text:p text:style-name="P3"><text:span text:style-name="T3">return processe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6" draw:layer="layout" draw:type="line" svg:x1="9.997cm" svg:y1="3.209cm" svg:x2="9.997cm" svg:y2="3.62cm" draw:start-shape="id180" draw:start-glue-point="2" draw:end-shape="id181" draw:end-glue-point="0" svg:d="M9997 3209v411" svg:viewBox="0 0 1 412">
            <text:p/>
          </draw:connector>
          <draw:connector draw:style-name="gr4" draw:text-style-name="P6" draw:layer="layout" draw:type="line" svg:x1="9.997cm" svg:y1="4.509cm" svg:x2="10.026cm" svg:y2="4.92cm" draw:start-shape="id181" draw:start-glue-point="2" draw:end-shape="id182" draw:end-glue-point="0" svg:d="M9997 4509l29 411" svg:viewBox="0 0 30 412">
            <text:p/>
          </draw:connector>
          <draw:connector draw:style-name="gr4" draw:text-style-name="P6" draw:layer="layout" svg:x1="12.332cm" svg:y1="2.764cm" svg:x2="12.361cm" svg:y2="10.896cm" draw:start-shape="id180" draw:start-glue-point="1" draw:end-shape="id183" draw:end-glue-point="1" svg:d="M12332 2764h530v8132h-501" svg:viewBox="0 0 531 8133">
            <text:p/>
          </draw:connector>
          <draw:connector draw:style-name="gr4" draw:text-style-name="P6" draw:layer="layout" draw:type="line" svg:x1="10.026cm" svg:y1="5.809cm" svg:x2="10.026cm" svg:y2="6.22cm" draw:start-shape="id182" draw:start-glue-point="2" draw:end-shape="id184" draw:end-glue-point="0" svg:d="M10026 5809v411" svg:viewBox="0 0 1 412">
            <text:p/>
          </draw:connector>
          <draw:connector draw:style-name="gr4" draw:text-style-name="P6" draw:layer="layout" draw:type="line" svg:x1="10.026cm" svg:y1="7.109cm" svg:x2="10.026cm" svg:y2="7.52cm" draw:start-shape="id184" draw:start-glue-point="2" draw:end-shape="id185" draw:end-glue-point="0" svg:d="M10026 7109v411" svg:viewBox="0 0 1 412">
            <text:p/>
          </draw:connector>
          <draw:connector draw:style-name="gr4" draw:text-style-name="P6" draw:layer="layout" svg:x1="12.361cm" svg:y1="8.122cm" svg:x2="12.361cm" svg:y2="10.896cm" draw:start-shape="id185" draw:start-glue-point="1" draw:end-shape="id183" draw:end-glue-point="1" svg:d="M12361 8122h501v2774h-501" svg:viewBox="0 0 502 2775">
            <text:p/>
          </draw:connector>
          <draw:connector draw:style-name="gr4" draw:text-style-name="P6" draw:layer="layout" draw:type="line" svg:x1="10.026cm" svg:y1="8.724cm" svg:x2="10.026cm" svg:y2="9.152cm" draw:start-shape="id185" draw:start-glue-point="2" draw:end-shape="id186" draw:end-glue-point="0" svg:d="M10026 8724v428" svg:viewBox="0 0 1 429">
            <text:p/>
          </draw:connector>
          <draw:connector draw:style-name="gr4" draw:text-style-name="P6" draw:layer="layout" draw:type="line" svg:x1="10.026cm" svg:y1="10.041cm" svg:x2="10.026cm" svg:y2="10.452cm" draw:start-shape="id186" draw:start-glue-point="2" draw:end-shape="id183" draw:end-glue-point="0" svg:d="M10026 10041v411" svg:viewBox="0 0 1 412">
            <text:p/>
          </draw:connector>
        </draw:g>
      </draw:page>
      <draw:page draw:name="page6" draw:style-name="dp1" draw:master-page-name="Default">
        <draw:g>
          <draw:custom-shape draw:style-name="gr109" draw:text-style-name="P40" draw:layer="layout" svg:width="16.891cm" svg:height="29.083cm" svg:x="2.016cm" svg:y="1.381cm">
            <text:p text:style-name="P1"><text:span text:style-name="T3">Mapper::Process()</text:span></text:p>
            <draw:enhanced-geometry svg:viewBox="0 0 21600 21600" draw:type="rectangle" draw:enhanced-path="M 0 0 L 21600 0 21600 21600 0 21600 0 0 Z N"/>
          </draw:custom-shape>
          <draw:custom-shape draw:style-name="gr104" draw:text-style-name="P33" xml:id="id187" draw:id="id187" draw:layer="layout" svg:width="4.67cm" svg:height="0.889cm" svg:x="2.462cm" svg:y="2.02cm">
            <text:p text:style-name="P3"><text:span text:style-name="T3">if (pScan != NULL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4" draw:text-style-name="P33" xml:id="id190" draw:id="id190" draw:layer="layout" svg:width="4.67cm" svg:height="0.889cm" svg:x="13.962cm" svg:y="14.42cm">
            <text:p text:style-name="P3"><text:span text:style-name="T3">return fal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0" draw:text-style-name="P41" xml:id="id188" draw:id="id188" draw:layer="layout" svg:width="4.67cm" svg:height="1.263cm" svg:x="2.462cm" svg:y="3.22cm">
            <text:p text:style-name="P3"><text:span text:style-name="T3">pLaserRangeFinder = </text:span></text:p>
            <text:p text:style-name="P3"><text:span text:style-name="T3">LaserRangeFinder::</text:span></text:p>
            <text:p text:style-name="P3"><text:span text:style-name="T3">GetLaserRangeFinder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4" draw:text-style-name="P33" xml:id="id189" draw:id="id189" draw:layer="layout" svg:width="4.67cm" svg:height="0.889cm" svg:x="2.462cm" svg:y="4.82cm">
            <text:p text:style-name="P3"><text:span text:style-name="T3">if (scan is invalid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4" draw:text-style-name="P33" xml:id="id191" draw:id="id191" draw:layer="layout" svg:width="4.67cm" svg:height="0.889cm" svg:x="2.462cm" svg:y="6.02cm">
            <text:p text:style-name="P3"><text:span text:style-name="T3">if (m_Initialized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1" draw:text-style-name="P42" xml:id="id192" draw:id="id192" draw:layer="layout" svg:width="4.67cm" svg:height="0.889cm" svg:x="8.362cm" svg:y="7.02cm">
            <text:p text:style-name="P12"><text:span text:style-name="T5">Mapper::</text:span></text:p>
            <text:p text:style-name="P12"><text:span text:style-name="T5">Initialize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2" draw:text-style-name="P43" xml:id="id193" draw:id="id193" draw:layer="layout" svg:width="4.67cm" svg:height="1.178cm" svg:x="2.462cm" svg:y="7.82cm">
            <text:p text:style-name="P3"><text:span text:style-name="T3">pLastScan = </text:span></text:p>
            <text:p text:style-name="P3"><text:span text:style-name="T2">MapperSensorManager::</text:span></text:p>
            <text:p text:style-name="P3"><text:span text:style-name="T2">GetLastScan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4" draw:text-style-name="P33" xml:id="id194" draw:id="id194" draw:layer="layout" svg:width="4.67cm" svg:height="0.889cm" svg:x="2.462cm" svg:y="9.32cm">
            <text:p text:style-name="P3"><text:span text:style-name="T3">if (pLastScan != NULL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4" draw:text-style-name="P33" xml:id="id195" draw:id="id195" draw:layer="layout" svg:width="4.67cm" svg:height="0.889cm" svg:x="8.362cm" svg:y="10.32cm">
            <text:p text:style-name="P3"><text:span text:style-name="T3">get lastTransform po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3" draw:text-style-name="P38" xml:id="id197" draw:id="id197" draw:layer="layout" svg:width="4.67cm" svg:height="0.889cm" svg:x="8.391cm" svg:y="11.52cm">
            <text:p text:style-name="P12"><text:span text:style-name="T5">LocalizedRangeScan::</text:span></text:p>
            <text:p text:style-name="P12"><text:span text:style-name="T5">SetCorrectedPose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4" draw:text-style-name="P44" xml:id="id196" draw:id="id196" draw:layer="layout" svg:width="4.67cm" svg:height="0.889cm" svg:x="2.462cm" svg:y="13.42cm">
            <text:p text:style-name="P12"><text:span text:style-name="T5">If (! Mapper::</text:span></text:p>
            <text:p text:style-name="P12"><text:span text:style-name="T5">HasMovedEnough() 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4" draw:text-style-name="P33" xml:id="id198" draw:id="id198" draw:layer="layout" svg:width="4.67cm" svg:height="0.889cm" svg:x="2.462cm" svg:y="14.62cm">
            <text:p text:style-name="P3"><text:span text:style-name="T3">covariance3x3.SetToIdentity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4" draw:text-style-name="P33" xml:id="id199" draw:id="id199" draw:layer="layout" svg:width="4.67cm" svg:height="0.889cm" svg:x="2.48cm" svg:y="15.82cm">
            <text:p text:style-name="P3"><text:span text:style-name="T3">if (useScanMatching </text:span></text:p>
            <text:p text:style-name="P3"><text:span text:style-name="T3">&amp;&amp; ! pLastScan != NULL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5" draw:text-style-name="P45" xml:id="id201" draw:id="id201" draw:layer="layout" svg:width="4.67cm" svg:height="0.889cm" svg:x="8.38cm" svg:y="16.82cm">
            <text:p text:style-name="P12"><text:span text:style-name="T1">ScanMatcher::</text:span></text:p>
            <text:p text:style-name="P3"><text:span text:style-name="T3">MatchScan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6" draw:text-style-name="P38" xml:id="id202" draw:id="id202" draw:layer="layout" svg:width="4.67cm" svg:height="0.889cm" svg:x="8.391cm" svg:y="18.02cm">
            <text:p text:style-name="P12"><text:span text:style-name="T5">LocalizedRangeScan::</text:span></text:p>
            <text:p text:style-name="P12"><text:span text:style-name="T5">SetSensorPose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7" draw:text-style-name="P43" xml:id="id200" draw:id="id200" draw:layer="layout" svg:width="4.67cm" svg:height="0.856cm" svg:x="2.462cm" svg:y="19.023cm">
            <text:p text:style-name="P3"><text:span text:style-name="T2">MapperSensorManager::</text:span></text:p>
            <text:p text:style-name="P3"><text:span text:style-name="T2">AddScan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4" draw:text-style-name="P33" xml:id="id203" draw:id="id203" draw:layer="layout" svg:width="4.67cm" svg:height="0.889cm" svg:x="2.48cm" svg:y="20.22cm">
            <text:p text:style-name="P3"><text:span text:style-name="T3">if (useScanMatching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8" draw:text-style-name="P46" xml:id="id206" draw:id="id206" draw:layer="layout" svg:width="4.67cm" svg:height="0.889cm" svg:x="8.38cm" svg:y="21.22cm">
            <text:p text:style-name="P3"><text:span text:style-name="T3">MapperGraph::</text:span></text:p>
            <text:p text:style-name="P3"><text:span text:style-name="T3">AddVertex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8" draw:text-style-name="P46" xml:id="id208" draw:id="id208" draw:layer="layout" svg:width="4.67cm" svg:height="0.889cm" svg:x="8.38cm" svg:y="22.42cm">
            <text:p text:style-name="P3"><text:span text:style-name="T3">MapperGraph::</text:span></text:p>
            <text:p text:style-name="P3"><text:span text:style-name="T3">AddEdges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7" draw:text-style-name="P43" xml:id="id209" draw:id="id209" draw:layer="layout" svg:width="4.67cm" svg:height="0.856cm" svg:x="8.362cm" svg:y="23.623cm">
            <text:p text:style-name="P3"><text:span text:style-name="T2">MapperSensorManager::</text:span></text:p>
            <text:p text:style-name="P3"><text:span text:style-name="T2">AddRunningScan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4" draw:text-style-name="P33" xml:id="id210" draw:id="id210" draw:layer="layout" svg:width="4.67cm" svg:height="0.889cm" svg:x="8.38cm" svg:y="24.82cm">
            <text:p text:style-name="P3"><text:span text:style-name="T3">if (doLoopClosing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8" draw:text-style-name="P46" xml:id="id207" draw:id="id207" draw:layer="layout" svg:width="4.67cm" svg:height="0.889cm" svg:x="13.98cm" svg:y="27.12cm">
            <text:p text:style-name="P3"><text:span text:style-name="T3">MapperGraph::</text:span></text:p>
            <text:p text:style-name="P3"><text:span text:style-name="T3">TryCloseLoop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4" draw:text-style-name="P33" xml:id="id211" draw:id="id211" draw:layer="layout" svg:width="4.67cm" svg:height="0.889cm" svg:x="13.98cm" svg:y="25.92cm">
            <text:p text:style-name="P3"><text:span text:style-name="T3">for each sens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7" draw:text-style-name="P43" xml:id="id204" draw:id="id204" draw:layer="layout" svg:width="4.67cm" svg:height="0.856cm" svg:x="2.462cm" svg:y="28.123cm">
            <text:p text:style-name="P3"><text:span text:style-name="T2">MapperSensorManager::</text:span></text:p>
            <text:p text:style-name="P3"><text:span text:style-name="T2">SetLastScan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4" draw:text-style-name="P33" xml:id="id205" draw:id="id205" draw:layer="layout" svg:width="4.67cm" svg:height="0.889cm" svg:x="2.48cm" svg:y="29.32cm">
            <text:p text:style-name="P3"><text:span text:style-name="T3">return tru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6" draw:layer="layout" draw:type="line" svg:x1="4.797cm" svg:y1="2.909cm" svg:x2="4.797cm" svg:y2="3.22cm" draw:start-shape="id187" draw:start-glue-point="2" draw:end-shape="id188" draw:end-glue-point="0" svg:d="M4797 2909v311" svg:viewBox="0 0 1 312">
            <text:p/>
          </draw:connector>
          <draw:connector draw:style-name="gr4" draw:text-style-name="P6" draw:layer="layout" draw:type="line" svg:x1="4.797cm" svg:y1="4.483cm" svg:x2="4.797cm" svg:y2="4.82cm" draw:start-shape="id188" draw:start-glue-point="2" draw:end-shape="id189" draw:end-glue-point="0" svg:d="M4797 4483v337" svg:viewBox="0 0 1 338">
            <text:p/>
          </draw:connector>
          <draw:connector draw:style-name="gr4" draw:text-style-name="P6" draw:layer="layout" svg:x1="7.132cm" svg:y1="2.464cm" svg:x2="16.297cm" svg:y2="14.42cm" draw:start-shape="id187" draw:start-glue-point="1" draw:end-shape="id190" draw:end-glue-point="0" svg:d="M7132 2464h9165v11956" svg:viewBox="0 0 9166 11957">
            <text:p/>
          </draw:connector>
          <draw:connector draw:style-name="gr4" draw:text-style-name="P6" draw:layer="layout" svg:x1="7.132cm" svg:y1="5.264cm" svg:x2="16.297cm" svg:y2="14.42cm" draw:start-shape="id189" draw:start-glue-point="1" draw:end-shape="id190" draw:end-glue-point="0" svg:d="M7132 5264h9165v9156" svg:viewBox="0 0 9166 9157">
            <text:p/>
          </draw:connector>
          <draw:connector draw:style-name="gr4" draw:text-style-name="P6" draw:layer="layout" draw:type="line" svg:x1="4.797cm" svg:y1="5.709cm" svg:x2="4.797cm" svg:y2="6.02cm" draw:start-shape="id189" draw:start-glue-point="2" draw:end-shape="id191" draw:end-glue-point="0" svg:d="M4797 5709v311" svg:viewBox="0 0 1 312">
            <text:p/>
          </draw:connector>
          <draw:connector draw:style-name="gr4" draw:text-style-name="P6" draw:layer="layout" svg:x1="7.132cm" svg:y1="6.464cm" svg:x2="10.697cm" svg:y2="7.02cm" draw:start-shape="id191" draw:start-glue-point="1" draw:end-shape="id192" draw:end-glue-point="0" svg:d="M7132 6464h3565v556" svg:viewBox="0 0 3566 557">
            <text:p/>
          </draw:connector>
          <draw:connector draw:style-name="gr4" draw:text-style-name="P6" draw:layer="layout" draw:type="line" svg:x1="4.797cm" svg:y1="6.909cm" svg:x2="4.797cm" svg:y2="7.82cm" draw:start-shape="id191" draw:start-glue-point="2" draw:end-shape="id193" draw:end-glue-point="0" svg:d="M4797 6909v911" svg:viewBox="0 0 1 912">
            <text:p/>
          </draw:connector>
          <draw:connector draw:style-name="gr4" draw:text-style-name="P6" draw:layer="layout" svg:x1="10.697cm" svg:y1="7.909cm" svg:x2="7.132cm" svg:y2="8.409cm" draw:start-shape="id192" draw:start-glue-point="2" draw:end-shape="id193" draw:end-glue-point="1" svg:d="M10697 7909v500h-3565" svg:viewBox="0 0 3566 501">
            <text:p/>
          </draw:connector>
          <draw:connector draw:style-name="gr4" draw:text-style-name="P6" draw:layer="layout" draw:type="line" svg:x1="4.797cm" svg:y1="8.998cm" svg:x2="4.797cm" svg:y2="9.32cm" draw:start-shape="id193" draw:start-glue-point="2" draw:end-shape="id194" draw:end-glue-point="0" svg:d="M4797 8998v322" svg:viewBox="0 0 1 323">
            <text:p/>
          </draw:connector>
          <draw:connector draw:style-name="gr4" draw:text-style-name="P6" draw:layer="layout" svg:x1="7.132cm" svg:y1="9.764cm" svg:x2="10.697cm" svg:y2="10.32cm" draw:start-shape="id194" draw:start-glue-point="1" draw:end-shape="id195" draw:end-glue-point="0" svg:d="M7132 9764h3565v556" svg:viewBox="0 0 3566 557">
            <text:p/>
          </draw:connector>
          <draw:connector draw:style-name="gr4" draw:text-style-name="P6" draw:layer="layout" draw:type="line" svg:x1="4.797cm" svg:y1="10.209cm" svg:x2="4.797cm" svg:y2="13.42cm" draw:start-shape="id194" draw:start-glue-point="2" draw:end-shape="id196" draw:end-glue-point="0" svg:d="M4797 10209v3211" svg:viewBox="0 0 1 3212">
            <text:p/>
          </draw:connector>
          <draw:connector draw:style-name="gr4" draw:text-style-name="P6" draw:layer="layout" svg:x1="10.726cm" svg:y1="12.409cm" svg:x2="4.797cm" svg:y2="13.42cm" draw:start-shape="id197" draw:start-glue-point="2" draw:end-shape="id196" svg:d="M10726 12409v505h-5929v506" svg:viewBox="0 0 5930 1012">
            <text:p/>
          </draw:connector>
          <draw:connector draw:style-name="gr4" draw:text-style-name="P6" draw:layer="layout" svg:x1="7.132cm" svg:y1="13.864cm" svg:x2="16.297cm" svg:y2="14.42cm" draw:start-shape="id196" draw:start-glue-point="1" draw:end-shape="id190" draw:end-glue-point="0" svg:d="M7132 13864h9165v556" svg:viewBox="0 0 9166 557">
            <text:p/>
          </draw:connector>
          <draw:connector draw:style-name="gr4" draw:text-style-name="P6" draw:layer="layout" draw:type="line" svg:x1="10.697cm" svg:y1="11.209cm" svg:x2="10.726cm" svg:y2="11.52cm" draw:start-shape="id195" draw:start-glue-point="2" draw:end-shape="id197" draw:end-glue-point="0" svg:d="M10697 11209l29 311" svg:viewBox="0 0 30 312">
            <text:p/>
          </draw:connector>
          <draw:connector draw:style-name="gr4" draw:text-style-name="P6" draw:layer="layout" draw:type="line" svg:x1="4.797cm" svg:y1="14.309cm" svg:x2="4.797cm" svg:y2="14.62cm" draw:start-shape="id196" draw:start-glue-point="2" draw:end-shape="id198" draw:end-glue-point="0" svg:d="M4797 14309v311" svg:viewBox="0 0 1 312">
            <text:p/>
          </draw:connector>
          <draw:connector draw:style-name="gr4" draw:text-style-name="P6" draw:layer="layout" draw:type="line" svg:x1="4.797cm" svg:y1="15.509cm" svg:x2="4.815cm" svg:y2="15.82cm" draw:start-shape="id198" draw:start-glue-point="2" draw:end-shape="id199" draw:end-glue-point="0" svg:d="M4797 15509l18 311" svg:viewBox="0 0 19 312">
            <text:p/>
          </draw:connector>
          <draw:connector draw:style-name="gr4" draw:text-style-name="P6" draw:layer="layout" draw:type="line" svg:x1="4.815cm" svg:y1="16.709cm" svg:x2="4.797cm" svg:y2="19.023cm" draw:start-shape="id199" draw:start-glue-point="2" draw:end-shape="id200" draw:end-glue-point="0" svg:d="M4815 16709l-18 2314" svg:viewBox="0 0 19 2315">
            <text:p/>
          </draw:connector>
          <draw:connector draw:style-name="gr4" draw:text-style-name="P6" draw:layer="layout" svg:x1="7.15cm" svg:y1="16.264cm" svg:x2="10.715cm" svg:y2="16.82cm" draw:start-shape="id199" draw:start-glue-point="1" draw:end-shape="id201" draw:end-glue-point="0" svg:d="M7150 16264h3565v556" svg:viewBox="0 0 3566 557">
            <text:p/>
          </draw:connector>
          <draw:connector draw:style-name="gr4" draw:text-style-name="P6" draw:layer="layout" svg:x1="10.726cm" svg:y1="18.909cm" svg:x2="7.132cm" svg:y2="19.451cm" draw:start-shape="id202" draw:start-glue-point="2" draw:end-shape="id200" draw:end-glue-point="1" svg:d="M10726 18909v542h-3594" svg:viewBox="0 0 3595 543">
            <text:p/>
          </draw:connector>
          <draw:connector draw:style-name="gr4" draw:text-style-name="P6" draw:layer="layout" draw:type="line" svg:x1="10.715cm" svg:y1="17.709cm" svg:x2="10.726cm" svg:y2="18.02cm" draw:start-shape="id201" draw:start-glue-point="2" draw:end-shape="id202" draw:end-glue-point="0" svg:d="M10715 17709l11 311" svg:viewBox="0 0 12 312">
            <text:p/>
          </draw:connector>
          <draw:connector draw:style-name="gr4" draw:text-style-name="P6" draw:layer="layout" draw:type="line" svg:x1="4.797cm" svg:y1="19.879cm" svg:x2="4.815cm" svg:y2="20.22cm" draw:start-shape="id200" draw:start-glue-point="2" draw:end-shape="id203" draw:end-glue-point="0" svg:d="M4797 19879l18 341" svg:viewBox="0 0 19 342">
            <text:p/>
          </draw:connector>
          <draw:frame draw:style-name="gr119" draw:text-style-name="P47" draw:layer="layout" svg:width="1.016cm" svg:height="0.762cm" svg:x="8.085cm" svg:y="15.578cm">
            <draw:text-box>
              <text:p><text:span text:style-name="T6">yes</text:span></text:p>
            </draw:text-box>
          </draw:frame>
          <draw:frame draw:style-name="gr119" draw:text-style-name="P47" draw:layer="layout" svg:width="1.016cm" svg:height="0.762cm" svg:x="4.885cm" svg:y="17.078cm">
            <draw:text-box>
              <text:p><text:span text:style-name="T6">no</text:span></text:p>
            </draw:text-box>
          </draw:frame>
          <draw:frame draw:style-name="gr119" draw:text-style-name="P47" draw:layer="layout" svg:width="1.016cm" svg:height="0.762cm" svg:x="8.085cm" svg:y="9.078cm">
            <draw:text-box>
              <text:p><text:span text:style-name="T6">yes</text:span></text:p>
            </draw:text-box>
          </draw:frame>
          <draw:frame draw:style-name="gr119" draw:text-style-name="P47" draw:layer="layout" svg:width="1.016cm" svg:height="0.762cm" svg:x="8.085cm" svg:y="4.578cm">
            <draw:text-box>
              <text:p><text:span text:style-name="T6">yes</text:span></text:p>
            </draw:text-box>
          </draw:frame>
          <draw:connector draw:style-name="gr4" draw:text-style-name="P6" draw:layer="layout" draw:type="line" svg:x1="4.815cm" svg:y1="21.109cm" svg:x2="4.797cm" svg:y2="28.123cm" draw:start-shape="id203" draw:start-glue-point="2" draw:end-shape="id204" draw:end-glue-point="0" svg:d="M4815 21109l-18 7014" svg:viewBox="0 0 19 7015">
            <text:p/>
          </draw:connector>
          <draw:connector draw:style-name="gr4" draw:text-style-name="P6" draw:layer="layout" draw:type="line" svg:x1="4.797cm" svg:y1="28.979cm" svg:x2="4.815cm" svg:y2="29.32cm" draw:start-shape="id204" draw:start-glue-point="2" draw:end-shape="id205" draw:end-glue-point="0" svg:d="M4797 28979l18 341" svg:viewBox="0 0 19 342">
            <text:p/>
          </draw:connector>
          <draw:connector draw:style-name="gr4" draw:text-style-name="P6" draw:layer="layout" svg:x1="7.15cm" svg:y1="20.664cm" svg:x2="10.715cm" svg:y2="21.22cm" draw:start-shape="id203" draw:start-glue-point="1" draw:end-shape="id206" draw:end-glue-point="0" svg:d="M7150 20664h3565v556" svg:viewBox="0 0 3566 557">
            <text:p/>
          </draw:connector>
          <draw:connector draw:style-name="gr4" draw:text-style-name="P6" draw:layer="layout" svg:x1="16.315cm" svg:y1="28.009cm" svg:x2="7.132cm" svg:y2="28.551cm" draw:start-shape="id207" draw:start-glue-point="2" draw:end-shape="id204" draw:end-glue-point="1" svg:d="M16315 28009v542h-9183" svg:viewBox="0 0 9184 543">
            <text:p/>
          </draw:connector>
          <draw:connector draw:style-name="gr4" draw:text-style-name="P6" draw:layer="layout" draw:type="line" svg:x1="10.715cm" svg:y1="22.109cm" svg:x2="10.715cm" svg:y2="22.42cm" draw:start-shape="id206" draw:start-glue-point="2" draw:end-shape="id208" draw:end-glue-point="0" svg:d="M10715 22109v311" svg:viewBox="0 0 1 312">
            <text:p/>
          </draw:connector>
          <draw:connector draw:style-name="gr4" draw:text-style-name="P6" draw:layer="layout" draw:type="line" svg:x1="10.715cm" svg:y1="23.309cm" svg:x2="10.697cm" svg:y2="23.623cm" draw:start-shape="id208" draw:start-glue-point="2" draw:end-shape="id209" draw:end-glue-point="0" svg:d="M10715 23309l-18 314" svg:viewBox="0 0 19 315">
            <text:p/>
          </draw:connector>
          <draw:connector draw:style-name="gr4" draw:text-style-name="P6" draw:layer="layout" draw:type="line" svg:x1="10.697cm" svg:y1="24.479cm" svg:x2="10.715cm" svg:y2="24.82cm" draw:start-shape="id209" draw:start-glue-point="2" draw:end-shape="id210" draw:end-glue-point="0" svg:d="M10697 24479l18 341" svg:viewBox="0 0 19 342">
            <text:p/>
          </draw:connector>
          <draw:connector draw:style-name="gr4" draw:text-style-name="P6" draw:layer="layout" draw:type="line" svg:x1="16.315cm" svg:y1="26.809cm" svg:x2="16.315cm" svg:y2="27.12cm" draw:start-shape="id211" draw:start-glue-point="2" draw:end-shape="id207" draw:end-glue-point="0" svg:d="M16315 26809v311" svg:viewBox="0 0 1 312">
            <text:p/>
          </draw:connector>
          <draw:connector draw:style-name="gr4" draw:text-style-name="P6" draw:layer="layout" svg:x1="13.05cm" svg:y1="25.264cm" svg:x2="16.315cm" svg:y2="25.92cm" draw:start-shape="id210" draw:start-glue-point="1" draw:end-shape="id211" draw:end-glue-point="0" svg:d="M13050 25264h3265v656" svg:viewBox="0 0 3266 657">
            <text:p/>
          </draw:connector>
          <draw:connector draw:style-name="gr4" draw:text-style-name="P6" draw:layer="layout" svg:x1="10.715cm" svg:y1="25.709cm" svg:x2="7.132cm" svg:y2="28.551cm" draw:start-shape="id210" draw:start-glue-point="2" draw:end-shape="id204" draw:end-glue-point="1" svg:d="M10715 25709v2842h-3583" svg:viewBox="0 0 3584 2843">
            <text:p/>
          </draw:connector>
          <draw:frame draw:style-name="gr119" draw:text-style-name="P47" draw:layer="layout" svg:width="1.016cm" svg:height="0.762cm" svg:x="4.885cm" svg:y="5.578cm">
            <draw:text-box>
              <text:p><text:span text:style-name="T6">no</text:span></text:p>
            </draw:text-box>
          </draw:frame>
          <draw:frame draw:style-name="gr119" draw:text-style-name="P47" draw:layer="layout" svg:width="1.016cm" svg:height="0.762cm" svg:x="4.885cm" svg:y="10.478cm">
            <draw:text-box>
              <text:p><text:span text:style-name="T6">no</text:span></text:p>
            </draw:text-box>
          </draw:frame>
          <draw:frame draw:style-name="gr119" draw:text-style-name="P47" draw:layer="layout" svg:width="1.016cm" svg:height="0.762cm" svg:x="8.085cm" svg:y="13.178cm">
            <draw:text-box>
              <text:p><text:span text:style-name="T6">yes</text:span></text:p>
            </draw:text-box>
          </draw:frame>
          <draw:frame draw:style-name="gr119" draw:text-style-name="P47" draw:layer="layout" svg:width="1.016cm" svg:height="0.762cm" svg:x="4.885cm" svg:y="14.178cm">
            <draw:text-box>
              <text:p><text:span text:style-name="T6">no</text:span></text:p>
            </draw:text-box>
          </draw:frame>
          <draw:frame draw:style-name="gr119" draw:text-style-name="P47" draw:layer="layout" svg:width="1.016cm" svg:height="0.762cm" svg:x="8.085cm" svg:y="19.978cm">
            <draw:text-box>
              <text:p><text:span text:style-name="T6">yes</text:span></text:p>
            </draw:text-box>
          </draw:frame>
          <draw:frame draw:style-name="gr119" draw:text-style-name="P47" draw:layer="layout" svg:width="1.016cm" svg:height="0.762cm" svg:x="4.885cm" svg:y="21.478cm">
            <draw:text-box>
              <text:p><text:span text:style-name="T6">no</text:span></text:p>
            </draw:text-box>
          </draw:frame>
          <draw:frame draw:style-name="gr119" draw:text-style-name="P47" draw:layer="layout" svg:width="1.016cm" svg:height="0.762cm" svg:x="13.785cm" svg:y="24.578cm">
            <draw:text-box>
              <text:p><text:span text:style-name="T6">yes</text:span></text:p>
            </draw:text-box>
          </draw:frame>
          <draw:frame draw:style-name="gr119" draw:text-style-name="P47" draw:layer="layout" svg:width="1.016cm" svg:height="0.762cm" svg:x="10.685cm" svg:y="26.078cm">
            <draw:text-box>
              <text:p><text:span text:style-name="T6">no</text:span></text:p>
            </draw:text-box>
          </draw:frame>
          <draw:connector draw:style-name="gr4" draw:text-style-name="P6" draw:layer="layout" svg:x1="13.98cm" svg:y1="27.564cm" svg:x2="13.98cm" svg:y2="26.364cm" draw:start-shape="id207" draw:start-glue-point="3" draw:end-shape="id211" draw:end-glue-point="3" svg:d="M13980 27564h-501v-1200h501" svg:viewBox="0 0 502 1201">
            <text:p/>
          </draw:connector>
        </draw:g>
      </draw:page>
      <draw:page draw:name="page7" draw:style-name="dp1" draw:master-page-name="Default">
        <draw:g>
          <draw:custom-shape draw:style-name="gr120" draw:text-style-name="P21" draw:layer="layout" svg:width="23.695cm" svg:height="17.451cm" svg:x="1.581cm" svg:y="1.475cm">
            <text:p text:style-name="P1"><text:span text:style-name="T2">ScanMatcher::CorrelateScan()</text:span></text:p>
            <draw:enhanced-geometry svg:viewBox="0 0 21600 21600" draw:type="rectangle" draw:enhanced-path="M 0 0 L 21600 0 21600 21600 0 21600 0 0 Z N"/>
          </draw:custom-shape>
          <draw:custom-shape draw:style-name="gr121" draw:text-style-name="P48" xml:id="id212" draw:id="id212" draw:layer="layout" svg:width="4.63cm" svg:height="0.869cm" svg:x="2.261cm" svg:y="2.195cm">
            <text:p text:style-name="P3"><text:span text:style-name="T2">GridIndexLookup::</text:span></text:p>
            <text:p text:style-name="P3"><text:span text:style-name="T2">ComputeOffsets()</text:span></text:p>
            <draw:enhanced-geometry svg:viewBox="0 0 21600 21600" draw:type="rectangle" draw:enhanced-path="M 0 0 L 21600 0 21600 21600 0 21600 0 0 Z N"/>
          </draw:custom-shape>
          <draw:custom-shape draw:style-name="gr122" draw:text-style-name="P17" xml:id="id213" draw:id="id213" draw:layer="layout" svg:width="4.63cm" svg:height="0.869cm" svg:x="2.261cm" svg:y="3.395cm">
            <text:p text:style-name="P12"><text:span text:style-name="T1">if (!doingFineMatch)</text:span></text:p>
            <draw:enhanced-geometry svg:viewBox="0 0 21600 21600" draw:type="rectangle" draw:enhanced-path="M 0 0 L 21600 0 21600 21600 0 21600 0 0 Z N"/>
          </draw:custom-shape>
          <draw:custom-shape draw:style-name="gr123" draw:text-style-name="P49" xml:id="id214" draw:id="id214" draw:layer="layout" svg:width="4.63cm" svg:height="0.869cm" svg:x="2.261cm" svg:y="4.595cm">
            <text:p text:style-name="P12"><text:span text:style-name="T1">Grid&lt;kt_double&gt;::</text:span></text:p>
            <text:p text:style-name="P12"><text:span text:style-name="T1">Clear()</text:span></text:p>
            <draw:enhanced-geometry svg:viewBox="0 0 21600 21600" draw:type="rectangle" draw:enhanced-path="M 0 0 L 21600 0 21600 21600 0 21600 0 0 Z N"/>
          </draw:custom-shape>
          <draw:custom-shape draw:style-name="gr124" draw:text-style-name="P24" xml:id="id215" draw:id="id215" draw:layer="layout" svg:width="4.63cm" svg:height="0.869cm" svg:x="2.261cm" svg:y="5.824cm">
            <text:p text:style-name="P12"><text:span text:style-name="T1">CoordinateConverter::</text:span></text:p>
            <text:p text:style-name="P12"><text:span text:style-name="T1">SetOffset(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4.576cm" svg:y1="3.064cm" svg:x2="4.576cm" svg:y2="3.395cm" draw:start-shape="id212" draw:start-glue-point="2" draw:end-shape="id213" draw:end-glue-point="0" svg:d="M4576 3064v331" svg:viewBox="0 0 1 332">
            <text:p/>
          </draw:connector>
          <draw:connector draw:style-name="gr4" draw:text-style-name="P6" draw:layer="layout" draw:type="line" svg:x1="4.576cm" svg:y1="4.264cm" svg:x2="4.576cm" svg:y2="4.595cm" draw:start-shape="id213" draw:start-glue-point="2" draw:end-shape="id214" draw:end-glue-point="0" svg:d="M4576 4264v331" svg:viewBox="0 0 1 332">
            <text:p/>
          </draw:connector>
          <draw:connector draw:style-name="gr4" draw:text-style-name="P6" draw:layer="layout" draw:type="line" svg:x1="4.576cm" svg:y1="5.464cm" svg:x2="4.576cm" svg:y2="5.824cm" draw:start-shape="id214" draw:start-glue-point="2" draw:end-shape="id215" draw:end-glue-point="0" svg:d="M4576 5464v360" svg:viewBox="0 0 1 361">
            <text:p/>
          </draw:connector>
          <draw:custom-shape draw:style-name="gr125" draw:text-style-name="P17" xml:id="id216" draw:id="id216" draw:layer="layout" svg:width="4.63cm" svg:height="0.869cm" svg:x="2.261cm" svg:y="6.995cm">
            <text:p text:style-name="P12"><text:span text:style-name="T1">get nX/nY/nAngles</text:span></text:p>
            <text:p text:style-name="P12"><text:span text:style-name="T1">/poseResponseSize</text:span></text:p>
            <draw:enhanced-geometry svg:viewBox="0 0 21600 21600" draw:type="rectangle" draw:enhanced-path="M 0 0 L 21600 0 21600 21600 0 21600 0 0 Z N"/>
          </draw:custom-shape>
          <draw:custom-shape draw:style-name="gr126" draw:text-style-name="P24" xml:id="id217" draw:id="id217" draw:layer="layout" svg:width="4.63cm" svg:height="1.231cm" svg:x="2.261cm" svg:y="8.224cm">
            <text:p text:style-name="P12"><text:span text:style-name="T1">startGridPoint = </text:span></text:p>
            <text:p text:style-name="P12"><text:span text:style-name="T1">CoordinateConverter::</text:span></text:p>
            <text:p text:style-name="P12"><text:span text:style-name="T1">WorldToGrid(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4.576cm" svg:y1="6.693cm" svg:x2="4.576cm" svg:y2="6.995cm" draw:start-shape="id215" draw:start-glue-point="2" draw:end-shape="id216" draw:end-glue-point="0" svg:d="M4576 6693v302" svg:viewBox="0 0 1 303">
            <text:p/>
          </draw:connector>
          <draw:connector draw:style-name="gr4" draw:text-style-name="P6" draw:layer="layout" draw:type="line" svg:x1="4.576cm" svg:y1="7.864cm" svg:x2="4.576cm" svg:y2="8.224cm" draw:start-shape="id216" draw:start-glue-point="2" draw:end-shape="id217" draw:end-glue-point="0" svg:d="M4576 7864v360" svg:viewBox="0 0 1 361">
            <text:p/>
          </draw:connector>
          <draw:custom-shape draw:style-name="gr127" draw:text-style-name="P17" xml:id="id218" draw:id="id218" draw:layer="layout" svg:width="4.63cm" svg:height="0.869cm" svg:x="2.261cm" svg:y="9.795cm">
            <text:p text:style-name="P12"><text:span text:style-name="T1">for yPoses</text:span></text:p>
            <draw:enhanced-geometry svg:viewBox="0 0 21600 21600" draw:type="rectangle" draw:enhanced-path="M 0 0 L 21600 0 21600 21600 0 21600 0 0 Z N"/>
          </draw:custom-shape>
          <draw:custom-shape draw:style-name="gr128" draw:text-style-name="P17" xml:id="id219" draw:id="id219" draw:layer="layout" svg:width="4.63cm" svg:height="0.869cm" svg:x="2.261cm" svg:y="11.095cm">
            <text:p text:style-name="P12"><text:span text:style-name="T1">for xPoses</text:span></text:p>
            <draw:enhanced-geometry svg:viewBox="0 0 21600 21600" draw:type="rectangle" draw:enhanced-path="M 0 0 L 21600 0 21600 21600 0 21600 0 0 Z N"/>
          </draw:custom-shape>
          <draw:custom-shape draw:style-name="gr129" draw:text-style-name="P17" xml:id="id220" draw:id="id220" draw:layer="layout" svg:width="4.63cm" svg:height="0.869cm" svg:x="2.261cm" svg:y="12.295cm">
            <text:p text:style-name="P12"><text:span text:style-name="T1">for angles</text:span></text:p>
            <draw:enhanced-geometry svg:viewBox="0 0 21600 21600" draw:type="rectangle" draw:enhanced-path="M 0 0 L 21600 0 21600 21600 0 21600 0 0 Z N"/>
          </draw:custom-shape>
          <draw:custom-shape draw:style-name="gr130" draw:text-style-name="P25" xml:id="id221" draw:id="id221" draw:layer="layout" svg:width="4.63cm" svg:height="1.165cm" svg:x="2.261cm" svg:y="13.524cm">
            <text:p text:style-name="P12"><text:span text:style-name="T1">response = </text:span></text:p>
            <text:p text:style-name="P12"><text:span text:style-name="T1">ScanMatcher::</text:span></text:p>
            <text:p text:style-name="P12"><text:span text:style-name="T1">GetResponse(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4.576cm" svg:y1="9.455cm" svg:x2="4.576cm" svg:y2="9.795cm" draw:start-shape="id217" draw:start-glue-point="2" draw:end-shape="id218" draw:end-glue-point="0" svg:d="M4576 9455v340" svg:viewBox="0 0 1 341">
            <text:p/>
          </draw:connector>
          <draw:connector draw:style-name="gr4" draw:text-style-name="P6" draw:layer="layout" draw:type="line" svg:x1="4.576cm" svg:y1="10.664cm" svg:x2="4.576cm" svg:y2="11.095cm" draw:start-shape="id218" draw:start-glue-point="2" draw:end-shape="id219" draw:end-glue-point="0" svg:d="M4576 10664v431" svg:viewBox="0 0 1 432">
            <text:p/>
          </draw:connector>
          <draw:connector draw:style-name="gr4" draw:text-style-name="P6" draw:layer="layout" draw:type="line" svg:x1="4.576cm" svg:y1="11.964cm" svg:x2="4.576cm" svg:y2="12.295cm" draw:start-shape="id219" draw:start-glue-point="2" draw:end-shape="id220" draw:end-glue-point="0" svg:d="M4576 11964v331" svg:viewBox="0 0 1 332">
            <text:p/>
          </draw:connector>
          <draw:connector draw:style-name="gr4" draw:text-style-name="P6" draw:layer="layout" draw:type="line" svg:x1="4.576cm" svg:y1="13.164cm" svg:x2="4.576cm" svg:y2="13.524cm" draw:start-shape="id220" draw:start-glue-point="2" draw:end-shape="id221" draw:end-glue-point="0" svg:d="M4576 13164v360" svg:viewBox="0 0 1 361">
            <text:p/>
          </draw:connector>
          <draw:custom-shape draw:style-name="gr131" draw:text-style-name="P17" xml:id="id222" draw:id="id222" draw:layer="layout" svg:width="4.63cm" svg:height="0.869cm" svg:x="2.261cm" svg:y="15.095cm">
            <text:p text:style-name="P12"><text:span text:style-name="T1">if (doPenalize &amp;&amp; response != 0.0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4.576cm" svg:y1="14.689cm" svg:x2="4.576cm" svg:y2="15.095cm" draw:start-shape="id221" draw:start-glue-point="2" draw:end-shape="id222" draw:end-glue-point="0" svg:d="M4576 14689v406" svg:viewBox="0 0 1 407">
            <text:p/>
          </draw:connector>
          <draw:custom-shape draw:style-name="gr132" draw:text-style-name="P17" xml:id="id223" draw:id="id223" draw:layer="layout" svg:width="4.63cm" svg:height="0.869cm" svg:x="2.277cm" svg:y="16.295cm">
            <text:p text:style-name="P12"><text:span text:style-name="T1">response *= </text:span></text:p>
            <text:p text:style-name="P12"><text:span text:style-name="T1">distancePenalty * anglePenalty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4.576cm" svg:y1="15.964cm" svg:x2="4.592cm" svg:y2="16.295cm" draw:start-shape="id222" draw:start-glue-point="2" draw:end-shape="id223" draw:end-glue-point="0" svg:d="M4576 15964l16 331" svg:viewBox="0 0 17 332">
            <text:p/>
          </draw:connector>
          <draw:connector draw:style-name="gr4" draw:text-style-name="P6" draw:layer="layout" draw:type="line" svg:x1="4.592cm" svg:y1="17.164cm" svg:x2="4.592cm" svg:y2="17.495cm" draw:start-shape="id223" draw:start-glue-point="2" draw:end-shape="id224" draw:end-glue-point="0" svg:d="M4592 17164v331" svg:viewBox="0 0 1 332">
            <text:p/>
          </draw:connector>
          <draw:custom-shape draw:style-name="gr133" draw:text-style-name="P17" xml:id="id224" draw:id="id224" draw:layer="layout" svg:width="4.63cm" svg:height="0.869cm" svg:x="2.277cm" svg:y="17.495cm">
            <text:p text:style-name="P12"><text:span text:style-name="T1">store pose response</text:span></text:p>
            <draw:enhanced-geometry svg:viewBox="0 0 21600 21600" draw:type="rectangle" draw:enhanced-path="M 0 0 L 21600 0 21600 21600 0 21600 0 0 Z N"/>
          </draw:custom-shape>
          <draw:custom-shape draw:style-name="gr134" draw:text-style-name="P17" xml:id="id225" draw:id="id225" draw:layer="layout" svg:width="4.63cm" svg:height="0.869cm" svg:x="8.577cm" svg:y="3.395cm">
            <text:p text:style-name="P12"><text:span text:style-name="T1">for (poseResponseSize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svg:x1="6.891cm" svg:y1="15.529cm" svg:x2="6.907cm" svg:y2="17.929cm" draw:start-shape="id222" draw:start-glue-point="1" draw:end-shape="id224" draw:end-glue-point="1" svg:d="M6891 15529h860v2400h-844" svg:viewBox="0 0 861 2401">
            <text:p/>
          </draw:connector>
          <draw:connector draw:style-name="gr4" draw:text-style-name="P6" draw:layer="layout" svg:x1="2.277cm" svg:y1="17.929cm" svg:x2="2.261cm" svg:y2="12.729cm" draw:start-shape="id224" draw:start-glue-point="3" draw:end-shape="id220" draw:end-glue-point="3" svg:d="M2277 17929h-517v-5200h501" svg:viewBox="0 0 518 5201">
            <text:p/>
          </draw:connector>
          <draw:connector draw:style-name="gr4" draw:text-style-name="P6" draw:layer="layout" svg:x1="6.891cm" svg:y1="12.729cm" svg:x2="6.891cm" svg:y2="11.529cm" draw:start-shape="id220" draw:start-glue-point="1" draw:end-shape="id219" draw:end-glue-point="1" svg:d="M6891 12729h501v-1200h-501" svg:viewBox="0 0 502 1201">
            <text:p/>
          </draw:connector>
          <draw:connector draw:style-name="gr4" draw:text-style-name="P6" draw:layer="layout" svg:x1="2.261cm" svg:y1="11.529cm" svg:x2="2.261cm" svg:y2="10.229cm" draw:start-shape="id219" draw:start-glue-point="3" draw:end-shape="id218" draw:end-glue-point="3" svg:d="M2261 11529h-501v-1300h501" svg:viewBox="0 0 502 1301">
            <text:p/>
          </draw:connector>
          <draw:custom-shape draw:style-name="gr135" draw:text-style-name="P17" xml:id="id226" draw:id="id226" draw:layer="layout" svg:width="4.63cm" svg:height="0.869cm" svg:x="8.577cm" svg:y="4.595cm">
            <text:p text:style-name="P12"><text:span text:style-name="T1">cal bestResponse</text:span></text:p>
            <draw:enhanced-geometry svg:viewBox="0 0 21600 21600" draw:type="rectangle" draw:enhanced-path="M 0 0 L 21600 0 21600 21600 0 21600 0 0 Z N"/>
          </draw:custom-shape>
          <draw:custom-shape draw:style-name="gr136" draw:text-style-name="P17" xml:id="id227" draw:id="id227" draw:layer="layout" svg:width="4.63cm" svg:height="0.869cm" svg:x="8.577cm" svg:y="5.795cm">
            <text:p text:style-name="P12"><text:span text:style-name="T1">If (!doingFineMatch)</text:span></text:p>
            <draw:enhanced-geometry svg:viewBox="0 0 21600 21600" draw:type="rectangle" draw:enhanced-path="M 0 0 L 21600 0 21600 21600 0 21600 0 0 Z N"/>
          </draw:custom-shape>
          <draw:custom-shape draw:style-name="gr137" draw:text-style-name="P17" xml:id="id228" draw:id="id228" draw:layer="layout" svg:width="4.63cm" svg:height="0.869cm" svg:x="8.577cm" svg:y="6.995cm">
            <text:p text:style-name="P12"><text:span text:style-name="T1">save best response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10.892cm" svg:y1="4.264cm" svg:x2="10.892cm" svg:y2="4.595cm" draw:start-shape="id225" draw:start-glue-point="2" draw:end-shape="id226" draw:end-glue-point="0" svg:d="M10892 4264v331" svg:viewBox="0 0 1 332">
            <text:p/>
          </draw:connector>
          <draw:connector draw:style-name="gr4" draw:text-style-name="P6" draw:layer="layout" draw:type="line" svg:x1="10.892cm" svg:y1="5.464cm" svg:x2="10.892cm" svg:y2="5.795cm" draw:start-shape="id226" draw:start-glue-point="2" draw:end-shape="id227" draw:end-glue-point="0" svg:d="M10892 5464v331" svg:viewBox="0 0 1 332">
            <text:p/>
          </draw:connector>
          <draw:connector draw:style-name="gr4" draw:text-style-name="P6" draw:layer="layout" draw:type="line" svg:x1="10.892cm" svg:y1="6.664cm" svg:x2="10.892cm" svg:y2="6.995cm" draw:start-shape="id227" draw:start-glue-point="2" draw:end-shape="id228" draw:end-glue-point="0" svg:d="M10892 6664v331" svg:viewBox="0 0 1 332">
            <text:p/>
          </draw:connector>
          <draw:custom-shape draw:style-name="gr138" draw:text-style-name="P17" xml:id="id229" draw:id="id229" draw:layer="layout" svg:width="4.63cm" svg:height="0.869cm" svg:x="11.477cm" svg:y="8.595cm">
            <text:p text:style-name="P12"><text:span text:style-name="T1">for (poseResponseSize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svg:x1="8.577cm" svg:y1="6.229cm" svg:x2="8.577cm" svg:y2="3.829cm" draw:start-shape="id227" draw:start-glue-point="3" draw:end-shape="id225" svg:d="M8577 6229h-501v-2400h501" svg:viewBox="0 0 502 2401">
            <text:p/>
          </draw:connector>
          <draw:connector draw:style-name="gr4" draw:text-style-name="P6" draw:layer="layout" svg:x1="13.207cm" svg:y1="3.829cm" svg:x2="13.792cm" svg:y2="8.595cm" draw:start-shape="id225" draw:start-glue-point="1" draw:end-shape="id229" draw:end-glue-point="0" svg:d="M13207 3829h585v4766" svg:viewBox="0 0 586 4767">
            <text:p/>
          </draw:connector>
          <draw:custom-shape draw:style-name="gr139" draw:text-style-name="P17" xml:id="id230" draw:id="id230" draw:layer="layout" svg:width="4.63cm" svg:height="0.869cm" svg:x="11.477cm" svg:y="9.795cm">
            <text:p text:style-name="P12"><text:span text:style-name="T1">if (poseResponse[i] == bestResponse)</text:span></text:p>
            <draw:enhanced-geometry svg:viewBox="0 0 21600 21600" draw:type="rectangle" draw:enhanced-path="M 0 0 L 21600 0 21600 21600 0 21600 0 0 Z N"/>
          </draw:custom-shape>
          <draw:custom-shape draw:style-name="gr140" draw:text-style-name="P17" xml:id="id231" draw:id="id231" draw:layer="layout" svg:width="4.63cm" svg:height="0.869cm" svg:x="11.492cm" svg:y="10.995cm">
            <text:p text:style-name="P12"><text:span text:style-name="T1">Add positions/thetaX/thetaY</text:span></text:p>
            <draw:enhanced-geometry svg:viewBox="0 0 21600 21600" draw:type="rectangle" draw:enhanced-path="M 0 0 L 21600 0 21600 21600 0 21600 0 0 Z N"/>
          </draw:custom-shape>
          <draw:custom-shape draw:style-name="gr141" draw:text-style-name="P17" xml:id="id232" draw:id="id232" draw:layer="layout" svg:width="4.63cm" svg:height="0.869cm" svg:x="14.492cm" svg:y="12.695cm">
            <text:p text:style-name="P12"><text:span text:style-name="T1">if (PoseCount &gt; 0)</text:span></text:p>
            <draw:enhanced-geometry svg:viewBox="0 0 21600 21600" draw:type="rectangle" draw:enhanced-path="M 0 0 L 21600 0 21600 21600 0 21600 0 0 Z N"/>
          </draw:custom-shape>
          <draw:custom-shape draw:style-name="gr142" draw:text-style-name="P17" xml:id="id233" draw:id="id233" draw:layer="layout" svg:width="4.63cm" svg:height="0.869cm" svg:x="14.492cm" svg:y="13.895cm">
            <text:p text:style-name="P12"><text:span text:style-name="T1">cal average position/thetaX/thetaY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13.792cm" svg:y1="9.464cm" svg:x2="13.792cm" svg:y2="9.795cm" draw:start-shape="id229" draw:start-glue-point="2" draw:end-shape="id230" draw:end-glue-point="0" svg:d="M13792 9464v331" svg:viewBox="0 0 1 332">
            <text:p/>
          </draw:connector>
          <draw:connector draw:style-name="gr4" draw:text-style-name="P6" draw:layer="layout" draw:type="line" svg:x1="13.792cm" svg:y1="10.664cm" svg:x2="13.807cm" svg:y2="10.995cm" draw:start-shape="id230" draw:start-glue-point="2" draw:end-shape="id231" draw:end-glue-point="0" svg:d="M13792 10664l15 331" svg:viewBox="0 0 16 332">
            <text:p/>
          </draw:connector>
          <draw:connector draw:style-name="gr4" draw:text-style-name="P6" draw:layer="layout" draw:type="line" svg:x1="16.807cm" svg:y1="13.564cm" svg:x2="16.807cm" svg:y2="13.895cm" draw:start-shape="id232" draw:start-glue-point="2" draw:end-shape="id233" draw:end-glue-point="0" svg:d="M16807 13564v331" svg:viewBox="0 0 1 332">
            <text:p/>
          </draw:connector>
          <draw:connector draw:style-name="gr4" draw:text-style-name="P6" draw:layer="layout" draw:line-skew="0.542cm" svg:x1="11.477cm" svg:y1="10.229cm" svg:x2="11.477cm" svg:y2="9.029cm" draw:start-shape="id230" draw:start-glue-point="3" draw:end-shape="id229" draw:end-glue-point="3" svg:d="M11477 10229h-607v-1200h607" svg:viewBox="0 0 608 1201">
            <text:p/>
          </draw:connector>
          <draw:connector draw:style-name="gr143" draw:text-style-name="P6" draw:layer="layout" svg:x1="16.107cm" svg:y1="9.029cm" svg:x2="16.807cm" svg:y2="12.695cm" draw:start-shape="id229" draw:start-glue-point="1" draw:end-shape="id232" draw:end-glue-point="0" svg:d="M16107 9029h700v3666" svg:viewBox="0 0 701 3667">
            <text:p/>
          </draw:connector>
          <draw:custom-shape draw:style-name="gr144" draw:text-style-name="P17" xml:id="id234" draw:id="id234" draw:layer="layout" svg:width="4.63cm" svg:height="0.869cm" svg:x="14.512cm" svg:y="15.095cm">
            <text:p text:style-name="P12"><text:span text:style-name="T1">If (!doingFineMatch)</text:span></text:p>
            <draw:enhanced-geometry svg:viewBox="0 0 21600 21600" draw:type="rectangle" draw:enhanced-path="M 0 0 L 21600 0 21600 21600 0 21600 0 0 Z N"/>
          </draw:custom-shape>
          <draw:custom-shape draw:style-name="gr145" draw:text-style-name="P25" xml:id="id235" draw:id="id235" draw:layer="layout" svg:width="4.63cm" svg:height="0.869cm" svg:x="14.512cm" svg:y="16.295cm">
            <text:p text:style-name="P12"><text:span text:style-name="T1">ScanMatcher::</text:span></text:p>
            <text:p text:style-name="P12"><text:span text:style-name="T1">ComputePositionalCovariance(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16.807cm" svg:y1="14.764cm" svg:x2="16.827cm" svg:y2="15.095cm" draw:start-shape="id233" draw:start-glue-point="2" draw:end-shape="id234" draw:end-glue-point="0" svg:d="M16807 14764l20 331" svg:viewBox="0 0 21 332">
            <text:p/>
          </draw:connector>
          <draw:connector draw:style-name="gr4" draw:text-style-name="P6" draw:layer="layout" draw:type="line" svg:x1="16.827cm" svg:y1="15.964cm" svg:x2="16.827cm" svg:y2="16.295cm" draw:start-shape="id234" draw:start-glue-point="2" draw:end-shape="id235" draw:end-glue-point="0" svg:d="M16827 15964v331" svg:viewBox="0 0 1 332">
            <text:p/>
          </draw:connector>
          <draw:connector draw:style-name="gr4" draw:text-style-name="P6" draw:layer="layout" svg:x1="14.492cm" svg:y1="13.129cm" svg:x2="14.512cm" svg:y2="15.529cm" draw:start-shape="id232" draw:start-glue-point="3" draw:end-shape="id234" draw:end-glue-point="3" svg:d="M14492 13129h-501v2400h521" svg:viewBox="0 0 522 2401">
            <text:p/>
          </draw:connector>
          <draw:custom-shape draw:style-name="gr146" draw:text-style-name="P25" xml:id="id236" draw:id="id236" draw:layer="layout" svg:width="4.63cm" svg:height="0.869cm" svg:x="20.323cm" svg:y="16.295cm">
            <text:p text:style-name="P12"><text:span text:style-name="T1">ScanMatcher::</text:span></text:p>
            <text:p text:style-name="P12"><text:span text:style-name="T1">ComputeAngularCovariance(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svg:x1="19.142cm" svg:y1="15.529cm" svg:x2="22.638cm" svg:y2="16.295cm" draw:start-shape="id234" draw:start-glue-point="1" draw:end-shape="id236" draw:end-glue-point="0" svg:d="M19142 15529h3496v766" svg:viewBox="0 0 3497 767">
            <text:p/>
          </draw:connector>
          <draw:custom-shape draw:style-name="gr147" draw:text-style-name="P17" xml:id="id237" draw:id="id237" draw:layer="layout" svg:width="4.63cm" svg:height="0.869cm" svg:x="14.512cm" svg:y="17.495cm">
            <text:p text:style-name="P12"><text:span text:style-name="T1">return rMean/bestResponse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16.827cm" svg:y1="17.164cm" svg:x2="16.827cm" svg:y2="17.495cm" draw:start-shape="id235" draw:start-glue-point="2" draw:end-shape="id237" draw:end-glue-point="0" svg:d="M16827 17164v331" svg:viewBox="0 0 1 332">
            <text:p/>
          </draw:connector>
          <draw:connector draw:style-name="gr4" draw:text-style-name="P6" draw:layer="layout" svg:x1="22.638cm" svg:y1="17.164cm" svg:x2="19.142cm" svg:y2="17.929cm" draw:start-shape="id236" draw:start-glue-point="2" draw:end-shape="id237" draw:end-glue-point="1" svg:d="M22638 17164v765h-3496" svg:viewBox="0 0 3497 766">
            <text:p/>
          </draw:connector>
          <draw:connector draw:style-name="gr4" draw:text-style-name="P6" draw:layer="layout" svg:x1="6.891cm" svg:y1="10.229cm" svg:x2="10.892cm" svg:y2="3.395cm" draw:start-shape="id218" draw:start-glue-point="1" draw:end-shape="id225" draw:end-glue-point="0" svg:d="M6891 10229h843v-7336h3158v502" svg:viewBox="0 0 4002 7337">
            <text:p/>
          </draw:connector>
          <draw:connector draw:style-name="gr4" draw:text-style-name="P6" draw:layer="layout" svg:x1="6.891cm" svg:y1="3.829cm" svg:x2="6.891cm" svg:y2="7.429cm" draw:start-shape="id213" draw:start-glue-point="1" draw:end-shape="id216" draw:end-glue-point="1" svg:d="M6891 3829h501v3600h-501" svg:viewBox="0 0 502 3601">
            <text:p/>
          </draw:connector>
          <draw:connector draw:style-name="gr4" draw:text-style-name="P6" draw:layer="layout" svg:x1="8.577cm" svg:y1="7.429cm" svg:x2="8.577cm" svg:y2="3.829cm" draw:start-shape="id228" draw:start-glue-point="3" draw:end-shape="id225" draw:end-glue-point="3" svg:d="M8577 7429h-501v-3600h501" svg:viewBox="0 0 502 3601">
            <text:p/>
          </draw:connector>
          <draw:connector draw:style-name="gr4" draw:text-style-name="P6" draw:layer="layout" svg:x1="11.492cm" svg:y1="11.429cm" svg:x2="11.477cm" svg:y2="9.029cm" draw:start-shape="id231" draw:start-glue-point="3" draw:end-shape="id229" draw:end-glue-point="3" svg:d="M11492 11429h-516v-2400h501" svg:viewBox="0 0 517 2401">
            <text:p/>
          </draw:connector>
        </draw:g>
      </draw:page>
      <draw:page draw:name="page8" draw:style-name="dp1" draw:master-page-name="Default">
        <draw:g>
          <draw:custom-shape draw:style-name="gr148" draw:text-style-name="P7" draw:layer="layout" svg:width="16.637cm" svg:height="26.924cm" svg:x="0.683cm" svg:y="0.335cm">
            <text:p text:style-name="P1"><text:span text:style-name="T3">MapperGraph::FindNearChains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8" xml:id="id240" draw:id="id240" draw:layer="layout" svg:width="4.169cm" svg:height="1.122cm" svg:x="1.752cm" svg:y="1.208cm">
            <text:p text:style-name="P3"><text:span text:style-name="T2">pose = </text:span></text:p>
            <text:p text:style-name="P3"><text:span text:style-name="T2">LocalizedRangeScan::</text:span></text:p>
            <text:p text:style-name="P3"><text:span text:style-name="T2">GetReferencePose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9" draw:text-style-name="P30" xml:id="id238" draw:id="id238" draw:layer="layout" svg:width="4.169cm" svg:height="1.206cm" svg:x="1.752cm" svg:y="2.685cm">
            <text:p text:style-name="P12"><text:span text:style-name="T1">nearLinkedScans = </text:span></text:p>
            <text:p text:style-name="P12"><text:span text:style-name="T1">MapperGraph::</text:span></text:p>
            <text:p text:style-name="P12"><text:span text:style-name="T1">FindNearLinkedScans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0" draw:text-style-name="P17" xml:id="id241" draw:id="id241" draw:layer="layout" svg:width="4.169cm" svg:height="0.865cm" svg:x="1.752cm" svg:y="5.51cm">
            <text:p text:style-name="P12"><text:span text:style-name="T1">skip </text:span><text:span text:style-name="T7">currentSca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6" draw:layer="layout" draw:type="line" svg:x1="3.836cm" svg:y1="3.891cm" svg:x2="3.836cm" svg:y2="4.245cm" draw:start-shape="id238" draw:start-glue-point="2" draw:end-shape="id239" svg:d="M3836 3891v354" svg:viewBox="0 0 1 355">
            <text:p/>
          </draw:connector>
          <draw:connector draw:style-name="gr4" draw:text-style-name="P6" draw:layer="layout" draw:type="line" svg:x1="3.836cm" svg:y1="2.33cm" svg:x2="3.836cm" svg:y2="2.685cm" draw:start-shape="id240" draw:start-glue-point="2" draw:end-shape="id238" draw:end-glue-point="0" svg:d="M3836 2330v355" svg:viewBox="0 0 1 356">
            <text:p/>
          </draw:connector>
          <draw:custom-shape draw:style-name="gr6" draw:text-style-name="P4" xml:id="id242" draw:id="id242" draw:layer="layout" svg:width="4.169cm" svg:height="0.869cm" svg:x="1.752cm" svg:y="6.778cm">
            <text:p text:style-name="P3"><text:span text:style-name="T2">skip </text:span><text:span text:style-name="T8">processedSca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6" draw:layer="layout" draw:type="line" svg:x1="3.836cm" svg:y1="6.375cm" svg:x2="3.836cm" svg:y2="6.778cm" draw:start-shape="id241" draw:start-glue-point="2" draw:end-shape="id242" draw:end-glue-point="0" svg:d="M3836 6375v403" svg:viewBox="0 0 1 404">
            <text:p/>
          </draw:connector>
          <draw:custom-shape draw:style-name="gr151" draw:text-style-name="P17" xml:id="id239" draw:id="id239" draw:layer="layout" svg:width="4.169cm" svg:height="0.889cm" svg:x="1.752cm" svg:y="4.245cm">
            <text:p text:style-name="P12"><text:span text:style-name="T1">for (nearLinkedScans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6" draw:layer="layout" draw:type="line" svg:x1="3.836cm" svg:y1="5.134cm" svg:x2="3.836cm" svg:y2="5.51cm" draw:start-shape="id239" draw:start-glue-point="2" draw:end-shape="id241" draw:end-glue-point="0" svg:d="M3836 5134v376" svg:viewBox="0 0 1 377">
            <text:p/>
          </draw:connector>
          <draw:connector draw:style-name="gr4" draw:text-style-name="P6" draw:layer="layout" svg:x1="5.921cm" svg:y1="4.689cm" svg:x2="16.321cm" svg:y2="26.512cm" draw:start-shape="id239" draw:start-glue-point="1" draw:end-shape="id243" draw:end-glue-point="1" svg:d="M5921 4689h10900v21823h-500" svg:viewBox="0 0 10901 21824">
            <text:p/>
          </draw:connector>
          <draw:custom-shape draw:style-name="gr152" draw:text-style-name="P50" xml:id="id244" draw:id="id244" draw:layer="layout" svg:width="4.169cm" svg:height="0.869cm" svg:x="1.752cm" svg:y="7.978cm">
            <text:p text:style-name="P12"><text:span text:style-name="T1">add </text:span><text:span text:style-name="T9">nearScan</text:span><text:span text:style-name="T1"> to </text:span></text:p>
            <text:p text:style-name="P3"><text:span text:style-name="T10">processedSca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xml:id="id243" draw:id="id243" draw:layer="layout" svg:width="4.169cm" svg:height="0.869cm" svg:x="12.152cm" svg:y="26.078cm">
            <text:p text:style-name="P3"><text:span text:style-name="T2">return nearChai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6" draw:layer="layout" draw:type="line" svg:x1="3.836cm" svg:y1="7.647cm" svg:x2="3.836cm" svg:y2="7.978cm" draw:start-shape="id242" draw:start-glue-point="2" draw:end-shape="id244" draw:end-glue-point="0" svg:d="M3836 7647v331" svg:viewBox="0 0 1 332">
            <text:p/>
          </draw:connector>
          <draw:connector draw:style-name="gr4" draw:text-style-name="P6" draw:layer="layout" draw:type="line" svg:x1="3.836cm" svg:y1="8.847cm" svg:x2="3.836cm" svg:y2="9.178cm" draw:start-shape="id244" draw:start-glue-point="2" draw:end-shape="id245" svg:d="M3836 8847v331" svg:viewBox="0 0 1 332">
            <text:p/>
          </draw:connector>
          <draw:custom-shape draw:style-name="gr153" draw:text-style-name="P50" xml:id="id245" draw:id="id245" draw:layer="layout" svg:width="4.169cm" svg:height="0.869cm" svg:x="1.752cm" svg:y="9.178cm">
            <text:p text:style-name="P12"><text:span text:style-name="T1">reset isValidChain = tru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4" draw:text-style-name="P50" xml:id="id246" draw:id="id246" draw:layer="layout" svg:width="4.169cm" svg:height="0.869cm" svg:x="1.752cm" svg:y="10.378cm">
            <text:p text:style-name="P12"><text:span text:style-name="T1">for (before </text:span><text:span text:style-name="T9">nearScan</text:span><text:span text:style-name="T1">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5" draw:text-style-name="P51" xml:id="id247" draw:id="id247" draw:layer="layout" svg:width="4.169cm" svg:height="0.869cm" svg:x="1.752cm" svg:y="11.578cm">
            <text:p text:style-name="P12"><text:span text:style-name="T1">if (</text:span><text:span text:style-name="T11">candidateScan</text:span><text:span text:style-name="T1"> </text:span></text:p>
            <text:p text:style-name="P3"><text:span text:style-name="T1">== </text:span><text:span text:style-name="T7">c</text:span><text:span text:style-name="T12">urrentScan</text:span><text:span text:style-name="T1">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6" draw:text-style-name="P50" xml:id="id248" draw:id="id248" draw:layer="layout" svg:width="4.169cm" svg:height="0.869cm" svg:x="1.766cm" svg:y="12.778cm">
            <text:p text:style-name="P12"><text:span text:style-name="T1">IsValidChain = fal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7" draw:text-style-name="P50" xml:id="id249" draw:id="id249" draw:layer="layout" svg:width="4.169cm" svg:height="0.869cm" svg:x="1.766cm" svg:y="13.978cm">
            <text:p text:style-name="P12"><text:span text:style-name="T1">cal squareDi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8" draw:text-style-name="P50" xml:id="id250" draw:id="id250" draw:layer="layout" svg:width="4.169cm" svg:height="0.869cm" svg:x="1.766cm" svg:y="15.178cm">
            <text:p text:style-name="P12"><text:span text:style-name="T1">if (squareDist &lt; threshold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9" draw:text-style-name="P50" xml:id="id251" draw:id="id251" draw:layer="layout" svg:width="4.169cm" svg:height="0.869cm" svg:x="1.766cm" svg:y="16.378cm">
            <text:p text:style-name="P12"><text:span text:style-name="T1">add </text:span><text:span text:style-name="T11">candidateScan</text:span><text:span text:style-name="T1"> </text:span></text:p>
            <text:p text:style-name="P12"><text:span text:style-name="T1">to chain/</text:span><text:span text:style-name="T10">processedSca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0" draw:text-style-name="P50" xml:id="id252" draw:id="id252" draw:layer="layout" svg:width="4.169cm" svg:height="0.869cm" svg:x="7.275cm" svg:y="16.478cm">
            <text:p text:style-name="P12"><text:span text:style-name="T1">add </text:span><text:span text:style-name="T9">nearScan</text:span><text:span text:style-name="T1"> to chai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1" draw:text-style-name="P50" xml:id="id253" draw:id="id253" draw:layer="layout" svg:width="4.169cm" svg:height="0.869cm" svg:x="7.252cm" svg:y="17.678cm">
            <text:p text:style-name="P12"><text:span text:style-name="T1">for (after </text:span><text:span text:style-name="T9">nearScan</text:span><text:span text:style-name="T1">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2" draw:text-style-name="P50" xml:id="id254" draw:id="id254" draw:layer="layout" svg:width="4.169cm" svg:height="0.869cm" svg:x="7.252cm" svg:y="18.878cm">
            <text:p text:style-name="P12"><text:span text:style-name="T1">if (</text:span><text:span text:style-name="T11">candidateScan</text:span><text:span text:style-name="T1"> </text:span></text:p>
            <text:p text:style-name="P12"><text:span text:style-name="T1">== </text:span><text:span text:style-name="T7">currentScan</text:span><text:span text:style-name="T1">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3" draw:text-style-name="P50" xml:id="id255" draw:id="id255" draw:layer="layout" svg:width="4.169cm" svg:height="0.869cm" svg:x="7.266cm" svg:y="20.078cm">
            <text:p text:style-name="P12"><text:span text:style-name="T1">IsValidChain = fal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4" draw:text-style-name="P50" xml:id="id256" draw:id="id256" draw:layer="layout" svg:width="4.169cm" svg:height="0.869cm" svg:x="7.266cm" svg:y="21.278cm">
            <text:p text:style-name="P12"><text:span text:style-name="T1">cal squareDi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5" draw:text-style-name="P50" xml:id="id257" draw:id="id257" draw:layer="layout" svg:width="4.169cm" svg:height="0.869cm" svg:x="7.266cm" svg:y="22.478cm">
            <text:p text:style-name="P12"><text:span text:style-name="T1">if (squareDist &lt; threshold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6" draw:text-style-name="P50" xml:id="id259" draw:id="id259" draw:layer="layout" svg:width="4.169cm" svg:height="0.869cm" svg:x="12.166cm" svg:y="23.678cm">
            <text:p text:style-name="P12"><text:span text:style-name="T1">if (isValidChain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7" draw:text-style-name="P50" xml:id="id260" draw:id="id260" draw:layer="layout" svg:width="4.169cm" svg:height="0.869cm" svg:x="12.166cm" svg:y="24.878cm">
            <text:p text:style-name="P12"><text:span text:style-name="T1">add chain to nearChains/</text:span></text:p>
            <text:p text:style-name="P12"><text:span text:style-name="T1">clear chai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6" draw:layer="layout" draw:type="line" svg:x1="3.836cm" svg:y1="10.047cm" svg:x2="3.836cm" svg:y2="10.378cm" draw:start-shape="id245" draw:start-glue-point="2" draw:end-shape="id246" draw:end-glue-point="0" svg:d="M3836 10047v331" svg:viewBox="0 0 1 332">
            <text:p/>
          </draw:connector>
          <draw:connector draw:style-name="gr4" draw:text-style-name="P6" draw:layer="layout" draw:type="line" svg:x1="3.836cm" svg:y1="11.247cm" svg:x2="3.836cm" svg:y2="11.578cm" draw:start-shape="id246" draw:start-glue-point="2" draw:end-shape="id247" draw:end-glue-point="0" svg:d="M3836 11247v331" svg:viewBox="0 0 1 332">
            <text:p/>
          </draw:connector>
          <draw:connector draw:style-name="gr4" draw:text-style-name="P6" draw:layer="layout" draw:type="line" svg:x1="3.836cm" svg:y1="12.447cm" svg:x2="3.85cm" svg:y2="12.778cm" draw:start-shape="id247" draw:start-glue-point="2" draw:end-shape="id248" draw:end-glue-point="0" svg:d="M3836 12447l14 331" svg:viewBox="0 0 15 332">
            <text:p/>
          </draw:connector>
          <draw:connector draw:style-name="gr4" draw:text-style-name="P6" draw:layer="layout" svg:x1="1.752cm" svg:y1="5.942cm" svg:x2="1.752cm" svg:y2="4.689cm" draw:start-shape="id241" draw:start-glue-point="3" draw:end-shape="id239" draw:end-glue-point="3" svg:d="M1752 5942h-502v-1253h502" svg:viewBox="0 0 503 1254">
            <text:p/>
          </draw:connector>
          <draw:connector draw:style-name="gr4" draw:text-style-name="P6" draw:layer="layout" svg:x1="1.752cm" svg:y1="7.212cm" svg:x2="1.752cm" svg:y2="4.689cm" draw:start-shape="id242" draw:start-glue-point="3" draw:end-shape="id239" draw:end-glue-point="3" svg:d="M1752 7212h-502v-2523h502" svg:viewBox="0 0 503 2524">
            <text:p/>
          </draw:connector>
          <draw:custom-shape draw:style-name="gr168" draw:text-style-name="P50" xml:id="id258" draw:id="id258" draw:layer="layout" svg:width="4.169cm" svg:height="0.869cm" svg:x="7.266cm" svg:y="23.678cm">
            <text:p text:style-name="P12"><text:span text:style-name="T1">add </text:span><text:span text:style-name="T11">candidateScan</text:span><text:span text:style-name="T1"> </text:span></text:p>
            <text:p text:style-name="P12"><text:span text:style-name="T1">to chain/</text:span><text:span text:style-name="T10">processedSca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6" draw:layer="layout" draw:type="line" svg:x1="3.85cm" svg:y1="13.647cm" svg:x2="3.85cm" svg:y2="13.978cm" draw:start-shape="id248" draw:start-glue-point="2" draw:end-shape="id249" draw:end-glue-point="0" svg:d="M3850 13647v331" svg:viewBox="0 0 1 332">
            <text:p/>
          </draw:connector>
          <draw:connector draw:style-name="gr4" draw:text-style-name="P6" draw:layer="layout" draw:type="line" svg:x1="3.85cm" svg:y1="14.847cm" svg:x2="3.85cm" svg:y2="15.178cm" draw:start-shape="id249" draw:start-glue-point="2" draw:end-shape="id250" draw:end-glue-point="0" svg:d="M3850 14847v331" svg:viewBox="0 0 1 332">
            <text:p/>
          </draw:connector>
          <draw:connector draw:style-name="gr4" draw:text-style-name="P6" draw:layer="layout" draw:type="line" svg:x1="3.85cm" svg:y1="16.047cm" svg:x2="3.85cm" svg:y2="16.378cm" draw:start-shape="id250" draw:start-glue-point="2" draw:end-shape="id251" draw:end-glue-point="0" svg:d="M3850 16047v331" svg:viewBox="0 0 1 332">
            <text:p/>
          </draw:connector>
          <draw:connector draw:style-name="gr4" draw:text-style-name="P6" draw:layer="layout" svg:x1="5.935cm" svg:y1="15.612cm" svg:x2="9.359cm" svg:y2="16.478cm" draw:start-shape="id250" draw:start-glue-point="1" draw:end-shape="id252" draw:end-glue-point="0" svg:d="M5935 15612h3424v866" svg:viewBox="0 0 3425 867">
            <text:p/>
          </draw:connector>
          <draw:connector draw:style-name="gr4" draw:text-style-name="P6" draw:layer="layout" svg:x1="5.921cm" svg:y1="12.012cm" svg:x2="5.935cm" svg:y2="14.412cm" draw:start-shape="id247" draw:start-glue-point="1" draw:end-shape="id249" draw:end-glue-point="1" svg:d="M5921 12012h514v2400h-500" svg:viewBox="0 0 515 2401">
            <text:p/>
          </draw:connector>
          <draw:connector draw:style-name="gr4" draw:text-style-name="P6" draw:layer="layout" svg:x1="1.766cm" svg:y1="16.812cm" svg:x2="1.752cm" svg:y2="10.812cm" draw:start-shape="id251" draw:start-glue-point="3" draw:end-shape="id246" draw:end-glue-point="3" svg:d="M1766 16812h-516v-6000h502" svg:viewBox="0 0 517 6001">
            <text:p/>
          </draw:connector>
          <draw:connector draw:style-name="gr4" draw:text-style-name="P6" draw:layer="layout" svg:x1="5.921cm" svg:y1="10.812cm" svg:x2="9.359cm" svg:y2="16.478cm" draw:start-shape="id246" draw:start-glue-point="1" draw:end-shape="id252" draw:end-glue-point="0" svg:d="M5921 10812h3438v5666" svg:viewBox="0 0 3439 5667">
            <text:p/>
          </draw:connector>
          <draw:connector draw:style-name="gr4" draw:text-style-name="P6" draw:layer="layout" draw:type="line" svg:x1="9.359cm" svg:y1="17.347cm" svg:x2="9.336cm" svg:y2="17.678cm" draw:start-shape="id252" draw:start-glue-point="2" draw:end-shape="id253" draw:end-glue-point="0" svg:d="M9359 17347l-23 331" svg:viewBox="0 0 24 332">
            <text:p/>
          </draw:connector>
          <draw:connector draw:style-name="gr4" draw:text-style-name="P6" draw:layer="layout" draw:type="line" svg:x1="9.336cm" svg:y1="18.547cm" svg:x2="9.336cm" svg:y2="18.878cm" draw:start-shape="id253" draw:start-glue-point="2" draw:end-shape="id254" draw:end-glue-point="0" svg:d="M9336 18547v331" svg:viewBox="0 0 1 332">
            <text:p/>
          </draw:connector>
          <draw:connector draw:style-name="gr4" draw:text-style-name="P6" draw:layer="layout" draw:type="line" svg:x1="9.336cm" svg:y1="19.747cm" svg:x2="9.35cm" svg:y2="20.078cm" draw:start-shape="id254" draw:start-glue-point="2" draw:end-shape="id255" draw:end-glue-point="0" svg:d="M9336 19747l14 331" svg:viewBox="0 0 15 332">
            <text:p/>
          </draw:connector>
          <draw:connector draw:style-name="gr4" draw:text-style-name="P6" draw:layer="layout" draw:type="line" svg:x1="9.35cm" svg:y1="20.947cm" svg:x2="9.35cm" svg:y2="21.278cm" draw:start-shape="id255" draw:start-glue-point="2" draw:end-shape="id256" draw:end-glue-point="0" svg:d="M9350 20947v331" svg:viewBox="0 0 1 332">
            <text:p/>
          </draw:connector>
          <draw:connector draw:style-name="gr4" draw:text-style-name="P6" draw:layer="layout" draw:type="line" svg:x1="9.35cm" svg:y1="22.147cm" svg:x2="9.35cm" svg:y2="22.478cm" draw:start-shape="id256" draw:start-glue-point="2" draw:end-shape="id257" draw:end-glue-point="0" svg:d="M9350 22147v331" svg:viewBox="0 0 1 332">
            <text:p/>
          </draw:connector>
          <draw:connector draw:style-name="gr4" draw:text-style-name="P6" draw:layer="layout" draw:type="line" svg:x1="9.35cm" svg:y1="23.347cm" svg:x2="9.35cm" svg:y2="23.678cm" draw:start-shape="id257" draw:start-glue-point="2" draw:end-shape="id258" draw:end-glue-point="0" svg:d="M9350 23347v331" svg:viewBox="0 0 1 332">
            <text:p/>
          </draw:connector>
          <draw:connector draw:style-name="gr4" draw:text-style-name="P6" draw:layer="layout" svg:x1="11.421cm" svg:y1="19.312cm" svg:x2="11.435cm" svg:y2="21.712cm" draw:start-shape="id254" draw:start-glue-point="1" draw:end-shape="id256" draw:end-glue-point="1" svg:d="M11421 19312h514v2400h-500" svg:viewBox="0 0 515 2401">
            <text:p/>
          </draw:connector>
          <draw:connector draw:style-name="gr4" draw:text-style-name="P6" draw:layer="layout" svg:x1="7.266cm" svg:y1="24.112cm" svg:x2="7.252cm" svg:y2="18.112cm" draw:start-shape="id258" draw:start-glue-point="3" draw:end-shape="id253" draw:end-glue-point="3" svg:d="M7266 24112h-516v-6000h502" svg:viewBox="0 0 517 6001">
            <text:p/>
          </draw:connector>
          <draw:connector draw:style-name="gr4" draw:text-style-name="P6" draw:layer="layout" svg:x1="11.421cm" svg:y1="18.112cm" svg:x2="14.25cm" svg:y2="23.678cm" draw:start-shape="id253" draw:start-glue-point="1" draw:end-shape="id259" draw:end-glue-point="0" svg:d="M11421 18112h2829v5566" svg:viewBox="0 0 2830 5567">
            <text:p/>
          </draw:connector>
          <draw:connector draw:style-name="gr4" draw:text-style-name="P6" draw:layer="layout" svg:x1="11.435cm" svg:y1="22.912cm" svg:x2="14.25cm" svg:y2="23.678cm" draw:start-shape="id257" draw:start-glue-point="1" draw:end-shape="id259" draw:end-glue-point="0" svg:d="M11435 22912h2815v766" svg:viewBox="0 0 2816 767">
            <text:p/>
          </draw:connector>
          <draw:connector draw:style-name="gr4" draw:text-style-name="P6" draw:layer="layout" draw:type="line" svg:x1="14.25cm" svg:y1="24.547cm" svg:x2="14.25cm" svg:y2="24.878cm" draw:start-shape="id259" draw:start-glue-point="2" draw:end-shape="id260" draw:end-glue-point="0" svg:d="M14250 24547v331" svg:viewBox="0 0 1 332">
            <text:p/>
          </draw:connector>
          <draw:connector draw:style-name="gr4" draw:text-style-name="P6" draw:layer="layout" draw:type="line" svg:x1="14.25cm" svg:y1="25.747cm" svg:x2="14.236cm" svg:y2="26.078cm" draw:start-shape="id260" draw:start-glue-point="2" draw:end-shape="id243" draw:end-glue-point="0" svg:d="M14250 25747l-14 331" svg:viewBox="0 0 15 332">
            <text:p/>
          </draw:connector>
          <draw:connector draw:style-name="gr4" draw:text-style-name="P6" draw:layer="layout" svg:x1="16.335cm" svg:y1="24.112cm" svg:x2="16.321cm" svg:y2="26.512cm" draw:start-shape="id259" draw:start-glue-point="1" draw:end-shape="id243" draw:end-glue-point="1" svg:d="M16335 24112h500v2400h-514" svg:viewBox="0 0 515 2401">
            <text:p/>
          </draw:connector>
        </draw:g>
      </draw:page>
      <draw:page draw:name="page9" draw:style-name="dp1" draw:master-page-name="Default">
        <draw:g>
          <draw:custom-shape draw:style-name="gr169" draw:text-style-name="P6" draw:layer="layout" svg:width="14.732cm" svg:height="9.779cm" svg:x="3.54cm" svg:y="1.25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70" draw:text-style-name="P52" draw:layer="layout" svg:width="7.62cm" svg:height="7.62cm" svg:x="4.194cm" svg:y="1.81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1" draw:text-style-name="P53" draw:layer="layout" svg:width="0.254cm" svg:height="0.254cm" svg:x="7.851cm" svg:y="5.52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1" draw:text-style-name="P53" draw:layer="layout" svg:width="0.254cm" svg:height="0.254cm" svg:x="12.752cm" svg:y="1.8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72" draw:text-style-name="P54" draw:layer="layout" svg:width="3.429cm" svg:height="0.798cm" svg:x="13.215cm" svg:y="1.644cm">
              <draw:text-box>
                <text:p><text:span text:style-name="T3">起始</text:span><text:span text:style-name="T3">scan (</text:span><text:span text:style-name="T3">顶点</text:span><text:span text:style-name="T3">)</text:span></text:p>
              </draw:text-box>
            </draw:frame>
            <draw:custom-shape draw:style-name="gr173" draw:text-style-name="P55" draw:layer="layout" svg:width="0.762cm" svg:height="0.762cm" svg:x="12.453cm" svg:y="2.7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74" draw:text-style-name="P54" draw:layer="layout" svg:width="4.19cm" svg:height="1.345cm" svg:x="13.216cm" svg:y="2.444cm">
              <draw:text-box>
                <text:p><text:span text:style-name="T3">以当前</text:span><text:span text:style-name="T3">scan</text:span><text:span text:style-name="T3">的位姿</text:span><text:span text:style-name="T3">为中心的最大搜索范</text:span><text:span text:style-name="T3">围</text:span></text:p>
              </draw:text-box>
            </draw:frame>
            <draw:custom-shape draw:style-name="gr175" draw:text-style-name="P56" draw:layer="layout" svg:width="0.254cm" svg:height="0.254cm" svg:x="7.852cm" svg:y="2.7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5" draw:text-style-name="P56" draw:layer="layout" svg:width="0.254cm" svg:height="0.254cm" svg:x="6.253cm" svg:y="3.7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5" draw:text-style-name="P56" draw:layer="layout" svg:width="0.254cm" svg:height="0.254cm" svg:x="6.154cm" svg:y="5.7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5" draw:text-style-name="P56" draw:layer="layout" svg:width="0.254cm" svg:height="0.254cm" svg:x="5.755cm" svg:y="7.0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6" draw:text-style-name="P57" draw:layer="layout" svg:width="0.254cm" svg:height="0.254cm" svg:x="6.455cm" svg:y="10.3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6" draw:text-style-name="P57" draw:layer="layout" svg:width="0.254cm" svg:height="0.254cm" svg:x="8.356cm" svg:y="10.0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6" draw:text-style-name="P57" draw:layer="layout" svg:width="0.254cm" svg:height="0.254cm" svg:x="5.257cm" svg:y="9.3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5" draw:text-style-name="P56" draw:layer="layout" svg:width="0.254cm" svg:height="0.254cm" svg:x="12.753cm" svg:y="4.4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77" draw:text-style-name="P54" draw:layer="layout" svg:width="4.033cm" svg:height="1.356cm" svg:x="13.216cm" svg:y="4.044cm">
              <draw:text-box>
                <text:p><text:span text:style-name="T3">当前最大搜索范围内</text:span><text:span text:style-name="T3">的</text:span><text:span text:style-name="T3">scan (</text:span><text:span text:style-name="T3">顶点</text:span><text:span text:style-name="T3">)</text:span></text:p>
              </draw:text-box>
            </draw:frame>
            <draw:custom-shape draw:style-name="gr176" draw:text-style-name="P57" draw:layer="layout" svg:width="0.254cm" svg:height="0.254cm" svg:x="12.757cm" svg:y="6.0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77" draw:text-style-name="P54" draw:layer="layout" svg:width="4.033cm" svg:height="1.356cm" svg:x="13.217cm" svg:y="5.544cm">
              <draw:text-box>
                <text:p><text:span text:style-name="T3">当前最大搜索范围外</text:span><text:span text:style-name="T3">的</text:span><text:span text:style-name="T3">scan (</text:span><text:span text:style-name="T3">顶点</text:span><text:span text:style-name="T3">)</text:span></text:p>
              </draw:text-box>
            </draw:frame>
            <draw:custom-shape draw:style-name="gr175" draw:text-style-name="P56" draw:layer="layout" svg:width="0.254cm" svg:height="0.254cm" svg:x="12.754cm" svg:y="7.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6" draw:text-style-name="P57" draw:layer="layout" svg:width="0.254cm" svg:height="0.254cm" svg:x="13.358cm" svg:y="7.53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78" draw:text-style-name="P54" draw:layer="layout" svg:width="0.569cm" svg:height="0.662cm" svg:x="12.831cm" svg:y="7.305cm">
              <draw:text-box>
                <text:p><text:span text:style-name="T3">+</text:span></text:p>
              </draw:text-box>
            </draw:frame>
            <draw:frame draw:style-name="gr179" draw:text-style-name="P54" draw:layer="layout" svg:width="4.674cm" svg:height="1.404cm" svg:x="13.718cm" svg:y="7.044cm">
              <draw:text-box>
                <text:p><text:span text:style-name="T3">当前</text:span><text:span text:style-name="T3">scan (</text:span><text:span text:style-name="T3">顶点</text:span><text:span text:style-name="T3">) </text:span><text:span text:style-name="T3">相邻的其他所有</text:span><text:span text:style-name="T3">scan (</text:span><text:span text:style-name="T3">顶点</text:span><text:span text:style-name="T3">)</text:span></text:p>
              </draw:text-box>
            </draw:frame>
          </draw:g>
        </draw:g>
        <draw:g>
          <draw:custom-shape draw:style-name="gr169" draw:text-style-name="P6" draw:layer="layout" svg:width="14.732cm" svg:height="9.779cm" svg:x="3.54cm" svg:y="12.354cm">
            <text:p/>
            <draw:enhanced-geometry svg:viewBox="0 0 21600 21600" draw:type="rectangle" draw:enhanced-path="M 0 0 L 21600 0 21600 21600 0 21600 0 0 Z N"/>
          </draw:custom-shape>
          <draw:custom-shape draw:style-name="gr170" draw:text-style-name="P52" draw:layer="layout" svg:width="7.62cm" svg:height="7.62cm" svg:x="4.194cm" svg:y="12.9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1" draw:text-style-name="P53" draw:layer="layout" svg:width="0.254cm" svg:height="0.254cm" svg:x="7.851cm" svg:y="16.6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1" draw:text-style-name="P53" draw:layer="layout" svg:width="0.254cm" svg:height="0.254cm" svg:x="12.752cm" svg:y="12.9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2" draw:text-style-name="P54" draw:layer="layout" svg:width="3.429cm" svg:height="0.798cm" svg:x="13.215cm" svg:y="12.744cm">
            <draw:text-box>
              <text:p><text:span text:style-name="T3">起始</text:span><text:span text:style-name="T3">scan (</text:span><text:span text:style-name="T3">顶点</text:span><text:span text:style-name="T3">)</text:span></text:p>
            </draw:text-box>
          </draw:frame>
          <draw:custom-shape draw:style-name="gr173" draw:text-style-name="P55" draw:layer="layout" svg:width="0.762cm" svg:height="0.762cm" svg:x="12.453cm" svg:y="13.8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4" draw:text-style-name="P54" draw:layer="layout" svg:width="4.19cm" svg:height="1.345cm" svg:x="13.216cm" svg:y="13.544cm">
            <draw:text-box>
              <text:p><text:span text:style-name="T3">以当前</text:span><text:span text:style-name="T3">scan</text:span><text:span text:style-name="T3">的位姿</text:span><text:span text:style-name="T3">为中心的最大搜索范</text:span><text:span text:style-name="T3">围</text:span></text:p>
            </draw:text-box>
          </draw:frame>
          <draw:custom-shape draw:style-name="gr175" draw:text-style-name="P56" draw:layer="layout" svg:width="0.254cm" svg:height="0.254cm" svg:x="7.852cm" svg:y="13.8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5" draw:text-style-name="P56" draw:layer="layout" svg:width="0.254cm" svg:height="0.254cm" svg:x="6.253cm" svg:y="14.8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0" draw:text-style-name="P56" draw:layer="layout" svg:width="0.254cm" svg:height="0.254cm" svg:x="6.154cm" svg:y="16.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5" draw:text-style-name="P56" draw:layer="layout" svg:width="0.254cm" svg:height="0.254cm" svg:x="5.755cm" svg:y="18.1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6" draw:text-style-name="P57" draw:layer="layout" svg:width="0.254cm" svg:height="0.254cm" svg:x="6.455cm" svg:y="21.4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6" draw:text-style-name="P57" draw:layer="layout" svg:width="0.254cm" svg:height="0.254cm" svg:x="8.356cm" svg:y="21.1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6" draw:text-style-name="P57" draw:layer="layout" svg:width="0.254cm" svg:height="0.254cm" svg:x="5.257cm" svg:y="20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5" draw:text-style-name="P56" draw:layer="layout" svg:width="0.254cm" svg:height="0.254cm" svg:x="12.753cm" svg:y="15.5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7" draw:text-style-name="P54" draw:layer="layout" svg:width="4.033cm" svg:height="1.356cm" svg:x="13.216cm" svg:y="15.144cm">
            <draw:text-box>
              <text:p><text:span text:style-name="T3">当前最大搜索范围内</text:span><text:span text:style-name="T3">的</text:span><text:span text:style-name="T3">scan (</text:span><text:span text:style-name="T3">顶点</text:span><text:span text:style-name="T3">)</text:span></text:p>
            </draw:text-box>
          </draw:frame>
          <draw:custom-shape draw:style-name="gr176" draw:text-style-name="P57" draw:layer="layout" svg:width="0.254cm" svg:height="0.254cm" svg:x="12.757cm" svg:y="17.1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7" draw:text-style-name="P54" draw:layer="layout" svg:width="4.033cm" svg:height="1.356cm" svg:x="13.217cm" svg:y="16.644cm">
            <draw:text-box>
              <text:p><text:span text:style-name="T3">当前最大搜索范围外</text:span><text:span text:style-name="T3">的</text:span><text:span text:style-name="T3">scan (</text:span><text:span text:style-name="T3">顶点</text:span><text:span text:style-name="T3">)</text:span></text:p>
            </draw:text-box>
          </draw:frame>
          <draw:custom-shape draw:style-name="gr175" draw:text-style-name="P56" draw:layer="layout" svg:width="0.254cm" svg:height="0.254cm" svg:x="12.754cm" svg:y="18.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6" draw:text-style-name="P57" draw:layer="layout" svg:width="0.254cm" svg:height="0.254cm" svg:x="13.358cm" svg:y="18.6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8" draw:text-style-name="P54" draw:layer="layout" svg:width="0.569cm" svg:height="0.662cm" svg:x="12.831cm" svg:y="18.405cm">
            <draw:text-box>
              <text:p><text:span text:style-name="T3">+</text:span></text:p>
            </draw:text-box>
          </draw:frame>
          <draw:frame draw:style-name="gr179" draw:text-style-name="P54" draw:layer="layout" svg:width="4.674cm" svg:height="1.404cm" svg:x="13.718cm" svg:y="18.144cm">
            <draw:text-box>
              <text:p><text:span text:style-name="T3">当前</text:span><text:span text:style-name="T3">scan (</text:span><text:span text:style-name="T3">顶点</text:span><text:span text:style-name="T3">) </text:span><text:span text:style-name="T3">相邻的其他所有</text:span><text:span text:style-name="T3">scan (</text:span><text:span text:style-name="T3">顶点</text:span><text:span text:style-name="T3">)</text:span></text:p>
            </draw:text-box>
          </draw:frame>
          <draw:custom-shape draw:style-name="gr180" draw:text-style-name="P56" draw:layer="layout" svg:width="0.254cm" svg:height="0.254cm" svg:x="12.753cm" svg:y="19.9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7" draw:text-style-name="P54" draw:layer="layout" svg:width="4.033cm" svg:height="1.356cm" svg:x="13.216cm" svg:y="19.544cm">
            <draw:text-box>
              <text:p><text:span text:style-name="T3">当前</text:span><text:span text:style-name="T3">scan (</text:span><text:span text:style-name="T3">顶点</text:span><text:span text:style-name="T3">)</text:span></text:p>
            </draw:text-box>
          </draw:frame>
        </draw:g>
        <draw:g>
          <draw:custom-shape draw:style-name="gr181" draw:text-style-name="P58" draw:layer="layout" svg:width="3.048cm" svg:height="2.667cm" svg:x="3.54cm" svg:y="24.914cm">
            <text:p/>
            <draw:enhanced-geometry svg:viewBox="0 0 21600 21600" draw:type="rectangle" draw:enhanced-path="M 0 0 L 21600 0 21600 21600 0 21600 0 0 Z N"/>
          </draw:custom-shape>
          <draw:line draw:style-name="gr182" draw:text-style-name="P6" draw:layer="layout" svg:x1="3.54cm" svg:y1="27.581cm" svg:x2="7.604cm" svg:y2="27.581cm">
            <text:p/>
          </draw:line>
          <draw:line draw:style-name="gr182" draw:text-style-name="P6" draw:layer="layout" svg:x1="3.54cm" svg:y1="27.581cm" svg:x2="3.54cm" svg:y2="24.152cm">
            <text:p/>
          </draw:line>
          <draw:frame draw:style-name="gr178" draw:text-style-name="P54" draw:layer="layout" svg:width="0.635cm" svg:height="0.662cm" svg:x="7.658cm" svg:y="27.227cm">
            <draw:text-box>
              <text:p><text:span text:style-name="T3">x</text:span></text:p>
            </draw:text-box>
          </draw:frame>
          <draw:frame draw:style-name="gr178" draw:text-style-name="P54" draw:layer="layout" svg:width="0.635cm" svg:height="0.662cm" svg:x="3.159cm" svg:y="23.527cm">
            <draw:text-box>
              <text:p><text:span text:style-name="T3">y</text:span></text:p>
            </draw:text-box>
          </draw:frame>
          <draw:frame draw:style-name="gr178" draw:text-style-name="P54" draw:layer="layout" svg:width="1.342cm" svg:height="0.662cm" svg:x="2.86cm" svg:y="27.527cm">
            <draw:text-box>
              <text:p><text:span text:style-name="T3">(0,0)</text:span></text:p>
            </draw:text-box>
          </draw:frame>
          <draw:frame draw:style-name="gr183" draw:text-style-name="P54" draw:layer="layout" svg:width="1.984cm" svg:height="0.689cm" svg:x="5.318cm" svg:y="27.527cm">
            <draw:text-box>
              <text:p><text:span text:style-name="T3">(width,0)</text:span></text:p>
            </draw:text-box>
          </draw:frame>
          <draw:frame draw:style-name="gr178" draw:text-style-name="P54" draw:layer="layout" svg:width="2.794cm" svg:height="0.662cm" svg:x="5.318cm" svg:y="24.328cm">
            <draw:text-box>
              <text:p><text:span text:style-name="T3">(width,height)</text:span></text:p>
            </draw:text-box>
          </draw:frame>
          <draw:frame draw:style-name="gr184" draw:text-style-name="P54" draw:layer="layout" svg:width="2.077cm" svg:height="0.713cm" svg:x="1.635cm" svg:y="24.328cm">
            <draw:text-box>
              <text:p><text:span text:style-name="T3">(0,height)</text:span></text:p>
            </draw:text-box>
          </draw:frame>
        </draw:g>
        <draw:g>
          <draw:custom-shape draw:style-name="gr185" draw:text-style-name="P3" draw:layer="layout" svg:width="3.302cm" svg:height="2.972cm" svg:x="11.922cm" svg:y="24.622cm">
            <text:p/>
            <draw:enhanced-geometry svg:viewBox="0 0 21600 21600" draw:type="rectangle" draw:enhanced-path="M 0 0 L 21600 0 21600 21600 0 21600 0 0 Z N"/>
          </draw:custom-shape>
          <draw:custom-shape draw:style-name="gr181" draw:text-style-name="P58" draw:layer="layout" svg:width="3.048cm" svg:height="2.667cm" svg:x="12.074cm" svg:y="24.774cm">
            <text:p/>
            <draw:enhanced-geometry svg:viewBox="0 0 21600 21600" draw:type="rectangle" draw:enhanced-path="M 0 0 L 21600 0 21600 21600 0 21600 0 0 Z N"/>
          </draw:custom-shape>
          <draw:line draw:style-name="gr182" draw:text-style-name="P6" draw:layer="layout" svg:x1="11.94cm" svg:y1="27.582cm" svg:x2="16.004cm" svg:y2="27.582cm">
            <text:p/>
          </draw:line>
          <draw:line draw:style-name="gr182" draw:text-style-name="P6" draw:layer="layout" svg:x1="11.94cm" svg:y1="27.582cm" svg:x2="11.922cm" svg:y2="23.606cm">
            <text:p/>
          </draw:line>
          <draw:frame draw:style-name="gr178" draw:text-style-name="P54" draw:layer="layout" svg:width="0.635cm" svg:height="0.662cm" svg:x="16.058cm" svg:y="27.228cm">
            <draw:text-box>
              <text:p><text:span text:style-name="T3">x</text:span></text:p>
            </draw:text-box>
          </draw:frame>
          <draw:frame draw:style-name="gr178" draw:text-style-name="P54" draw:layer="layout" svg:width="0.635cm" svg:height="0.662cm" svg:x="11.559cm" svg:y="23.028cm">
            <draw:text-box>
              <text:p><text:span text:style-name="T3">y</text:span></text:p>
            </draw:text-box>
          </draw:frame>
          <draw:frame draw:style-name="gr178" draw:text-style-name="P54" draw:layer="layout" svg:width="1.342cm" svg:height="0.662cm" svg:x="11.26cm" svg:y="27.528cm">
            <draw:text-box>
              <text:p><text:span text:style-name="T3">(0,0)</text:span></text:p>
            </draw:text-box>
          </draw:frame>
          <draw:frame draw:style-name="gr178" draw:text-style-name="P54" draw:layer="layout" svg:width="2.649cm" svg:height="0.662cm" svg:x="14.018cm" svg:y="27.528cm">
            <draw:text-box>
              <text:p><text:span text:style-name="T3">(2b+width,0)</text:span></text:p>
            </draw:text-box>
          </draw:frame>
          <draw:frame draw:style-name="gr178" draw:text-style-name="P54" draw:layer="layout" svg:width="4.028cm" svg:height="0.662cm" svg:x="13.284cm" svg:y="24.029cm">
            <draw:text-box>
              <text:p><text:span text:style-name="T3">(2b+width,2b+heigh</text:span><text:span text:style-name="T3">t)</text:span></text:p>
            </draw:text-box>
          </draw:frame>
          <draw:frame draw:style-name="gr178" draw:text-style-name="P54" draw:layer="layout" svg:width="2.903cm" svg:height="0.662cm" svg:x="9.435cm" svg:y="24.029cm">
            <draw:text-box>
              <text:p><text:span text:style-name="T3">(0,2b+height)</text:span></text:p>
            </draw:text-box>
          </draw:frame>
          <draw:frame draw:style-name="gr186" draw:text-style-name="P59" draw:layer="layout" svg:width="2.856cm" svg:height="0.607cm" svg:x="10.66cm" svg:y="26.927cm">
            <draw:text-box>
              <text:p><text:span text:style-name="T13">(border,border)</text:span></text:p>
            </draw:text-box>
          </draw:frame>
          <draw:frame draw:style-name="gr186" draw:text-style-name="P59" draw:layer="layout" svg:width="3.156cm" svg:height="0.607cm" svg:x="13.638cm" svg:y="24.629cm">
            <draw:text-box>
              <text:p><text:span text:style-name="T13">(b+width,b+height)</text:span></text:p>
            </draw:text-box>
          </draw:frame>
          <draw:frame draw:style-name="gr178" draw:text-style-name="P59" draw:layer="layout" svg:width="2.5cm" svg:height="0.662cm" svg:x="11.138cm" svg:y="24.629cm">
            <draw:text-box>
              <text:p><text:span text:style-name="T13">(b,b+height)</text:span></text:p>
            </draw:text-box>
          </draw:frame>
          <draw:frame draw:style-name="gr186" draw:text-style-name="P59" draw:layer="layout" svg:width="2.199cm" svg:height="0.607cm" svg:x="14.06cm" svg:y="26.928cm">
            <draw:text-box>
              <text:p><text:span text:style-name="T13">(b+width,b)</text:span></text:p>
            </draw:text-box>
          </draw:frame>
          <draw:frame draw:style-name="gr187" draw:text-style-name="P60" draw:layer="layout" svg:width="1.524cm" svg:height="0.889cm" svg:x="12.938cm" svg:y="25.511cm">
            <draw:text-box>
              <text:p text:style-name="P3"><text:span text:style-name="T14">ROI</text:span></text:p>
            </draw:text-box>
          </draw:frame>
        </draw:g>
      </draw:page>
      <draw:page draw:name="page10" draw:style-name="dp1" draw:master-page-name="Default">
        <draw:g>
          <draw:custom-shape draw:style-name="gr169" draw:text-style-name="P6" draw:layer="layout" svg:width="14.732cm" svg:height="9.779cm" svg:x="3.54cm" svg:y="1.654cm">
            <text:p/>
            <draw:enhanced-geometry svg:viewBox="0 0 21600 21600" draw:type="rectangle" draw:enhanced-path="M 0 0 L 21600 0 21600 21600 0 21600 0 0 Z N"/>
          </draw:custom-shape>
          <draw:custom-shape draw:style-name="gr170" draw:text-style-name="P52" draw:layer="layout" svg:width="7.62cm" svg:height="7.62cm" svg:x="4.194cm" svg:y="2.2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1" draw:text-style-name="P53" draw:layer="layout" svg:width="0.254cm" svg:height="0.254cm" svg:x="7.851cm" svg:y="5.9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1" draw:text-style-name="P53" draw:layer="layout" svg:width="0.254cm" svg:height="0.254cm" svg:x="12.752cm" svg:y="2.2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2" draw:text-style-name="P54" draw:layer="layout" svg:width="3.429cm" svg:height="0.798cm" svg:x="13.215cm" svg:y="2.044cm">
            <draw:text-box>
              <text:p><text:span text:style-name="T3">起始</text:span><text:span text:style-name="T3">scan (</text:span><text:span text:style-name="T3">顶点</text:span><text:span text:style-name="T3">)</text:span></text:p>
            </draw:text-box>
          </draw:frame>
          <draw:custom-shape draw:style-name="gr173" draw:text-style-name="P55" draw:layer="layout" svg:width="0.762cm" svg:height="0.762cm" svg:x="12.453cm" svg:y="3.1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4" draw:text-style-name="P54" draw:layer="layout" svg:width="4.19cm" svg:height="1.345cm" svg:x="13.216cm" svg:y="2.844cm">
            <draw:text-box>
              <text:p><text:span text:style-name="T3">以当前</text:span><text:span text:style-name="T3">scan</text:span><text:span text:style-name="T3">的位姿</text:span><text:span text:style-name="T3">为中心的最大搜索范</text:span><text:span text:style-name="T3">围</text:span></text:p>
            </draw:text-box>
          </draw:frame>
          <draw:custom-shape draw:style-name="gr175" draw:text-style-name="P56" draw:layer="layout" svg:width="0.254cm" svg:height="0.254cm" svg:x="7.852cm" svg:y="3.1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5" draw:text-style-name="P56" draw:layer="layout" svg:width="0.254cm" svg:height="0.254cm" svg:x="6.253cm" svg:y="4.1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8" draw:text-style-name="P61" draw:layer="layout" svg:width="0.254cm" svg:height="0.254cm" svg:x="6.154cm" svg:y="6.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5" draw:text-style-name="P56" draw:layer="layout" svg:width="0.254cm" svg:height="0.254cm" svg:x="5.755cm" svg:y="7.4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6" draw:text-style-name="P57" draw:layer="layout" svg:width="0.254cm" svg:height="0.254cm" svg:x="6.455cm" svg:y="10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9" draw:text-style-name="P57" draw:layer="layout" svg:width="0.254cm" svg:height="0.254cm" svg:x="8.356cm" svg:y="10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6" draw:text-style-name="P57" draw:layer="layout" svg:width="0.254cm" svg:height="0.254cm" svg:x="5.257cm" svg:y="9.7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5" draw:text-style-name="P56" draw:layer="layout" svg:width="0.254cm" svg:height="0.254cm" svg:x="12.753cm" svg:y="4.8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7" draw:text-style-name="P54" draw:layer="layout" svg:width="4.033cm" svg:height="1.356cm" svg:x="13.216cm" svg:y="4.444cm">
            <draw:text-box>
              <text:p><text:span text:style-name="T3">当前最大搜索范围内</text:span><text:span text:style-name="T3">的</text:span><text:span text:style-name="T3">scan (</text:span><text:span text:style-name="T3">顶点</text:span><text:span text:style-name="T3">)</text:span></text:p>
            </draw:text-box>
          </draw:frame>
          <draw:custom-shape draw:style-name="gr176" draw:text-style-name="P57" draw:layer="layout" svg:width="0.254cm" svg:height="0.254cm" svg:x="12.757cm" svg:y="6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7" draw:text-style-name="P54" draw:layer="layout" svg:width="4.033cm" svg:height="1.356cm" svg:x="13.217cm" svg:y="5.944cm">
            <draw:text-box>
              <text:p><text:span text:style-name="T3">当前最大搜索范围外</text:span><text:span text:style-name="T3">的</text:span><text:span text:style-name="T3">scan (</text:span><text:span text:style-name="T3">顶点</text:span><text:span text:style-name="T3">)</text:span></text:p>
            </draw:text-box>
          </draw:frame>
          <draw:custom-shape draw:style-name="gr175" draw:text-style-name="P56" draw:layer="layout" svg:width="0.254cm" svg:height="0.254cm" svg:x="12.754cm" svg:y="7.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6" draw:text-style-name="P57" draw:layer="layout" svg:width="0.254cm" svg:height="0.254cm" svg:x="13.358cm" svg:y="7.9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8" draw:text-style-name="P54" draw:layer="layout" svg:width="0.569cm" svg:height="0.662cm" svg:x="12.831cm" svg:y="7.705cm">
            <draw:text-box>
              <text:p><text:span text:style-name="T3">+</text:span></text:p>
            </draw:text-box>
          </draw:frame>
          <draw:frame draw:style-name="gr179" draw:text-style-name="P54" draw:layer="layout" svg:width="4.674cm" svg:height="1.404cm" svg:x="13.718cm" svg:y="7.444cm">
            <draw:text-box>
              <text:p><text:span text:style-name="T3">当前</text:span><text:span text:style-name="T3">scan (</text:span><text:span text:style-name="T3">顶点</text:span><text:span text:style-name="T3">) </text:span><text:span text:style-name="T3">相邻的其他所有</text:span><text:span text:style-name="T3">scan (</text:span><text:span text:style-name="T3">顶点</text:span><text:span text:style-name="T3">)</text:span></text:p>
            </draw:text-box>
          </draw:frame>
          <draw:custom-shape draw:style-name="gr188" draw:text-style-name="P61" draw:layer="layout" svg:width="0.254cm" svg:height="0.254cm" svg:x="12.753cm" svg:y="9.2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4" draw:text-style-name="P54" draw:layer="layout" svg:width="4.033cm" svg:height="1.345cm" svg:x="13.216cm" svg:y="8.801cm">
            <draw:text-box>
              <text:p><text:span text:style-name="T3">已经添加的有效</text:span><text:span text:style-name="T3">scan (</text:span><text:span text:style-name="T3">顶点</text:span><text:span text:style-name="T3">)</text:span></text:p>
            </draw:text-box>
          </draw:frame>
          <draw:custom-shape draw:style-name="gr189" draw:text-style-name="P57" draw:layer="layout" svg:width="0.254cm" svg:height="0.254cm" svg:x="12.753cm" svg:y="10.3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0" draw:text-style-name="P54" draw:layer="layout" svg:width="4.033cm" svg:height="1.156cm" svg:x="13.216cm" svg:y="10.144cm">
            <draw:text-box>
              <text:p><text:span text:style-name="T3">当前</text:span><text:span text:style-name="T3">scan (</text:span><text:span text:style-name="T3">顶点</text:span><text:span text:style-name="T3">)</text:span></text:p>
            </draw:text-box>
          </draw:frame>
        </draw:g>
        <draw:g>
          <draw:custom-shape draw:style-name="gr169" draw:text-style-name="P6" draw:layer="layout" svg:width="14.732cm" svg:height="9.779cm" svg:x="3.54cm" svg:y="13.254cm">
            <text:p/>
            <draw:enhanced-geometry svg:viewBox="0 0 21600 21600" draw:type="rectangle" draw:enhanced-path="M 0 0 L 21600 0 21600 21600 0 21600 0 0 Z N"/>
          </draw:custom-shape>
          <draw:custom-shape draw:style-name="gr170" draw:text-style-name="P52" draw:layer="layout" svg:width="7.62cm" svg:height="7.62cm" svg:x="4.194cm" svg:y="13.8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1" draw:text-style-name="P53" draw:layer="layout" svg:width="0.254cm" svg:height="0.254cm" svg:x="7.851cm" svg:y="17.5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1" draw:text-style-name="P53" draw:layer="layout" svg:width="0.254cm" svg:height="0.254cm" svg:x="12.752cm" svg:y="13.8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2" draw:text-style-name="P54" draw:layer="layout" svg:width="3.429cm" svg:height="0.798cm" svg:x="13.215cm" svg:y="13.644cm">
            <draw:text-box>
              <text:p><text:span text:style-name="T3">起始</text:span><text:span text:style-name="T3">scan (</text:span><text:span text:style-name="T3">顶点</text:span><text:span text:style-name="T3">)</text:span></text:p>
            </draw:text-box>
          </draw:frame>
          <draw:custom-shape draw:style-name="gr173" draw:text-style-name="P55" draw:layer="layout" svg:width="0.762cm" svg:height="0.762cm" svg:x="12.453cm" svg:y="14.7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4" draw:text-style-name="P54" draw:layer="layout" svg:width="4.19cm" svg:height="1.345cm" svg:x="13.216cm" svg:y="14.444cm">
            <draw:text-box>
              <text:p><text:span text:style-name="T3">以当前</text:span><text:span text:style-name="T3">scan</text:span><text:span text:style-name="T3">的位姿</text:span><text:span text:style-name="T3">为中心的最大搜索范</text:span><text:span text:style-name="T3">围</text:span></text:p>
            </draw:text-box>
          </draw:frame>
          <draw:custom-shape draw:style-name="gr188" draw:text-style-name="P61" draw:layer="layout" svg:width="0.254cm" svg:height="0.254cm" svg:x="7.852cm" svg:y="14.7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8" draw:text-style-name="P61" draw:layer="layout" svg:width="0.254cm" svg:height="0.254cm" svg:x="6.253cm" svg:y="15.7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8" draw:text-style-name="P61" draw:layer="layout" svg:width="0.254cm" svg:height="0.254cm" svg:x="6.154cm" svg:y="17.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8" draw:text-style-name="P61" draw:layer="layout" svg:width="0.254cm" svg:height="0.254cm" svg:x="5.755cm" svg:y="19.0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6" draw:text-style-name="P57" draw:layer="layout" svg:width="0.254cm" svg:height="0.254cm" svg:x="6.455cm" svg:y="22.3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6" draw:text-style-name="P57" draw:layer="layout" svg:width="0.254cm" svg:height="0.254cm" svg:x="8.356cm" svg:y="22.0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6" draw:text-style-name="P57" draw:layer="layout" svg:width="0.254cm" svg:height="0.254cm" svg:x="5.257cm" svg:y="21.3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6" draw:text-style-name="P57" draw:layer="layout" svg:width="0.254cm" svg:height="0.254cm" svg:x="12.757cm" svg:y="18.0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7" draw:text-style-name="P54" draw:layer="layout" svg:width="4.033cm" svg:height="1.356cm" svg:x="13.217cm" svg:y="17.544cm">
            <draw:text-box>
              <text:p><text:span text:style-name="T3">当前最大搜索范围外</text:span><text:span text:style-name="T3">的</text:span><text:span text:style-name="T3">scan (</text:span><text:span text:style-name="T3">顶点</text:span><text:span text:style-name="T3">)</text:span></text:p>
            </draw:text-box>
          </draw:frame>
          <draw:custom-shape draw:style-name="gr175" draw:text-style-name="P56" draw:layer="layout" svg:width="0.254cm" svg:height="0.254cm" svg:x="12.754cm" svg:y="19.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6" draw:text-style-name="P57" draw:layer="layout" svg:width="0.254cm" svg:height="0.254cm" svg:x="13.358cm" svg:y="19.5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8" draw:text-style-name="P54" draw:layer="layout" svg:width="0.569cm" svg:height="0.662cm" svg:x="12.831cm" svg:y="19.305cm">
            <draw:text-box>
              <text:p><text:span text:style-name="T3">+</text:span></text:p>
            </draw:text-box>
          </draw:frame>
          <draw:frame draw:style-name="gr179" draw:text-style-name="P54" draw:layer="layout" svg:width="4.674cm" svg:height="1.404cm" svg:x="13.718cm" svg:y="19.044cm">
            <draw:text-box>
              <text:p><text:span text:style-name="T3">当前</text:span><text:span text:style-name="T3">scan (</text:span><text:span text:style-name="T3">顶点</text:span><text:span text:style-name="T3">) </text:span><text:span text:style-name="T3">相邻的其他所有</text:span><text:span text:style-name="T3">scan (</text:span><text:span text:style-name="T3">顶点</text:span><text:span text:style-name="T3">)</text:span></text:p>
            </draw:text-box>
          </draw:frame>
          <draw:custom-shape draw:style-name="gr188" draw:text-style-name="P61" draw:layer="layout" svg:width="0.254cm" svg:height="0.254cm" svg:x="12.753cm" svg:y="20.8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4" draw:text-style-name="P54" draw:layer="layout" svg:width="4.033cm" svg:height="1.345cm" svg:x="13.216cm" svg:y="20.401cm">
            <draw:text-box>
              <text:p><text:span text:style-name="T3">已经添加的有效</text:span><text:span text:style-name="T3">scan (</text:span><text:span text:style-name="T3">顶点</text:span><text:span text:style-name="T3">)</text:span></text:p>
            </draw:text-box>
          </draw:frame>
        </draw:g>
        <draw:g>
          <draw:custom-shape draw:style-name="gr191" draw:text-style-name="P62" draw:layer="layout" svg:width="1.27cm" svg:height="1.27cm" svg:x="2.905cm" svg:y="24.114cm">
            <text:p text:style-name="P3"><text:span text:style-name="T15">(1,-1)</text:span></text:p>
            <text:p text:style-name="P3"><text:span text:style-name="T15">Value = 6</text:span></text:p>
            <text:p text:style-name="P3"><text:span text:style-name="T15">Index = 2</text:span></text:p>
            <draw:enhanced-geometry svg:viewBox="0 0 21600 21600" draw:type="rectangle" draw:enhanced-path="M 0 0 L 21600 0 21600 21600 0 21600 0 0 Z N"/>
          </draw:custom-shape>
          <draw:custom-shape draw:style-name="gr192" draw:text-style-name="P63" draw:layer="layout" svg:width="1.27cm" svg:height="1.27cm" svg:x="4.175cm" svg:y="24.114cm">
            <text:p text:style-name="P3"><text:span text:style-name="T15">(1,0)</text:span></text:p>
            <text:p text:style-name="P3"><text:span text:style-name="T15">Value = 25</text:span></text:p>
            <text:p text:style-name="P3"><text:span text:style-name="T15">Index = 5</text:span></text:p>
            <draw:enhanced-geometry svg:viewBox="0 0 21600 21600" draw:type="rectangle" draw:enhanced-path="M 0 0 L 21600 0 21600 21600 0 21600 0 0 Z N"/>
          </draw:custom-shape>
          <draw:custom-shape draw:style-name="gr192" draw:text-style-name="P63" draw:layer="layout" svg:width="1.27cm" svg:height="1.27cm" svg:x="2.905cm" svg:y="25.384cm">
            <text:p text:style-name="P3"><text:span text:style-name="T15">(0,-1)</text:span></text:p>
            <text:p text:style-name="P3"><text:span text:style-name="T15">Value = 25</text:span></text:p>
            <text:p text:style-name="P3"><text:span text:style-name="T15">Index = 1</text:span></text:p>
            <draw:enhanced-geometry svg:viewBox="0 0 21600 21600" draw:type="rectangle" draw:enhanced-path="M 0 0 L 21600 0 21600 21600 0 21600 0 0 Z N"/>
          </draw:custom-shape>
          <draw:custom-shape draw:style-name="gr193" draw:text-style-name="P64" draw:layer="layout" svg:width="1.27cm" svg:height="1.27cm" svg:x="4.175cm" svg:y="25.384cm">
            <text:p text:style-name="P3"><text:span text:style-name="T15">(0,0)</text:span></text:p>
            <text:p text:style-name="P3"><text:span text:style-name="T15">Value = 100</text:span></text:p>
            <text:p text:style-name="P3"><text:span text:style-name="T15">Index = 4</text:span></text:p>
            <draw:enhanced-geometry svg:viewBox="0 0 21600 21600" draw:type="rectangle" draw:enhanced-path="M 0 0 L 21600 0 21600 21600 0 21600 0 0 Z N"/>
          </draw:custom-shape>
          <draw:custom-shape draw:style-name="gr191" draw:text-style-name="P62" draw:layer="layout" svg:width="1.27cm" svg:height="1.27cm" svg:x="5.445cm" svg:y="24.114cm">
            <text:p text:style-name="P3"><text:span text:style-name="T15">(1,1)</text:span></text:p>
            <text:p text:style-name="P3"><text:span text:style-name="T15">Value = 6</text:span></text:p>
            <text:p text:style-name="P3"><text:span text:style-name="T15">Index = 8</text:span></text:p>
            <draw:enhanced-geometry svg:viewBox="0 0 21600 21600" draw:type="rectangle" draw:enhanced-path="M 0 0 L 21600 0 21600 21600 0 21600 0 0 Z N"/>
          </draw:custom-shape>
          <draw:custom-shape draw:style-name="gr192" draw:text-style-name="P63" draw:layer="layout" svg:width="1.27cm" svg:height="1.27cm" svg:x="5.445cm" svg:y="25.384cm">
            <text:p text:style-name="P3"><text:span text:style-name="T15">(0,1)</text:span></text:p>
            <text:p text:style-name="P3"><text:span text:style-name="T15">Value = 25</text:span></text:p>
            <text:p text:style-name="P3"><text:span text:style-name="T15">Index = 7</text:span></text:p>
            <draw:enhanced-geometry svg:viewBox="0 0 21600 21600" draw:type="rectangle" draw:enhanced-path="M 0 0 L 21600 0 21600 21600 0 21600 0 0 Z N"/>
          </draw:custom-shape>
          <draw:custom-shape draw:style-name="gr191" draw:text-style-name="P62" draw:layer="layout" svg:width="1.27cm" svg:height="1.27cm" svg:x="2.905cm" svg:y="26.654cm">
            <text:p text:style-name="P3"><text:span text:style-name="T15">(-1,-1)</text:span></text:p>
            <text:p text:style-name="P3"><text:span text:style-name="T15">Value = 6</text:span></text:p>
            <text:p text:style-name="P3"><text:span text:style-name="T15">Index = 0</text:span></text:p>
            <draw:enhanced-geometry svg:viewBox="0 0 21600 21600" draw:type="rectangle" draw:enhanced-path="M 0 0 L 21600 0 21600 21600 0 21600 0 0 Z N"/>
          </draw:custom-shape>
          <draw:custom-shape draw:style-name="gr192" draw:text-style-name="P65" draw:layer="layout" svg:width="1.27cm" svg:height="1.27cm" svg:x="4.175cm" svg:y="26.654cm">
            <text:p text:style-name="P3"><text:span text:style-name="T15">(-1,0)</text:span></text:p>
            <text:p text:style-name="P3"><text:span text:style-name="T15">Value = 25</text:span></text:p>
            <text:p text:style-name="P3"><text:span text:style-name="T15">Index = 3</text:span></text:p>
            <draw:enhanced-geometry svg:viewBox="0 0 21600 21600" draw:type="rectangle" draw:enhanced-path="M 0 0 L 21600 0 21600 21600 0 21600 0 0 Z N"/>
          </draw:custom-shape>
          <draw:custom-shape draw:style-name="gr191" draw:text-style-name="P62" draw:layer="layout" svg:width="1.27cm" svg:height="1.27cm" svg:x="5.445cm" svg:y="26.654cm">
            <text:p text:style-name="P3"><text:span text:style-name="T15">(-1,1)</text:span></text:p>
            <text:p text:style-name="P3"><text:span text:style-name="T15">Value = 6</text:span></text:p>
            <text:p text:style-name="P3"><text:span text:style-name="T15">Index = 6</text:span></text:p>
            <draw:enhanced-geometry svg:viewBox="0 0 21600 21600" draw:type="rectangle" draw:enhanced-path="M 0 0 L 21600 0 21600 21600 0 21600 0 0 Z N"/>
          </draw:custom-shape>
        </draw:g>
      </draw:page>
      <draw:page draw:name="page11" draw:style-name="dp1" draw:master-page-name="Default">
        <draw:g>
          <draw:custom-shape draw:style-name="gr194" draw:text-style-name="P66" draw:layer="layout" svg:width="2.794cm" svg:height="2.032cm" svg:x="6.314cm" svg:y="2.638cm">
            <text:p/>
            <draw:enhanced-geometry svg:viewBox="0 0 21600 21600" draw:type="rectangle" draw:enhanced-path="M 0 0 L 21600 0 21600 21600 0 21600 0 0 Z N"/>
          </draw:custom-shape>
          <draw:line draw:style-name="gr182" draw:text-style-name="P6" draw:layer="layout" svg:x1="6.314cm" svg:y1="4.669cm" svg:x2="6.314cm" svg:y2="1.875cm">
            <text:p/>
          </draw:line>
          <draw:line draw:style-name="gr182" draw:text-style-name="P6" draw:layer="layout" svg:x1="6.314cm" svg:y1="4.669cm" svg:x2="9.87cm" svg:y2="4.669cm">
            <text:p/>
          </draw:line>
          <draw:g>
            <draw:custom-shape draw:style-name="gr195" draw:text-style-name="P6" draw:layer="layout" svg:width="0.254cm" svg:height="0.254cm" svg:x="6.309cm" svg:y="4.41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6.563cm" svg:y="4.41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6.817cm" svg:y="4.41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7.071cm" svg:y="4.41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7.325cm" svg:y="4.41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7.579cm" svg:y="4.41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7.833cm" svg:y="4.41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8.087cm" svg:y="4.41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8.341cm" svg:y="4.41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8.595cm" svg:y="4.41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8.849cm" svg:y="4.41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6.309cm" svg:y="4.1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6.563cm" svg:y="4.1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6.817cm" svg:y="4.1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7.071cm" svg:y="4.1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7.325cm" svg:y="4.1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7.579cm" svg:y="4.1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7.833cm" svg:y="4.1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8.087cm" svg:y="4.1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8.341cm" svg:y="4.1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8.595cm" svg:y="4.1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8.849cm" svg:y="4.1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6.309cm" svg:y="3.9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6.563cm" svg:y="3.9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6.817cm" svg:y="3.9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6" draw:text-style-name="P67" draw:layer="layout" svg:width="0.254cm" svg:height="0.254cm" svg:x="7.071cm" svg:y="3.9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6" draw:text-style-name="P67" draw:layer="layout" svg:width="0.254cm" svg:height="0.254cm" svg:x="7.325cm" svg:y="3.9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6" draw:text-style-name="P67" draw:layer="layout" svg:width="0.254cm" svg:height="0.254cm" svg:x="7.579cm" svg:y="3.9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6" draw:text-style-name="P67" draw:layer="layout" svg:width="0.254cm" svg:height="0.254cm" svg:x="7.833cm" svg:y="3.9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8.087cm" svg:y="3.9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8.341cm" svg:y="3.9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8.595cm" svg:y="3.9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8.849cm" svg:y="3.9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6.309cm" svg:y="3.6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6.563cm" svg:y="3.6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6.817cm" svg:y="3.6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7.071cm" svg:y="3.6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7.325cm" svg:y="3.6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6" draw:text-style-name="P67" draw:layer="layout" svg:width="0.254cm" svg:height="0.254cm" svg:x="7.579cm" svg:y="3.6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6" draw:text-style-name="P67" draw:layer="layout" svg:width="0.254cm" svg:height="0.254cm" svg:x="7.833cm" svg:y="3.6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8.087cm" svg:y="3.6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8.341cm" svg:y="3.6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8.595cm" svg:y="3.6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8.849cm" svg:y="3.6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6.309cm" svg:y="3.39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6.563cm" svg:y="3.39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6.817cm" svg:y="3.39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7.071cm" svg:y="3.39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7.325cm" svg:y="3.39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7.579cm" svg:y="3.39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7.833cm" svg:y="3.39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8.087cm" svg:y="3.39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8.341cm" svg:y="3.39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8.595cm" svg:y="3.39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8.849cm" svg:y="3.39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6.309cm" svg:y="3.14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6.563cm" svg:y="3.14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6.817cm" svg:y="3.14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7.071cm" svg:y="3.14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7.325cm" svg:y="3.14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7.579cm" svg:y="3.14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7.833cm" svg:y="3.14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8.087cm" svg:y="3.14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8.341cm" svg:y="3.14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8.595cm" svg:y="3.14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8.849cm" svg:y="3.14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6.309cm" svg:y="2.8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6.563cm" svg:y="2.8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6.817cm" svg:y="2.8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7.071cm" svg:y="2.8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7.325cm" svg:y="2.8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7.579cm" svg:y="2.8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7.833cm" svg:y="2.8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8.087cm" svg:y="2.8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8.341cm" svg:y="2.8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8.595cm" svg:y="2.8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8.849cm" svg:y="2.8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6.309cm" svg:y="2.6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6.563cm" svg:y="2.6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6.817cm" svg:y="2.6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7.071cm" svg:y="2.6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7.325cm" svg:y="2.6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7.579cm" svg:y="2.6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7.833cm" svg:y="2.6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8.087cm" svg:y="2.6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8.341cm" svg:y="2.6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8.595cm" svg:y="2.6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8.849cm" svg:y="2.6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94" draw:text-style-name="P66" draw:layer="layout" svg:width="2.794cm" svg:height="2.032cm" svg:x="1.942cm" svg:y="2.613cm">
            <text:p/>
            <draw:enhanced-geometry svg:viewBox="0 0 21600 21600" draw:type="rectangle" draw:enhanced-path="M 0 0 L 21600 0 21600 21600 0 21600 0 0 Z N"/>
          </draw:custom-shape>
          <draw:line draw:style-name="gr197" draw:text-style-name="P6" draw:layer="layout" svg:x1="2.804cm" svg:y1="4.109cm" svg:x2="3.82cm" svg:y2="3.728cm">
            <text:p/>
          </draw:line>
          <draw:line draw:style-name="gr182" draw:text-style-name="P6" draw:layer="layout" svg:x1="1.942cm" svg:y1="4.644cm" svg:x2="1.942cm" svg:y2="1.85cm">
            <text:p/>
          </draw:line>
          <draw:line draw:style-name="gr182" draw:text-style-name="P6" draw:layer="layout" svg:x1="1.942cm" svg:y1="4.644cm" svg:x2="5.498cm" svg:y2="4.644cm">
            <text:p/>
          </draw:line>
          <draw:g>
            <draw:custom-shape draw:style-name="gr195" draw:text-style-name="P6" draw:layer="layout" svg:width="0.254cm" svg:height="0.254cm" svg:x="1.937cm" svg:y="4.3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2.191cm" svg:y="4.3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2.445cm" svg:y="4.3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2.699cm" svg:y="4.3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2.953cm" svg:y="4.3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3.207cm" svg:y="4.3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3.461cm" svg:y="4.3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3.715cm" svg:y="4.3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3.969cm" svg:y="4.3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4.223cm" svg:y="4.3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4.477cm" svg:y="4.3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1.937cm" svg:y="4.1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2.191cm" svg:y="4.1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2.445cm" svg:y="4.1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2.699cm" svg:y="4.1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2.953cm" svg:y="4.1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3.207cm" svg:y="4.1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3.461cm" svg:y="4.1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3.715cm" svg:y="4.1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3.969cm" svg:y="4.1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4.223cm" svg:y="4.1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4.477cm" svg:y="4.1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1.937cm" svg:y="3.8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2.191cm" svg:y="3.8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2.445cm" svg:y="3.8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2.699cm" svg:y="3.8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2.953cm" svg:y="3.8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3.207cm" svg:y="3.8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3.461cm" svg:y="3.8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3.715cm" svg:y="3.8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3.969cm" svg:y="3.8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4.223cm" svg:y="3.8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4.477cm" svg:y="3.8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1.937cm" svg:y="3.6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2.191cm" svg:y="3.6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2.445cm" svg:y="3.6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2.699cm" svg:y="3.6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2.953cm" svg:y="3.6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3.207cm" svg:y="3.6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3.461cm" svg:y="3.6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3.715cm" svg:y="3.6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3.969cm" svg:y="3.6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4.223cm" svg:y="3.6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4.477cm" svg:y="3.6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1.937cm" svg:y="3.3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2.191cm" svg:y="3.3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2.445cm" svg:y="3.3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2.699cm" svg:y="3.3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2.953cm" svg:y="3.3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3.207cm" svg:y="3.3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3.461cm" svg:y="3.3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3.715cm" svg:y="3.3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3.969cm" svg:y="3.3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4.223cm" svg:y="3.3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4.477cm" svg:y="3.3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1.937cm" svg:y="3.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2.191cm" svg:y="3.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2.445cm" svg:y="3.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2.699cm" svg:y="3.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2.953cm" svg:y="3.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3.207cm" svg:y="3.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3.461cm" svg:y="3.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3.715cm" svg:y="3.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3.969cm" svg:y="3.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4.223cm" svg:y="3.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4.477cm" svg:y="3.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1.937cm" svg:y="2.8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2.191cm" svg:y="2.8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2.445cm" svg:y="2.8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2.699cm" svg:y="2.8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2.953cm" svg:y="2.8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3.207cm" svg:y="2.8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3.461cm" svg:y="2.8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3.715cm" svg:y="2.8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3.969cm" svg:y="2.8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4.223cm" svg:y="2.8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4.477cm" svg:y="2.8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1.937cm" svg:y="2.6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2.191cm" svg:y="2.6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2.445cm" svg:y="2.6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2.699cm" svg:y="2.6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2.953cm" svg:y="2.6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3.207cm" svg:y="2.6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3.461cm" svg:y="2.6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3.715cm" svg:y="2.6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3.969cm" svg:y="2.6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4.223cm" svg:y="2.6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4.477cm" svg:y="2.6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94" draw:text-style-name="P66" draw:layer="layout" svg:width="2.794cm" svg:height="2.032cm" svg:x="10.842cm" svg:y="2.613cm">
            <text:p/>
            <draw:enhanced-geometry svg:viewBox="0 0 21600 21600" draw:type="rectangle" draw:enhanced-path="M 0 0 L 21600 0 21600 21600 0 21600 0 0 Z N"/>
          </draw:custom-shape>
          <draw:line draw:style-name="gr182" draw:text-style-name="P6" draw:layer="layout" svg:x1="10.842cm" svg:y1="4.644cm" svg:x2="10.842cm" svg:y2="1.85cm">
            <text:p/>
          </draw:line>
          <draw:line draw:style-name="gr182" draw:text-style-name="P6" draw:layer="layout" svg:x1="10.842cm" svg:y1="4.644cm" svg:x2="14.398cm" svg:y2="4.644cm">
            <text:p/>
          </draw:line>
          <draw:g>
            <draw:custom-shape draw:style-name="gr195" draw:text-style-name="P6" draw:layer="layout" svg:width="0.254cm" svg:height="0.254cm" svg:x="10.837cm" svg:y="4.3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11.091cm" svg:y="4.3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11.345cm" svg:y="4.3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11.599cm" svg:y="4.3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11.853cm" svg:y="4.3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12.107cm" svg:y="4.3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12.361cm" svg:y="4.3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12.615cm" svg:y="4.3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12.869cm" svg:y="4.3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13.123cm" svg:y="4.3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13.377cm" svg:y="4.3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10.837cm" svg:y="4.1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11.091cm" svg:y="4.1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11.345cm" svg:y="4.1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11.599cm" svg:y="4.1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11.853cm" svg:y="4.1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12.107cm" svg:y="4.1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12.361cm" svg:y="4.1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12.615cm" svg:y="4.1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12.869cm" svg:y="4.1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13.123cm" svg:y="4.1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13.377cm" svg:y="4.1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10.837cm" svg:y="3.8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11.091cm" svg:y="3.8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11.345cm" svg:y="3.8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11.599cm" svg:y="3.8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11.853cm" svg:y="3.8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12.107cm" svg:y="3.8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12.361cm" svg:y="3.8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12.615cm" svg:y="3.8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12.869cm" svg:y="3.8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13.123cm" svg:y="3.8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13.377cm" svg:y="3.8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10.837cm" svg:y="3.6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11.091cm" svg:y="3.6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11.345cm" svg:y="3.6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11.599cm" svg:y="3.6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11.853cm" svg:y="3.6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12.107cm" svg:y="3.6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8" draw:text-style-name="P68" draw:layer="layout" svg:width="0.254cm" svg:height="0.254cm" svg:x="12.361cm" svg:y="3.6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12.615cm" svg:y="3.6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12.869cm" svg:y="3.6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13.123cm" svg:y="3.6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13.377cm" svg:y="3.6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10.837cm" svg:y="3.3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11.091cm" svg:y="3.3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11.345cm" svg:y="3.3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11.599cm" svg:y="3.3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11.853cm" svg:y="3.3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12.107cm" svg:y="3.3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12.361cm" svg:y="3.3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12.615cm" svg:y="3.3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12.869cm" svg:y="3.3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13.123cm" svg:y="3.3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13.377cm" svg:y="3.3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10.837cm" svg:y="3.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11.091cm" svg:y="3.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11.345cm" svg:y="3.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11.599cm" svg:y="3.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11.853cm" svg:y="3.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12.107cm" svg:y="3.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12.361cm" svg:y="3.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12.615cm" svg:y="3.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12.869cm" svg:y="3.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13.123cm" svg:y="3.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13.377cm" svg:y="3.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10.837cm" svg:y="2.8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11.091cm" svg:y="2.8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11.345cm" svg:y="2.8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11.599cm" svg:y="2.8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11.853cm" svg:y="2.8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12.107cm" svg:y="2.8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12.361cm" svg:y="2.8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12.615cm" svg:y="2.8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12.869cm" svg:y="2.8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13.123cm" svg:y="2.8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13.377cm" svg:y="2.8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10.837cm" svg:y="2.6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11.091cm" svg:y="2.6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11.345cm" svg:y="2.6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11.599cm" svg:y="2.6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11.853cm" svg:y="2.6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12.107cm" svg:y="2.6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12.361cm" svg:y="2.6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12.615cm" svg:y="2.6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12.869cm" svg:y="2.6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13.123cm" svg:y="2.6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254cm" svg:height="0.254cm" svg:x="13.377cm" svg:y="2.6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178" draw:text-style-name="P54" draw:layer="layout" svg:width="0.508cm" svg:height="0.662cm" svg:x="5.372cm" svg:y="4.34cm">
            <draw:text-box>
              <text:p><text:span text:style-name="T3">x</text:span></text:p>
            </draw:text-box>
          </draw:frame>
          <draw:frame draw:style-name="gr178" draw:text-style-name="P54" draw:layer="layout" svg:width="0.508cm" svg:height="0.662cm" svg:x="9.772cm" svg:y="4.34cm">
            <draw:text-box>
              <text:p><text:span text:style-name="T3">x</text:span></text:p>
            </draw:text-box>
          </draw:frame>
          <draw:frame draw:style-name="gr178" draw:text-style-name="P54" draw:layer="layout" svg:width="0.508cm" svg:height="0.662cm" svg:x="14.272cm" svg:y="4.34cm">
            <draw:text-box>
              <text:p><text:span text:style-name="T3">x</text:span></text:p>
            </draw:text-box>
          </draw:frame>
          <draw:frame draw:style-name="gr178" draw:text-style-name="P54" draw:layer="layout" svg:width="0.508cm" svg:height="0.662cm" svg:x="10.472cm" svg:y="1.24cm">
            <draw:text-box>
              <text:p><text:span text:style-name="T3">y</text:span></text:p>
            </draw:text-box>
          </draw:frame>
          <draw:frame draw:style-name="gr178" draw:text-style-name="P54" draw:layer="layout" svg:width="0.508cm" svg:height="0.662cm" svg:x="14.272cm" svg:y="4.34cm">
            <draw:text-box>
              <text:p><text:span text:style-name="T3">x</text:span></text:p>
            </draw:text-box>
          </draw:frame>
          <draw:frame draw:style-name="gr178" draw:text-style-name="P54" draw:layer="layout" svg:width="0.508cm" svg:height="0.662cm" svg:x="5.972cm" svg:y="1.24cm">
            <draw:text-box>
              <text:p><text:span text:style-name="T3">y</text:span></text:p>
            </draw:text-box>
          </draw:frame>
          <draw:frame draw:style-name="gr178" draw:text-style-name="P54" draw:layer="layout" svg:width="0.508cm" svg:height="0.662cm" svg:x="1.672cm" svg:y="1.24cm">
            <draw:text-box>
              <text:p><text:span text:style-name="T3">y</text:span></text:p>
            </draw:text-box>
          </draw:frame>
          <draw:line draw:style-name="gr197" draw:text-style-name="P6" draw:layer="layout" svg:x1="7.176cm" svg:y1="4.134cm" svg:x2="8.192cm" svg:y2="3.753cm">
            <text:p/>
          </draw:line>
          <draw:line draw:style-name="gr197" draw:text-style-name="P6" draw:layer="layout" svg:x1="11.704cm" svg:y1="4.109cm" svg:x2="12.72cm" svg:y2="3.728cm">
            <text:p/>
          </draw:line>
          <draw:frame draw:style-name="gr67" draw:text-style-name="P29" draw:layer="layout" svg:width="1.016cm" svg:height="0.569cm" svg:x="2.778cm" svg:y="4.71cm">
            <draw:text-box>
              <text:p><text:span text:style-name="T4">ray</text:span></text:p>
            </draw:text-box>
          </draw:frame>
          <draw:frame draw:style-name="gr67" draw:text-style-name="P29" draw:layer="layout" svg:width="2.159cm" svg:height="0.569cm" svg:x="6.588cm" svg:y="4.683cm">
            <draw:text-box>
              <text:p><text:span text:style-name="T4">cellPassGrid</text:span></text:p>
            </draw:text-box>
          </draw:frame>
          <draw:frame draw:style-name="gr67" draw:text-style-name="P29" draw:layer="layout" svg:width="2.159cm" svg:height="0.569cm" svg:x="11.189cm" svg:y="4.684cm">
            <draw:text-box>
              <text:p><text:span text:style-name="T4">cellHitGrid</text:span></text:p>
            </draw:text-box>
          </draw:frame>
        </draw:g>
        <draw:g>
          <draw:custom-shape draw:style-name="gr199" draw:text-style-name="P66" draw:layer="layout" svg:width="5.034cm" svg:height="3.662cm" svg:x="2.159cm" svg:y="8.515cm">
            <text:p/>
            <draw:enhanced-geometry svg:viewBox="0 0 21600 21600" draw:type="rectangle" draw:enhanced-path="M 0 0 L 21600 0 21600 21600 0 21600 0 0 Z N"/>
          </draw:custom-shape>
          <draw:line draw:style-name="gr200" draw:text-style-name="P6" draw:layer="layout" svg:x1="4.809cm" svg:y1="10.459cm" svg:x2="6.577cm" svg:y2="9.967cm">
            <text:p/>
          </draw:line>
          <draw:line draw:style-name="gr182" draw:text-style-name="P6" draw:layer="layout" svg:x1="2.159cm" svg:y1="12.175cm" svg:x2="2.159cm" svg:y2="7.14cm">
            <text:p/>
          </draw:line>
          <draw:line draw:style-name="gr182" draw:text-style-name="P6" draw:layer="layout" svg:x1="2.159cm" svg:y1="12.175cm" svg:x2="8.567cm" svg:y2="12.175cm">
            <text:p/>
          </draw:line>
          <draw:g>
            <draw:custom-shape draw:style-name="gr201" draw:text-style-name="P6" draw:layer="layout" svg:width="0.457cm" svg:height="0.458cm" svg:x="2.15cm" svg:y="11.7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8cm" svg:height="0.458cm" svg:x="2.607cm" svg:y="11.7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8cm" svg:height="0.458cm" svg:x="3.065cm" svg:y="11.7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7cm" svg:height="0.458cm" svg:x="3.523cm" svg:y="11.7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8cm" svg:height="0.458cm" svg:x="3.98cm" svg:y="11.7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8cm" svg:height="0.458cm" svg:x="4.438cm" svg:y="11.7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7cm" svg:height="0.458cm" svg:x="4.896cm" svg:y="11.7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8cm" svg:height="0.458cm" svg:x="5.353cm" svg:y="11.7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8cm" svg:height="0.458cm" svg:x="5.811cm" svg:y="11.7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7cm" svg:height="0.458cm" svg:x="6.269cm" svg:y="11.7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8cm" svg:height="0.458cm" svg:x="6.726cm" svg:y="11.7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7cm" svg:height="0.458cm" svg:x="2.15cm" svg:y="11.2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8cm" svg:height="0.458cm" svg:x="2.607cm" svg:y="11.2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8cm" svg:height="0.458cm" svg:x="3.065cm" svg:y="11.2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7cm" svg:height="0.458cm" svg:x="3.523cm" svg:y="11.2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8cm" svg:height="0.458cm" svg:x="3.98cm" svg:y="11.2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8cm" svg:height="0.458cm" svg:x="4.438cm" svg:y="11.2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7cm" svg:height="0.458cm" svg:x="4.896cm" svg:y="11.2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8cm" svg:height="0.458cm" svg:x="5.353cm" svg:y="11.2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8cm" svg:height="0.458cm" svg:x="5.811cm" svg:y="11.2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7cm" svg:height="0.458cm" svg:x="6.269cm" svg:y="11.2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8cm" svg:height="0.458cm" svg:x="6.726cm" svg:y="11.2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2" draw:text-style-name="P6" draw:layer="layout" svg:width="0.457cm" svg:height="0.457cm" svg:x="2.15cm" svg:y="10.8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2" draw:text-style-name="P6" draw:layer="layout" svg:width="0.458cm" svg:height="0.457cm" svg:x="2.607cm" svg:y="10.8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2" draw:text-style-name="P6" draw:layer="layout" svg:width="0.458cm" svg:height="0.457cm" svg:x="3.065cm" svg:y="10.8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2" draw:text-style-name="P6" draw:layer="layout" svg:width="0.457cm" svg:height="0.457cm" svg:x="3.523cm" svg:y="10.8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2" draw:text-style-name="P6" draw:layer="layout" svg:width="0.458cm" svg:height="0.457cm" svg:x="3.98cm" svg:y="10.8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2" draw:text-style-name="P6" draw:layer="layout" svg:width="0.458cm" svg:height="0.457cm" svg:x="4.438cm" svg:y="10.8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2" draw:text-style-name="P6" draw:layer="layout" svg:width="0.457cm" svg:height="0.457cm" svg:x="4.896cm" svg:y="10.8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2" draw:text-style-name="P6" draw:layer="layout" svg:width="0.458cm" svg:height="0.457cm" svg:x="5.353cm" svg:y="10.8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2" draw:text-style-name="P6" draw:layer="layout" svg:width="0.458cm" svg:height="0.457cm" svg:x="5.811cm" svg:y="10.8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2" draw:text-style-name="P6" draw:layer="layout" svg:width="0.457cm" svg:height="0.457cm" svg:x="6.269cm" svg:y="10.8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2" draw:text-style-name="P6" draw:layer="layout" svg:width="0.458cm" svg:height="0.457cm" svg:x="6.726cm" svg:y="10.8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7cm" svg:height="0.458cm" svg:x="2.15cm" svg:y="10.3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8cm" svg:height="0.458cm" svg:x="2.607cm" svg:y="10.3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8cm" svg:height="0.458cm" svg:x="3.065cm" svg:y="10.3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7cm" svg:height="0.458cm" svg:x="3.523cm" svg:y="10.3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8cm" svg:height="0.458cm" svg:x="3.98cm" svg:y="10.3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8cm" svg:height="0.458cm" svg:x="4.438cm" svg:y="10.3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7cm" svg:height="0.458cm" svg:x="4.896cm" svg:y="10.3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8cm" svg:height="0.458cm" svg:x="5.353cm" svg:y="10.3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8cm" svg:height="0.458cm" svg:x="5.811cm" svg:y="10.3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7cm" svg:height="0.458cm" svg:x="6.269cm" svg:y="10.3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8cm" svg:height="0.458cm" svg:x="6.726cm" svg:y="10.3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7cm" svg:height="0.458cm" svg:x="2.15cm" svg:y="9.8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8cm" svg:height="0.458cm" svg:x="2.607cm" svg:y="9.8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8cm" svg:height="0.458cm" svg:x="3.065cm" svg:y="9.8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7cm" svg:height="0.458cm" svg:x="3.523cm" svg:y="9.8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8cm" svg:height="0.458cm" svg:x="3.98cm" svg:y="9.8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8cm" svg:height="0.458cm" svg:x="4.438cm" svg:y="9.8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7cm" svg:height="0.458cm" svg:x="4.896cm" svg:y="9.8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8cm" svg:height="0.458cm" svg:x="5.353cm" svg:y="9.8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8cm" svg:height="0.458cm" svg:x="5.811cm" svg:y="9.8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7cm" svg:height="0.458cm" svg:x="6.269cm" svg:y="9.8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8cm" svg:height="0.458cm" svg:x="6.726cm" svg:y="9.8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2" draw:text-style-name="P6" draw:layer="layout" svg:width="0.457cm" svg:height="0.457cm" svg:x="2.15cm" svg:y="9.4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2" draw:text-style-name="P6" draw:layer="layout" svg:width="0.458cm" svg:height="0.457cm" svg:x="2.607cm" svg:y="9.4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2" draw:text-style-name="P6" draw:layer="layout" svg:width="0.458cm" svg:height="0.457cm" svg:x="3.065cm" svg:y="9.4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2" draw:text-style-name="P6" draw:layer="layout" svg:width="0.457cm" svg:height="0.457cm" svg:x="3.523cm" svg:y="9.4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2" draw:text-style-name="P6" draw:layer="layout" svg:width="0.458cm" svg:height="0.457cm" svg:x="3.98cm" svg:y="9.4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2" draw:text-style-name="P6" draw:layer="layout" svg:width="0.458cm" svg:height="0.457cm" svg:x="4.438cm" svg:y="9.4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2" draw:text-style-name="P6" draw:layer="layout" svg:width="0.457cm" svg:height="0.457cm" svg:x="4.896cm" svg:y="9.4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2" draw:text-style-name="P6" draw:layer="layout" svg:width="0.458cm" svg:height="0.457cm" svg:x="5.353cm" svg:y="9.4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2" draw:text-style-name="P6" draw:layer="layout" svg:width="0.458cm" svg:height="0.457cm" svg:x="5.811cm" svg:y="9.4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2" draw:text-style-name="P6" draw:layer="layout" svg:width="0.457cm" svg:height="0.457cm" svg:x="6.269cm" svg:y="9.4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2" draw:text-style-name="P6" draw:layer="layout" svg:width="0.458cm" svg:height="0.457cm" svg:x="6.726cm" svg:y="9.4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7cm" svg:height="0.458cm" svg:x="2.15cm" svg:y="8.9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8cm" svg:height="0.458cm" svg:x="2.607cm" svg:y="8.9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8cm" svg:height="0.458cm" svg:x="3.065cm" svg:y="8.9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7cm" svg:height="0.458cm" svg:x="3.523cm" svg:y="8.9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8cm" svg:height="0.458cm" svg:x="3.98cm" svg:y="8.9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8cm" svg:height="0.458cm" svg:x="4.438cm" svg:y="8.9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7cm" svg:height="0.458cm" svg:x="4.896cm" svg:y="8.9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8cm" svg:height="0.458cm" svg:x="5.353cm" svg:y="8.9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8cm" svg:height="0.458cm" svg:x="5.811cm" svg:y="8.9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7cm" svg:height="0.458cm" svg:x="6.269cm" svg:y="8.9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8cm" svg:height="0.458cm" svg:x="6.726cm" svg:y="8.9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7cm" svg:height="0.458cm" svg:x="2.15cm" svg:y="8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8cm" svg:height="0.458cm" svg:x="2.607cm" svg:y="8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8cm" svg:height="0.458cm" svg:x="3.065cm" svg:y="8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7cm" svg:height="0.458cm" svg:x="3.523cm" svg:y="8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8cm" svg:height="0.458cm" svg:x="3.98cm" svg:y="8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8cm" svg:height="0.458cm" svg:x="4.438cm" svg:y="8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7cm" svg:height="0.458cm" svg:x="4.896cm" svg:y="8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8cm" svg:height="0.458cm" svg:x="5.353cm" svg:y="8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8cm" svg:height="0.458cm" svg:x="5.811cm" svg:y="8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7cm" svg:height="0.458cm" svg:x="6.269cm" svg:y="8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8cm" svg:height="0.458cm" svg:x="6.726cm" svg:y="8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119" draw:text-style-name="P54" draw:layer="layout" svg:width="0.635cm" svg:height="0.762cm" svg:x="8.62cm" svg:y="11.795cm">
            <draw:text-box>
              <text:p><text:span text:style-name="T3">x</text:span></text:p>
            </draw:text-box>
          </draw:frame>
          <draw:frame draw:style-name="gr178" draw:text-style-name="P54" draw:layer="layout" svg:width="0.698cm" svg:height="0.662cm" svg:x="1.889cm" svg:y="6.588cm">
            <draw:text-box>
              <text:p><text:span text:style-name="T3">y</text:span></text:p>
            </draw:text-box>
          </draw:frame>
          <draw:frame draw:style-name="gr203" draw:text-style-name="P29" draw:layer="layout" svg:width="2.415cm" svg:height="0.674cm" svg:x="3.665cm" svg:y="12.294cm">
            <draw:text-box>
              <text:p><text:span text:style-name="T4">原始激光点云</text:span></text:p>
            </draw:text-box>
          </draw:frame>
          <draw:line draw:style-name="gr200" draw:text-style-name="P6" draw:layer="layout" svg:x1="4.809cm" svg:y1="10.459cm" svg:x2="5.038cm" svg:y2="9.315cm">
            <text:p/>
          </draw:line>
          <draw:line draw:style-name="gr200" draw:text-style-name="P6" draw:layer="layout" svg:x1="4.809cm" svg:y1="10.459cm" svg:x2="3.436cm" svg:y2="11.146cm">
            <text:p/>
          </draw:line>
          <draw:line draw:style-name="gr204" draw:text-style-name="P6" draw:layer="layout" svg:x1="4.809cm" svg:y1="10.459cm" svg:x2="6.62cm" svg:y2="11.635cm">
            <text:p/>
          </draw:line>
          <draw:line draw:style-name="gr205" draw:text-style-name="P6" draw:layer="layout" svg:x1="4.809cm" svg:y1="10.461cm" svg:x2="6.679cm" svg:y2="11.54cm">
            <text:p/>
          </draw:line>
          <draw:line draw:style-name="gr205" draw:text-style-name="P6" draw:layer="layout" svg:x1="4.811cm" svg:y1="10.459cm" svg:x2="6.558cm" svg:y2="11.728cm">
            <text:p/>
          </draw:line>
          <draw:line draw:style-name="gr206" draw:text-style-name="P6" draw:layer="layout" svg:x1="4.813cm" svg:y1="10.46cm" svg:x2="6.491cm" svg:y2="11.819cm">
            <text:p/>
          </draw:line>
          <draw:line draw:style-name="gr205" draw:text-style-name="P6" draw:layer="layout" svg:x1="4.809cm" svg:y1="10.463cm" svg:x2="6.733cm" svg:y2="11.443cm">
            <text:p/>
          </draw:line>
          <draw:frame draw:style-name="gr207" draw:text-style-name="P69" draw:layer="layout" svg:width="1.524cm" svg:height="0.489cm" svg:x="5.699cm" svg:y="11.795cm">
            <draw:text-box>
              <text:p><text:span text:style-name="T16">startAngle</text:span></text:p>
            </draw:text-box>
          </draw:frame>
          <draw:frame draw:style-name="gr207" draw:text-style-name="P70" draw:layer="layout" svg:width="1.74cm" svg:height="0.489cm" svg:x="6.499cm" svg:y="11.496cm">
            <draw:text-box>
              <text:p><text:span text:style-name="T17">angleCenter</text:span></text:p>
            </draw:text-box>
          </draw:frame>
          <draw:custom-shape draw:style-name="gr208" draw:text-style-name="P71" draw:layer="layout" svg:width="0.113cm" svg:height="0.225cm" draw:transform="rotate (-0.476823951644851) translate (6.742cm 11.439cm)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207" draw:text-style-name="P72" draw:layer="layout" svg:width="1.74cm" svg:height="0.489cm" svg:x="6.599cm" svg:y="11.297cm">
            <draw:text-box>
              <text:p><text:span text:style-name="T18">angleOffset</text:span></text:p>
            </draw:text-box>
          </draw:frame>
          <draw:custom-shape draw:style-name="gr199" draw:text-style-name="P66" draw:layer="layout" svg:width="5.034cm" svg:height="3.662cm" svg:x="10.559cm" svg:y="8.515cm">
            <text:p/>
            <draw:enhanced-geometry svg:viewBox="0 0 21600 21600" draw:type="rectangle" draw:enhanced-path="M 0 0 L 21600 0 21600 21600 0 21600 0 0 Z N"/>
          </draw:custom-shape>
          <draw:line draw:style-name="gr209" draw:text-style-name="P6" draw:layer="layout" svg:x1="13.216cm" svg:y1="10.461cm" svg:x2="15.025cm" svg:y2="10.157cm">
            <text:p/>
          </draw:line>
          <draw:line draw:style-name="gr182" draw:text-style-name="P6" draw:layer="layout" svg:x1="10.559cm" svg:y1="12.175cm" svg:x2="10.559cm" svg:y2="7.14cm">
            <text:p/>
          </draw:line>
          <draw:line draw:style-name="gr182" draw:text-style-name="P6" draw:layer="layout" svg:x1="10.559cm" svg:y1="12.175cm" svg:x2="16.967cm" svg:y2="12.175cm">
            <text:p/>
          </draw:line>
          <draw:g>
            <draw:custom-shape draw:style-name="gr201" draw:text-style-name="P6" draw:layer="layout" svg:width="0.457cm" svg:height="0.458cm" svg:x="10.55cm" svg:y="11.7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8cm" svg:height="0.458cm" svg:x="11.007cm" svg:y="11.7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8cm" svg:height="0.458cm" svg:x="11.465cm" svg:y="11.7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7cm" svg:height="0.458cm" svg:x="11.923cm" svg:y="11.7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8cm" svg:height="0.458cm" svg:x="12.38cm" svg:y="11.7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8cm" svg:height="0.458cm" svg:x="12.838cm" svg:y="11.7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7cm" svg:height="0.458cm" svg:x="13.296cm" svg:y="11.7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8cm" svg:height="0.458cm" svg:x="13.753cm" svg:y="11.7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8cm" svg:height="0.458cm" svg:x="14.211cm" svg:y="11.7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7cm" svg:height="0.458cm" svg:x="14.669cm" svg:y="11.7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8cm" svg:height="0.458cm" svg:x="15.126cm" svg:y="11.7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7cm" svg:height="0.458cm" svg:x="10.55cm" svg:y="11.2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8cm" svg:height="0.458cm" svg:x="11.007cm" svg:y="11.2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8cm" svg:height="0.458cm" svg:x="11.465cm" svg:y="11.2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7cm" svg:height="0.458cm" svg:x="11.923cm" svg:y="11.2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8cm" svg:height="0.458cm" svg:x="12.38cm" svg:y="11.2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8cm" svg:height="0.458cm" svg:x="12.838cm" svg:y="11.2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7cm" svg:height="0.458cm" svg:x="13.296cm" svg:y="11.2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8cm" svg:height="0.458cm" svg:x="13.753cm" svg:y="11.2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8cm" svg:height="0.458cm" svg:x="14.211cm" svg:y="11.2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7cm" svg:height="0.458cm" svg:x="14.669cm" svg:y="11.2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8cm" svg:height="0.458cm" svg:x="15.126cm" svg:y="11.2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2" draw:text-style-name="P6" draw:layer="layout" svg:width="0.457cm" svg:height="0.457cm" svg:x="10.55cm" svg:y="10.8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2" draw:text-style-name="P6" draw:layer="layout" svg:width="0.458cm" svg:height="0.457cm" svg:x="11.007cm" svg:y="10.8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2" draw:text-style-name="P6" draw:layer="layout" svg:width="0.458cm" svg:height="0.457cm" svg:x="11.465cm" svg:y="10.8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0" draw:text-style-name="P73" draw:layer="layout" svg:width="0.457cm" svg:height="0.457cm" svg:x="11.923cm" svg:y="10.8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2" draw:text-style-name="P6" draw:layer="layout" svg:width="0.458cm" svg:height="0.457cm" svg:x="12.38cm" svg:y="10.8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2" draw:text-style-name="P6" draw:layer="layout" svg:width="0.458cm" svg:height="0.457cm" svg:x="12.838cm" svg:y="10.8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2" draw:text-style-name="P6" draw:layer="layout" svg:width="0.457cm" svg:height="0.457cm" svg:x="13.296cm" svg:y="10.8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2" draw:text-style-name="P6" draw:layer="layout" svg:width="0.458cm" svg:height="0.457cm" svg:x="13.753cm" svg:y="10.8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2" draw:text-style-name="P6" draw:layer="layout" svg:width="0.458cm" svg:height="0.457cm" svg:x="14.211cm" svg:y="10.8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2" draw:text-style-name="P6" draw:layer="layout" svg:width="0.457cm" svg:height="0.457cm" svg:x="14.669cm" svg:y="10.8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2" draw:text-style-name="P6" draw:layer="layout" svg:width="0.458cm" svg:height="0.457cm" svg:x="15.126cm" svg:y="10.8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7cm" svg:height="0.458cm" svg:x="10.55cm" svg:y="10.3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8cm" svg:height="0.458cm" svg:x="11.007cm" svg:y="10.3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8cm" svg:height="0.458cm" svg:x="11.465cm" svg:y="10.3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7cm" svg:height="0.458cm" svg:x="11.923cm" svg:y="10.3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8cm" svg:height="0.458cm" svg:x="12.38cm" svg:y="10.3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8cm" svg:height="0.458cm" svg:x="12.838cm" svg:y="10.3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7cm" svg:height="0.458cm" svg:x="13.296cm" svg:y="10.3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8cm" svg:height="0.458cm" svg:x="13.753cm" svg:y="10.3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8cm" svg:height="0.458cm" svg:x="14.211cm" svg:y="10.3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7cm" svg:height="0.458cm" svg:x="14.669cm" svg:y="10.3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8cm" svg:height="0.458cm" svg:x="15.126cm" svg:y="10.3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7cm" svg:height="0.458cm" svg:x="10.55cm" svg:y="9.8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8cm" svg:height="0.458cm" svg:x="11.007cm" svg:y="9.8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8cm" svg:height="0.458cm" svg:x="11.465cm" svg:y="9.8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7cm" svg:height="0.458cm" svg:x="11.923cm" svg:y="9.8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8cm" svg:height="0.458cm" svg:x="12.38cm" svg:y="9.8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8cm" svg:height="0.458cm" svg:x="12.838cm" svg:y="9.8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7cm" svg:height="0.458cm" svg:x="13.296cm" svg:y="9.8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8cm" svg:height="0.458cm" svg:x="13.753cm" svg:y="9.8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8cm" svg:height="0.458cm" svg:x="14.211cm" svg:y="9.8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1" draw:text-style-name="P73" draw:layer="layout" svg:width="0.457cm" svg:height="0.458cm" svg:x="14.669cm" svg:y="9.8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8cm" svg:height="0.458cm" svg:x="15.126cm" svg:y="9.8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2" draw:text-style-name="P6" draw:layer="layout" svg:width="0.457cm" svg:height="0.457cm" svg:x="10.55cm" svg:y="9.4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2" draw:text-style-name="P6" draw:layer="layout" svg:width="0.458cm" svg:height="0.457cm" svg:x="11.007cm" svg:y="9.4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2" draw:text-style-name="P6" draw:layer="layout" svg:width="0.458cm" svg:height="0.457cm" svg:x="11.465cm" svg:y="9.4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2" draw:text-style-name="P6" draw:layer="layout" svg:width="0.457cm" svg:height="0.457cm" svg:x="11.923cm" svg:y="9.4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2" draw:text-style-name="P6" draw:layer="layout" svg:width="0.458cm" svg:height="0.457cm" svg:x="12.38cm" svg:y="9.4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2" draw:text-style-name="P6" draw:layer="layout" svg:width="0.458cm" svg:height="0.457cm" svg:x="12.838cm" svg:y="9.4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0" draw:text-style-name="P73" draw:layer="layout" svg:width="0.457cm" svg:height="0.457cm" svg:x="13.296cm" svg:y="9.4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2" draw:text-style-name="P6" draw:layer="layout" svg:width="0.458cm" svg:height="0.457cm" svg:x="13.753cm" svg:y="9.4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2" draw:text-style-name="P6" draw:layer="layout" svg:width="0.458cm" svg:height="0.457cm" svg:x="14.211cm" svg:y="9.4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2" draw:text-style-name="P6" draw:layer="layout" svg:width="0.457cm" svg:height="0.457cm" svg:x="14.669cm" svg:y="9.4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2" draw:text-style-name="P6" draw:layer="layout" svg:width="0.458cm" svg:height="0.457cm" svg:x="15.126cm" svg:y="9.4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7cm" svg:height="0.458cm" svg:x="10.55cm" svg:y="8.9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8cm" svg:height="0.458cm" svg:x="11.007cm" svg:y="8.9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8cm" svg:height="0.458cm" svg:x="11.465cm" svg:y="8.9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7cm" svg:height="0.458cm" svg:x="11.923cm" svg:y="8.9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8cm" svg:height="0.458cm" svg:x="12.38cm" svg:y="8.9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8cm" svg:height="0.458cm" svg:x="12.838cm" svg:y="8.9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7cm" svg:height="0.458cm" svg:x="13.296cm" svg:y="8.9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8cm" svg:height="0.458cm" svg:x="13.753cm" svg:y="8.9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8cm" svg:height="0.458cm" svg:x="14.211cm" svg:y="8.9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7cm" svg:height="0.458cm" svg:x="14.669cm" svg:y="8.9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8cm" svg:height="0.458cm" svg:x="15.126cm" svg:y="8.9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7cm" svg:height="0.458cm" svg:x="10.55cm" svg:y="8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8cm" svg:height="0.458cm" svg:x="11.007cm" svg:y="8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8cm" svg:height="0.458cm" svg:x="11.465cm" svg:y="8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7cm" svg:height="0.458cm" svg:x="11.923cm" svg:y="8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8cm" svg:height="0.458cm" svg:x="12.38cm" svg:y="8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8cm" svg:height="0.458cm" svg:x="12.838cm" svg:y="8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7cm" svg:height="0.458cm" svg:x="13.296cm" svg:y="8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8cm" svg:height="0.458cm" svg:x="13.753cm" svg:y="8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8cm" svg:height="0.458cm" svg:x="14.211cm" svg:y="8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7cm" svg:height="0.458cm" svg:x="14.669cm" svg:y="8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6" draw:layer="layout" svg:width="0.458cm" svg:height="0.458cm" svg:x="15.126cm" svg:y="8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119" draw:text-style-name="P54" draw:layer="layout" svg:width="0.635cm" svg:height="0.762cm" svg:x="17.02cm" svg:y="11.795cm">
            <draw:text-box>
              <text:p><text:span text:style-name="T3">x</text:span></text:p>
            </draw:text-box>
          </draw:frame>
          <draw:frame draw:style-name="gr178" draw:text-style-name="P54" draw:layer="layout" svg:width="0.698cm" svg:height="0.662cm" svg:x="10.289cm" svg:y="6.588cm">
            <draw:text-box>
              <text:p><text:span text:style-name="T3">y</text:span></text:p>
            </draw:text-box>
          </draw:frame>
          <draw:frame draw:style-name="gr203" draw:text-style-name="P29" draw:layer="layout" svg:width="4.81cm" svg:height="0.674cm" svg:x="10.965cm" svg:y="12.294cm">
            <draw:text-box>
              <text:p><text:span text:style-name="T4">按照起始角度旋转后的激</text:span><text:span text:style-name="T4">光点云</text:span></text:p>
            </draw:text-box>
          </draw:frame>
          <draw:line draw:style-name="gr209" draw:text-style-name="P6" draw:layer="layout" svg:x1="13.216cm" svg:y1="10.461cm" svg:x2="13.563cm" svg:y2="9.347cm">
            <text:p/>
          </draw:line>
          <draw:line draw:style-name="gr209" draw:text-style-name="P6" draw:layer="layout" svg:x1="13.216cm" svg:y1="10.461cm" svg:x2="11.779cm" svg:y2="11cm">
            <text:p/>
          </draw:line>
          <draw:line draw:style-name="gr204" draw:text-style-name="P6" draw:layer="layout" svg:x1="13.209cm" svg:y1="10.459cm" svg:x2="15.02cm" svg:y2="11.635cm">
            <text:p/>
          </draw:line>
          <draw:line draw:style-name="gr205" draw:text-style-name="P6" draw:layer="layout" svg:x1="13.209cm" svg:y1="10.461cm" svg:x2="15.079cm" svg:y2="11.54cm">
            <text:p/>
          </draw:line>
          <draw:line draw:style-name="gr205" draw:text-style-name="P6" draw:layer="layout" svg:x1="13.211cm" svg:y1="10.459cm" svg:x2="14.958cm" svg:y2="11.728cm">
            <text:p/>
          </draw:line>
          <draw:line draw:style-name="gr206" draw:text-style-name="P6" draw:layer="layout" svg:x1="13.213cm" svg:y1="10.46cm" svg:x2="14.891cm" svg:y2="11.819cm">
            <text:p/>
          </draw:line>
          <draw:line draw:style-name="gr205" draw:text-style-name="P6" draw:layer="layout" svg:x1="13.209cm" svg:y1="10.463cm" svg:x2="15.133cm" svg:y2="11.443cm">
            <text:p/>
          </draw:line>
          <draw:frame draw:style-name="gr207" draw:text-style-name="P69" draw:layer="layout" svg:width="1.524cm" svg:height="0.489cm" svg:x="14.099cm" svg:y="11.795cm">
            <draw:text-box>
              <text:p><text:span text:style-name="T16">startAngle</text:span></text:p>
            </draw:text-box>
          </draw:frame>
          <draw:frame draw:style-name="gr207" draw:text-style-name="P70" draw:layer="layout" svg:width="1.74cm" svg:height="0.489cm" svg:x="14.899cm" svg:y="11.496cm">
            <draw:text-box>
              <text:p><text:span text:style-name="T17">angleCenter</text:span></text:p>
            </draw:text-box>
          </draw:frame>
          <draw:custom-shape draw:style-name="gr208" draw:text-style-name="P71" draw:layer="layout" svg:width="0.113cm" svg:height="0.225cm" draw:transform="rotate (-0.476823951644851) translate (15.142cm 11.439cm)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207" draw:text-style-name="P72" draw:layer="layout" svg:width="1.74cm" svg:height="0.489cm" svg:x="14.999cm" svg:y="11.297cm">
            <draw:text-box>
              <text:p><text:span text:style-name="T18">angleOffset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draw:marker draw:name="Symmetric_20_Arrow" draw:display-name="Symmetric Arrow" svg:viewBox="0 0 1131 902" svg:d="M564 0l-564 902h1131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6.568cm" fo:page-height="30.1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7T09:13:05.533577897</meta:creation-date>
    <dc:date>2019-10-10T09:25:42.225348395</dc:date>
    <meta:editing-duration>P1DT17H36M53S</meta:editing-duration>
    <meta:editing-cycles>754</meta:editing-cycles>
    <meta:generator>LibreOffice/5.1.6.2$Linux_X86_64 LibreOffice_project/10m0$Build-2</meta:generator>
    <meta:document-statistic meta:object-count="1274"/>
  </office:meta>
</office:document-meta>
</file>